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82.81pt" svg:height="255.09pt" svg:x="43.4pt" svg:y="96.94pt">
            <draw:object draw:notify-on-update-of-ranges="Sheet1.E1:Sheet1.E1 Sheet1.E2:Sheet1.E4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77.26pt" svg:height="255.09pt" svg:x="64.49pt" svg:y="370.26pt">
            <draw:object draw:notify-on-update-of-ranges="Sheet1.K1:Sheet1.K1 Sheet1.K2:Sheet1.K45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%time</text:p>
          </table:table-cell>
          <table:table-cell office:value-type="string" calcext:value-type="string">
            <text:p>field.header.seq</text:p>
          </table:table-cell>
          <table:table-cell office:value-type="string" calcext:value-type="string">
            <text:p>field.header.stamp</text:p>
          </table:table-cell>
          <table:table-cell office:value-type="string" calcext:value-type="string">
            <text:p>field.header.frame_id</text:p>
          </table:table-cell>
          <table:table-cell office:value-type="string" calcext:value-type="string">
            <text:p>field.acceleration</text:p>
          </table:table-cell>
          <table:table-cell/>
          <table:table-cell office:value-type="string" calcext:value-type="string">
            <text:p>%time</text:p>
          </table:table-cell>
          <table:table-cell office:value-type="string" calcext:value-type="string">
            <text:p>field.header.seq</text:p>
          </table:table-cell>
          <table:table-cell office:value-type="string" calcext:value-type="string">
            <text:p>field.header.stamp</text:p>
          </table:table-cell>
          <table:table-cell office:value-type="string" calcext:value-type="string">
            <text:p>field.header.frame_id</text:p>
          </table:table-cell>
          <table:table-cell office:value-type="string" calcext:value-type="string">
            <text:p>field.value</text:p>
          </table:table-cell>
        </table:table-row>
        <table:table-row table:style-name="ro1">
          <table:table-cell office:value-type="float" office:value="1.59203351138851E+018" calcext:value-type="float">
            <text:p>1.59203351138851E+018</text:p>
          </table:table-cell>
          <table:table-cell office:value-type="float" office:value="1010" calcext:value-type="float">
            <text:p>1010</text:p>
          </table:table-cell>
          <table:table-cell office:value-type="float" office:value="1.59203351133575E+018" calcext:value-type="float">
            <text:p>1.59203351133575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138858E+018" calcext:value-type="float">
            <text:p>1.59203351138858E+018</text:p>
          </table:table-cell>
          <table:table-cell office:value-type="float" office:value="1010" calcext:value-type="float">
            <text:p>1010</text:p>
          </table:table-cell>
          <table:table-cell office:value-type="float" office:value="1.59203351133575E+018" calcext:value-type="float">
            <text:p>1.59203351133575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144498E+018" calcext:value-type="float">
            <text:p>1.59203351144498E+018</text:p>
          </table:table-cell>
          <table:table-cell office:value-type="float" office:value="1011" calcext:value-type="float">
            <text:p>1011</text:p>
          </table:table-cell>
          <table:table-cell office:value-type="float" office:value="1.5920335113886E+018" calcext:value-type="float">
            <text:p>1.5920335113886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144502E+018" calcext:value-type="float">
            <text:p>1.59203351144502E+018</text:p>
          </table:table-cell>
          <table:table-cell office:value-type="float" office:value="1011" calcext:value-type="float">
            <text:p>1011</text:p>
          </table:table-cell>
          <table:table-cell office:value-type="float" office:value="1.5920335113886E+018" calcext:value-type="float">
            <text:p>1.5920335113886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149706E+018" calcext:value-type="float">
            <text:p>1.59203351149706E+018</text:p>
          </table:table-cell>
          <table:table-cell office:value-type="float" office:value="1012" calcext:value-type="float">
            <text:p>1012</text:p>
          </table:table-cell>
          <table:table-cell office:value-type="float" office:value="1.59203351144427E+018" calcext:value-type="float">
            <text:p>1.59203351144427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149708E+018" calcext:value-type="float">
            <text:p>1.59203351149708E+018</text:p>
          </table:table-cell>
          <table:table-cell office:value-type="float" office:value="1012" calcext:value-type="float">
            <text:p>1012</text:p>
          </table:table-cell>
          <table:table-cell office:value-type="float" office:value="1.59203351144427E+018" calcext:value-type="float">
            <text:p>1.59203351144427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154976E+018" calcext:value-type="float">
            <text:p>1.59203351154976E+018</text:p>
          </table:table-cell>
          <table:table-cell office:value-type="float" office:value="1013" calcext:value-type="float">
            <text:p>1013</text:p>
          </table:table-cell>
          <table:table-cell office:value-type="float" office:value="1.59203351149719E+018" calcext:value-type="float">
            <text:p>1.59203351149719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155E+018" calcext:value-type="float">
            <text:p>1.59203351155E+018</text:p>
          </table:table-cell>
          <table:table-cell office:value-type="float" office:value="1013" calcext:value-type="float">
            <text:p>1013</text:p>
          </table:table-cell>
          <table:table-cell office:value-type="float" office:value="1.59203351149719E+018" calcext:value-type="float">
            <text:p>1.59203351149719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160386E+018" calcext:value-type="float">
            <text:p>1.59203351160386E+018</text:p>
          </table:table-cell>
          <table:table-cell office:value-type="float" office:value="1014" calcext:value-type="float">
            <text:p>1014</text:p>
          </table:table-cell>
          <table:table-cell office:value-type="float" office:value="1.59203351154978E+018" calcext:value-type="float">
            <text:p>1.59203351154978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160334E+018" calcext:value-type="float">
            <text:p>1.59203351160334E+018</text:p>
          </table:table-cell>
          <table:table-cell office:value-type="float" office:value="1014" calcext:value-type="float">
            <text:p>1014</text:p>
          </table:table-cell>
          <table:table-cell office:value-type="float" office:value="1.59203351154978E+018" calcext:value-type="float">
            <text:p>1.59203351154978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165678E+018" calcext:value-type="float">
            <text:p>1.59203351165678E+018</text:p>
          </table:table-cell>
          <table:table-cell office:value-type="float" office:value="1015" calcext:value-type="float">
            <text:p>1015</text:p>
          </table:table-cell>
          <table:table-cell office:value-type="float" office:value="1.59203351160357E+018" calcext:value-type="float">
            <text:p>1.59203351160357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165701E+018" calcext:value-type="float">
            <text:p>1.59203351165701E+018</text:p>
          </table:table-cell>
          <table:table-cell office:value-type="float" office:value="1015" calcext:value-type="float">
            <text:p>1015</text:p>
          </table:table-cell>
          <table:table-cell office:value-type="float" office:value="1.59203351160357E+018" calcext:value-type="float">
            <text:p>1.59203351160357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170919E+018" calcext:value-type="float">
            <text:p>1.59203351170919E+018</text:p>
          </table:table-cell>
          <table:table-cell office:value-type="float" office:value="1016" calcext:value-type="float">
            <text:p>1016</text:p>
          </table:table-cell>
          <table:table-cell office:value-type="float" office:value="1.59203351165682E+018" calcext:value-type="float">
            <text:p>1.59203351165682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170996E+018" calcext:value-type="float">
            <text:p>1.59203351170996E+018</text:p>
          </table:table-cell>
          <table:table-cell office:value-type="float" office:value="1016" calcext:value-type="float">
            <text:p>1016</text:p>
          </table:table-cell>
          <table:table-cell office:value-type="float" office:value="1.59203351165682E+018" calcext:value-type="float">
            <text:p>1.59203351165682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176214E+018" calcext:value-type="float">
            <text:p>1.59203351176214E+018</text:p>
          </table:table-cell>
          <table:table-cell office:value-type="float" office:value="1017" calcext:value-type="float">
            <text:p>1017</text:p>
          </table:table-cell>
          <table:table-cell office:value-type="float" office:value="1.59203351170924E+018" calcext:value-type="float">
            <text:p>1.59203351170924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176251E+018" calcext:value-type="float">
            <text:p>1.59203351176251E+018</text:p>
          </table:table-cell>
          <table:table-cell office:value-type="float" office:value="1017" calcext:value-type="float">
            <text:p>1017</text:p>
          </table:table-cell>
          <table:table-cell office:value-type="float" office:value="1.59203351170924E+018" calcext:value-type="float">
            <text:p>1.59203351170924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181331E+018" calcext:value-type="float">
            <text:p>1.59203351181331E+018</text:p>
          </table:table-cell>
          <table:table-cell office:value-type="float" office:value="1018" calcext:value-type="float">
            <text:p>1018</text:p>
          </table:table-cell>
          <table:table-cell office:value-type="float" office:value="1.59203351176173E+018" calcext:value-type="float">
            <text:p>1.59203351176173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181352E+018" calcext:value-type="float">
            <text:p>1.59203351181352E+018</text:p>
          </table:table-cell>
          <table:table-cell office:value-type="float" office:value="1018" calcext:value-type="float">
            <text:p>1018</text:p>
          </table:table-cell>
          <table:table-cell office:value-type="float" office:value="1.59203351176173E+018" calcext:value-type="float">
            <text:p>1.59203351176173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186504E+018" calcext:value-type="float">
            <text:p>1.59203351186504E+018</text:p>
          </table:table-cell>
          <table:table-cell office:value-type="float" office:value="1019" calcext:value-type="float">
            <text:p>1019</text:p>
          </table:table-cell>
          <table:table-cell office:value-type="float" office:value="1.59203351181338E+018" calcext:value-type="float">
            <text:p>1.59203351181338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186504E+018" calcext:value-type="float">
            <text:p>1.59203351186504E+018</text:p>
          </table:table-cell>
          <table:table-cell office:value-type="float" office:value="1019" calcext:value-type="float">
            <text:p>1019</text:p>
          </table:table-cell>
          <table:table-cell office:value-type="float" office:value="1.59203351181338E+018" calcext:value-type="float">
            <text:p>1.59203351181338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191651E+018" calcext:value-type="float">
            <text:p>1.59203351191651E+018</text:p>
          </table:table-cell>
          <table:table-cell office:value-type="float" office:value="1020" calcext:value-type="float">
            <text:p>1020</text:p>
          </table:table-cell>
          <table:table-cell office:value-type="float" office:value="1.59203351186476E+018" calcext:value-type="float">
            <text:p>1.59203351186476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191664E+018" calcext:value-type="float">
            <text:p>1.59203351191664E+018</text:p>
          </table:table-cell>
          <table:table-cell office:value-type="float" office:value="1020" calcext:value-type="float">
            <text:p>1020</text:p>
          </table:table-cell>
          <table:table-cell office:value-type="float" office:value="1.59203351186476E+018" calcext:value-type="float">
            <text:p>1.59203351186476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196912E+018" calcext:value-type="float">
            <text:p>1.59203351196912E+018</text:p>
          </table:table-cell>
          <table:table-cell office:value-type="float" office:value="1021" calcext:value-type="float">
            <text:p>1021</text:p>
          </table:table-cell>
          <table:table-cell office:value-type="float" office:value="1.59203351191633E+018" calcext:value-type="float">
            <text:p>1.59203351191633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196895E+018" calcext:value-type="float">
            <text:p>1.59203351196895E+018</text:p>
          </table:table-cell>
          <table:table-cell office:value-type="float" office:value="1021" calcext:value-type="float">
            <text:p>1021</text:p>
          </table:table-cell>
          <table:table-cell office:value-type="float" office:value="1.59203351191633E+018" calcext:value-type="float">
            <text:p>1.59203351191633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202229E+018" calcext:value-type="float">
            <text:p>1.59203351202229E+018</text:p>
          </table:table-cell>
          <table:table-cell office:value-type="float" office:value="1022" calcext:value-type="float">
            <text:p>1022</text:p>
          </table:table-cell>
          <table:table-cell office:value-type="float" office:value="1.59203351196926E+018" calcext:value-type="float">
            <text:p>1.59203351196926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202267E+018" calcext:value-type="float">
            <text:p>1.59203351202267E+018</text:p>
          </table:table-cell>
          <table:table-cell office:value-type="float" office:value="1022" calcext:value-type="float">
            <text:p>1022</text:p>
          </table:table-cell>
          <table:table-cell office:value-type="float" office:value="1.59203351196926E+018" calcext:value-type="float">
            <text:p>1.59203351196926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207529E+018" calcext:value-type="float">
            <text:p>1.59203351207529E+018</text:p>
          </table:table-cell>
          <table:table-cell office:value-type="float" office:value="1023" calcext:value-type="float">
            <text:p>1023</text:p>
          </table:table-cell>
          <table:table-cell office:value-type="float" office:value="1.59203351202191E+018" calcext:value-type="float">
            <text:p>1.59203351202191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207579E+018" calcext:value-type="float">
            <text:p>1.59203351207579E+018</text:p>
          </table:table-cell>
          <table:table-cell office:value-type="float" office:value="1023" calcext:value-type="float">
            <text:p>1023</text:p>
          </table:table-cell>
          <table:table-cell office:value-type="float" office:value="1.59203351202191E+018" calcext:value-type="float">
            <text:p>1.59203351202191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21777E+018" calcext:value-type="float">
            <text:p>1.5920335121777E+018</text:p>
          </table:table-cell>
          <table:table-cell office:value-type="float" office:value="1024" calcext:value-type="float">
            <text:p>1024</text:p>
          </table:table-cell>
          <table:table-cell office:value-type="float" office:value="1.59203351207501E+018" calcext:value-type="float">
            <text:p>1.59203351207501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21778E+018" calcext:value-type="float">
            <text:p>1.5920335121778E+018</text:p>
          </table:table-cell>
          <table:table-cell office:value-type="float" office:value="1024" calcext:value-type="float">
            <text:p>1024</text:p>
          </table:table-cell>
          <table:table-cell office:value-type="float" office:value="1.59203351207501E+018" calcext:value-type="float">
            <text:p>1.59203351207501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222985E+018" calcext:value-type="float">
            <text:p>1.59203351222985E+018</text:p>
          </table:table-cell>
          <table:table-cell office:value-type="float" office:value="1025" calcext:value-type="float">
            <text:p>1025</text:p>
          </table:table-cell>
          <table:table-cell office:value-type="float" office:value="1.59203351217745E+018" calcext:value-type="float">
            <text:p>1.59203351217745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222984E+018" calcext:value-type="float">
            <text:p>1.59203351222984E+018</text:p>
          </table:table-cell>
          <table:table-cell office:value-type="float" office:value="1025" calcext:value-type="float">
            <text:p>1025</text:p>
          </table:table-cell>
          <table:table-cell office:value-type="float" office:value="1.59203351217745E+018" calcext:value-type="float">
            <text:p>1.59203351217745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228281E+018" calcext:value-type="float">
            <text:p>1.59203351228281E+018</text:p>
          </table:table-cell>
          <table:table-cell office:value-type="float" office:value="1026" calcext:value-type="float">
            <text:p>1026</text:p>
          </table:table-cell>
          <table:table-cell office:value-type="float" office:value="1.59203351222984E+018" calcext:value-type="float">
            <text:p>1.59203351222984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228266E+018" calcext:value-type="float">
            <text:p>1.59203351228266E+018</text:p>
          </table:table-cell>
          <table:table-cell office:value-type="float" office:value="1026" calcext:value-type="float">
            <text:p>1026</text:p>
          </table:table-cell>
          <table:table-cell office:value-type="float" office:value="1.59203351222984E+018" calcext:value-type="float">
            <text:p>1.59203351222984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233547E+018" calcext:value-type="float">
            <text:p>1.59203351233547E+018</text:p>
          </table:table-cell>
          <table:table-cell office:value-type="float" office:value="1027" calcext:value-type="float">
            <text:p>1027</text:p>
          </table:table-cell>
          <table:table-cell office:value-type="float" office:value="1.59203351228247E+018" calcext:value-type="float">
            <text:p>1.59203351228247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233577E+018" calcext:value-type="float">
            <text:p>1.59203351233577E+018</text:p>
          </table:table-cell>
          <table:table-cell office:value-type="float" office:value="1027" calcext:value-type="float">
            <text:p>1027</text:p>
          </table:table-cell>
          <table:table-cell office:value-type="float" office:value="1.59203351228247E+018" calcext:value-type="float">
            <text:p>1.59203351228247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238798E+018" calcext:value-type="float">
            <text:p>1.59203351238798E+018</text:p>
          </table:table-cell>
          <table:table-cell office:value-type="float" office:value="1028" calcext:value-type="float">
            <text:p>1028</text:p>
          </table:table-cell>
          <table:table-cell office:value-type="float" office:value="1.59203351233512E+018" calcext:value-type="float">
            <text:p>1.59203351233512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238768E+018" calcext:value-type="float">
            <text:p>1.59203351238768E+018</text:p>
          </table:table-cell>
          <table:table-cell office:value-type="float" office:value="1028" calcext:value-type="float">
            <text:p>1028</text:p>
          </table:table-cell>
          <table:table-cell office:value-type="float" office:value="1.59203351233512E+018" calcext:value-type="float">
            <text:p>1.59203351233512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244079E+018" calcext:value-type="float">
            <text:p>1.59203351244079E+018</text:p>
          </table:table-cell>
          <table:table-cell office:value-type="float" office:value="1029" calcext:value-type="float">
            <text:p>1029</text:p>
          </table:table-cell>
          <table:table-cell office:value-type="float" office:value="1.59203351238764E+018" calcext:value-type="float">
            <text:p>1.59203351238764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244074E+018" calcext:value-type="float">
            <text:p>1.59203351244074E+018</text:p>
          </table:table-cell>
          <table:table-cell office:value-type="float" office:value="1029" calcext:value-type="float">
            <text:p>1029</text:p>
          </table:table-cell>
          <table:table-cell office:value-type="float" office:value="1.59203351238764E+018" calcext:value-type="float">
            <text:p>1.59203351238764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24937E+018" calcext:value-type="float">
            <text:p>1.5920335124937E+018</text:p>
          </table:table-cell>
          <table:table-cell office:value-type="float" office:value="1030" calcext:value-type="float">
            <text:p>1030</text:p>
          </table:table-cell>
          <table:table-cell office:value-type="float" office:value="1.59203351244087E+018" calcext:value-type="float">
            <text:p>1.59203351244087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249408E+018" calcext:value-type="float">
            <text:p>1.59203351249408E+018</text:p>
          </table:table-cell>
          <table:table-cell office:value-type="float" office:value="1030" calcext:value-type="float">
            <text:p>1030</text:p>
          </table:table-cell>
          <table:table-cell office:value-type="float" office:value="1.59203351244087E+018" calcext:value-type="float">
            <text:p>1.59203351244087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254609E+018" calcext:value-type="float">
            <text:p>1.59203351254609E+018</text:p>
          </table:table-cell>
          <table:table-cell office:value-type="float" office:value="1031" calcext:value-type="float">
            <text:p>1031</text:p>
          </table:table-cell>
          <table:table-cell office:value-type="float" office:value="1.59203351249394E+018" calcext:value-type="float">
            <text:p>1.59203351249394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254645E+018" calcext:value-type="float">
            <text:p>1.59203351254645E+018</text:p>
          </table:table-cell>
          <table:table-cell office:value-type="float" office:value="1031" calcext:value-type="float">
            <text:p>1031</text:p>
          </table:table-cell>
          <table:table-cell office:value-type="float" office:value="1.59203351249394E+018" calcext:value-type="float">
            <text:p>1.59203351249394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259786E+018" calcext:value-type="float">
            <text:p>1.59203351259786E+018</text:p>
          </table:table-cell>
          <table:table-cell office:value-type="float" office:value="1032" calcext:value-type="float">
            <text:p>1032</text:p>
          </table:table-cell>
          <table:table-cell office:value-type="float" office:value="1.59203351254582E+018" calcext:value-type="float">
            <text:p>1.59203351254582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259764E+018" calcext:value-type="float">
            <text:p>1.59203351259764E+018</text:p>
          </table:table-cell>
          <table:table-cell office:value-type="float" office:value="1032" calcext:value-type="float">
            <text:p>1032</text:p>
          </table:table-cell>
          <table:table-cell office:value-type="float" office:value="1.59203351254582E+018" calcext:value-type="float">
            <text:p>1.59203351254582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265011E+018" calcext:value-type="float">
            <text:p>1.59203351265011E+018</text:p>
          </table:table-cell>
          <table:table-cell office:value-type="float" office:value="1033" calcext:value-type="float">
            <text:p>1033</text:p>
          </table:table-cell>
          <table:table-cell office:value-type="float" office:value="1.59203351259766E+018" calcext:value-type="float">
            <text:p>1.59203351259766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265046E+018" calcext:value-type="float">
            <text:p>1.59203351265046E+018</text:p>
          </table:table-cell>
          <table:table-cell office:value-type="float" office:value="1033" calcext:value-type="float">
            <text:p>1033</text:p>
          </table:table-cell>
          <table:table-cell office:value-type="float" office:value="1.59203351259766E+018" calcext:value-type="float">
            <text:p>1.59203351259766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270311E+018" calcext:value-type="float">
            <text:p>1.59203351270311E+018</text:p>
          </table:table-cell>
          <table:table-cell office:value-type="float" office:value="1034" calcext:value-type="float">
            <text:p>1034</text:p>
          </table:table-cell>
          <table:table-cell office:value-type="float" office:value="1.59203351265017E+018" calcext:value-type="float">
            <text:p>1.59203351265017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270357E+018" calcext:value-type="float">
            <text:p>1.59203351270357E+018</text:p>
          </table:table-cell>
          <table:table-cell office:value-type="float" office:value="1034" calcext:value-type="float">
            <text:p>1034</text:p>
          </table:table-cell>
          <table:table-cell office:value-type="float" office:value="1.59203351265017E+018" calcext:value-type="float">
            <text:p>1.59203351265017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275545E+018" calcext:value-type="float">
            <text:p>1.59203351275545E+018</text:p>
          </table:table-cell>
          <table:table-cell office:value-type="float" office:value="1035" calcext:value-type="float">
            <text:p>1035</text:p>
          </table:table-cell>
          <table:table-cell office:value-type="float" office:value="1.59203351270261E+018" calcext:value-type="float">
            <text:p>1.59203351270261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275611E+018" calcext:value-type="float">
            <text:p>1.59203351275611E+018</text:p>
          </table:table-cell>
          <table:table-cell office:value-type="float" office:value="1035" calcext:value-type="float">
            <text:p>1035</text:p>
          </table:table-cell>
          <table:table-cell office:value-type="float" office:value="1.59203351270261E+018" calcext:value-type="float">
            <text:p>1.59203351270261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280838E+018" calcext:value-type="float">
            <text:p>1.59203351280838E+018</text:p>
          </table:table-cell>
          <table:table-cell office:value-type="float" office:value="1036" calcext:value-type="float">
            <text:p>1036</text:p>
          </table:table-cell>
          <table:table-cell office:value-type="float" office:value="1.59203351275548E+018" calcext:value-type="float">
            <text:p>1.59203351275548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280877E+018" calcext:value-type="float">
            <text:p>1.59203351280877E+018</text:p>
          </table:table-cell>
          <table:table-cell office:value-type="float" office:value="1036" calcext:value-type="float">
            <text:p>1036</text:p>
          </table:table-cell>
          <table:table-cell office:value-type="float" office:value="1.59203351275548E+018" calcext:value-type="float">
            <text:p>1.59203351275548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286099E+018" calcext:value-type="float">
            <text:p>1.59203351286099E+018</text:p>
          </table:table-cell>
          <table:table-cell office:value-type="float" office:value="1037" calcext:value-type="float">
            <text:p>1037</text:p>
          </table:table-cell>
          <table:table-cell office:value-type="float" office:value="1.59203351280805E+018" calcext:value-type="float">
            <text:p>1.59203351280805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286097E+018" calcext:value-type="float">
            <text:p>1.59203351286097E+018</text:p>
          </table:table-cell>
          <table:table-cell office:value-type="float" office:value="1037" calcext:value-type="float">
            <text:p>1037</text:p>
          </table:table-cell>
          <table:table-cell office:value-type="float" office:value="1.59203351280805E+018" calcext:value-type="float">
            <text:p>1.59203351280805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291237E+018" calcext:value-type="float">
            <text:p>1.59203351291237E+018</text:p>
          </table:table-cell>
          <table:table-cell office:value-type="float" office:value="1038" calcext:value-type="float">
            <text:p>1038</text:p>
          </table:table-cell>
          <table:table-cell office:value-type="float" office:value="1.59203351286058E+018" calcext:value-type="float">
            <text:p>1.59203351286058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291245E+018" calcext:value-type="float">
            <text:p>1.59203351291245E+018</text:p>
          </table:table-cell>
          <table:table-cell office:value-type="float" office:value="1038" calcext:value-type="float">
            <text:p>1038</text:p>
          </table:table-cell>
          <table:table-cell office:value-type="float" office:value="1.59203351286058E+018" calcext:value-type="float">
            <text:p>1.59203351286058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29637E+018" calcext:value-type="float">
            <text:p>1.5920335129637E+018</text:p>
          </table:table-cell>
          <table:table-cell office:value-type="float" office:value="1039" calcext:value-type="float">
            <text:p>1039</text:p>
          </table:table-cell>
          <table:table-cell office:value-type="float" office:value="1.59203351291215E+018" calcext:value-type="float">
            <text:p>1.59203351291215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296422E+018" calcext:value-type="float">
            <text:p>1.59203351296422E+018</text:p>
          </table:table-cell>
          <table:table-cell office:value-type="float" office:value="1039" calcext:value-type="float">
            <text:p>1039</text:p>
          </table:table-cell>
          <table:table-cell office:value-type="float" office:value="1.59203351291215E+018" calcext:value-type="float">
            <text:p>1.59203351291215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301703E+018" calcext:value-type="float">
            <text:p>1.59203351301703E+018</text:p>
          </table:table-cell>
          <table:table-cell office:value-type="float" office:value="1040" calcext:value-type="float">
            <text:p>1040</text:p>
          </table:table-cell>
          <table:table-cell office:value-type="float" office:value="1.59203351296375E+018" calcext:value-type="float">
            <text:p>1.59203351296375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301723E+018" calcext:value-type="float">
            <text:p>1.59203351301723E+018</text:p>
          </table:table-cell>
          <table:table-cell office:value-type="float" office:value="1040" calcext:value-type="float">
            <text:p>1040</text:p>
          </table:table-cell>
          <table:table-cell office:value-type="float" office:value="1.59203351296375E+018" calcext:value-type="float">
            <text:p>1.59203351296375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306978E+018" calcext:value-type="float">
            <text:p>1.59203351306978E+018</text:p>
          </table:table-cell>
          <table:table-cell office:value-type="float" office:value="1041" calcext:value-type="float">
            <text:p>1041</text:p>
          </table:table-cell>
          <table:table-cell office:value-type="float" office:value="1.59203351301635E+018" calcext:value-type="float">
            <text:p>1.59203351301635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306962E+018" calcext:value-type="float">
            <text:p>1.59203351306962E+018</text:p>
          </table:table-cell>
          <table:table-cell office:value-type="float" office:value="1041" calcext:value-type="float">
            <text:p>1041</text:p>
          </table:table-cell>
          <table:table-cell office:value-type="float" office:value="1.59203351301635E+018" calcext:value-type="float">
            <text:p>1.59203351301635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312108E+018" calcext:value-type="float">
            <text:p>1.59203351312108E+018</text:p>
          </table:table-cell>
          <table:table-cell office:value-type="float" office:value="1042" calcext:value-type="float">
            <text:p>1042</text:p>
          </table:table-cell>
          <table:table-cell office:value-type="float" office:value="1.59203351306932E+018" calcext:value-type="float">
            <text:p>1.59203351306932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312125E+018" calcext:value-type="float">
            <text:p>1.59203351312125E+018</text:p>
          </table:table-cell>
          <table:table-cell office:value-type="float" office:value="1042" calcext:value-type="float">
            <text:p>1042</text:p>
          </table:table-cell>
          <table:table-cell office:value-type="float" office:value="1.59203351306932E+018" calcext:value-type="float">
            <text:p>1.59203351306932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32235E+018" calcext:value-type="float">
            <text:p>1.5920335132235E+018</text:p>
          </table:table-cell>
          <table:table-cell office:value-type="float" office:value="1043" calcext:value-type="float">
            <text:p>1043</text:p>
          </table:table-cell>
          <table:table-cell office:value-type="float" office:value="1.59203351312108E+018" calcext:value-type="float">
            <text:p>1.59203351312108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32239E+018" calcext:value-type="float">
            <text:p>1.5920335132239E+018</text:p>
          </table:table-cell>
          <table:table-cell office:value-type="float" office:value="1043" calcext:value-type="float">
            <text:p>1043</text:p>
          </table:table-cell>
          <table:table-cell office:value-type="float" office:value="1.59203351312108E+018" calcext:value-type="float">
            <text:p>1.59203351312108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327645E+018" calcext:value-type="float">
            <text:p>1.59203351327645E+018</text:p>
          </table:table-cell>
          <table:table-cell office:value-type="float" office:value="1044" calcext:value-type="float">
            <text:p>1044</text:p>
          </table:table-cell>
          <table:table-cell office:value-type="float" office:value="1.59203351322358E+018" calcext:value-type="float">
            <text:p>1.59203351322358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327635E+018" calcext:value-type="float">
            <text:p>1.59203351327635E+018</text:p>
          </table:table-cell>
          <table:table-cell office:value-type="float" office:value="1044" calcext:value-type="float">
            <text:p>1044</text:p>
          </table:table-cell>
          <table:table-cell office:value-type="float" office:value="1.59203351322358E+018" calcext:value-type="float">
            <text:p>1.59203351322358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332909E+018" calcext:value-type="float">
            <text:p>1.59203351332909E+018</text:p>
          </table:table-cell>
          <table:table-cell office:value-type="float" office:value="1045" calcext:value-type="float">
            <text:p>1045</text:p>
          </table:table-cell>
          <table:table-cell office:value-type="float" office:value="1.59203351327613E+018" calcext:value-type="float">
            <text:p>1.59203351327613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332986E+018" calcext:value-type="float">
            <text:p>1.59203351332986E+018</text:p>
          </table:table-cell>
          <table:table-cell office:value-type="float" office:value="1045" calcext:value-type="float">
            <text:p>1045</text:p>
          </table:table-cell>
          <table:table-cell office:value-type="float" office:value="1.59203351327613E+018" calcext:value-type="float">
            <text:p>1.59203351327613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338187E+018" calcext:value-type="float">
            <text:p>1.59203351338187E+018</text:p>
          </table:table-cell>
          <table:table-cell office:value-type="float" office:value="1046" calcext:value-type="float">
            <text:p>1046</text:p>
          </table:table-cell>
          <table:table-cell office:value-type="float" office:value="1.59203351332919E+018" calcext:value-type="float">
            <text:p>1.59203351332919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338198E+018" calcext:value-type="float">
            <text:p>1.59203351338198E+018</text:p>
          </table:table-cell>
          <table:table-cell office:value-type="float" office:value="1046" calcext:value-type="float">
            <text:p>1046</text:p>
          </table:table-cell>
          <table:table-cell office:value-type="float" office:value="1.59203351332919E+018" calcext:value-type="float">
            <text:p>1.59203351332919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343527E+018" calcext:value-type="float">
            <text:p>1.59203351343527E+018</text:p>
          </table:table-cell>
          <table:table-cell office:value-type="float" office:value="1047" calcext:value-type="float">
            <text:p>1047</text:p>
          </table:table-cell>
          <table:table-cell office:value-type="float" office:value="1.5920335133819E+018" calcext:value-type="float">
            <text:p>1.5920335133819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343555E+018" calcext:value-type="float">
            <text:p>1.59203351343555E+018</text:p>
          </table:table-cell>
          <table:table-cell office:value-type="float" office:value="1047" calcext:value-type="float">
            <text:p>1047</text:p>
          </table:table-cell>
          <table:table-cell office:value-type="float" office:value="1.5920335133819E+018" calcext:value-type="float">
            <text:p>1.5920335133819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348772E+018" calcext:value-type="float">
            <text:p>1.59203351348772E+018</text:p>
          </table:table-cell>
          <table:table-cell office:value-type="float" office:value="1048" calcext:value-type="float">
            <text:p>1048</text:p>
          </table:table-cell>
          <table:table-cell office:value-type="float" office:value="1.59203351343528E+018" calcext:value-type="float">
            <text:p>1.59203351343528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348793E+018" calcext:value-type="float">
            <text:p>1.59203351348793E+018</text:p>
          </table:table-cell>
          <table:table-cell office:value-type="float" office:value="1048" calcext:value-type="float">
            <text:p>1048</text:p>
          </table:table-cell>
          <table:table-cell office:value-type="float" office:value="1.59203351343528E+018" calcext:value-type="float">
            <text:p>1.59203351343528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354065E+018" calcext:value-type="float">
            <text:p>1.59203351354065E+018</text:p>
          </table:table-cell>
          <table:table-cell office:value-type="float" office:value="1049" calcext:value-type="float">
            <text:p>1049</text:p>
          </table:table-cell>
          <table:table-cell office:value-type="float" office:value="1.59203351348784E+018" calcext:value-type="float">
            <text:p>1.59203351348784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354074E+018" calcext:value-type="float">
            <text:p>1.59203351354074E+018</text:p>
          </table:table-cell>
          <table:table-cell office:value-type="float" office:value="1049" calcext:value-type="float">
            <text:p>1049</text:p>
          </table:table-cell>
          <table:table-cell office:value-type="float" office:value="1.59203351348784E+018" calcext:value-type="float">
            <text:p>1.59203351348784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359352E+018" calcext:value-type="float">
            <text:p>1.59203351359352E+018</text:p>
          </table:table-cell>
          <table:table-cell office:value-type="float" office:value="1050" calcext:value-type="float">
            <text:p>1050</text:p>
          </table:table-cell>
          <table:table-cell office:value-type="float" office:value="1.59203351354049E+018" calcext:value-type="float">
            <text:p>1.59203351354049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359342E+018" calcext:value-type="float">
            <text:p>1.59203351359342E+018</text:p>
          </table:table-cell>
          <table:table-cell office:value-type="float" office:value="1050" calcext:value-type="float">
            <text:p>1050</text:p>
          </table:table-cell>
          <table:table-cell office:value-type="float" office:value="1.59203351354049E+018" calcext:value-type="float">
            <text:p>1.59203351354049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364728E+018" calcext:value-type="float">
            <text:p>1.59203351364728E+018</text:p>
          </table:table-cell>
          <table:table-cell office:value-type="float" office:value="1051" calcext:value-type="float">
            <text:p>1051</text:p>
          </table:table-cell>
          <table:table-cell office:value-type="float" office:value="1.59203351359358E+018" calcext:value-type="float">
            <text:p>1.59203351359358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364732E+018" calcext:value-type="float">
            <text:p>1.59203351364732E+018</text:p>
          </table:table-cell>
          <table:table-cell office:value-type="float" office:value="1051" calcext:value-type="float">
            <text:p>1051</text:p>
          </table:table-cell>
          <table:table-cell office:value-type="float" office:value="1.59203351359358E+018" calcext:value-type="float">
            <text:p>1.59203351359358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374979E+018" calcext:value-type="float">
            <text:p>1.59203351374979E+018</text:p>
          </table:table-cell>
          <table:table-cell office:value-type="float" office:value="1052" calcext:value-type="float">
            <text:p>1052</text:p>
          </table:table-cell>
          <table:table-cell office:value-type="float" office:value="1.59203351364653E+018" calcext:value-type="float">
            <text:p>1.59203351364653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374995E+018" calcext:value-type="float">
            <text:p>1.59203351374995E+018</text:p>
          </table:table-cell>
          <table:table-cell office:value-type="float" office:value="1052" calcext:value-type="float">
            <text:p>1052</text:p>
          </table:table-cell>
          <table:table-cell office:value-type="float" office:value="1.59203351364653E+018" calcext:value-type="float">
            <text:p>1.59203351364653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380095E+018" calcext:value-type="float">
            <text:p>1.59203351380095E+018</text:p>
          </table:table-cell>
          <table:table-cell office:value-type="float" office:value="1053" calcext:value-type="float">
            <text:p>1053</text:p>
          </table:table-cell>
          <table:table-cell office:value-type="float" office:value="1.59203351374928E+018" calcext:value-type="float">
            <text:p>1.59203351374928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380131E+018" calcext:value-type="float">
            <text:p>1.59203351380131E+018</text:p>
          </table:table-cell>
          <table:table-cell office:value-type="float" office:value="1053" calcext:value-type="float">
            <text:p>1053</text:p>
          </table:table-cell>
          <table:table-cell office:value-type="float" office:value="1.59203351374928E+018" calcext:value-type="float">
            <text:p>1.59203351374928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390296E+018" calcext:value-type="float">
            <text:p>1.59203351390296E+018</text:p>
          </table:table-cell>
          <table:table-cell office:value-type="float" office:value="1054" calcext:value-type="float">
            <text:p>1054</text:p>
          </table:table-cell>
          <table:table-cell office:value-type="float" office:value="1.59203351380103E+018" calcext:value-type="float">
            <text:p>1.59203351380103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390309E+018" calcext:value-type="float">
            <text:p>1.59203351390309E+018</text:p>
          </table:table-cell>
          <table:table-cell office:value-type="float" office:value="1054" calcext:value-type="float">
            <text:p>1054</text:p>
          </table:table-cell>
          <table:table-cell office:value-type="float" office:value="1.59203351380103E+018" calcext:value-type="float">
            <text:p>1.59203351380103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395575E+018" calcext:value-type="float">
            <text:p>1.59203351395575E+018</text:p>
          </table:table-cell>
          <table:table-cell office:value-type="float" office:value="1055" calcext:value-type="float">
            <text:p>1055</text:p>
          </table:table-cell>
          <table:table-cell office:value-type="float" office:value="1.592033513903E+018" calcext:value-type="float">
            <text:p>1.592033513903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395604E+018" calcext:value-type="float">
            <text:p>1.59203351395604E+018</text:p>
          </table:table-cell>
          <table:table-cell office:value-type="float" office:value="1055" calcext:value-type="float">
            <text:p>1055</text:p>
          </table:table-cell>
          <table:table-cell office:value-type="float" office:value="1.592033513903E+018" calcext:value-type="float">
            <text:p>1.592033513903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400805E+018" calcext:value-type="float">
            <text:p>1.59203351400805E+018</text:p>
          </table:table-cell>
          <table:table-cell office:value-type="float" office:value="1056" calcext:value-type="float">
            <text:p>1056</text:p>
          </table:table-cell>
          <table:table-cell office:value-type="float" office:value="1.59203351395541E+018" calcext:value-type="float">
            <text:p>1.59203351395541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400794E+018" calcext:value-type="float">
            <text:p>1.59203351400794E+018</text:p>
          </table:table-cell>
          <table:table-cell office:value-type="float" office:value="1056" calcext:value-type="float">
            <text:p>1056</text:p>
          </table:table-cell>
          <table:table-cell office:value-type="float" office:value="1.59203351395541E+018" calcext:value-type="float">
            <text:p>1.59203351395541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406119E+018" calcext:value-type="float">
            <text:p>1.59203351406119E+018</text:p>
          </table:table-cell>
          <table:table-cell office:value-type="float" office:value="1057" calcext:value-type="float">
            <text:p>1057</text:p>
          </table:table-cell>
          <table:table-cell office:value-type="float" office:value="1.59203351400771E+018" calcext:value-type="float">
            <text:p>1.59203351400771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406128E+018" calcext:value-type="float">
            <text:p>1.59203351406128E+018</text:p>
          </table:table-cell>
          <table:table-cell office:value-type="float" office:value="1057" calcext:value-type="float">
            <text:p>1057</text:p>
          </table:table-cell>
          <table:table-cell office:value-type="float" office:value="1.59203351400771E+018" calcext:value-type="float">
            <text:p>1.59203351400771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41126E+018" calcext:value-type="float">
            <text:p>1.5920335141126E+018</text:p>
          </table:table-cell>
          <table:table-cell office:value-type="float" office:value="1058" calcext:value-type="float">
            <text:p>1058</text:p>
          </table:table-cell>
          <table:table-cell office:value-type="float" office:value="1.59203351406072E+018" calcext:value-type="float">
            <text:p>1.59203351406072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41123E+018" calcext:value-type="float">
            <text:p>1.5920335141123E+018</text:p>
          </table:table-cell>
          <table:table-cell office:value-type="float" office:value="1058" calcext:value-type="float">
            <text:p>1058</text:p>
          </table:table-cell>
          <table:table-cell office:value-type="float" office:value="1.59203351406072E+018" calcext:value-type="float">
            <text:p>1.59203351406072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416583E+018" calcext:value-type="float">
            <text:p>1.59203351416583E+018</text:p>
          </table:table-cell>
          <table:table-cell office:value-type="float" office:value="1059" calcext:value-type="float">
            <text:p>1059</text:p>
          </table:table-cell>
          <table:table-cell office:value-type="float" office:value="1.59203351411231E+018" calcext:value-type="float">
            <text:p>1.59203351411231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416585E+018" calcext:value-type="float">
            <text:p>1.59203351416585E+018</text:p>
          </table:table-cell>
          <table:table-cell office:value-type="float" office:value="1059" calcext:value-type="float">
            <text:p>1059</text:p>
          </table:table-cell>
          <table:table-cell office:value-type="float" office:value="1.59203351411231E+018" calcext:value-type="float">
            <text:p>1.59203351411231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42186E+018" calcext:value-type="float">
            <text:p>1.5920335142186E+018</text:p>
          </table:table-cell>
          <table:table-cell office:value-type="float" office:value="1060" calcext:value-type="float">
            <text:p>1060</text:p>
          </table:table-cell>
          <table:table-cell office:value-type="float" office:value="1.5920335141659E+018" calcext:value-type="float">
            <text:p>1.5920335141659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421877E+018" calcext:value-type="float">
            <text:p>1.59203351421877E+018</text:p>
          </table:table-cell>
          <table:table-cell office:value-type="float" office:value="1060" calcext:value-type="float">
            <text:p>1060</text:p>
          </table:table-cell>
          <table:table-cell office:value-type="float" office:value="1.5920335141659E+018" calcext:value-type="float">
            <text:p>1.5920335141659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427111E+018" calcext:value-type="float">
            <text:p>1.59203351427111E+018</text:p>
          </table:table-cell>
          <table:table-cell office:value-type="float" office:value="1061" calcext:value-type="float">
            <text:p>1061</text:p>
          </table:table-cell>
          <table:table-cell office:value-type="float" office:value="1.59203351421855E+018" calcext:value-type="float">
            <text:p>1.59203351421855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42714E+018" calcext:value-type="float">
            <text:p>1.5920335142714E+018</text:p>
          </table:table-cell>
          <table:table-cell office:value-type="float" office:value="1061" calcext:value-type="float">
            <text:p>1061</text:p>
          </table:table-cell>
          <table:table-cell office:value-type="float" office:value="1.59203351421855E+018" calcext:value-type="float">
            <text:p>1.59203351421855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432416E+018" calcext:value-type="float">
            <text:p>1.59203351432416E+018</text:p>
          </table:table-cell>
          <table:table-cell office:value-type="float" office:value="1062" calcext:value-type="float">
            <text:p>1062</text:p>
          </table:table-cell>
          <table:table-cell office:value-type="float" office:value="1.5920335142712E+018" calcext:value-type="float">
            <text:p>1.5920335142712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432427E+018" calcext:value-type="float">
            <text:p>1.59203351432427E+018</text:p>
          </table:table-cell>
          <table:table-cell office:value-type="float" office:value="1062" calcext:value-type="float">
            <text:p>1062</text:p>
          </table:table-cell>
          <table:table-cell office:value-type="float" office:value="1.5920335142712E+018" calcext:value-type="float">
            <text:p>1.5920335142712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442607E+018" calcext:value-type="float">
            <text:p>1.59203351442607E+018</text:p>
          </table:table-cell>
          <table:table-cell office:value-type="float" office:value="1063" calcext:value-type="float">
            <text:p>1063</text:p>
          </table:table-cell>
          <table:table-cell office:value-type="float" office:value="1.59203351432436E+018" calcext:value-type="float">
            <text:p>1.59203351432436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442639E+018" calcext:value-type="float">
            <text:p>1.59203351442639E+018</text:p>
          </table:table-cell>
          <table:table-cell office:value-type="float" office:value="1063" calcext:value-type="float">
            <text:p>1063</text:p>
          </table:table-cell>
          <table:table-cell office:value-type="float" office:value="1.59203351432436E+018" calcext:value-type="float">
            <text:p>1.59203351432436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447824E+018" calcext:value-type="float">
            <text:p>1.59203351447824E+018</text:p>
          </table:table-cell>
          <table:table-cell office:value-type="float" office:value="1064" calcext:value-type="float">
            <text:p>1064</text:p>
          </table:table-cell>
          <table:table-cell office:value-type="float" office:value="1.5920335144262E+018" calcext:value-type="float">
            <text:p>1.5920335144262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447868E+018" calcext:value-type="float">
            <text:p>1.59203351447868E+018</text:p>
          </table:table-cell>
          <table:table-cell office:value-type="float" office:value="1064" calcext:value-type="float">
            <text:p>1064</text:p>
          </table:table-cell>
          <table:table-cell office:value-type="float" office:value="1.5920335144262E+018" calcext:value-type="float">
            <text:p>1.5920335144262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452989E+018" calcext:value-type="float">
            <text:p>1.59203351452989E+018</text:p>
          </table:table-cell>
          <table:table-cell office:value-type="float" office:value="1065" calcext:value-type="float">
            <text:p>1065</text:p>
          </table:table-cell>
          <table:table-cell office:value-type="float" office:value="1.59203351447836E+018" calcext:value-type="float">
            <text:p>1.59203351447836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45303E+018" calcext:value-type="float">
            <text:p>1.5920335145303E+018</text:p>
          </table:table-cell>
          <table:table-cell office:value-type="float" office:value="1065" calcext:value-type="float">
            <text:p>1065</text:p>
          </table:table-cell>
          <table:table-cell office:value-type="float" office:value="1.59203351447836E+018" calcext:value-type="float">
            <text:p>1.59203351447836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458498E+018" calcext:value-type="float">
            <text:p>1.59203351458498E+018</text:p>
          </table:table-cell>
          <table:table-cell office:value-type="float" office:value="1066" calcext:value-type="float">
            <text:p>1066</text:p>
          </table:table-cell>
          <table:table-cell office:value-type="float" office:value="1.59203351452994E+018" calcext:value-type="float">
            <text:p>1.59203351452994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458312E+018" calcext:value-type="float">
            <text:p>1.59203351458312E+018</text:p>
          </table:table-cell>
          <table:table-cell office:value-type="float" office:value="1066" calcext:value-type="float">
            <text:p>1066</text:p>
          </table:table-cell>
          <table:table-cell office:value-type="float" office:value="1.59203351452994E+018" calcext:value-type="float">
            <text:p>1.59203351452994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463628E+018" calcext:value-type="float">
            <text:p>1.59203351463628E+018</text:p>
          </table:table-cell>
          <table:table-cell office:value-type="float" office:value="1067" calcext:value-type="float">
            <text:p>1067</text:p>
          </table:table-cell>
          <table:table-cell office:value-type="float" office:value="1.59203351458346E+018" calcext:value-type="float">
            <text:p>1.59203351458346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463614E+018" calcext:value-type="float">
            <text:p>1.59203351463614E+018</text:p>
          </table:table-cell>
          <table:table-cell office:value-type="float" office:value="1067" calcext:value-type="float">
            <text:p>1067</text:p>
          </table:table-cell>
          <table:table-cell office:value-type="float" office:value="1.59203351458346E+018" calcext:value-type="float">
            <text:p>1.59203351458346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468972E+018" calcext:value-type="float">
            <text:p>1.59203351468972E+018</text:p>
          </table:table-cell>
          <table:table-cell office:value-type="float" office:value="1068" calcext:value-type="float">
            <text:p>1068</text:p>
          </table:table-cell>
          <table:table-cell office:value-type="float" office:value="1.59203351463637E+018" calcext:value-type="float">
            <text:p>1.59203351463637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468945E+018" calcext:value-type="float">
            <text:p>1.59203351468945E+018</text:p>
          </table:table-cell>
          <table:table-cell office:value-type="float" office:value="1068" calcext:value-type="float">
            <text:p>1068</text:p>
          </table:table-cell>
          <table:table-cell office:value-type="float" office:value="1.59203351463637E+018" calcext:value-type="float">
            <text:p>1.59203351463637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474276E+018" calcext:value-type="float">
            <text:p>1.59203351474276E+018</text:p>
          </table:table-cell>
          <table:table-cell office:value-type="float" office:value="1069" calcext:value-type="float">
            <text:p>1069</text:p>
          </table:table-cell>
          <table:table-cell office:value-type="float" office:value="1.59203351468991E+018" calcext:value-type="float">
            <text:p>1.59203351468991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474313E+018" calcext:value-type="float">
            <text:p>1.59203351474313E+018</text:p>
          </table:table-cell>
          <table:table-cell office:value-type="float" office:value="1069" calcext:value-type="float">
            <text:p>1069</text:p>
          </table:table-cell>
          <table:table-cell office:value-type="float" office:value="1.59203351468991E+018" calcext:value-type="float">
            <text:p>1.59203351468991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479577E+018" calcext:value-type="float">
            <text:p>1.59203351479577E+018</text:p>
          </table:table-cell>
          <table:table-cell office:value-type="float" office:value="1070" calcext:value-type="float">
            <text:p>1070</text:p>
          </table:table-cell>
          <table:table-cell office:value-type="float" office:value="1.59203351474295E+018" calcext:value-type="float">
            <text:p>1.59203351474295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47968E+018" calcext:value-type="float">
            <text:p>1.5920335147968E+018</text:p>
          </table:table-cell>
          <table:table-cell office:value-type="float" office:value="1070" calcext:value-type="float">
            <text:p>1070</text:p>
          </table:table-cell>
          <table:table-cell office:value-type="float" office:value="1.59203351474295E+018" calcext:value-type="float">
            <text:p>1.59203351474295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484859E+018" calcext:value-type="float">
            <text:p>1.59203351484859E+018</text:p>
          </table:table-cell>
          <table:table-cell office:value-type="float" office:value="1071" calcext:value-type="float">
            <text:p>1071</text:p>
          </table:table-cell>
          <table:table-cell office:value-type="float" office:value="1.59203351479591E+018" calcext:value-type="float">
            <text:p>1.59203351479591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484891E+018" calcext:value-type="float">
            <text:p>1.59203351484891E+018</text:p>
          </table:table-cell>
          <table:table-cell office:value-type="float" office:value="1071" calcext:value-type="float">
            <text:p>1071</text:p>
          </table:table-cell>
          <table:table-cell office:value-type="float" office:value="1.59203351479591E+018" calcext:value-type="float">
            <text:p>1.59203351479591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495241E+018" calcext:value-type="float">
            <text:p>1.59203351495241E+018</text:p>
          </table:table-cell>
          <table:table-cell office:value-type="float" office:value="1072" calcext:value-type="float">
            <text:p>1072</text:p>
          </table:table-cell>
          <table:table-cell office:value-type="float" office:value="1.59203351484868E+018" calcext:value-type="float">
            <text:p>1.59203351484868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495214E+018" calcext:value-type="float">
            <text:p>1.59203351495214E+018</text:p>
          </table:table-cell>
          <table:table-cell office:value-type="float" office:value="1072" calcext:value-type="float">
            <text:p>1072</text:p>
          </table:table-cell>
          <table:table-cell office:value-type="float" office:value="1.59203351484868E+018" calcext:value-type="float">
            <text:p>1.59203351484868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500507E+018" calcext:value-type="float">
            <text:p>1.59203351500507E+018</text:p>
          </table:table-cell>
          <table:table-cell office:value-type="float" office:value="1073" calcext:value-type="float">
            <text:p>1073</text:p>
          </table:table-cell>
          <table:table-cell office:value-type="float" office:value="1.59203351495205E+018" calcext:value-type="float">
            <text:p>1.59203351495205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500496E+018" calcext:value-type="float">
            <text:p>1.59203351500496E+018</text:p>
          </table:table-cell>
          <table:table-cell office:value-type="float" office:value="1073" calcext:value-type="float">
            <text:p>1073</text:p>
          </table:table-cell>
          <table:table-cell office:value-type="float" office:value="1.59203351495205E+018" calcext:value-type="float">
            <text:p>1.59203351495205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505649E+018" calcext:value-type="float">
            <text:p>1.59203351505649E+018</text:p>
          </table:table-cell>
          <table:table-cell office:value-type="float" office:value="1074" calcext:value-type="float">
            <text:p>1074</text:p>
          </table:table-cell>
          <table:table-cell office:value-type="float" office:value="1.59203351500473E+018" calcext:value-type="float">
            <text:p>1.59203351500473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505665E+018" calcext:value-type="float">
            <text:p>1.59203351505665E+018</text:p>
          </table:table-cell>
          <table:table-cell office:value-type="float" office:value="1074" calcext:value-type="float">
            <text:p>1074</text:p>
          </table:table-cell>
          <table:table-cell office:value-type="float" office:value="1.59203351500473E+018" calcext:value-type="float">
            <text:p>1.59203351500473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510839E+018" calcext:value-type="float">
            <text:p>1.59203351510839E+018</text:p>
          </table:table-cell>
          <table:table-cell office:value-type="float" office:value="1075" calcext:value-type="float">
            <text:p>1075</text:p>
          </table:table-cell>
          <table:table-cell office:value-type="float" office:value="1.59203351505658E+018" calcext:value-type="float">
            <text:p>1.59203351505658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51084E+018" calcext:value-type="float">
            <text:p>1.5920335151084E+018</text:p>
          </table:table-cell>
          <table:table-cell office:value-type="float" office:value="1075" calcext:value-type="float">
            <text:p>1075</text:p>
          </table:table-cell>
          <table:table-cell office:value-type="float" office:value="1.59203351505658E+018" calcext:value-type="float">
            <text:p>1.59203351505658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516009E+018" calcext:value-type="float">
            <text:p>1.59203351516009E+018</text:p>
          </table:table-cell>
          <table:table-cell office:value-type="float" office:value="1076" calcext:value-type="float">
            <text:p>1076</text:p>
          </table:table-cell>
          <table:table-cell office:value-type="float" office:value="1.59203351510813E+018" calcext:value-type="float">
            <text:p>1.59203351510813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516041E+018" calcext:value-type="float">
            <text:p>1.59203351516041E+018</text:p>
          </table:table-cell>
          <table:table-cell office:value-type="float" office:value="1076" calcext:value-type="float">
            <text:p>1076</text:p>
          </table:table-cell>
          <table:table-cell office:value-type="float" office:value="1.59203351510813E+018" calcext:value-type="float">
            <text:p>1.59203351510813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521316E+018" calcext:value-type="float">
            <text:p>1.59203351521316E+018</text:p>
          </table:table-cell>
          <table:table-cell office:value-type="float" office:value="1077" calcext:value-type="float">
            <text:p>1077</text:p>
          </table:table-cell>
          <table:table-cell office:value-type="float" office:value="1.59203351516013E+018" calcext:value-type="float">
            <text:p>1.59203351516013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521344E+018" calcext:value-type="float">
            <text:p>1.59203351521344E+018</text:p>
          </table:table-cell>
          <table:table-cell office:value-type="float" office:value="1077" calcext:value-type="float">
            <text:p>1077</text:p>
          </table:table-cell>
          <table:table-cell office:value-type="float" office:value="1.59203351516013E+018" calcext:value-type="float">
            <text:p>1.59203351516013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531517E+018" calcext:value-type="float">
            <text:p>1.59203351531517E+018</text:p>
          </table:table-cell>
          <table:table-cell office:value-type="float" office:value="1078" calcext:value-type="float">
            <text:p>1078</text:p>
          </table:table-cell>
          <table:table-cell office:value-type="float" office:value="1.59203351521278E+018" calcext:value-type="float">
            <text:p>1.59203351521278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531559E+018" calcext:value-type="float">
            <text:p>1.59203351531559E+018</text:p>
          </table:table-cell>
          <table:table-cell office:value-type="float" office:value="1078" calcext:value-type="float">
            <text:p>1078</text:p>
          </table:table-cell>
          <table:table-cell office:value-type="float" office:value="1.59203351521278E+018" calcext:value-type="float">
            <text:p>1.59203351521278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536923E+018" calcext:value-type="float">
            <text:p>1.59203351536923E+018</text:p>
          </table:table-cell>
          <table:table-cell office:value-type="float" office:value="1079" calcext:value-type="float">
            <text:p>1079</text:p>
          </table:table-cell>
          <table:table-cell office:value-type="float" office:value="1.59203351531483E+018" calcext:value-type="float">
            <text:p>1.59203351531483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536902E+018" calcext:value-type="float">
            <text:p>1.59203351536902E+018</text:p>
          </table:table-cell>
          <table:table-cell office:value-type="float" office:value="1079" calcext:value-type="float">
            <text:p>1079</text:p>
          </table:table-cell>
          <table:table-cell office:value-type="float" office:value="1.59203351531483E+018" calcext:value-type="float">
            <text:p>1.59203351531483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542232E+018" calcext:value-type="float">
            <text:p>1.59203351542232E+018</text:p>
          </table:table-cell>
          <table:table-cell office:value-type="float" office:value="1080" calcext:value-type="float">
            <text:p>1080</text:p>
          </table:table-cell>
          <table:table-cell office:value-type="float" office:value="1.59203351536943E+018" calcext:value-type="float">
            <text:p>1.59203351536943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542237E+018" calcext:value-type="float">
            <text:p>1.59203351542237E+018</text:p>
          </table:table-cell>
          <table:table-cell office:value-type="float" office:value="1080" calcext:value-type="float">
            <text:p>1080</text:p>
          </table:table-cell>
          <table:table-cell office:value-type="float" office:value="1.59203351536943E+018" calcext:value-type="float">
            <text:p>1.59203351536943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547521E+018" calcext:value-type="float">
            <text:p>1.59203351547521E+018</text:p>
          </table:table-cell>
          <table:table-cell office:value-type="float" office:value="1081" calcext:value-type="float">
            <text:p>1081</text:p>
          </table:table-cell>
          <table:table-cell office:value-type="float" office:value="1.59203351542226E+018" calcext:value-type="float">
            <text:p>1.59203351542226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547546E+018" calcext:value-type="float">
            <text:p>1.59203351547546E+018</text:p>
          </table:table-cell>
          <table:table-cell office:value-type="float" office:value="1081" calcext:value-type="float">
            <text:p>1081</text:p>
          </table:table-cell>
          <table:table-cell office:value-type="float" office:value="1.59203351542226E+018" calcext:value-type="float">
            <text:p>1.59203351542226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552782E+018" calcext:value-type="float">
            <text:p>1.59203351552782E+018</text:p>
          </table:table-cell>
          <table:table-cell office:value-type="float" office:value="1082" calcext:value-type="float">
            <text:p>1082</text:p>
          </table:table-cell>
          <table:table-cell office:value-type="float" office:value="1.59203351547481E+018" calcext:value-type="float">
            <text:p>1.59203351547481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552817E+018" calcext:value-type="float">
            <text:p>1.59203351552817E+018</text:p>
          </table:table-cell>
          <table:table-cell office:value-type="float" office:value="1082" calcext:value-type="float">
            <text:p>1082</text:p>
          </table:table-cell>
          <table:table-cell office:value-type="float" office:value="1.59203351547481E+018" calcext:value-type="float">
            <text:p>1.59203351547481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558499E+018" calcext:value-type="float">
            <text:p>1.59203351558499E+018</text:p>
          </table:table-cell>
          <table:table-cell office:value-type="float" office:value="1083" calcext:value-type="float">
            <text:p>1083</text:p>
          </table:table-cell>
          <table:table-cell office:value-type="float" office:value="1.59203351552803E+018" calcext:value-type="float">
            <text:p>1.59203351552803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558194E+018" calcext:value-type="float">
            <text:p>1.59203351558194E+018</text:p>
          </table:table-cell>
          <table:table-cell office:value-type="float" office:value="1083" calcext:value-type="float">
            <text:p>1083</text:p>
          </table:table-cell>
          <table:table-cell office:value-type="float" office:value="1.59203351552803E+018" calcext:value-type="float">
            <text:p>1.59203351552803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563604E+018" calcext:value-type="float">
            <text:p>1.59203351563604E+018</text:p>
          </table:table-cell>
          <table:table-cell office:value-type="float" office:value="1084" calcext:value-type="float">
            <text:p>1084</text:p>
          </table:table-cell>
          <table:table-cell office:value-type="float" office:value="1.59203351558115E+018" calcext:value-type="float">
            <text:p>1.59203351558115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563603E+018" calcext:value-type="float">
            <text:p>1.59203351563603E+018</text:p>
          </table:table-cell>
          <table:table-cell office:value-type="float" office:value="1084" calcext:value-type="float">
            <text:p>1084</text:p>
          </table:table-cell>
          <table:table-cell office:value-type="float" office:value="1.59203351558115E+018" calcext:value-type="float">
            <text:p>1.59203351558115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568731E+018" calcext:value-type="float">
            <text:p>1.59203351568731E+018</text:p>
          </table:table-cell>
          <table:table-cell office:value-type="float" office:value="1085" calcext:value-type="float">
            <text:p>1085</text:p>
          </table:table-cell>
          <table:table-cell office:value-type="float" office:value="1.59203351563576E+018" calcext:value-type="float">
            <text:p>1.59203351563576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568756E+018" calcext:value-type="float">
            <text:p>1.59203351568756E+018</text:p>
          </table:table-cell>
          <table:table-cell office:value-type="float" office:value="1085" calcext:value-type="float">
            <text:p>1085</text:p>
          </table:table-cell>
          <table:table-cell office:value-type="float" office:value="1.59203351563576E+018" calcext:value-type="float">
            <text:p>1.59203351563576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574025E+018" calcext:value-type="float">
            <text:p>1.59203351574025E+018</text:p>
          </table:table-cell>
          <table:table-cell office:value-type="float" office:value="1086" calcext:value-type="float">
            <text:p>1086</text:p>
          </table:table-cell>
          <table:table-cell office:value-type="float" office:value="1.59203351568746E+018" calcext:value-type="float">
            <text:p>1.59203351568746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574021E+018" calcext:value-type="float">
            <text:p>1.59203351574021E+018</text:p>
          </table:table-cell>
          <table:table-cell office:value-type="float" office:value="1086" calcext:value-type="float">
            <text:p>1086</text:p>
          </table:table-cell>
          <table:table-cell office:value-type="float" office:value="1.59203351568746E+018" calcext:value-type="float">
            <text:p>1.59203351568746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579176E+018" calcext:value-type="float">
            <text:p>1.59203351579176E+018</text:p>
          </table:table-cell>
          <table:table-cell office:value-type="float" office:value="1087" calcext:value-type="float">
            <text:p>1087</text:p>
          </table:table-cell>
          <table:table-cell office:value-type="float" office:value="1.59203351574007E+018" calcext:value-type="float">
            <text:p>1.59203351574007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579203E+018" calcext:value-type="float">
            <text:p>1.59203351579203E+018</text:p>
          </table:table-cell>
          <table:table-cell office:value-type="float" office:value="1087" calcext:value-type="float">
            <text:p>1087</text:p>
          </table:table-cell>
          <table:table-cell office:value-type="float" office:value="1.59203351574007E+018" calcext:value-type="float">
            <text:p>1.59203351574007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584299E+018" calcext:value-type="float">
            <text:p>1.59203351584299E+018</text:p>
          </table:table-cell>
          <table:table-cell office:value-type="float" office:value="1088" calcext:value-type="float">
            <text:p>1088</text:p>
          </table:table-cell>
          <table:table-cell office:value-type="float" office:value="1.59203351579156E+018" calcext:value-type="float">
            <text:p>1.59203351579156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58432E+018" calcext:value-type="float">
            <text:p>1.5920335158432E+018</text:p>
          </table:table-cell>
          <table:table-cell office:value-type="float" office:value="1088" calcext:value-type="float">
            <text:p>1088</text:p>
          </table:table-cell>
          <table:table-cell office:value-type="float" office:value="1.59203351579156E+018" calcext:value-type="float">
            <text:p>1.59203351579156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58961E+018" calcext:value-type="float">
            <text:p>1.5920335158961E+018</text:p>
          </table:table-cell>
          <table:table-cell office:value-type="float" office:value="1089" calcext:value-type="float">
            <text:p>1089</text:p>
          </table:table-cell>
          <table:table-cell office:value-type="float" office:value="1.59203351584308E+018" calcext:value-type="float">
            <text:p>1.59203351584308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589587E+018" calcext:value-type="float">
            <text:p>1.59203351589587E+018</text:p>
          </table:table-cell>
          <table:table-cell office:value-type="float" office:value="1089" calcext:value-type="float">
            <text:p>1089</text:p>
          </table:table-cell>
          <table:table-cell office:value-type="float" office:value="1.59203351584308E+018" calcext:value-type="float">
            <text:p>1.59203351584308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595229E+018" calcext:value-type="float">
            <text:p>1.59203351595229E+018</text:p>
          </table:table-cell>
          <table:table-cell office:value-type="float" office:value="1090" calcext:value-type="float">
            <text:p>1090</text:p>
          </table:table-cell>
          <table:table-cell office:value-type="float" office:value="1.59203351589628E+018" calcext:value-type="float">
            <text:p>1.59203351589628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59524E+018" calcext:value-type="float">
            <text:p>1.5920335159524E+018</text:p>
          </table:table-cell>
          <table:table-cell office:value-type="float" office:value="1090" calcext:value-type="float">
            <text:p>1090</text:p>
          </table:table-cell>
          <table:table-cell office:value-type="float" office:value="1.59203351589628E+018" calcext:value-type="float">
            <text:p>1.59203351589628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600505E+018" calcext:value-type="float">
            <text:p>1.59203351600505E+018</text:p>
          </table:table-cell>
          <table:table-cell office:value-type="float" office:value="1091" calcext:value-type="float">
            <text:p>1091</text:p>
          </table:table-cell>
          <table:table-cell office:value-type="float" office:value="1.59203351595187E+018" calcext:value-type="float">
            <text:p>1.59203351595187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600483E+018" calcext:value-type="float">
            <text:p>1.59203351600483E+018</text:p>
          </table:table-cell>
          <table:table-cell office:value-type="float" office:value="1091" calcext:value-type="float">
            <text:p>1091</text:p>
          </table:table-cell>
          <table:table-cell office:value-type="float" office:value="1.59203351595187E+018" calcext:value-type="float">
            <text:p>1.59203351595187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605779E+018" calcext:value-type="float">
            <text:p>1.59203351605779E+018</text:p>
          </table:table-cell>
          <table:table-cell office:value-type="float" office:value="1092" calcext:value-type="float">
            <text:p>1092</text:p>
          </table:table-cell>
          <table:table-cell office:value-type="float" office:value="1.59203351600523E+018" calcext:value-type="float">
            <text:p>1.59203351600523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605783E+018" calcext:value-type="float">
            <text:p>1.59203351605783E+018</text:p>
          </table:table-cell>
          <table:table-cell office:value-type="float" office:value="1092" calcext:value-type="float">
            <text:p>1092</text:p>
          </table:table-cell>
          <table:table-cell office:value-type="float" office:value="1.59203351600523E+018" calcext:value-type="float">
            <text:p>1.59203351600523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610912E+018" calcext:value-type="float">
            <text:p>1.59203351610912E+018</text:p>
          </table:table-cell>
          <table:table-cell office:value-type="float" office:value="1093" calcext:value-type="float">
            <text:p>1093</text:p>
          </table:table-cell>
          <table:table-cell office:value-type="float" office:value="1.59203351605751E+018" calcext:value-type="float">
            <text:p>1.59203351605751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610951E+018" calcext:value-type="float">
            <text:p>1.59203351610951E+018</text:p>
          </table:table-cell>
          <table:table-cell office:value-type="float" office:value="1093" calcext:value-type="float">
            <text:p>1093</text:p>
          </table:table-cell>
          <table:table-cell office:value-type="float" office:value="1.59203351605751E+018" calcext:value-type="float">
            <text:p>1.59203351605751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616132E+018" calcext:value-type="float">
            <text:p>1.59203351616132E+018</text:p>
          </table:table-cell>
          <table:table-cell office:value-type="float" office:value="1094" calcext:value-type="float">
            <text:p>1094</text:p>
          </table:table-cell>
          <table:table-cell office:value-type="float" office:value="1.59203351610889E+018" calcext:value-type="float">
            <text:p>1.59203351610889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61618E+018" calcext:value-type="float">
            <text:p>1.5920335161618E+018</text:p>
          </table:table-cell>
          <table:table-cell office:value-type="float" office:value="1094" calcext:value-type="float">
            <text:p>1094</text:p>
          </table:table-cell>
          <table:table-cell office:value-type="float" office:value="1.59203351610889E+018" calcext:value-type="float">
            <text:p>1.59203351610889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621419E+018" calcext:value-type="float">
            <text:p>1.59203351621419E+018</text:p>
          </table:table-cell>
          <table:table-cell office:value-type="float" office:value="1095" calcext:value-type="float">
            <text:p>1095</text:p>
          </table:table-cell>
          <table:table-cell office:value-type="float" office:value="1.59203351616082E+018" calcext:value-type="float">
            <text:p>1.59203351616082E+018</text:p>
          </table:table-cell>
          <table:table-cell/>
          <table:table-cell office:value-type="float" office:value="0.000190000006114" calcext:value-type="float">
            <text:p>0.000190000006114</text:p>
          </table:table-cell>
          <table:table-cell/>
          <table:table-cell office:value-type="float" office:value="1.592033516214E+018" calcext:value-type="float">
            <text:p>1.592033516214E+018</text:p>
          </table:table-cell>
          <table:table-cell office:value-type="float" office:value="1095" calcext:value-type="float">
            <text:p>1095</text:p>
          </table:table-cell>
          <table:table-cell office:value-type="float" office:value="1.59203351616082E+018" calcext:value-type="float">
            <text:p>1.59203351616082E+018</text:p>
          </table:table-cell>
          <table:table-cell/>
          <table:table-cell office:value-type="float" office:value="8.02598953247" calcext:value-type="float">
            <text:p>8.02598953247</text:p>
          </table:table-cell>
        </table:table-row>
        <table:table-row table:style-name="ro1">
          <table:table-cell office:value-type="float" office:value="1.5920335163175E+018" calcext:value-type="float">
            <text:p>1.5920335163175E+018</text:p>
          </table:table-cell>
          <table:table-cell office:value-type="float" office:value="1096" calcext:value-type="float">
            <text:p>1096</text:p>
          </table:table-cell>
          <table:table-cell office:value-type="float" office:value="1.59203351621435E+018" calcext:value-type="float">
            <text:p>1.59203351621435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631749E+018" calcext:value-type="float">
            <text:p>1.59203351631749E+018</text:p>
          </table:table-cell>
          <table:table-cell office:value-type="float" office:value="1096" calcext:value-type="float">
            <text:p>1096</text:p>
          </table:table-cell>
          <table:table-cell office:value-type="float" office:value="1.59203351621435E+018" calcext:value-type="float">
            <text:p>1.59203351621435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636939E+018" calcext:value-type="float">
            <text:p>1.59203351636939E+018</text:p>
          </table:table-cell>
          <table:table-cell office:value-type="float" office:value="1097" calcext:value-type="float">
            <text:p>1097</text:p>
          </table:table-cell>
          <table:table-cell office:value-type="float" office:value="1.59203351631701E+018" calcext:value-type="float">
            <text:p>1.59203351631701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63694E+018" calcext:value-type="float">
            <text:p>1.5920335163694E+018</text:p>
          </table:table-cell>
          <table:table-cell office:value-type="float" office:value="1097" calcext:value-type="float">
            <text:p>1097</text:p>
          </table:table-cell>
          <table:table-cell office:value-type="float" office:value="1.59203351631701E+018" calcext:value-type="float">
            <text:p>1.59203351631701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642178E+018" calcext:value-type="float">
            <text:p>1.59203351642178E+018</text:p>
          </table:table-cell>
          <table:table-cell office:value-type="float" office:value="1098" calcext:value-type="float">
            <text:p>1098</text:p>
          </table:table-cell>
          <table:table-cell office:value-type="float" office:value="1.59203351636909E+018" calcext:value-type="float">
            <text:p>1.59203351636909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64217E+018" calcext:value-type="float">
            <text:p>1.5920335164217E+018</text:p>
          </table:table-cell>
          <table:table-cell office:value-type="float" office:value="1098" calcext:value-type="float">
            <text:p>1098</text:p>
          </table:table-cell>
          <table:table-cell office:value-type="float" office:value="1.59203351636909E+018" calcext:value-type="float">
            <text:p>1.59203351636909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677523E+018" calcext:value-type="float">
            <text:p>1.59203351677523E+018</text:p>
          </table:table-cell>
          <table:table-cell office:value-type="float" office:value="1099" calcext:value-type="float">
            <text:p>1099</text:p>
          </table:table-cell>
          <table:table-cell office:value-type="float" office:value="1.59203351642148E+018" calcext:value-type="float">
            <text:p>1.59203351642148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677526E+018" calcext:value-type="float">
            <text:p>1.59203351677526E+018</text:p>
          </table:table-cell>
          <table:table-cell office:value-type="float" office:value="1099" calcext:value-type="float">
            <text:p>1099</text:p>
          </table:table-cell>
          <table:table-cell office:value-type="float" office:value="1.59203351642148E+018" calcext:value-type="float">
            <text:p>1.59203351642148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682768E+018" calcext:value-type="float">
            <text:p>1.59203351682768E+018</text:p>
          </table:table-cell>
          <table:table-cell office:value-type="float" office:value="1100" calcext:value-type="float">
            <text:p>1100</text:p>
          </table:table-cell>
          <table:table-cell office:value-type="float" office:value="1.59203351677488E+018" calcext:value-type="float">
            <text:p>1.59203351677488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682803E+018" calcext:value-type="float">
            <text:p>1.59203351682803E+018</text:p>
          </table:table-cell>
          <table:table-cell office:value-type="float" office:value="1100" calcext:value-type="float">
            <text:p>1100</text:p>
          </table:table-cell>
          <table:table-cell office:value-type="float" office:value="1.59203351677488E+018" calcext:value-type="float">
            <text:p>1.59203351677488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687934E+018" calcext:value-type="float">
            <text:p>1.59203351687934E+018</text:p>
          </table:table-cell>
          <table:table-cell office:value-type="float" office:value="1101" calcext:value-type="float">
            <text:p>1101</text:p>
          </table:table-cell>
          <table:table-cell office:value-type="float" office:value="1.59203351682738E+018" calcext:value-type="float">
            <text:p>1.59203351682738E+018</text:p>
          </table:table-cell>
          <table:table-cell/>
          <table:table-cell office:value-type="float" office:value="0.000460000010207" calcext:value-type="float">
            <text:p>0.000460000010207</text:p>
          </table:table-cell>
          <table:table-cell/>
          <table:table-cell office:value-type="float" office:value="1.59203351687966E+018" calcext:value-type="float">
            <text:p>1.59203351687966E+018</text:p>
          </table:table-cell>
          <table:table-cell office:value-type="float" office:value="1101" calcext:value-type="float">
            <text:p>1101</text:p>
          </table:table-cell>
          <table:table-cell office:value-type="float" office:value="1.59203351682738E+018" calcext:value-type="float">
            <text:p>1.59203351682738E+018</text:p>
          </table:table-cell>
          <table:table-cell/>
          <table:table-cell office:value-type="float" office:value="8.02739620209" calcext:value-type="float">
            <text:p>8.02739620209</text:p>
          </table:table-cell>
        </table:table-row>
        <table:table-row table:style-name="ro1">
          <table:table-cell office:value-type="float" office:value="1.59203351693123E+018" calcext:value-type="float">
            <text:p>1.59203351693123E+018</text:p>
          </table:table-cell>
          <table:table-cell office:value-type="float" office:value="1102" calcext:value-type="float">
            <text:p>1102</text:p>
          </table:table-cell>
          <table:table-cell office:value-type="float" office:value="1.59203351687941E+018" calcext:value-type="float">
            <text:p>1.59203351687941E+018</text:p>
          </table:table-cell>
          <table:table-cell/>
          <table:table-cell office:value-type="float" office:value="0.00297000003047" calcext:value-type="float">
            <text:p>0.00297000003047</text:p>
          </table:table-cell>
          <table:table-cell/>
          <table:table-cell office:value-type="float" office:value="1.5920335169312E+018" calcext:value-type="float">
            <text:p>1.5920335169312E+018</text:p>
          </table:table-cell>
          <table:table-cell office:value-type="float" office:value="1102" calcext:value-type="float">
            <text:p>1102</text:p>
          </table:table-cell>
          <table:table-cell office:value-type="float" office:value="1.59203351687941E+018" calcext:value-type="float">
            <text:p>1.59203351687941E+018</text:p>
          </table:table-cell>
          <table:table-cell/>
          <table:table-cell office:value-type="float" office:value="8.04046916962" calcext:value-type="float">
            <text:p>8.04046916962</text:p>
          </table:table-cell>
        </table:table-row>
        <table:table-row table:style-name="ro1">
          <table:table-cell office:value-type="float" office:value="1.59203351698257E+018" calcext:value-type="float">
            <text:p>1.59203351698257E+018</text:p>
          </table:table-cell>
          <table:table-cell office:value-type="float" office:value="1103" calcext:value-type="float">
            <text:p>1103</text:p>
          </table:table-cell>
          <table:table-cell office:value-type="float" office:value="1.59203351693094E+018" calcext:value-type="float">
            <text:p>1.59203351693094E+018</text:p>
          </table:table-cell>
          <table:table-cell/>
          <table:table-cell office:value-type="float" office:value="0.00743999984115" calcext:value-type="float">
            <text:p>0.00743999984115</text:p>
          </table:table-cell>
          <table:table-cell/>
          <table:table-cell office:value-type="float" office:value="1.59203351698256E+018" calcext:value-type="float">
            <text:p>1.59203351698256E+018</text:p>
          </table:table-cell>
          <table:table-cell office:value-type="float" office:value="1103" calcext:value-type="float">
            <text:p>1103</text:p>
          </table:table-cell>
          <table:table-cell office:value-type="float" office:value="1.59203351693094E+018" calcext:value-type="float">
            <text:p>1.59203351693094E+018</text:p>
          </table:table-cell>
          <table:table-cell/>
          <table:table-cell office:value-type="float" office:value="8.06375026703" calcext:value-type="float">
            <text:p>8.06375026703</text:p>
          </table:table-cell>
        </table:table-row>
        <table:table-row table:style-name="ro1">
          <table:table-cell office:value-type="float" office:value="1.59203351703913E+018" calcext:value-type="float">
            <text:p>1.59203351703913E+018</text:p>
          </table:table-cell>
          <table:table-cell office:value-type="float" office:value="1104" calcext:value-type="float">
            <text:p>1104</text:p>
          </table:table-cell>
          <table:table-cell office:value-type="float" office:value="1.59203351698234E+018" calcext:value-type="float">
            <text:p>1.59203351698234E+018</text:p>
          </table:table-cell>
          <table:table-cell/>
          <table:table-cell office:value-type="float" office:value="0.0130500001833" calcext:value-type="float">
            <text:p>0.0130500001833</text:p>
          </table:table-cell>
          <table:table-cell/>
          <table:table-cell office:value-type="float" office:value="1.5920335170395E+018" calcext:value-type="float">
            <text:p>1.5920335170395E+018</text:p>
          </table:table-cell>
          <table:table-cell office:value-type="float" office:value="1104" calcext:value-type="float">
            <text:p>1104</text:p>
          </table:table-cell>
          <table:table-cell office:value-type="float" office:value="1.59203351698234E+018" calcext:value-type="float">
            <text:p>1.59203351698234E+018</text:p>
          </table:table-cell>
          <table:table-cell/>
          <table:table-cell office:value-type="float" office:value="8.09296894073" calcext:value-type="float">
            <text:p>8.09296894073</text:p>
          </table:table-cell>
        </table:table-row>
        <table:table-row table:style-name="ro1">
          <table:table-cell office:value-type="float" office:value="1.59203351709031E+018" calcext:value-type="float">
            <text:p>1.59203351709031E+018</text:p>
          </table:table-cell>
          <table:table-cell office:value-type="float" office:value="1105" calcext:value-type="float">
            <text:p>1105</text:p>
          </table:table-cell>
          <table:table-cell office:value-type="float" office:value="1.59203351703885E+018" calcext:value-type="float">
            <text:p>1.59203351703885E+018</text:p>
          </table:table-cell>
          <table:table-cell/>
          <table:table-cell office:value-type="float" office:value="0.018559999764" calcext:value-type="float">
            <text:p>0.018559999764</text:p>
          </table:table-cell>
          <table:table-cell/>
          <table:table-cell office:value-type="float" office:value="1.59203351709046E+018" calcext:value-type="float">
            <text:p>1.59203351709046E+018</text:p>
          </table:table-cell>
          <table:table-cell office:value-type="float" office:value="1105" calcext:value-type="float">
            <text:p>1105</text:p>
          </table:table-cell>
          <table:table-cell office:value-type="float" office:value="1.59203351703885E+018" calcext:value-type="float">
            <text:p>1.59203351703885E+018</text:p>
          </table:table-cell>
          <table:table-cell/>
          <table:table-cell office:value-type="float" office:value="8.12166690826" calcext:value-type="float">
            <text:p>8.12166690826</text:p>
          </table:table-cell>
        </table:table-row>
        <table:table-row table:style-name="ro1">
          <table:table-cell office:value-type="float" office:value="1.59203351714411E+018" calcext:value-type="float">
            <text:p>1.59203351714411E+018</text:p>
          </table:table-cell>
          <table:table-cell office:value-type="float" office:value="1106" calcext:value-type="float">
            <text:p>1106</text:p>
          </table:table-cell>
          <table:table-cell office:value-type="float" office:value="1.59203351709042E+018" calcext:value-type="float">
            <text:p>1.59203351709042E+018</text:p>
          </table:table-cell>
          <table:table-cell/>
          <table:table-cell office:value-type="float" office:value="0.0244299992919" calcext:value-type="float">
            <text:p>0.0244299992919</text:p>
          </table:table-cell>
          <table:table-cell/>
          <table:table-cell office:value-type="float" office:value="1.59203351714388E+018" calcext:value-type="float">
            <text:p>1.59203351714388E+018</text:p>
          </table:table-cell>
          <table:table-cell office:value-type="float" office:value="1106" calcext:value-type="float">
            <text:p>1106</text:p>
          </table:table-cell>
          <table:table-cell office:value-type="float" office:value="1.59203351709042E+018" calcext:value-type="float">
            <text:p>1.59203351709042E+018</text:p>
          </table:table-cell>
          <table:table-cell/>
          <table:table-cell office:value-type="float" office:value="8.1522397995" calcext:value-type="float">
            <text:p>8.1522397995</text:p>
          </table:table-cell>
        </table:table-row>
        <table:table-row table:style-name="ro1">
          <table:table-cell office:value-type="float" office:value="1.59203351719705E+018" calcext:value-type="float">
            <text:p>1.59203351719705E+018</text:p>
          </table:table-cell>
          <table:table-cell office:value-type="float" office:value="1107" calcext:value-type="float">
            <text:p>1107</text:p>
          </table:table-cell>
          <table:table-cell office:value-type="float" office:value="1.5920335171443E+018" calcext:value-type="float">
            <text:p>1.5920335171443E+018</text:p>
          </table:table-cell>
          <table:table-cell/>
          <table:table-cell office:value-type="float" office:value="0.0334799997509" calcext:value-type="float">
            <text:p>0.0334799997509</text:p>
          </table:table-cell>
          <table:table-cell/>
          <table:table-cell office:value-type="float" office:value="1.5920335171968E+018" calcext:value-type="float">
            <text:p>1.5920335171968E+018</text:p>
          </table:table-cell>
          <table:table-cell office:value-type="float" office:value="1107" calcext:value-type="float">
            <text:p>1107</text:p>
          </table:table-cell>
          <table:table-cell office:value-type="float" office:value="1.5920335171443E+018" calcext:value-type="float">
            <text:p>1.5920335171443E+018</text:p>
          </table:table-cell>
          <table:table-cell/>
          <table:table-cell office:value-type="float" office:value="8.19937515259" calcext:value-type="float">
            <text:p>8.19937515259</text:p>
          </table:table-cell>
        </table:table-row>
        <table:table-row table:style-name="ro1">
          <table:table-cell office:value-type="float" office:value="1.59203351724918E+018" calcext:value-type="float">
            <text:p>1.59203351724918E+018</text:p>
          </table:table-cell>
          <table:table-cell office:value-type="float" office:value="1108" calcext:value-type="float">
            <text:p>1108</text:p>
          </table:table-cell>
          <table:table-cell office:value-type="float" office:value="1.59203351719665E+018" calcext:value-type="float">
            <text:p>1.59203351719665E+018</text:p>
          </table:table-cell>
          <table:table-cell/>
          <table:table-cell office:value-type="float" office:value="0.0396299995482" calcext:value-type="float">
            <text:p>0.0396299995482</text:p>
          </table:table-cell>
          <table:table-cell/>
          <table:table-cell office:value-type="float" office:value="1.59203351724933E+018" calcext:value-type="float">
            <text:p>1.59203351724933E+018</text:p>
          </table:table-cell>
          <table:table-cell office:value-type="float" office:value="1108" calcext:value-type="float">
            <text:p>1108</text:p>
          </table:table-cell>
          <table:table-cell office:value-type="float" office:value="1.59203351719665E+018" calcext:value-type="float">
            <text:p>1.59203351719665E+018</text:p>
          </table:table-cell>
          <table:table-cell/>
          <table:table-cell office:value-type="float" office:value="8.23140621185" calcext:value-type="float">
            <text:p>8.23140621185</text:p>
          </table:table-cell>
        </table:table-row>
        <table:table-row table:style-name="ro1">
          <table:table-cell office:value-type="float" office:value="1.59203351730278E+018" calcext:value-type="float">
            <text:p>1.59203351730278E+018</text:p>
          </table:table-cell>
          <table:table-cell office:value-type="float" office:value="1109" calcext:value-type="float">
            <text:p>1109</text:p>
          </table:table-cell>
          <table:table-cell office:value-type="float" office:value="1.59203351724941E+018" calcext:value-type="float">
            <text:p>1.59203351724941E+018</text:p>
          </table:table-cell>
          <table:table-cell/>
          <table:table-cell office:value-type="float" office:value="0.0456600002944" calcext:value-type="float">
            <text:p>0.0456600002944</text:p>
          </table:table-cell>
          <table:table-cell/>
          <table:table-cell office:value-type="float" office:value="1.59203351730283E+018" calcext:value-type="float">
            <text:p>1.59203351730283E+018</text:p>
          </table:table-cell>
          <table:table-cell office:value-type="float" office:value="1109" calcext:value-type="float">
            <text:p>1109</text:p>
          </table:table-cell>
          <table:table-cell office:value-type="float" office:value="1.59203351724941E+018" calcext:value-type="float">
            <text:p>1.59203351724941E+018</text:p>
          </table:table-cell>
          <table:table-cell/>
          <table:table-cell office:value-type="float" office:value="8.26281261444" calcext:value-type="float">
            <text:p>8.26281261444</text:p>
          </table:table-cell>
        </table:table-row>
        <table:table-row table:style-name="ro1">
          <table:table-cell office:value-type="float" office:value="1.59203351735554E+018" calcext:value-type="float">
            <text:p>1.59203351735554E+018</text:p>
          </table:table-cell>
          <table:table-cell office:value-type="float" office:value="1110" calcext:value-type="float">
            <text:p>1110</text:p>
          </table:table-cell>
          <table:table-cell office:value-type="float" office:value="1.59203351730254E+018" calcext:value-type="float">
            <text:p>1.59203351730254E+018</text:p>
          </table:table-cell>
          <table:table-cell/>
          <table:table-cell office:value-type="float" office:value="0.128110006452" calcext:value-type="float">
            <text:p>0.128110006452</text:p>
          </table:table-cell>
          <table:table-cell/>
          <table:table-cell office:value-type="float" office:value="1.59203351735607E+018" calcext:value-type="float">
            <text:p>1.59203351735607E+018</text:p>
          </table:table-cell>
          <table:table-cell office:value-type="float" office:value="1110" calcext:value-type="float">
            <text:p>1110</text:p>
          </table:table-cell>
          <table:table-cell office:value-type="float" office:value="1.59203351730254E+018" calcext:value-type="float">
            <text:p>1.59203351730254E+018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203351740705E+018" calcext:value-type="float">
            <text:p>1.59203351740705E+018</text:p>
          </table:table-cell>
          <table:table-cell office:value-type="float" office:value="1111" calcext:value-type="float">
            <text:p>1111</text:p>
          </table:table-cell>
          <table:table-cell office:value-type="float" office:value="1.59203351735519E+018" calcext:value-type="float">
            <text:p>1.59203351735519E+018</text:p>
          </table:table-cell>
          <table:table-cell/>
          <table:table-cell office:value-type="float" office:value="0.140579998493" calcext:value-type="float">
            <text:p>0.140579998493</text:p>
          </table:table-cell>
          <table:table-cell/>
          <table:table-cell office:value-type="float" office:value="1.59203351740719E+018" calcext:value-type="float">
            <text:p>1.59203351740719E+018</text:p>
          </table:table-cell>
          <table:table-cell office:value-type="float" office:value="1111" calcext:value-type="float">
            <text:p>1111</text:p>
          </table:table-cell>
          <table:table-cell office:value-type="float" office:value="1.59203351735519E+018" calcext:value-type="float">
            <text:p>1.59203351735519E+018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203351745963E+018" calcext:value-type="float">
            <text:p>1.59203351745963E+018</text:p>
          </table:table-cell>
          <table:table-cell office:value-type="float" office:value="1112" calcext:value-type="float">
            <text:p>1112</text:p>
          </table:table-cell>
          <table:table-cell office:value-type="float" office:value="1.59203351740716E+018" calcext:value-type="float">
            <text:p>1.59203351740716E+018</text:p>
          </table:table-cell>
          <table:table-cell/>
          <table:table-cell office:value-type="float" office:value="0.145140007138" calcext:value-type="float">
            <text:p>0.145140007138</text:p>
          </table:table-cell>
          <table:table-cell/>
          <table:table-cell office:value-type="float" office:value="1.59203351745974E+018" calcext:value-type="float">
            <text:p>1.59203351745974E+018</text:p>
          </table:table-cell>
          <table:table-cell office:value-type="float" office:value="1112" calcext:value-type="float">
            <text:p>1112</text:p>
          </table:table-cell>
          <table:table-cell office:value-type="float" office:value="1.59203351740716E+018" calcext:value-type="float">
            <text:p>1.59203351740716E+018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203351751283E+018" calcext:value-type="float">
            <text:p>1.59203351751283E+018</text:p>
          </table:table-cell>
          <table:table-cell office:value-type="float" office:value="1113" calcext:value-type="float">
            <text:p>1113</text:p>
          </table:table-cell>
          <table:table-cell office:value-type="float" office:value="1.59203351745968E+018" calcext:value-type="float">
            <text:p>1.59203351745968E+018</text:p>
          </table:table-cell>
          <table:table-cell/>
          <table:table-cell office:value-type="float" office:value="0.139200001955" calcext:value-type="float">
            <text:p>0.139200001955</text:p>
          </table:table-cell>
          <table:table-cell/>
          <table:table-cell office:value-type="float" office:value="1.59203351751261E+018" calcext:value-type="float">
            <text:p>1.59203351751261E+018</text:p>
          </table:table-cell>
          <table:table-cell office:value-type="float" office:value="1113" calcext:value-type="float">
            <text:p>1113</text:p>
          </table:table-cell>
          <table:table-cell office:value-type="float" office:value="1.59203351745968E+018" calcext:value-type="float">
            <text:p>1.59203351745968E+018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203351761651E+018" calcext:value-type="float">
            <text:p>1.59203351761651E+018</text:p>
          </table:table-cell>
          <table:table-cell office:value-type="float" office:value="1114" calcext:value-type="float">
            <text:p>1114</text:p>
          </table:table-cell>
          <table:table-cell office:value-type="float" office:value="1.59203351751303E+018" calcext:value-type="float">
            <text:p>1.59203351751303E+018</text:p>
          </table:table-cell>
          <table:table-cell/>
          <table:table-cell office:value-type="float" office:value="0.129830002785" calcext:value-type="float">
            <text:p>0.129830002785</text:p>
          </table:table-cell>
          <table:table-cell/>
          <table:table-cell office:value-type="float" office:value="1.59203351761626E+018" calcext:value-type="float">
            <text:p>1.59203351761626E+018</text:p>
          </table:table-cell>
          <table:table-cell office:value-type="float" office:value="1114" calcext:value-type="float">
            <text:p>1114</text:p>
          </table:table-cell>
          <table:table-cell office:value-type="float" office:value="1.59203351751303E+018" calcext:value-type="float">
            <text:p>1.59203351751303E+018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203351766913E+018" calcext:value-type="float">
            <text:p>1.59203351766913E+018</text:p>
          </table:table-cell>
          <table:table-cell office:value-type="float" office:value="1115" calcext:value-type="float">
            <text:p>1115</text:p>
          </table:table-cell>
          <table:table-cell office:value-type="float" office:value="1.59203351761664E+018" calcext:value-type="float">
            <text:p>1.59203351761664E+018</text:p>
          </table:table-cell>
          <table:table-cell/>
          <table:table-cell office:value-type="float" office:value="0.110079996288" calcext:value-type="float">
            <text:p>0.110079996288</text:p>
          </table:table-cell>
          <table:table-cell/>
          <table:table-cell office:value-type="float" office:value="1.59203351766919E+018" calcext:value-type="float">
            <text:p>1.59203351766919E+018</text:p>
          </table:table-cell>
          <table:table-cell office:value-type="float" office:value="1115" calcext:value-type="float">
            <text:p>1115</text:p>
          </table:table-cell>
          <table:table-cell office:value-type="float" office:value="1.59203351761664E+018" calcext:value-type="float">
            <text:p>1.59203351761664E+018</text:p>
          </table:table-cell>
          <table:table-cell/>
          <table:table-cell office:value-type="float" office:value="8.59833335876" calcext:value-type="float">
            <text:p>8.59833335876</text:p>
          </table:table-cell>
        </table:table-row>
        <table:table-row table:style-name="ro1">
          <table:table-cell office:value-type="float" office:value="1.59203351772165E+018" calcext:value-type="float">
            <text:p>1.59203351772165E+018</text:p>
          </table:table-cell>
          <table:table-cell office:value-type="float" office:value="1116" calcext:value-type="float">
            <text:p>1116</text:p>
          </table:table-cell>
          <table:table-cell office:value-type="float" office:value="1.59203351766913E+018" calcext:value-type="float">
            <text:p>1.59203351766913E+018</text:p>
          </table:table-cell>
          <table:table-cell/>
          <table:table-cell office:value-type="float" office:value="0.10108999908" calcext:value-type="float">
            <text:p>0.10108999908</text:p>
          </table:table-cell>
          <table:table-cell/>
          <table:table-cell office:value-type="float" office:value="1.59203351772166E+018" calcext:value-type="float">
            <text:p>1.59203351772166E+018</text:p>
          </table:table-cell>
          <table:table-cell office:value-type="float" office:value="1116" calcext:value-type="float">
            <text:p>1116</text:p>
          </table:table-cell>
          <table:table-cell office:value-type="float" office:value="1.59203351766913E+018" calcext:value-type="float">
            <text:p>1.59203351766913E+018</text:p>
          </table:table-cell>
          <table:table-cell/>
          <table:table-cell office:value-type="float" office:value="8.55151081085" calcext:value-type="float">
            <text:p>8.55151081085</text:p>
          </table:table-cell>
        </table:table-row>
        <table:table-row table:style-name="ro1">
          <table:table-cell office:value-type="float" office:value="1.59203351777469E+018" calcext:value-type="float">
            <text:p>1.59203351777469E+018</text:p>
          </table:table-cell>
          <table:table-cell office:value-type="float" office:value="1117" calcext:value-type="float">
            <text:p>1117</text:p>
          </table:table-cell>
          <table:table-cell office:value-type="float" office:value="1.59203351772167E+018" calcext:value-type="float">
            <text:p>1.59203351772167E+018</text:p>
          </table:table-cell>
          <table:table-cell/>
          <table:table-cell office:value-type="float" office:value="0.0895399972796" calcext:value-type="float">
            <text:p>0.0895399972796</text:p>
          </table:table-cell>
          <table:table-cell/>
          <table:table-cell office:value-type="float" office:value="1.59203351777471E+018" calcext:value-type="float">
            <text:p>1.59203351777471E+018</text:p>
          </table:table-cell>
          <table:table-cell office:value-type="float" office:value="1117" calcext:value-type="float">
            <text:p>1117</text:p>
          </table:table-cell>
          <table:table-cell office:value-type="float" office:value="1.59203351772167E+018" calcext:value-type="float">
            <text:p>1.59203351772167E+018</text:p>
          </table:table-cell>
          <table:table-cell/>
          <table:table-cell office:value-type="float" office:value="8.49135398865" calcext:value-type="float">
            <text:p>8.49135398865</text:p>
          </table:table-cell>
        </table:table-row>
        <table:table-row table:style-name="ro1">
          <table:table-cell office:value-type="float" office:value="1.59203351782713E+018" calcext:value-type="float">
            <text:p>1.59203351782713E+018</text:p>
          </table:table-cell>
          <table:table-cell office:value-type="float" office:value="1118" calcext:value-type="float">
            <text:p>1118</text:p>
          </table:table-cell>
          <table:table-cell office:value-type="float" office:value="1.59203351777427E+018" calcext:value-type="float">
            <text:p>1.59203351777427E+018</text:p>
          </table:table-cell>
          <table:table-cell/>
          <table:table-cell office:value-type="float" office:value="0.0747900009155" calcext:value-type="float">
            <text:p>0.0747900009155</text:p>
          </table:table-cell>
          <table:table-cell/>
          <table:table-cell office:value-type="float" office:value="1.59203351782614E+018" calcext:value-type="float">
            <text:p>1.59203351782614E+018</text:p>
          </table:table-cell>
          <table:table-cell office:value-type="float" office:value="1118" calcext:value-type="float">
            <text:p>1118</text:p>
          </table:table-cell>
          <table:table-cell office:value-type="float" office:value="1.59203351777427E+018" calcext:value-type="float">
            <text:p>1.59203351777427E+018</text:p>
          </table:table-cell>
          <table:table-cell/>
          <table:table-cell office:value-type="float" office:value="8.41453170776" calcext:value-type="float">
            <text:p>8.41453170776</text:p>
          </table:table-cell>
        </table:table-row>
        <table:table-row table:style-name="ro1">
          <table:table-cell office:value-type="float" office:value="1.5920335178804E+018" calcext:value-type="float">
            <text:p>1.5920335178804E+018</text:p>
          </table:table-cell>
          <table:table-cell office:value-type="float" office:value="1119" calcext:value-type="float">
            <text:p>1119</text:p>
          </table:table-cell>
          <table:table-cell office:value-type="float" office:value="1.59203351782734E+018" calcext:value-type="float">
            <text:p>1.59203351782734E+018</text:p>
          </table:table-cell>
          <table:table-cell/>
          <table:table-cell office:value-type="float" office:value="0.0550200007856" calcext:value-type="float">
            <text:p>0.0550200007856</text:p>
          </table:table-cell>
          <table:table-cell/>
          <table:table-cell office:value-type="float" office:value="1.5920335178808E+018" calcext:value-type="float">
            <text:p>1.5920335178808E+018</text:p>
          </table:table-cell>
          <table:table-cell office:value-type="float" office:value="1119" calcext:value-type="float">
            <text:p>1119</text:p>
          </table:table-cell>
          <table:table-cell office:value-type="float" office:value="1.59203351782734E+018" calcext:value-type="float">
            <text:p>1.59203351782734E+018</text:p>
          </table:table-cell>
          <table:table-cell/>
          <table:table-cell office:value-type="float" office:value="8.31156253815" calcext:value-type="float">
            <text:p>8.31156253815</text:p>
          </table:table-cell>
        </table:table-row>
        <table:table-row table:style-name="ro1">
          <table:table-cell office:value-type="float" office:value="1.59203351793313E+018" calcext:value-type="float">
            <text:p>1.59203351793313E+018</text:p>
          </table:table-cell>
          <table:table-cell office:value-type="float" office:value="1120" calcext:value-type="float">
            <text:p>1120</text:p>
          </table:table-cell>
          <table:table-cell office:value-type="float" office:value="1.59203351788011E+018" calcext:value-type="float">
            <text:p>1.59203351788011E+018</text:p>
          </table:table-cell>
          <table:table-cell/>
          <table:table-cell office:value-type="float" office:value="-0.011429999955" calcext:value-type="float">
            <text:p>-0.011429999955</text:p>
          </table:table-cell>
          <table:table-cell/>
          <table:table-cell office:value-type="float" office:value="1.59203351793287E+018" calcext:value-type="float">
            <text:p>1.59203351793287E+018</text:p>
          </table:table-cell>
          <table:table-cell office:value-type="float" office:value="1120" calcext:value-type="float">
            <text:p>1120</text:p>
          </table:table-cell>
          <table:table-cell office:value-type="float" office:value="1.59203351788011E+018" calcext:value-type="float">
            <text:p>1.59203351788011E+018</text:p>
          </table:table-cell>
          <table:table-cell/>
          <table:table-cell office:value-type="float" office:value="7.96546888351" calcext:value-type="float">
            <text:p>7.96546888351</text:p>
          </table:table-cell>
        </table:table-row>
        <table:table-row table:style-name="ro1">
          <table:table-cell office:value-type="float" office:value="1.59203351798536E+018" calcext:value-type="float">
            <text:p>1.59203351798536E+018</text:p>
          </table:table-cell>
          <table:table-cell office:value-type="float" office:value="1121" calcext:value-type="float">
            <text:p>1121</text:p>
          </table:table-cell>
          <table:table-cell office:value-type="float" office:value="1.59203351793271E+018" calcext:value-type="float">
            <text:p>1.59203351793271E+018</text:p>
          </table:table-cell>
          <table:table-cell/>
          <table:table-cell office:value-type="float" office:value="-0.0425999984145" calcext:value-type="float">
            <text:p>-0.0425999984145</text:p>
          </table:table-cell>
          <table:table-cell/>
          <table:table-cell office:value-type="float" office:value="1.59203351798548E+018" calcext:value-type="float">
            <text:p>1.59203351798548E+018</text:p>
          </table:table-cell>
          <table:table-cell office:value-type="float" office:value="1121" calcext:value-type="float">
            <text:p>1121</text:p>
          </table:table-cell>
          <table:table-cell office:value-type="float" office:value="1.59203351793271E+018" calcext:value-type="float">
            <text:p>1.59203351793271E+018</text:p>
          </table:table-cell>
          <table:table-cell/>
          <table:table-cell office:value-type="float" office:value="7.80312490463" calcext:value-type="float">
            <text:p>7.80312490463</text:p>
          </table:table-cell>
        </table:table-row>
        <table:table-row table:style-name="ro1">
          <table:table-cell office:value-type="float" office:value="1.59203351804256E+018" calcext:value-type="float">
            <text:p>1.59203351804256E+018</text:p>
          </table:table-cell>
          <table:table-cell office:value-type="float" office:value="1122" calcext:value-type="float">
            <text:p>1122</text:p>
          </table:table-cell>
          <table:table-cell office:value-type="float" office:value="1.59203351798543E+018" calcext:value-type="float">
            <text:p>1.59203351798543E+018</text:p>
          </table:table-cell>
          <table:table-cell/>
          <table:table-cell office:value-type="float" office:value="-0.071939997375" calcext:value-type="float">
            <text:p>-0.071939997375</text:p>
          </table:table-cell>
          <table:table-cell/>
          <table:table-cell office:value-type="float" office:value="1.59203351804237E+018" calcext:value-type="float">
            <text:p>1.59203351804237E+018</text:p>
          </table:table-cell>
          <table:table-cell office:value-type="float" office:value="1122" calcext:value-type="float">
            <text:p>1122</text:p>
          </table:table-cell>
          <table:table-cell office:value-type="float" office:value="1.59203351798543E+018" calcext:value-type="float">
            <text:p>1.59203351798543E+018</text:p>
          </table:table-cell>
          <table:table-cell/>
          <table:table-cell office:value-type="float" office:value="7.65031242371" calcext:value-type="float">
            <text:p>7.65031242371</text:p>
          </table:table-cell>
        </table:table-row>
        <table:table-row table:style-name="ro1">
          <table:table-cell office:value-type="float" office:value="1.59203351809495E+018" calcext:value-type="float">
            <text:p>1.59203351809495E+018</text:p>
          </table:table-cell>
          <table:table-cell office:value-type="float" office:value="1123" calcext:value-type="float">
            <text:p>1123</text:p>
          </table:table-cell>
          <table:table-cell office:value-type="float" office:value="1.59203351804224E+018" calcext:value-type="float">
            <text:p>1.59203351804224E+018</text:p>
          </table:table-cell>
          <table:table-cell/>
          <table:table-cell office:value-type="float" office:value="-0.0883999988437" calcext:value-type="float">
            <text:p>-0.0883999988437</text:p>
          </table:table-cell>
          <table:table-cell/>
          <table:table-cell office:value-type="float" office:value="1.59203351809568E+018" calcext:value-type="float">
            <text:p>1.59203351809568E+018</text:p>
          </table:table-cell>
          <table:table-cell office:value-type="float" office:value="1123" calcext:value-type="float">
            <text:p>1123</text:p>
          </table:table-cell>
          <table:table-cell office:value-type="float" office:value="1.59203351804224E+018" calcext:value-type="float">
            <text:p>1.59203351804224E+018</text:p>
          </table:table-cell>
          <table:table-cell/>
          <table:table-cell office:value-type="float" office:value="7.56458330154" calcext:value-type="float">
            <text:p>7.56458330154</text:p>
          </table:table-cell>
        </table:table-row>
        <table:table-row table:style-name="ro1">
          <table:table-cell office:value-type="float" office:value="1.59203351814737E+018" calcext:value-type="float">
            <text:p>1.59203351814737E+018</text:p>
          </table:table-cell>
          <table:table-cell office:value-type="float" office:value="1124" calcext:value-type="float">
            <text:p>1124</text:p>
          </table:table-cell>
          <table:table-cell office:value-type="float" office:value="1.59203351809502E+018" calcext:value-type="float">
            <text:p>1.59203351809502E+018</text:p>
          </table:table-cell>
          <table:table-cell/>
          <table:table-cell office:value-type="float" office:value="-0.0950200036168" calcext:value-type="float">
            <text:p>-0.0950200036168</text:p>
          </table:table-cell>
          <table:table-cell/>
          <table:table-cell office:value-type="float" office:value="1.59203351814752E+018" calcext:value-type="float">
            <text:p>1.59203351814752E+018</text:p>
          </table:table-cell>
          <table:table-cell office:value-type="float" office:value="1124" calcext:value-type="float">
            <text:p>1124</text:p>
          </table:table-cell>
          <table:table-cell office:value-type="float" office:value="1.59203351809502E+018" calcext:value-type="float">
            <text:p>1.59203351809502E+018</text:p>
          </table:table-cell>
          <table:table-cell/>
          <table:table-cell office:value-type="float" office:value="7.53010416031" calcext:value-type="float">
            <text:p>7.53010416031</text:p>
          </table:table-cell>
        </table:table-row>
        <table:table-row table:style-name="ro1">
          <table:table-cell office:value-type="float" office:value="1.59203351819897E+018" calcext:value-type="float">
            <text:p>1.59203351819897E+018</text:p>
          </table:table-cell>
          <table:table-cell office:value-type="float" office:value="1125" calcext:value-type="float">
            <text:p>1125</text:p>
          </table:table-cell>
          <table:table-cell office:value-type="float" office:value="1.59203351814738E+018" calcext:value-type="float">
            <text:p>1.59203351814738E+018</text:p>
          </table:table-cell>
          <table:table-cell/>
          <table:table-cell office:value-type="float" office:value="-0.0942099988461" calcext:value-type="float">
            <text:p>-0.0942099988461</text:p>
          </table:table-cell>
          <table:table-cell/>
          <table:table-cell office:value-type="float" office:value="1.59203351819949E+018" calcext:value-type="float">
            <text:p>1.59203351819949E+018</text:p>
          </table:table-cell>
          <table:table-cell office:value-type="float" office:value="1125" calcext:value-type="float">
            <text:p>1125</text:p>
          </table:table-cell>
          <table:table-cell office:value-type="float" office:value="1.59203351814738E+018" calcext:value-type="float">
            <text:p>1.59203351814738E+018</text:p>
          </table:table-cell>
          <table:table-cell/>
          <table:table-cell office:value-type="float" office:value="7.53432273865" calcext:value-type="float">
            <text:p>7.53432273865</text:p>
          </table:table-cell>
        </table:table-row>
        <table:table-row table:style-name="ro1">
          <table:table-cell office:value-type="float" office:value="1.59203351825043E+018" calcext:value-type="float">
            <text:p>1.59203351825043E+018</text:p>
          </table:table-cell>
          <table:table-cell office:value-type="float" office:value="1126" calcext:value-type="float">
            <text:p>1126</text:p>
          </table:table-cell>
          <table:table-cell office:value-type="float" office:value="1.59203351819897E+018" calcext:value-type="float">
            <text:p>1.59203351819897E+018</text:p>
          </table:table-cell>
          <table:table-cell/>
          <table:table-cell office:value-type="float" office:value="-0.077380001545" calcext:value-type="float">
            <text:p>-0.077380001545</text:p>
          </table:table-cell>
          <table:table-cell/>
          <table:table-cell office:value-type="float" office:value="1.59203351825074E+018" calcext:value-type="float">
            <text:p>1.59203351825074E+018</text:p>
          </table:table-cell>
          <table:table-cell office:value-type="float" office:value="1126" calcext:value-type="float">
            <text:p>1126</text:p>
          </table:table-cell>
          <table:table-cell office:value-type="float" office:value="1.59203351819897E+018" calcext:value-type="float">
            <text:p>1.59203351819897E+018</text:p>
          </table:table-cell>
          <table:table-cell/>
          <table:table-cell office:value-type="float" office:value="7.6219792366" calcext:value-type="float">
            <text:p>7.6219792366</text:p>
          </table:table-cell>
        </table:table-row>
        <table:table-row table:style-name="ro1">
          <table:table-cell office:value-type="float" office:value="1.59203351830338E+018" calcext:value-type="float">
            <text:p>1.59203351830338E+018</text:p>
          </table:table-cell>
          <table:table-cell office:value-type="float" office:value="1127" calcext:value-type="float">
            <text:p>1127</text:p>
          </table:table-cell>
          <table:table-cell office:value-type="float" office:value="1.59203351825044E+018" calcext:value-type="float">
            <text:p>1.59203351825044E+018</text:p>
          </table:table-cell>
          <table:table-cell/>
          <table:table-cell office:value-type="float" office:value="-0.0582499988377" calcext:value-type="float">
            <text:p>-0.0582499988377</text:p>
          </table:table-cell>
          <table:table-cell/>
          <table:table-cell office:value-type="float" office:value="1.59203351830351E+018" calcext:value-type="float">
            <text:p>1.59203351830351E+018</text:p>
          </table:table-cell>
          <table:table-cell office:value-type="float" office:value="1127" calcext:value-type="float">
            <text:p>1127</text:p>
          </table:table-cell>
          <table:table-cell office:value-type="float" office:value="1.59203351825044E+018" calcext:value-type="float">
            <text:p>1.59203351825044E+018</text:p>
          </table:table-cell>
          <table:table-cell/>
          <table:table-cell office:value-type="float" office:value="7.72161436081" calcext:value-type="float">
            <text:p>7.72161436081</text:p>
          </table:table-cell>
        </table:table-row>
        <table:table-row table:style-name="ro1">
          <table:table-cell office:value-type="float" office:value="1.59203351835588E+018" calcext:value-type="float">
            <text:p>1.59203351835588E+018</text:p>
          </table:table-cell>
          <table:table-cell office:value-type="float" office:value="1128" calcext:value-type="float">
            <text:p>1128</text:p>
          </table:table-cell>
          <table:table-cell office:value-type="float" office:value="1.5920335183028E+018" calcext:value-type="float">
            <text:p>1.5920335183028E+018</text:p>
          </table:table-cell>
          <table:table-cell/>
          <table:table-cell office:value-type="float" office:value="-0.0386000014842" calcext:value-type="float">
            <text:p>-0.0386000014842</text:p>
          </table:table-cell>
          <table:table-cell/>
          <table:table-cell office:value-type="float" office:value="1.5920335183565E+018" calcext:value-type="float">
            <text:p>1.5920335183565E+018</text:p>
          </table:table-cell>
          <table:table-cell office:value-type="float" office:value="1128" calcext:value-type="float">
            <text:p>1128</text:p>
          </table:table-cell>
          <table:table-cell office:value-type="float" office:value="1.5920335183028E+018" calcext:value-type="float">
            <text:p>1.5920335183028E+018</text:p>
          </table:table-cell>
          <table:table-cell/>
          <table:table-cell office:value-type="float" office:value="7.82395839691" calcext:value-type="float">
            <text:p>7.82395839691</text:p>
          </table:table-cell>
        </table:table-row>
        <table:table-row table:style-name="ro1">
          <table:table-cell office:value-type="float" office:value="1.59203351840828E+018" calcext:value-type="float">
            <text:p>1.59203351840828E+018</text:p>
          </table:table-cell>
          <table:table-cell office:value-type="float" office:value="1129" calcext:value-type="float">
            <text:p>1129</text:p>
          </table:table-cell>
          <table:table-cell office:value-type="float" office:value="1.59203351835593E+018" calcext:value-type="float">
            <text:p>1.59203351835593E+018</text:p>
          </table:table-cell>
          <table:table-cell/>
          <table:table-cell office:value-type="float" office:value="-0.016459999606" calcext:value-type="float">
            <text:p>-0.016459999606</text:p>
          </table:table-cell>
          <table:table-cell/>
          <table:table-cell office:value-type="float" office:value="1.59203351840813E+018" calcext:value-type="float">
            <text:p>1.59203351840813E+018</text:p>
          </table:table-cell>
          <table:table-cell office:value-type="float" office:value="1129" calcext:value-type="float">
            <text:p>1129</text:p>
          </table:table-cell>
          <table:table-cell office:value-type="float" office:value="1.59203351835593E+018" calcext:value-type="float">
            <text:p>1.59203351835593E+018</text:p>
          </table:table-cell>
          <table:table-cell/>
          <table:table-cell office:value-type="float" office:value="7.93927097321" calcext:value-type="float">
            <text:p>7.93927097321</text:p>
          </table:table-cell>
        </table:table-row>
        <table:table-row table:style-name="ro1">
          <table:table-cell office:value-type="float" office:value="1.5920335184604E+018" calcext:value-type="float">
            <text:p>1.5920335184604E+018</text:p>
          </table:table-cell>
          <table:table-cell office:value-type="float" office:value="1130" calcext:value-type="float">
            <text:p>1130</text:p>
          </table:table-cell>
          <table:table-cell office:value-type="float" office:value="1.59203351840841E+018" calcext:value-type="float">
            <text:p>1.59203351840841E+018</text:p>
          </table:table-cell>
          <table:table-cell/>
          <table:table-cell office:value-type="float" office:value="0.00870999973267" calcext:value-type="float">
            <text:p>0.00870999973267</text:p>
          </table:table-cell>
          <table:table-cell/>
          <table:table-cell office:value-type="float" office:value="1.59203351846041E+018" calcext:value-type="float">
            <text:p>1.59203351846041E+018</text:p>
          </table:table-cell>
          <table:table-cell office:value-type="float" office:value="1130" calcext:value-type="float">
            <text:p>1130</text:p>
          </table:table-cell>
          <table:table-cell office:value-type="float" office:value="1.59203351840841E+018" calcext:value-type="float">
            <text:p>1.59203351840841E+018</text:p>
          </table:table-cell>
          <table:table-cell/>
          <table:table-cell office:value-type="float" office:value="8.07036495209" calcext:value-type="float">
            <text:p>8.07036495209</text:p>
          </table:table-cell>
        </table:table-row>
        <table:table-row table:style-name="ro1">
          <table:table-cell office:value-type="float" office:value="1.59203351851181E+018" calcext:value-type="float">
            <text:p>1.59203351851181E+018</text:p>
          </table:table-cell>
          <table:table-cell office:value-type="float" office:value="1131" calcext:value-type="float">
            <text:p>1131</text:p>
          </table:table-cell>
          <table:table-cell office:value-type="float" office:value="1.59203351846017E+018" calcext:value-type="float">
            <text:p>1.59203351846017E+018</text:p>
          </table:table-cell>
          <table:table-cell/>
          <table:table-cell office:value-type="float" office:value="0.0297699999064" calcext:value-type="float">
            <text:p>0.0297699999064</text:p>
          </table:table-cell>
          <table:table-cell/>
          <table:table-cell office:value-type="float" office:value="1.59203351851197E+018" calcext:value-type="float">
            <text:p>1.59203351851197E+018</text:p>
          </table:table-cell>
          <table:table-cell office:value-type="float" office:value="1131" calcext:value-type="float">
            <text:p>1131</text:p>
          </table:table-cell>
          <table:table-cell office:value-type="float" office:value="1.59203351846017E+018" calcext:value-type="float">
            <text:p>1.59203351846017E+018</text:p>
          </table:table-cell>
          <table:table-cell/>
          <table:table-cell office:value-type="float" office:value="8.18005180359" calcext:value-type="float">
            <text:p>8.18005180359</text:p>
          </table:table-cell>
        </table:table-row>
        <table:table-row table:style-name="ro1">
          <table:table-cell office:value-type="float" office:value="1.59203351856364E+018" calcext:value-type="float">
            <text:p>1.59203351856364E+018</text:p>
          </table:table-cell>
          <table:table-cell office:value-type="float" office:value="1132" calcext:value-type="float">
            <text:p>1132</text:p>
          </table:table-cell>
          <table:table-cell office:value-type="float" office:value="1.59203351851188E+018" calcext:value-type="float">
            <text:p>1.59203351851188E+018</text:p>
          </table:table-cell>
          <table:table-cell/>
          <table:table-cell office:value-type="float" office:value="0.050909999758" calcext:value-type="float">
            <text:p>0.050909999758</text:p>
          </table:table-cell>
          <table:table-cell/>
          <table:table-cell office:value-type="float" office:value="1.59203351856351E+018" calcext:value-type="float">
            <text:p>1.59203351856351E+018</text:p>
          </table:table-cell>
          <table:table-cell office:value-type="float" office:value="1132" calcext:value-type="float">
            <text:p>1132</text:p>
          </table:table-cell>
          <table:table-cell office:value-type="float" office:value="1.59203351851188E+018" calcext:value-type="float">
            <text:p>1.59203351851188E+018</text:p>
          </table:table-cell>
          <table:table-cell/>
          <table:table-cell office:value-type="float" office:value="8.29015636444" calcext:value-type="float">
            <text:p>8.29015636444</text:p>
          </table:table-cell>
        </table:table-row>
        <table:table-row table:style-name="ro1">
          <table:table-cell office:value-type="float" office:value="1.59203351861514E+018" calcext:value-type="float">
            <text:p>1.59203351861514E+018</text:p>
          </table:table-cell>
          <table:table-cell office:value-type="float" office:value="1133" calcext:value-type="float">
            <text:p>1133</text:p>
          </table:table-cell>
          <table:table-cell office:value-type="float" office:value="1.59203351856335E+018" calcext:value-type="float">
            <text:p>1.59203351856335E+018</text:p>
          </table:table-cell>
          <table:table-cell/>
          <table:table-cell office:value-type="float" office:value="0.0675500035286" calcext:value-type="float">
            <text:p>0.0675500035286</text:p>
          </table:table-cell>
          <table:table-cell/>
          <table:table-cell office:value-type="float" office:value="1.59203351861562E+018" calcext:value-type="float">
            <text:p>1.59203351861562E+018</text:p>
          </table:table-cell>
          <table:table-cell office:value-type="float" office:value="1133" calcext:value-type="float">
            <text:p>1133</text:p>
          </table:table-cell>
          <table:table-cell office:value-type="float" office:value="1.59203351856335E+018" calcext:value-type="float">
            <text:p>1.59203351856335E+018</text:p>
          </table:table-cell>
          <table:table-cell/>
          <table:table-cell office:value-type="float" office:value="8.37682247162" calcext:value-type="float">
            <text:p>8.37682247162</text:p>
          </table:table-cell>
        </table:table-row>
        <table:table-row table:style-name="ro1">
          <table:table-cell office:value-type="float" office:value="1.59203351866663E+018" calcext:value-type="float">
            <text:p>1.59203351866663E+018</text:p>
          </table:table-cell>
          <table:table-cell office:value-type="float" office:value="1134" calcext:value-type="float">
            <text:p>1134</text:p>
          </table:table-cell>
          <table:table-cell office:value-type="float" office:value="1.59203351861525E+018" calcext:value-type="float">
            <text:p>1.59203351861525E+018</text:p>
          </table:table-cell>
          <table:table-cell/>
          <table:table-cell office:value-type="float" office:value="0.0790000036359" calcext:value-type="float">
            <text:p>0.0790000036359</text:p>
          </table:table-cell>
          <table:table-cell/>
          <table:table-cell office:value-type="float" office:value="1.59203351866696E+018" calcext:value-type="float">
            <text:p>1.59203351866696E+018</text:p>
          </table:table-cell>
          <table:table-cell office:value-type="float" office:value="1134" calcext:value-type="float">
            <text:p>1134</text:p>
          </table:table-cell>
          <table:table-cell office:value-type="float" office:value="1.59203351861525E+018" calcext:value-type="float">
            <text:p>1.59203351861525E+018</text:p>
          </table:table-cell>
          <table:table-cell/>
          <table:table-cell office:value-type="float" office:value="8.43645858765" calcext:value-type="float">
            <text:p>8.43645858765</text:p>
          </table:table-cell>
        </table:table-row>
        <table:table-row table:style-name="ro1">
          <table:table-cell office:value-type="float" office:value="1.59203351871859E+018" calcext:value-type="float">
            <text:p>1.59203351871859E+018</text:p>
          </table:table-cell>
          <table:table-cell office:value-type="float" office:value="1135" calcext:value-type="float">
            <text:p>1135</text:p>
          </table:table-cell>
          <table:table-cell office:value-type="float" office:value="1.59203351866674E+018" calcext:value-type="float">
            <text:p>1.59203351866674E+018</text:p>
          </table:table-cell>
          <table:table-cell/>
          <table:table-cell office:value-type="float" office:value="0.0781700015068" calcext:value-type="float">
            <text:p>0.0781700015068</text:p>
          </table:table-cell>
          <table:table-cell/>
          <table:table-cell office:value-type="float" office:value="1.59203351871888E+018" calcext:value-type="float">
            <text:p>1.59203351871888E+018</text:p>
          </table:table-cell>
          <table:table-cell office:value-type="float" office:value="1135" calcext:value-type="float">
            <text:p>1135</text:p>
          </table:table-cell>
          <table:table-cell office:value-type="float" office:value="1.59203351866674E+018" calcext:value-type="float">
            <text:p>1.59203351866674E+018</text:p>
          </table:table-cell>
          <table:table-cell/>
          <table:table-cell office:value-type="float" office:value="8.43213558197" calcext:value-type="float">
            <text:p>8.43213558197</text:p>
          </table:table-cell>
        </table:table-row>
        <table:table-row table:style-name="ro1">
          <table:table-cell office:value-type="float" office:value="1.59203351877075E+018" calcext:value-type="float">
            <text:p>1.59203351877075E+018</text:p>
          </table:table-cell>
          <table:table-cell office:value-type="float" office:value="1136" calcext:value-type="float">
            <text:p>1136</text:p>
          </table:table-cell>
          <table:table-cell office:value-type="float" office:value="1.59203351871837E+018" calcext:value-type="float">
            <text:p>1.59203351871837E+018</text:p>
          </table:table-cell>
          <table:table-cell/>
          <table:table-cell office:value-type="float" office:value="0.0712400004268" calcext:value-type="float">
            <text:p>0.0712400004268</text:p>
          </table:table-cell>
          <table:table-cell/>
          <table:table-cell office:value-type="float" office:value="1.59203351877104E+018" calcext:value-type="float">
            <text:p>1.59203351877104E+018</text:p>
          </table:table-cell>
          <table:table-cell office:value-type="float" office:value="1136" calcext:value-type="float">
            <text:p>1136</text:p>
          </table:table-cell>
          <table:table-cell office:value-type="float" office:value="1.59203351871837E+018" calcext:value-type="float">
            <text:p>1.59203351871837E+018</text:p>
          </table:table-cell>
          <table:table-cell/>
          <table:table-cell office:value-type="float" office:value="8.39604187012" calcext:value-type="float">
            <text:p>8.39604187012</text:p>
          </table:table-cell>
        </table:table-row>
        <table:table-row table:style-name="ro1">
          <table:table-cell office:value-type="float" office:value="1.59203351887308E+018" calcext:value-type="float">
            <text:p>1.59203351887308E+018</text:p>
          </table:table-cell>
          <table:table-cell office:value-type="float" office:value="1137" calcext:value-type="float">
            <text:p>1137</text:p>
          </table:table-cell>
          <table:table-cell office:value-type="float" office:value="1.59203351877081E+018" calcext:value-type="float">
            <text:p>1.59203351877081E+018</text:p>
          </table:table-cell>
          <table:table-cell/>
          <table:table-cell office:value-type="float" office:value="0.0590000003576" calcext:value-type="float">
            <text:p>0.0590000003576</text:p>
          </table:table-cell>
          <table:table-cell/>
          <table:table-cell office:value-type="float" office:value="1.59203351887409E+018" calcext:value-type="float">
            <text:p>1.59203351887409E+018</text:p>
          </table:table-cell>
          <table:table-cell office:value-type="float" office:value="1137" calcext:value-type="float">
            <text:p>1137</text:p>
          </table:table-cell>
          <table:table-cell office:value-type="float" office:value="1.59203351877081E+018" calcext:value-type="float">
            <text:p>1.59203351877081E+018</text:p>
          </table:table-cell>
          <table:table-cell/>
          <table:table-cell office:value-type="float" office:value="8.33229160309" calcext:value-type="float">
            <text:p>8.33229160309</text:p>
          </table:table-cell>
        </table:table-row>
        <table:table-row table:style-name="ro1">
          <table:table-cell office:value-type="float" office:value="1.59203351892588E+018" calcext:value-type="float">
            <text:p>1.59203351892588E+018</text:p>
          </table:table-cell>
          <table:table-cell office:value-type="float" office:value="1138" calcext:value-type="float">
            <text:p>1138</text:p>
          </table:table-cell>
          <table:table-cell office:value-type="float" office:value="1.59203351887312E+018" calcext:value-type="float">
            <text:p>1.59203351887312E+018</text:p>
          </table:table-cell>
          <table:table-cell/>
          <table:table-cell office:value-type="float" office:value="0.0427800007164" calcext:value-type="float">
            <text:p>0.0427800007164</text:p>
          </table:table-cell>
          <table:table-cell/>
          <table:table-cell office:value-type="float" office:value="1.59203351892574E+018" calcext:value-type="float">
            <text:p>1.59203351892574E+018</text:p>
          </table:table-cell>
          <table:table-cell office:value-type="float" office:value="1138" calcext:value-type="float">
            <text:p>1138</text:p>
          </table:table-cell>
          <table:table-cell office:value-type="float" office:value="1.59203351887312E+018" calcext:value-type="float">
            <text:p>1.59203351887312E+018</text:p>
          </table:table-cell>
          <table:table-cell/>
          <table:table-cell office:value-type="float" office:value="8.24781227112" calcext:value-type="float">
            <text:p>8.24781227112</text:p>
          </table:table-cell>
        </table:table-row>
        <table:table-row table:style-name="ro1">
          <table:table-cell office:value-type="float" office:value="1.59203351897845E+018" calcext:value-type="float">
            <text:p>1.59203351897845E+018</text:p>
          </table:table-cell>
          <table:table-cell office:value-type="float" office:value="1139" calcext:value-type="float">
            <text:p>1139</text:p>
          </table:table-cell>
          <table:table-cell office:value-type="float" office:value="1.59203351892562E+018" calcext:value-type="float">
            <text:p>1.59203351892562E+018</text:p>
          </table:table-cell>
          <table:table-cell/>
          <table:table-cell office:value-type="float" office:value="0.0338799990714" calcext:value-type="float">
            <text:p>0.0338799990714</text:p>
          </table:table-cell>
          <table:table-cell/>
          <table:table-cell office:value-type="float" office:value="1.59203351897891E+018" calcext:value-type="float">
            <text:p>1.59203351897891E+018</text:p>
          </table:table-cell>
          <table:table-cell office:value-type="float" office:value="1139" calcext:value-type="float">
            <text:p>1139</text:p>
          </table:table-cell>
          <table:table-cell office:value-type="float" office:value="1.59203351892562E+018" calcext:value-type="float">
            <text:p>1.59203351892562E+018</text:p>
          </table:table-cell>
          <table:table-cell/>
          <table:table-cell office:value-type="float" office:value="8.20145797729" calcext:value-type="float">
            <text:p>8.20145797729</text:p>
          </table:table-cell>
        </table:table-row>
        <table:table-row table:style-name="ro1">
          <table:table-cell office:value-type="float" office:value="1.59203351903073E+018" calcext:value-type="float">
            <text:p>1.59203351903073E+018</text:p>
          </table:table-cell>
          <table:table-cell office:value-type="float" office:value="1140" calcext:value-type="float">
            <text:p>1140</text:p>
          </table:table-cell>
          <table:table-cell office:value-type="float" office:value="1.59203351897811E+018" calcext:value-type="float">
            <text:p>1.59203351897811E+018</text:p>
          </table:table-cell>
          <table:table-cell/>
          <table:table-cell office:value-type="float" office:value="0.0251000002027" calcext:value-type="float">
            <text:p>0.0251000002027</text:p>
          </table:table-cell>
          <table:table-cell/>
          <table:table-cell office:value-type="float" office:value="1.59203351903138E+018" calcext:value-type="float">
            <text:p>1.59203351903138E+018</text:p>
          </table:table-cell>
          <table:table-cell office:value-type="float" office:value="1140" calcext:value-type="float">
            <text:p>1140</text:p>
          </table:table-cell>
          <table:table-cell office:value-type="float" office:value="1.59203351897811E+018" calcext:value-type="float">
            <text:p>1.59203351897811E+018</text:p>
          </table:table-cell>
          <table:table-cell/>
          <table:table-cell office:value-type="float" office:value="8.15572929382" calcext:value-type="float">
            <text:p>8.15572929382</text:p>
          </table:table-cell>
        </table:table-row>
        <table:table-row table:style-name="ro1">
          <table:table-cell office:value-type="float" office:value="1.59203351908338E+018" calcext:value-type="float">
            <text:p>1.59203351908338E+018</text:p>
          </table:table-cell>
          <table:table-cell office:value-type="float" office:value="1141" calcext:value-type="float">
            <text:p>1141</text:p>
          </table:table-cell>
          <table:table-cell office:value-type="float" office:value="1.5920335190308E+018" calcext:value-type="float">
            <text:p>1.5920335190308E+018</text:p>
          </table:table-cell>
          <table:table-cell/>
          <table:table-cell office:value-type="float" office:value="0.0254100002348" calcext:value-type="float">
            <text:p>0.0254100002348</text:p>
          </table:table-cell>
          <table:table-cell/>
          <table:table-cell office:value-type="float" office:value="1.59203351908355E+018" calcext:value-type="float">
            <text:p>1.59203351908355E+018</text:p>
          </table:table-cell>
          <table:table-cell office:value-type="float" office:value="1141" calcext:value-type="float">
            <text:p>1141</text:p>
          </table:table-cell>
          <table:table-cell office:value-type="float" office:value="1.5920335190308E+018" calcext:value-type="float">
            <text:p>1.5920335190308E+018</text:p>
          </table:table-cell>
          <table:table-cell/>
          <table:table-cell office:value-type="float" office:value="8.15734386444" calcext:value-type="float">
            <text:p>8.15734386444</text:p>
          </table:table-cell>
        </table:table-row>
        <table:table-row table:style-name="ro1">
          <table:table-cell office:value-type="float" office:value="1.59203351918741E+018" calcext:value-type="float">
            <text:p>1.59203351918741E+018</text:p>
          </table:table-cell>
          <table:table-cell office:value-type="float" office:value="1142" calcext:value-type="float">
            <text:p>1142</text:p>
          </table:table-cell>
          <table:table-cell office:value-type="float" office:value="1.59203351908335E+018" calcext:value-type="float">
            <text:p>1.59203351908335E+018</text:p>
          </table:table-cell>
          <table:table-cell/>
          <table:table-cell office:value-type="float" office:value="0.0264199990779" calcext:value-type="float">
            <text:p>0.0264199990779</text:p>
          </table:table-cell>
          <table:table-cell/>
          <table:table-cell office:value-type="float" office:value="1.59203351918741E+018" calcext:value-type="float">
            <text:p>1.59203351918741E+018</text:p>
          </table:table-cell>
          <table:table-cell office:value-type="float" office:value="1142" calcext:value-type="float">
            <text:p>1142</text:p>
          </table:table-cell>
          <table:table-cell office:value-type="float" office:value="1.59203351908335E+018" calcext:value-type="float">
            <text:p>1.59203351908335E+018</text:p>
          </table:table-cell>
          <table:table-cell/>
          <table:table-cell office:value-type="float" office:value="8.16260433197" calcext:value-type="float">
            <text:p>8.16260433197</text:p>
          </table:table-cell>
        </table:table-row>
        <table:table-row table:style-name="ro1">
          <table:table-cell office:value-type="float" office:value="1.59203351923963E+018" calcext:value-type="float">
            <text:p>1.59203351923963E+018</text:p>
          </table:table-cell>
          <table:table-cell office:value-type="float" office:value="1143" calcext:value-type="float">
            <text:p>1143</text:p>
          </table:table-cell>
          <table:table-cell office:value-type="float" office:value="1.59203351918713E+018" calcext:value-type="float">
            <text:p>1.59203351918713E+018</text:p>
          </table:table-cell>
          <table:table-cell/>
          <table:table-cell office:value-type="float" office:value="0.0256500001997" calcext:value-type="float">
            <text:p>0.0256500001997</text:p>
          </table:table-cell>
          <table:table-cell/>
          <table:table-cell office:value-type="float" office:value="1.59203351923987E+018" calcext:value-type="float">
            <text:p>1.59203351923987E+018</text:p>
          </table:table-cell>
          <table:table-cell office:value-type="float" office:value="1143" calcext:value-type="float">
            <text:p>1143</text:p>
          </table:table-cell>
          <table:table-cell office:value-type="float" office:value="1.59203351918713E+018" calcext:value-type="float">
            <text:p>1.59203351918713E+018</text:p>
          </table:table-cell>
          <table:table-cell/>
          <table:table-cell office:value-type="float" office:value="8.15859413147" calcext:value-type="float">
            <text:p>8.15859413147</text:p>
          </table:table-cell>
        </table:table-row>
        <table:table-row table:style-name="ro1">
          <table:table-cell office:value-type="float" office:value="1.59203351929165E+018" calcext:value-type="float">
            <text:p>1.59203351929165E+018</text:p>
          </table:table-cell>
          <table:table-cell office:value-type="float" office:value="1144" calcext:value-type="float">
            <text:p>1144</text:p>
          </table:table-cell>
          <table:table-cell office:value-type="float" office:value="1.59203351923938E+018" calcext:value-type="float">
            <text:p>1.59203351923938E+018</text:p>
          </table:table-cell>
          <table:table-cell/>
          <table:table-cell office:value-type="float" office:value="0.0216300003231" calcext:value-type="float">
            <text:p>0.0216300003231</text:p>
          </table:table-cell>
          <table:table-cell/>
          <table:table-cell office:value-type="float" office:value="1.59203351929186E+018" calcext:value-type="float">
            <text:p>1.59203351929186E+018</text:p>
          </table:table-cell>
          <table:table-cell office:value-type="float" office:value="1144" calcext:value-type="float">
            <text:p>1144</text:p>
          </table:table-cell>
          <table:table-cell office:value-type="float" office:value="1.59203351923938E+018" calcext:value-type="float">
            <text:p>1.59203351923938E+018</text:p>
          </table:table-cell>
          <table:table-cell/>
          <table:table-cell office:value-type="float" office:value="8.13765621185" calcext:value-type="float">
            <text:p>8.13765621185</text:p>
          </table:table-cell>
        </table:table-row>
        <table:table-row table:style-name="ro1">
          <table:table-cell office:value-type="float" office:value="1.59203351934407E+018" calcext:value-type="float">
            <text:p>1.59203351934407E+018</text:p>
          </table:table-cell>
          <table:table-cell office:value-type="float" office:value="1145" calcext:value-type="float">
            <text:p>1145</text:p>
          </table:table-cell>
          <table:table-cell office:value-type="float" office:value="1.59203351929146E+018" calcext:value-type="float">
            <text:p>1.59203351929146E+018</text:p>
          </table:table-cell>
          <table:table-cell/>
          <table:table-cell office:value-type="float" office:value="0.0142500000075" calcext:value-type="float">
            <text:p>0.0142500000075</text:p>
          </table:table-cell>
          <table:table-cell/>
          <table:table-cell office:value-type="float" office:value="1.59203351934426E+018" calcext:value-type="float">
            <text:p>1.59203351934426E+018</text:p>
          </table:table-cell>
          <table:table-cell office:value-type="float" office:value="1145" calcext:value-type="float">
            <text:p>1145</text:p>
          </table:table-cell>
          <table:table-cell office:value-type="float" office:value="1.59203351929146E+018" calcext:value-type="float">
            <text:p>1.59203351929146E+018</text:p>
          </table:table-cell>
          <table:table-cell/>
          <table:table-cell office:value-type="float" office:value="8.09921836853" calcext:value-type="float">
            <text:p>8.09921836853</text:p>
          </table:table-cell>
        </table:table-row>
        <table:table-row table:style-name="ro1">
          <table:table-cell office:value-type="float" office:value="1.59203351939559E+018" calcext:value-type="float">
            <text:p>1.59203351939559E+018</text:p>
          </table:table-cell>
          <table:table-cell office:value-type="float" office:value="1146" calcext:value-type="float">
            <text:p>1146</text:p>
          </table:table-cell>
          <table:table-cell office:value-type="float" office:value="1.59203351934361E+018" calcext:value-type="float">
            <text:p>1.59203351934361E+018</text:p>
          </table:table-cell>
          <table:table-cell/>
          <table:table-cell office:value-type="float" office:value="0.00656000012532" calcext:value-type="float">
            <text:p>0.00656000012532</text:p>
          </table:table-cell>
          <table:table-cell/>
          <table:table-cell office:value-type="float" office:value="1.59203351939622E+018" calcext:value-type="float">
            <text:p>1.59203351939622E+018</text:p>
          </table:table-cell>
          <table:table-cell office:value-type="float" office:value="1146" calcext:value-type="float">
            <text:p>1146</text:p>
          </table:table-cell>
          <table:table-cell office:value-type="float" office:value="1.59203351934361E+018" calcext:value-type="float">
            <text:p>1.59203351934361E+018</text:p>
          </table:table-cell>
          <table:table-cell/>
          <table:table-cell office:value-type="float" office:value="8.05916690826" calcext:value-type="float">
            <text:p>8.05916690826</text:p>
          </table:table-cell>
        </table:table-row>
        <table:table-row table:style-name="ro1">
          <table:table-cell office:value-type="float" office:value="1.59203351944766E+018" calcext:value-type="float">
            <text:p>1.59203351944766E+018</text:p>
          </table:table-cell>
          <table:table-cell office:value-type="float" office:value="1147" calcext:value-type="float">
            <text:p>1147</text:p>
          </table:table-cell>
          <table:table-cell office:value-type="float" office:value="1.59203351939562E+018" calcext:value-type="float">
            <text:p>1.59203351939562E+018</text:p>
          </table:table-cell>
          <table:table-cell/>
          <table:table-cell office:value-type="float" office:value="0.000479999987874" calcext:value-type="float">
            <text:p>0.000479999987874</text:p>
          </table:table-cell>
          <table:table-cell/>
          <table:table-cell office:value-type="float" office:value="1.59203351944801E+018" calcext:value-type="float">
            <text:p>1.59203351944801E+018</text:p>
          </table:table-cell>
          <table:table-cell office:value-type="float" office:value="1147" calcext:value-type="float">
            <text:p>1147</text:p>
          </table:table-cell>
          <table:table-cell office:value-type="float" office:value="1.59203351939562E+018" calcext:value-type="float">
            <text:p>1.59203351939562E+018</text:p>
          </table:table-cell>
          <table:table-cell/>
          <table:table-cell office:value-type="float" office:value="8.02750015259" calcext:value-type="float">
            <text:p>8.02750015259</text:p>
          </table:table-cell>
        </table:table-row>
        <table:table-row table:style-name="ro1">
          <table:table-cell office:value-type="float" office:value="1.59203351949893E+018" calcext:value-type="float">
            <text:p>1.59203351949893E+018</text:p>
          </table:table-cell>
          <table:table-cell office:value-type="float" office:value="1148" calcext:value-type="float">
            <text:p>1148</text:p>
          </table:table-cell>
          <table:table-cell office:value-type="float" office:value="1.5920335194474E+018" calcext:value-type="float">
            <text:p>1.5920335194474E+018</text:p>
          </table:table-cell>
          <table:table-cell/>
          <table:table-cell office:value-type="float" office:value="-0.000169999999343" calcext:value-type="float">
            <text:p>-0.000169999999343</text:p>
          </table:table-cell>
          <table:table-cell/>
          <table:table-cell office:value-type="float" office:value="1.59203351949918E+018" calcext:value-type="float">
            <text:p>1.59203351949918E+018</text:p>
          </table:table-cell>
          <table:table-cell office:value-type="float" office:value="1148" calcext:value-type="float">
            <text:p>1148</text:p>
          </table:table-cell>
          <table:table-cell office:value-type="float" office:value="1.5920335194474E+018" calcext:value-type="float">
            <text:p>1.5920335194474E+018</text:p>
          </table:table-cell>
          <table:table-cell/>
          <table:table-cell office:value-type="float" office:value="8.02411460876" calcext:value-type="float">
            <text:p>8.02411460876</text:p>
          </table:table-cell>
        </table:table-row>
        <table:table-row table:style-name="ro1">
          <table:table-cell office:value-type="float" office:value="1.59203351955187E+018" calcext:value-type="float">
            <text:p>1.59203351955187E+018</text:p>
          </table:table-cell>
          <table:table-cell office:value-type="float" office:value="1149" calcext:value-type="float">
            <text:p>1149</text:p>
          </table:table-cell>
          <table:table-cell office:value-type="float" office:value="1.592033519499E+018" calcext:value-type="float">
            <text:p>1.592033519499E+018</text:p>
          </table:table-cell>
          <table:table-cell/>
          <table:table-cell office:value-type="float" office:value="-0.00139999995008" calcext:value-type="float">
            <text:p>-0.00139999995008</text:p>
          </table:table-cell>
          <table:table-cell/>
          <table:table-cell office:value-type="float" office:value="1.5920335195518E+018" calcext:value-type="float">
            <text:p>1.5920335195518E+018</text:p>
          </table:table-cell>
          <table:table-cell office:value-type="float" office:value="1149" calcext:value-type="float">
            <text:p>1149</text:p>
          </table:table-cell>
          <table:table-cell office:value-type="float" office:value="1.592033519499E+018" calcext:value-type="float">
            <text:p>1.592033519499E+018</text:p>
          </table:table-cell>
          <table:table-cell/>
          <table:table-cell office:value-type="float" office:value="8.01770877838" calcext:value-type="float">
            <text:p>8.01770877838</text:p>
          </table:table-cell>
        </table:table-row>
        <table:table-row table:style-name="ro1">
          <table:table-cell office:value-type="float" office:value="1.59203351960427E+018" calcext:value-type="float">
            <text:p>1.59203351960427E+018</text:p>
          </table:table-cell>
          <table:table-cell office:value-type="float" office:value="1150" calcext:value-type="float">
            <text:p>1150</text:p>
          </table:table-cell>
          <table:table-cell office:value-type="float" office:value="1.59203351955153E+018" calcext:value-type="float">
            <text:p>1.59203351955153E+018</text:p>
          </table:table-cell>
          <table:table-cell/>
          <table:table-cell office:value-type="float" office:value="-0.00034999998752" calcext:value-type="float">
            <text:p>-0.00034999998752</text:p>
          </table:table-cell>
          <table:table-cell/>
          <table:table-cell office:value-type="float" office:value="1.59203351960458E+018" calcext:value-type="float">
            <text:p>1.59203351960458E+018</text:p>
          </table:table-cell>
          <table:table-cell office:value-type="float" office:value="1150" calcext:value-type="float">
            <text:p>1150</text:p>
          </table:table-cell>
          <table:table-cell office:value-type="float" office:value="1.59203351955153E+018" calcext:value-type="float">
            <text:p>1.59203351955153E+018</text:p>
          </table:table-cell>
          <table:table-cell/>
          <table:table-cell office:value-type="float" office:value="8.02317714691" calcext:value-type="float">
            <text:p>8.02317714691</text:p>
          </table:table-cell>
        </table:table-row>
        <table:table-row table:style-name="ro1">
          <table:table-cell office:value-type="float" office:value="1.59203351970755E+018" calcext:value-type="float">
            <text:p>1.59203351970755E+018</text:p>
          </table:table-cell>
          <table:table-cell office:value-type="float" office:value="1151" calcext:value-type="float">
            <text:p>1151</text:p>
          </table:table-cell>
          <table:table-cell office:value-type="float" office:value="1.5920335196043E+018" calcext:value-type="float">
            <text:p>1.5920335196043E+018</text:p>
          </table:table-cell>
          <table:table-cell/>
          <table:table-cell office:value-type="float" office:value="-0.00156999996398" calcext:value-type="float">
            <text:p>-0.00156999996398</text:p>
          </table:table-cell>
          <table:table-cell/>
          <table:table-cell office:value-type="float" office:value="1.59203351970788E+018" calcext:value-type="float">
            <text:p>1.59203351970788E+018</text:p>
          </table:table-cell>
          <table:table-cell office:value-type="float" office:value="1151" calcext:value-type="float">
            <text:p>1151</text:p>
          </table:table-cell>
          <table:table-cell office:value-type="float" office:value="1.5920335196043E+018" calcext:value-type="float">
            <text:p>1.5920335196043E+018</text:p>
          </table:table-cell>
          <table:table-cell/>
          <table:table-cell office:value-type="float" office:value="8.01682281494" calcext:value-type="float">
            <text:p>8.01682281494</text:p>
          </table:table-cell>
        </table:table-row>
        <table:table-row table:style-name="ro1">
          <table:table-cell office:value-type="float" office:value="1.59203351976013E+018" calcext:value-type="float">
            <text:p>1.59203351976013E+018</text:p>
          </table:table-cell>
          <table:table-cell office:value-type="float" office:value="1152" calcext:value-type="float">
            <text:p>1152</text:p>
          </table:table-cell>
          <table:table-cell office:value-type="float" office:value="1.59203351970761E+018" calcext:value-type="float">
            <text:p>1.59203351970761E+018</text:p>
          </table:table-cell>
          <table:table-cell/>
          <table:table-cell office:value-type="float" office:value="0.000639999983832" calcext:value-type="float">
            <text:p>0.000639999983832</text:p>
          </table:table-cell>
          <table:table-cell/>
          <table:table-cell office:value-type="float" office:value="1.59203351976076E+018" calcext:value-type="float">
            <text:p>1.59203351976076E+018</text:p>
          </table:table-cell>
          <table:table-cell office:value-type="float" office:value="1152" calcext:value-type="float">
            <text:p>1152</text:p>
          </table:table-cell>
          <table:table-cell office:value-type="float" office:value="1.59203351970761E+018" calcext:value-type="float">
            <text:p>1.59203351970761E+018</text:p>
          </table:table-cell>
          <table:table-cell/>
          <table:table-cell office:value-type="float" office:value="8.02833366394" calcext:value-type="float">
            <text:p>8.02833366394</text:p>
          </table:table-cell>
        </table:table-row>
        <table:table-row table:style-name="ro1">
          <table:table-cell office:value-type="float" office:value="1.5920335198126E+018" calcext:value-type="float">
            <text:p>1.5920335198126E+018</text:p>
          </table:table-cell>
          <table:table-cell office:value-type="float" office:value="1153" calcext:value-type="float">
            <text:p>1153</text:p>
          </table:table-cell>
          <table:table-cell office:value-type="float" office:value="1.59203351976016E+018" calcext:value-type="float">
            <text:p>1.59203351976016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1981271E+018" calcext:value-type="float">
            <text:p>1.59203351981271E+018</text:p>
          </table:table-cell>
          <table:table-cell office:value-type="float" office:value="1153" calcext:value-type="float">
            <text:p>1153</text:p>
          </table:table-cell>
          <table:table-cell office:value-type="float" office:value="1.59203351976016E+018" calcext:value-type="float">
            <text:p>1.59203351976016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1986508E+018" calcext:value-type="float">
            <text:p>1.59203351986508E+018</text:p>
          </table:table-cell>
          <table:table-cell office:value-type="float" office:value="1154" calcext:value-type="float">
            <text:p>1154</text:p>
          </table:table-cell>
          <table:table-cell office:value-type="float" office:value="1.59203351981269E+018" calcext:value-type="float">
            <text:p>1.59203351981269E+018</text:p>
          </table:table-cell>
          <table:table-cell/>
          <table:table-cell office:value-type="float" office:value="0.00034999998752" calcext:value-type="float">
            <text:p>0.00034999998752</text:p>
          </table:table-cell>
          <table:table-cell/>
          <table:table-cell office:value-type="float" office:value="1.59203351986491E+018" calcext:value-type="float">
            <text:p>1.59203351986491E+018</text:p>
          </table:table-cell>
          <table:table-cell office:value-type="float" office:value="1154" calcext:value-type="float">
            <text:p>1154</text:p>
          </table:table-cell>
          <table:table-cell office:value-type="float" office:value="1.59203351981269E+018" calcext:value-type="float">
            <text:p>1.59203351981269E+018</text:p>
          </table:table-cell>
          <table:table-cell/>
          <table:table-cell office:value-type="float" office:value="8.02682304382" calcext:value-type="float">
            <text:p>8.02682304382</text:p>
          </table:table-cell>
        </table:table-row>
        <table:table-row table:style-name="ro1">
          <table:table-cell office:value-type="float" office:value="1.59203351991674E+018" calcext:value-type="float">
            <text:p>1.59203351991674E+018</text:p>
          </table:table-cell>
          <table:table-cell office:value-type="float" office:value="1155" calcext:value-type="float">
            <text:p>1155</text:p>
          </table:table-cell>
          <table:table-cell office:value-type="float" office:value="1.59203351986485E+018" calcext:value-type="float">
            <text:p>1.59203351986485E+018</text:p>
          </table:table-cell>
          <table:table-cell/>
          <table:table-cell office:value-type="float" office:value="0.000520000001416" calcext:value-type="float">
            <text:p>0.000520000001416</text:p>
          </table:table-cell>
          <table:table-cell/>
          <table:table-cell office:value-type="float" office:value="1.59203351991659E+018" calcext:value-type="float">
            <text:p>1.59203351991659E+018</text:p>
          </table:table-cell>
          <table:table-cell office:value-type="float" office:value="1155" calcext:value-type="float">
            <text:p>1155</text:p>
          </table:table-cell>
          <table:table-cell office:value-type="float" office:value="1.59203351986485E+018" calcext:value-type="float">
            <text:p>1.59203351986485E+018</text:p>
          </table:table-cell>
          <table:table-cell/>
          <table:table-cell office:value-type="float" office:value="8.02770805359" calcext:value-type="float">
            <text:p>8.02770805359</text:p>
          </table:table-cell>
        </table:table-row>
        <table:table-row table:style-name="ro1">
          <table:table-cell office:value-type="float" office:value="1.59203351996931E+018" calcext:value-type="float">
            <text:p>1.59203351996931E+018</text:p>
          </table:table-cell>
          <table:table-cell office:value-type="float" office:value="1156" calcext:value-type="float">
            <text:p>1156</text:p>
          </table:table-cell>
          <table:table-cell office:value-type="float" office:value="1.59203351991646E+018" calcext:value-type="float">
            <text:p>1.59203351991646E+018</text:p>
          </table:table-cell>
          <table:table-cell/>
          <table:table-cell office:value-type="float" office:value="-0.00121999997646" calcext:value-type="float">
            <text:p>-0.00121999997646</text:p>
          </table:table-cell>
          <table:table-cell/>
          <table:table-cell office:value-type="float" office:value="1.59203351996914E+018" calcext:value-type="float">
            <text:p>1.59203351996914E+018</text:p>
          </table:table-cell>
          <table:table-cell office:value-type="float" office:value="1156" calcext:value-type="float">
            <text:p>1156</text:p>
          </table:table-cell>
          <table:table-cell office:value-type="float" office:value="1.59203351991646E+018" calcext:value-type="float">
            <text:p>1.59203351991646E+018</text:p>
          </table:table-cell>
          <table:table-cell/>
          <table:table-cell office:value-type="float" office:value="8.01864624023" calcext:value-type="float">
            <text:p>8.01864624023</text:p>
          </table:table-cell>
        </table:table-row>
        <table:table-row table:style-name="ro1">
          <table:table-cell office:value-type="float" office:value="1.5920335200214E+018" calcext:value-type="float">
            <text:p>1.5920335200214E+018</text:p>
          </table:table-cell>
          <table:table-cell office:value-type="float" office:value="1157" calcext:value-type="float">
            <text:p>1157</text:p>
          </table:table-cell>
          <table:table-cell office:value-type="float" office:value="1.59203351996898E+018" calcext:value-type="float">
            <text:p>1.59203351996898E+018</text:p>
          </table:table-cell>
          <table:table-cell/>
          <table:table-cell office:value-type="float" office:value="-0.000869999988936" calcext:value-type="float">
            <text:p>-0.000869999988936</text:p>
          </table:table-cell>
          <table:table-cell/>
          <table:table-cell office:value-type="float" office:value="1.59203352002157E+018" calcext:value-type="float">
            <text:p>1.59203352002157E+018</text:p>
          </table:table-cell>
          <table:table-cell office:value-type="float" office:value="1157" calcext:value-type="float">
            <text:p>1157</text:p>
          </table:table-cell>
          <table:table-cell office:value-type="float" office:value="1.59203351996898E+018" calcext:value-type="float">
            <text:p>1.59203351996898E+018</text:p>
          </table:table-cell>
          <table:table-cell/>
          <table:table-cell office:value-type="float" office:value="8.02046871185" calcext:value-type="float">
            <text:p>8.02046871185</text:p>
          </table:table-cell>
        </table:table-row>
        <table:table-row table:style-name="ro1">
          <table:table-cell office:value-type="float" office:value="1.59203352007502E+018" calcext:value-type="float">
            <text:p>1.59203352007502E+018</text:p>
          </table:table-cell>
          <table:table-cell office:value-type="float" office:value="1158" calcext:value-type="float">
            <text:p>1158</text:p>
          </table:table-cell>
          <table:table-cell office:value-type="float" office:value="1.59203352002147E+018" calcext:value-type="float">
            <text:p>1.59203352002147E+018</text:p>
          </table:table-cell>
          <table:table-cell/>
          <table:table-cell office:value-type="float" office:value="-0.00347999995574" calcext:value-type="float">
            <text:p>-0.00347999995574</text:p>
          </table:table-cell>
          <table:table-cell/>
          <table:table-cell office:value-type="float" office:value="1.59203352007484E+018" calcext:value-type="float">
            <text:p>1.59203352007484E+018</text:p>
          </table:table-cell>
          <table:table-cell office:value-type="float" office:value="1158" calcext:value-type="float">
            <text:p>1158</text:p>
          </table:table-cell>
          <table:table-cell office:value-type="float" office:value="1.59203352002147E+018" calcext:value-type="float">
            <text:p>1.59203352002147E+018</text:p>
          </table:table-cell>
          <table:table-cell/>
          <table:table-cell office:value-type="float" office:value="8.00687503815" calcext:value-type="float">
            <text:p>8.00687503815</text:p>
          </table:table-cell>
        </table:table-row>
        <table:table-row table:style-name="ro1">
          <table:table-cell office:value-type="float" office:value="1.59203352012821E+018" calcext:value-type="float">
            <text:p>1.59203352012821E+018</text:p>
          </table:table-cell>
          <table:table-cell office:value-type="float" office:value="1159" calcext:value-type="float">
            <text:p>1159</text:p>
          </table:table-cell>
          <table:table-cell office:value-type="float" office:value="1.59203352007517E+018" calcext:value-type="float">
            <text:p>1.59203352007517E+018</text:p>
          </table:table-cell>
          <table:table-cell/>
          <table:table-cell office:value-type="float" office:value="-0.00572999985889" calcext:value-type="float">
            <text:p>-0.00572999985889</text:p>
          </table:table-cell>
          <table:table-cell/>
          <table:table-cell office:value-type="float" office:value="1.59203352012798E+018" calcext:value-type="float">
            <text:p>1.59203352012798E+018</text:p>
          </table:table-cell>
          <table:table-cell office:value-type="float" office:value="1159" calcext:value-type="float">
            <text:p>1159</text:p>
          </table:table-cell>
          <table:table-cell office:value-type="float" office:value="1.59203352007517E+018" calcext:value-type="float">
            <text:p>1.59203352007517E+018</text:p>
          </table:table-cell>
          <table:table-cell/>
          <table:table-cell office:value-type="float" office:value="7.99515628815" calcext:value-type="float">
            <text:p>7.99515628815</text:p>
          </table:table-cell>
        </table:table-row>
        <table:table-row table:style-name="ro1">
          <table:table-cell office:value-type="float" office:value="1.59203352023128E+018" calcext:value-type="float">
            <text:p>1.59203352023128E+018</text:p>
          </table:table-cell>
          <table:table-cell office:value-type="float" office:value="1160" calcext:value-type="float">
            <text:p>1160</text:p>
          </table:table-cell>
          <table:table-cell office:value-type="float" office:value="1.59203352012788E+018" calcext:value-type="float">
            <text:p>1.59203352012788E+018</text:p>
          </table:table-cell>
          <table:table-cell/>
          <table:table-cell office:value-type="float" office:value="-0.0100600002334" calcext:value-type="float">
            <text:p>-0.0100600002334</text:p>
          </table:table-cell>
          <table:table-cell/>
          <table:table-cell office:value-type="float" office:value="1.5920335202313E+018" calcext:value-type="float">
            <text:p>1.5920335202313E+018</text:p>
          </table:table-cell>
          <table:table-cell office:value-type="float" office:value="1160" calcext:value-type="float">
            <text:p>1160</text:p>
          </table:table-cell>
          <table:table-cell office:value-type="float" office:value="1.59203352012788E+018" calcext:value-type="float">
            <text:p>1.59203352012788E+018</text:p>
          </table:table-cell>
          <table:table-cell/>
          <table:table-cell office:value-type="float" office:value="7.97260427475" calcext:value-type="float">
            <text:p>7.97260427475</text:p>
          </table:table-cell>
        </table:table-row>
        <table:table-row table:style-name="ro1">
          <table:table-cell office:value-type="float" office:value="1.59203352028333E+018" calcext:value-type="float">
            <text:p>1.59203352028333E+018</text:p>
          </table:table-cell>
          <table:table-cell office:value-type="float" office:value="1161" calcext:value-type="float">
            <text:p>1161</text:p>
          </table:table-cell>
          <table:table-cell office:value-type="float" office:value="1.59203352023059E+018" calcext:value-type="float">
            <text:p>1.59203352023059E+018</text:p>
          </table:table-cell>
          <table:table-cell/>
          <table:table-cell office:value-type="float" office:value="-0.0124500002712" calcext:value-type="float">
            <text:p>-0.0124500002712</text:p>
          </table:table-cell>
          <table:table-cell/>
          <table:table-cell office:value-type="float" office:value="1.59203352028321E+018" calcext:value-type="float">
            <text:p>1.59203352028321E+018</text:p>
          </table:table-cell>
          <table:table-cell office:value-type="float" office:value="1161" calcext:value-type="float">
            <text:p>1161</text:p>
          </table:table-cell>
          <table:table-cell office:value-type="float" office:value="1.59203352023059E+018" calcext:value-type="float">
            <text:p>1.59203352023059E+018</text:p>
          </table:table-cell>
          <table:table-cell/>
          <table:table-cell office:value-type="float" office:value="7.96015644073" calcext:value-type="float">
            <text:p>7.96015644073</text:p>
          </table:table-cell>
        </table:table-row>
        <table:table-row table:style-name="ro1">
          <table:table-cell office:value-type="float" office:value="1.59203352033514E+018" calcext:value-type="float">
            <text:p>1.59203352033514E+018</text:p>
          </table:table-cell>
          <table:table-cell office:value-type="float" office:value="1162" calcext:value-type="float">
            <text:p>1162</text:p>
          </table:table-cell>
          <table:table-cell office:value-type="float" office:value="1.59203352028338E+018" calcext:value-type="float">
            <text:p>1.59203352028338E+018</text:p>
          </table:table-cell>
          <table:table-cell/>
          <table:table-cell office:value-type="float" office:value="-0.0168500002474" calcext:value-type="float">
            <text:p>-0.0168500002474</text:p>
          </table:table-cell>
          <table:table-cell/>
          <table:table-cell office:value-type="float" office:value="1.59203352033533E+018" calcext:value-type="float">
            <text:p>1.59203352033533E+018</text:p>
          </table:table-cell>
          <table:table-cell office:value-type="float" office:value="1162" calcext:value-type="float">
            <text:p>1162</text:p>
          </table:table-cell>
          <table:table-cell office:value-type="float" office:value="1.59203352028338E+018" calcext:value-type="float">
            <text:p>1.59203352028338E+018</text:p>
          </table:table-cell>
          <table:table-cell/>
          <table:table-cell office:value-type="float" office:value="7.93723964691" calcext:value-type="float">
            <text:p>7.93723964691</text:p>
          </table:table-cell>
        </table:table-row>
        <table:table-row table:style-name="ro1">
          <table:table-cell office:value-type="float" office:value="1.59203352038677E+018" calcext:value-type="float">
            <text:p>1.59203352038677E+018</text:p>
          </table:table-cell>
          <table:table-cell office:value-type="float" office:value="1163" calcext:value-type="float">
            <text:p>1163</text:p>
          </table:table-cell>
          <table:table-cell office:value-type="float" office:value="1.5920335203349E+018" calcext:value-type="float">
            <text:p>1.5920335203349E+018</text:p>
          </table:table-cell>
          <table:table-cell/>
          <table:table-cell office:value-type="float" office:value="-0.0207000002265" calcext:value-type="float">
            <text:p>-0.0207000002265</text:p>
          </table:table-cell>
          <table:table-cell/>
          <table:table-cell office:value-type="float" office:value="1.59203352038705E+018" calcext:value-type="float">
            <text:p>1.59203352038705E+018</text:p>
          </table:table-cell>
          <table:table-cell office:value-type="float" office:value="1163" calcext:value-type="float">
            <text:p>1163</text:p>
          </table:table-cell>
          <table:table-cell office:value-type="float" office:value="1.5920335203349E+018" calcext:value-type="float">
            <text:p>1.5920335203349E+018</text:p>
          </table:table-cell>
          <table:table-cell/>
          <table:table-cell office:value-type="float" office:value="7.91718769073" calcext:value-type="float">
            <text:p>7.91718769073</text:p>
          </table:table-cell>
        </table:table-row>
        <table:table-row table:style-name="ro1">
          <table:table-cell office:value-type="float" office:value="1.59203352044017E+018" calcext:value-type="float">
            <text:p>1.59203352044017E+018</text:p>
          </table:table-cell>
          <table:table-cell office:value-type="float" office:value="1164" calcext:value-type="float">
            <text:p>1164</text:p>
          </table:table-cell>
          <table:table-cell office:value-type="float" office:value="1.59203352038679E+018" calcext:value-type="float">
            <text:p>1.59203352038679E+018</text:p>
          </table:table-cell>
          <table:table-cell/>
          <table:table-cell office:value-type="float" office:value="-0.0238600000739" calcext:value-type="float">
            <text:p>-0.0238600000739</text:p>
          </table:table-cell>
          <table:table-cell/>
          <table:table-cell office:value-type="float" office:value="1.59203352043941E+018" calcext:value-type="float">
            <text:p>1.59203352043941E+018</text:p>
          </table:table-cell>
          <table:table-cell office:value-type="float" office:value="1164" calcext:value-type="float">
            <text:p>1164</text:p>
          </table:table-cell>
          <table:table-cell office:value-type="float" office:value="1.59203352038679E+018" calcext:value-type="float">
            <text:p>1.59203352038679E+018</text:p>
          </table:table-cell>
          <table:table-cell/>
          <table:table-cell office:value-type="float" office:value="7.90072917938" calcext:value-type="float">
            <text:p>7.90072917938</text:p>
          </table:table-cell>
        </table:table-row>
        <table:table-row table:style-name="ro1">
          <table:table-cell office:value-type="float" office:value="1.5920335204924E+018" calcext:value-type="float">
            <text:p>1.5920335204924E+018</text:p>
          </table:table-cell>
          <table:table-cell office:value-type="float" office:value="1165" calcext:value-type="float">
            <text:p>1165</text:p>
          </table:table-cell>
          <table:table-cell office:value-type="float" office:value="1.59203352044037E+018" calcext:value-type="float">
            <text:p>1.59203352044037E+018</text:p>
          </table:table-cell>
          <table:table-cell/>
          <table:table-cell office:value-type="float" office:value="-0.0238000005484" calcext:value-type="float">
            <text:p>-0.0238000005484</text:p>
          </table:table-cell>
          <table:table-cell/>
          <table:table-cell office:value-type="float" office:value="1.59203352049249E+018" calcext:value-type="float">
            <text:p>1.59203352049249E+018</text:p>
          </table:table-cell>
          <table:table-cell office:value-type="float" office:value="1165" calcext:value-type="float">
            <text:p>1165</text:p>
          </table:table-cell>
          <table:table-cell office:value-type="float" office:value="1.59203352044037E+018" calcext:value-type="float">
            <text:p>1.59203352044037E+018</text:p>
          </table:table-cell>
          <table:table-cell/>
          <table:table-cell office:value-type="float" office:value="7.90104150772" calcext:value-type="float">
            <text:p>7.90104150772</text:p>
          </table:table-cell>
        </table:table-row>
        <table:table-row table:style-name="ro1">
          <table:table-cell office:value-type="float" office:value="1.59203352054444E+018" calcext:value-type="float">
            <text:p>1.59203352054444E+018</text:p>
          </table:table-cell>
          <table:table-cell office:value-type="float" office:value="1166" calcext:value-type="float">
            <text:p>1166</text:p>
          </table:table-cell>
          <table:table-cell office:value-type="float" office:value="1.59203352049245E+018" calcext:value-type="float">
            <text:p>1.59203352049245E+018</text:p>
          </table:table-cell>
          <table:table-cell/>
          <table:table-cell office:value-type="float" office:value="-0.0204900000244" calcext:value-type="float">
            <text:p>-0.0204900000244</text:p>
          </table:table-cell>
          <table:table-cell/>
          <table:table-cell office:value-type="float" office:value="1.59203352054445E+018" calcext:value-type="float">
            <text:p>1.59203352054445E+018</text:p>
          </table:table-cell>
          <table:table-cell office:value-type="float" office:value="1166" calcext:value-type="float">
            <text:p>1166</text:p>
          </table:table-cell>
          <table:table-cell office:value-type="float" office:value="1.59203352049245E+018" calcext:value-type="float">
            <text:p>1.59203352049245E+018</text:p>
          </table:table-cell>
          <table:table-cell/>
          <table:table-cell office:value-type="float" office:value="7.91828107834" calcext:value-type="float">
            <text:p>7.91828107834</text:p>
          </table:table-cell>
        </table:table-row>
        <table:table-row table:style-name="ro1">
          <table:table-cell office:value-type="float" office:value="1.59203352059691E+018" calcext:value-type="float">
            <text:p>1.59203352059691E+018</text:p>
          </table:table-cell>
          <table:table-cell office:value-type="float" office:value="1167" calcext:value-type="float">
            <text:p>1167</text:p>
          </table:table-cell>
          <table:table-cell office:value-type="float" office:value="1.59203352054419E+018" calcext:value-type="float">
            <text:p>1.59203352054419E+018</text:p>
          </table:table-cell>
          <table:table-cell/>
          <table:table-cell office:value-type="float" office:value="-0.0168600007892" calcext:value-type="float">
            <text:p>-0.0168600007892</text:p>
          </table:table-cell>
          <table:table-cell/>
          <table:table-cell office:value-type="float" office:value="1.59203352059685E+018" calcext:value-type="float">
            <text:p>1.59203352059685E+018</text:p>
          </table:table-cell>
          <table:table-cell office:value-type="float" office:value="1167" calcext:value-type="float">
            <text:p>1167</text:p>
          </table:table-cell>
          <table:table-cell office:value-type="float" office:value="1.59203352054419E+018" calcext:value-type="float">
            <text:p>1.59203352054419E+018</text:p>
          </table:table-cell>
          <table:table-cell/>
          <table:table-cell office:value-type="float" office:value="7.93718767166" calcext:value-type="float">
            <text:p>7.93718767166</text:p>
          </table:table-cell>
        </table:table-row>
        <table:table-row table:style-name="ro1">
          <table:table-cell office:value-type="float" office:value="1.59203352069953E+018" calcext:value-type="float">
            <text:p>1.59203352069953E+018</text:p>
          </table:table-cell>
          <table:table-cell office:value-type="float" office:value="1168" calcext:value-type="float">
            <text:p>1168</text:p>
          </table:table-cell>
          <table:table-cell office:value-type="float" office:value="1.59203352059657E+018" calcext:value-type="float">
            <text:p>1.59203352059657E+018</text:p>
          </table:table-cell>
          <table:table-cell/>
          <table:table-cell office:value-type="float" office:value="-0.0121700000018" calcext:value-type="float">
            <text:p>-0.0121700000018</text:p>
          </table:table-cell>
          <table:table-cell/>
          <table:table-cell office:value-type="float" office:value="1.59203352069939E+018" calcext:value-type="float">
            <text:p>1.59203352069939E+018</text:p>
          </table:table-cell>
          <table:table-cell office:value-type="float" office:value="1168" calcext:value-type="float">
            <text:p>1168</text:p>
          </table:table-cell>
          <table:table-cell office:value-type="float" office:value="1.59203352059657E+018" calcext:value-type="float">
            <text:p>1.59203352059657E+018</text:p>
          </table:table-cell>
          <table:table-cell/>
          <table:table-cell office:value-type="float" office:value="7.96161460876" calcext:value-type="float">
            <text:p>7.96161460876</text:p>
          </table:table-cell>
        </table:table-row>
        <table:table-row table:style-name="ro1">
          <table:table-cell office:value-type="float" office:value="1.59203352075172E+018" calcext:value-type="float">
            <text:p>1.59203352075172E+018</text:p>
          </table:table-cell>
          <table:table-cell office:value-type="float" office:value="1169" calcext:value-type="float">
            <text:p>1169</text:p>
          </table:table-cell>
          <table:table-cell office:value-type="float" office:value="1.59203352069916E+018" calcext:value-type="float">
            <text:p>1.59203352069916E+018</text:p>
          </table:table-cell>
          <table:table-cell/>
          <table:table-cell office:value-type="float" office:value="-0.00625000009313" calcext:value-type="float">
            <text:p>-0.00625000009313</text:p>
          </table:table-cell>
          <table:table-cell/>
          <table:table-cell office:value-type="float" office:value="1.59203352075156E+018" calcext:value-type="float">
            <text:p>1.59203352075156E+018</text:p>
          </table:table-cell>
          <table:table-cell office:value-type="float" office:value="1169" calcext:value-type="float">
            <text:p>1169</text:p>
          </table:table-cell>
          <table:table-cell office:value-type="float" office:value="1.59203352069916E+018" calcext:value-type="float">
            <text:p>1.59203352069916E+018</text:p>
          </table:table-cell>
          <table:table-cell/>
          <table:table-cell office:value-type="float" office:value="7.99244785309" calcext:value-type="float">
            <text:p>7.99244785309</text:p>
          </table:table-cell>
        </table:table-row>
        <table:table-row table:style-name="ro1">
          <table:table-cell office:value-type="float" office:value="1.59203352080468E+018" calcext:value-type="float">
            <text:p>1.59203352080468E+018</text:p>
          </table:table-cell>
          <table:table-cell office:value-type="float" office:value="1170" calcext:value-type="float">
            <text:p>1170</text:p>
          </table:table-cell>
          <table:table-cell office:value-type="float" office:value="1.59203352075187E+018" calcext:value-type="float">
            <text:p>1.59203352075187E+018</text:p>
          </table:table-cell>
          <table:table-cell/>
          <table:table-cell office:value-type="float" office:value="-0.00079999997979" calcext:value-type="float">
            <text:p>-0.00079999997979</text:p>
          </table:table-cell>
          <table:table-cell/>
          <table:table-cell office:value-type="float" office:value="1.59203352080486E+018" calcext:value-type="float">
            <text:p>1.59203352080486E+018</text:p>
          </table:table-cell>
          <table:table-cell office:value-type="float" office:value="1170" calcext:value-type="float">
            <text:p>1170</text:p>
          </table:table-cell>
          <table:table-cell office:value-type="float" office:value="1.59203352075187E+018" calcext:value-type="float">
            <text:p>1.59203352075187E+018</text:p>
          </table:table-cell>
          <table:table-cell/>
          <table:table-cell office:value-type="float" office:value="8.02083301544" calcext:value-type="float">
            <text:p>8.02083301544</text:p>
          </table:table-cell>
        </table:table-row>
        <table:table-row table:style-name="ro1">
          <table:table-cell office:value-type="float" office:value="1.59203352085687E+018" calcext:value-type="float">
            <text:p>1.59203352085687E+018</text:p>
          </table:table-cell>
          <table:table-cell office:value-type="float" office:value="1171" calcext:value-type="float">
            <text:p>1171</text:p>
          </table:table-cell>
          <table:table-cell office:value-type="float" office:value="1.59203352080429E+018" calcext:value-type="float">
            <text:p>1.59203352080429E+018</text:p>
          </table:table-cell>
          <table:table-cell/>
          <table:table-cell office:value-type="float" office:value="0.0104599995539" calcext:value-type="float">
            <text:p>0.0104599995539</text:p>
          </table:table-cell>
          <table:table-cell/>
          <table:table-cell office:value-type="float" office:value="1.59203352085709E+018" calcext:value-type="float">
            <text:p>1.59203352085709E+018</text:p>
          </table:table-cell>
          <table:table-cell office:value-type="float" office:value="1171" calcext:value-type="float">
            <text:p>1171</text:p>
          </table:table-cell>
          <table:table-cell office:value-type="float" office:value="1.59203352080429E+018" calcext:value-type="float">
            <text:p>1.59203352080429E+018</text:p>
          </table:table-cell>
          <table:table-cell/>
          <table:table-cell office:value-type="float" office:value="8.07947921753" calcext:value-type="float">
            <text:p>8.07947921753</text:p>
          </table:table-cell>
        </table:table-row>
        <table:table-row table:style-name="ro1">
          <table:table-cell office:value-type="float" office:value="1.59203352090974E+018" calcext:value-type="float">
            <text:p>1.59203352090974E+018</text:p>
          </table:table-cell>
          <table:table-cell office:value-type="float" office:value="1172" calcext:value-type="float">
            <text:p>1172</text:p>
          </table:table-cell>
          <table:table-cell office:value-type="float" office:value="1.59203352085685E+018" calcext:value-type="float">
            <text:p>1.59203352085685E+018</text:p>
          </table:table-cell>
          <table:table-cell/>
          <table:table-cell office:value-type="float" office:value="0.0141200004146" calcext:value-type="float">
            <text:p>0.0141200004146</text:p>
          </table:table-cell>
          <table:table-cell/>
          <table:table-cell office:value-type="float" office:value="1.59203352091001E+018" calcext:value-type="float">
            <text:p>1.59203352091001E+018</text:p>
          </table:table-cell>
          <table:table-cell office:value-type="float" office:value="1172" calcext:value-type="float">
            <text:p>1172</text:p>
          </table:table-cell>
          <table:table-cell office:value-type="float" office:value="1.59203352085685E+018" calcext:value-type="float">
            <text:p>1.59203352085685E+018</text:p>
          </table:table-cell>
          <table:table-cell/>
          <table:table-cell office:value-type="float" office:value="8.09854125977" calcext:value-type="float">
            <text:p>8.09854125977</text:p>
          </table:table-cell>
        </table:table-row>
        <table:table-row table:style-name="ro1">
          <table:table-cell office:value-type="float" office:value="1.59203352096214E+018" calcext:value-type="float">
            <text:p>1.59203352096214E+018</text:p>
          </table:table-cell>
          <table:table-cell office:value-type="float" office:value="1173" calcext:value-type="float">
            <text:p>1173</text:p>
          </table:table-cell>
          <table:table-cell office:value-type="float" office:value="1.59203352090986E+018" calcext:value-type="float">
            <text:p>1.59203352090986E+018</text:p>
          </table:table-cell>
          <table:table-cell/>
          <table:table-cell office:value-type="float" office:value="0.020870000124" calcext:value-type="float">
            <text:p>0.020870000124</text:p>
          </table:table-cell>
          <table:table-cell/>
          <table:table-cell office:value-type="float" office:value="1.59203352096289E+018" calcext:value-type="float">
            <text:p>1.59203352096289E+018</text:p>
          </table:table-cell>
          <table:table-cell office:value-type="float" office:value="1173" calcext:value-type="float">
            <text:p>1173</text:p>
          </table:table-cell>
          <table:table-cell office:value-type="float" office:value="1.59203352090986E+018" calcext:value-type="float">
            <text:p>1.59203352090986E+018</text:p>
          </table:table-cell>
          <table:table-cell/>
          <table:table-cell office:value-type="float" office:value="8.13369750977" calcext:value-type="float">
            <text:p>8.13369750977</text:p>
          </table:table-cell>
        </table:table-row>
        <table:table-row table:style-name="ro1">
          <table:table-cell office:value-type="float" office:value="1.59203352101552E+018" calcext:value-type="float">
            <text:p>1.59203352101552E+018</text:p>
          </table:table-cell>
          <table:table-cell office:value-type="float" office:value="1174" calcext:value-type="float">
            <text:p>1174</text:p>
          </table:table-cell>
          <table:table-cell office:value-type="float" office:value="1.59203352096223E+018" calcext:value-type="float">
            <text:p>1.59203352096223E+018</text:p>
          </table:table-cell>
          <table:table-cell/>
          <table:table-cell office:value-type="float" office:value="0.023979999125" calcext:value-type="float">
            <text:p>0.023979999125</text:p>
          </table:table-cell>
          <table:table-cell/>
          <table:table-cell office:value-type="float" office:value="1.59203352101529E+018" calcext:value-type="float">
            <text:p>1.59203352101529E+018</text:p>
          </table:table-cell>
          <table:table-cell office:value-type="float" office:value="1174" calcext:value-type="float">
            <text:p>1174</text:p>
          </table:table-cell>
          <table:table-cell office:value-type="float" office:value="1.59203352096223E+018" calcext:value-type="float">
            <text:p>1.59203352096223E+018</text:p>
          </table:table-cell>
          <table:table-cell/>
          <table:table-cell office:value-type="float" office:value="8.14989566803" calcext:value-type="float">
            <text:p>8.14989566803</text:p>
          </table:table-cell>
        </table:table-row>
        <table:table-row table:style-name="ro1">
          <table:table-cell office:value-type="float" office:value="1.59203352106756E+018" calcext:value-type="float">
            <text:p>1.59203352106756E+018</text:p>
          </table:table-cell>
          <table:table-cell office:value-type="float" office:value="1175" calcext:value-type="float">
            <text:p>1175</text:p>
          </table:table-cell>
          <table:table-cell office:value-type="float" office:value="1.5920335210157E+018" calcext:value-type="float">
            <text:p>1.5920335210157E+018</text:p>
          </table:table-cell>
          <table:table-cell/>
          <table:table-cell office:value-type="float" office:value="0.0234600007534" calcext:value-type="float">
            <text:p>0.0234600007534</text:p>
          </table:table-cell>
          <table:table-cell/>
          <table:table-cell office:value-type="float" office:value="1.59203352106769E+018" calcext:value-type="float">
            <text:p>1.59203352106769E+018</text:p>
          </table:table-cell>
          <table:table-cell office:value-type="float" office:value="1175" calcext:value-type="float">
            <text:p>1175</text:p>
          </table:table-cell>
          <table:table-cell office:value-type="float" office:value="1.5920335210157E+018" calcext:value-type="float">
            <text:p>1.5920335210157E+018</text:p>
          </table:table-cell>
          <table:table-cell/>
          <table:table-cell office:value-type="float" office:value="8.14718723297" calcext:value-type="float">
            <text:p>8.14718723297</text:p>
          </table:table-cell>
        </table:table-row>
        <table:table-row table:style-name="ro1">
          <table:table-cell office:value-type="float" office:value="1.5920335211188E+018" calcext:value-type="float">
            <text:p>1.5920335211188E+018</text:p>
          </table:table-cell>
          <table:table-cell office:value-type="float" office:value="1176" calcext:value-type="float">
            <text:p>1176</text:p>
          </table:table-cell>
          <table:table-cell office:value-type="float" office:value="1.59203352106733E+018" calcext:value-type="float">
            <text:p>1.59203352106733E+018</text:p>
          </table:table-cell>
          <table:table-cell/>
          <table:table-cell office:value-type="float" office:value="0.0212200004607" calcext:value-type="float">
            <text:p>0.0212200004607</text:p>
          </table:table-cell>
          <table:table-cell/>
          <table:table-cell office:value-type="float" office:value="1.59203352111904E+018" calcext:value-type="float">
            <text:p>1.59203352111904E+018</text:p>
          </table:table-cell>
          <table:table-cell office:value-type="float" office:value="1176" calcext:value-type="float">
            <text:p>1176</text:p>
          </table:table-cell>
          <table:table-cell office:value-type="float" office:value="1.59203352106733E+018" calcext:value-type="float">
            <text:p>1.59203352106733E+018</text:p>
          </table:table-cell>
          <table:table-cell/>
          <table:table-cell office:value-type="float" office:value="8.13552093506" calcext:value-type="float">
            <text:p>8.13552093506</text:p>
          </table:table-cell>
        </table:table-row>
        <table:table-row table:style-name="ro1">
          <table:table-cell office:value-type="float" office:value="1.5920335212221E+018" calcext:value-type="float">
            <text:p>1.5920335212221E+018</text:p>
          </table:table-cell>
          <table:table-cell office:value-type="float" office:value="1177" calcext:value-type="float">
            <text:p>1177</text:p>
          </table:table-cell>
          <table:table-cell office:value-type="float" office:value="1.59203352111881E+018" calcext:value-type="float">
            <text:p>1.59203352111881E+018</text:p>
          </table:table-cell>
          <table:table-cell/>
          <table:table-cell office:value-type="float" office:value="0.0179200004786" calcext:value-type="float">
            <text:p>0.0179200004786</text:p>
          </table:table-cell>
          <table:table-cell/>
          <table:table-cell office:value-type="float" office:value="1.59203352122244E+018" calcext:value-type="float">
            <text:p>1.59203352122244E+018</text:p>
          </table:table-cell>
          <table:table-cell office:value-type="float" office:value="1177" calcext:value-type="float">
            <text:p>1177</text:p>
          </table:table-cell>
          <table:table-cell office:value-type="float" office:value="1.59203352111881E+018" calcext:value-type="float">
            <text:p>1.59203352111881E+018</text:p>
          </table:table-cell>
          <table:table-cell/>
          <table:table-cell office:value-type="float" office:value="8.11833286285" calcext:value-type="float">
            <text:p>8.11833286285</text:p>
          </table:table-cell>
        </table:table-row>
        <table:table-row table:style-name="ro1">
          <table:table-cell office:value-type="float" office:value="1.59203352127453E+018" calcext:value-type="float">
            <text:p>1.59203352127453E+018</text:p>
          </table:table-cell>
          <table:table-cell office:value-type="float" office:value="1178" calcext:value-type="float">
            <text:p>1178</text:p>
          </table:table-cell>
          <table:table-cell office:value-type="float" office:value="1.5920335212222E+018" calcext:value-type="float">
            <text:p>1.5920335212222E+018</text:p>
          </table:table-cell>
          <table:table-cell/>
          <table:table-cell office:value-type="float" office:value="0.0139100002125" calcext:value-type="float">
            <text:p>0.0139100002125</text:p>
          </table:table-cell>
          <table:table-cell/>
          <table:table-cell office:value-type="float" office:value="1.59203352127469E+018" calcext:value-type="float">
            <text:p>1.59203352127469E+018</text:p>
          </table:table-cell>
          <table:table-cell office:value-type="float" office:value="1178" calcext:value-type="float">
            <text:p>1178</text:p>
          </table:table-cell>
          <table:table-cell office:value-type="float" office:value="1.5920335212222E+018" calcext:value-type="float">
            <text:p>1.5920335212222E+018</text:p>
          </table:table-cell>
          <table:table-cell/>
          <table:table-cell office:value-type="float" office:value="8.097448349" calcext:value-type="float">
            <text:p>8.097448349</text:p>
          </table:table-cell>
        </table:table-row>
        <table:table-row table:style-name="ro1">
          <table:table-cell office:value-type="float" office:value="1.59203352132563E+018" calcext:value-type="float">
            <text:p>1.59203352132563E+018</text:p>
          </table:table-cell>
          <table:table-cell office:value-type="float" office:value="1179" calcext:value-type="float">
            <text:p>1179</text:p>
          </table:table-cell>
          <table:table-cell office:value-type="float" office:value="1.59203352127398E+018" calcext:value-type="float">
            <text:p>1.59203352127398E+018</text:p>
          </table:table-cell>
          <table:table-cell/>
          <table:table-cell office:value-type="float" office:value="0.0123500004411" calcext:value-type="float">
            <text:p>0.0123500004411</text:p>
          </table:table-cell>
          <table:table-cell/>
          <table:table-cell office:value-type="float" office:value="1.59203352132585E+018" calcext:value-type="float">
            <text:p>1.59203352132585E+018</text:p>
          </table:table-cell>
          <table:table-cell office:value-type="float" office:value="1179" calcext:value-type="float">
            <text:p>1179</text:p>
          </table:table-cell>
          <table:table-cell office:value-type="float" office:value="1.59203352127398E+018" calcext:value-type="float">
            <text:p>1.59203352127398E+018</text:p>
          </table:table-cell>
          <table:table-cell/>
          <table:table-cell office:value-type="float" office:value="8.08932304382" calcext:value-type="float">
            <text:p>8.08932304382</text:p>
          </table:table-cell>
        </table:table-row>
        <table:table-row table:style-name="ro1">
          <table:table-cell office:value-type="float" office:value="1.59203352137747E+018" calcext:value-type="float">
            <text:p>1.59203352137747E+018</text:p>
          </table:table-cell>
          <table:table-cell office:value-type="float" office:value="1180" calcext:value-type="float">
            <text:p>1180</text:p>
          </table:table-cell>
          <table:table-cell office:value-type="float" office:value="1.59203352132559E+018" calcext:value-type="float">
            <text:p>1.59203352132559E+018</text:p>
          </table:table-cell>
          <table:table-cell/>
          <table:table-cell office:value-type="float" office:value="0.0104599995539" calcext:value-type="float">
            <text:p>0.0104599995539</text:p>
          </table:table-cell>
          <table:table-cell/>
          <table:table-cell office:value-type="float" office:value="1.59203352137748E+018" calcext:value-type="float">
            <text:p>1.59203352137748E+018</text:p>
          </table:table-cell>
          <table:table-cell office:value-type="float" office:value="1180" calcext:value-type="float">
            <text:p>1180</text:p>
          </table:table-cell>
          <table:table-cell office:value-type="float" office:value="1.59203352132559E+018" calcext:value-type="float">
            <text:p>1.59203352132559E+018</text:p>
          </table:table-cell>
          <table:table-cell/>
          <table:table-cell office:value-type="float" office:value="8.07947921753" calcext:value-type="float">
            <text:p>8.07947921753</text:p>
          </table:table-cell>
        </table:table-row>
        <table:table-row table:style-name="ro1">
          <table:table-cell office:value-type="float" office:value="1.59203352142864E+018" calcext:value-type="float">
            <text:p>1.59203352142864E+018</text:p>
          </table:table-cell>
          <table:table-cell office:value-type="float" office:value="1181" calcext:value-type="float">
            <text:p>1181</text:p>
          </table:table-cell>
          <table:table-cell office:value-type="float" office:value="1.59203352137714E+018" calcext:value-type="float">
            <text:p>1.59203352137714E+018</text:p>
          </table:table-cell>
          <table:table-cell/>
          <table:table-cell office:value-type="float" office:value="0.00297000003047" calcext:value-type="float">
            <text:p>0.00297000003047</text:p>
          </table:table-cell>
          <table:table-cell/>
          <table:table-cell office:value-type="float" office:value="1.59203352142901E+018" calcext:value-type="float">
            <text:p>1.59203352142901E+018</text:p>
          </table:table-cell>
          <table:table-cell office:value-type="float" office:value="1181" calcext:value-type="float">
            <text:p>1181</text:p>
          </table:table-cell>
          <table:table-cell office:value-type="float" office:value="1.59203352137714E+018" calcext:value-type="float">
            <text:p>1.59203352137714E+018</text:p>
          </table:table-cell>
          <table:table-cell/>
          <table:table-cell office:value-type="float" office:value="8.04046916962" calcext:value-type="float">
            <text:p>8.04046916962</text:p>
          </table:table-cell>
        </table:table-row>
        <table:table-row table:style-name="ro1">
          <table:table-cell office:value-type="float" office:value="1.59203352148082E+018" calcext:value-type="float">
            <text:p>1.59203352148082E+018</text:p>
          </table:table-cell>
          <table:table-cell office:value-type="float" office:value="1182" calcext:value-type="float">
            <text:p>1182</text:p>
          </table:table-cell>
          <table:table-cell office:value-type="float" office:value="1.59203352142871E+018" calcext:value-type="float">
            <text:p>1.59203352142871E+018</text:p>
          </table:table-cell>
          <table:table-cell/>
          <table:table-cell office:value-type="float" office:value="0.00279999990016" calcext:value-type="float">
            <text:p>0.00279999990016</text:p>
          </table:table-cell>
          <table:table-cell/>
          <table:table-cell office:value-type="float" office:value="1.59203352148101E+018" calcext:value-type="float">
            <text:p>1.59203352148101E+018</text:p>
          </table:table-cell>
          <table:table-cell office:value-type="float" office:value="1182" calcext:value-type="float">
            <text:p>1182</text:p>
          </table:table-cell>
          <table:table-cell office:value-type="float" office:value="1.59203352142871E+018" calcext:value-type="float">
            <text:p>1.59203352142871E+018</text:p>
          </table:table-cell>
          <table:table-cell/>
          <table:table-cell office:value-type="float" office:value="8.03958320618" calcext:value-type="float">
            <text:p>8.03958320618</text:p>
          </table:table-cell>
        </table:table-row>
        <table:table-row table:style-name="ro1">
          <table:table-cell office:value-type="float" office:value="1.59203352153225E+018" calcext:value-type="float">
            <text:p>1.59203352153225E+018</text:p>
          </table:table-cell>
          <table:table-cell office:value-type="float" office:value="1183" calcext:value-type="float">
            <text:p>1183</text:p>
          </table:table-cell>
          <table:table-cell office:value-type="float" office:value="1.59203352148078E+018" calcext:value-type="float">
            <text:p>1.59203352148078E+018</text:p>
          </table:table-cell>
          <table:table-cell/>
          <table:table-cell office:value-type="float" office:value="-0.0012300000526" calcext:value-type="float">
            <text:p>-0.0012300000526</text:p>
          </table:table-cell>
          <table:table-cell/>
          <table:table-cell office:value-type="float" office:value="1.59203352153262E+018" calcext:value-type="float">
            <text:p>1.59203352153262E+018</text:p>
          </table:table-cell>
          <table:table-cell office:value-type="float" office:value="1183" calcext:value-type="float">
            <text:p>1183</text:p>
          </table:table-cell>
          <table:table-cell office:value-type="float" office:value="1.59203352148078E+018" calcext:value-type="float">
            <text:p>1.59203352148078E+018</text:p>
          </table:table-cell>
          <table:table-cell/>
          <table:table-cell office:value-type="float" office:value="8.01859378815" calcext:value-type="float">
            <text:p>8.01859378815</text:p>
          </table:table-cell>
        </table:table-row>
        <table:table-row table:style-name="ro1">
          <table:table-cell office:value-type="float" office:value="1.59203352158383E+018" calcext:value-type="float">
            <text:p>1.59203352158383E+018</text:p>
          </table:table-cell>
          <table:table-cell office:value-type="float" office:value="1184" calcext:value-type="float">
            <text:p>1184</text:p>
          </table:table-cell>
          <table:table-cell office:value-type="float" office:value="1.59203352153229E+018" calcext:value-type="float">
            <text:p>1.59203352153229E+018</text:p>
          </table:table-cell>
          <table:table-cell/>
          <table:table-cell office:value-type="float" office:value="-0.000699999975041" calcext:value-type="float">
            <text:p>-0.000699999975041</text:p>
          </table:table-cell>
          <table:table-cell/>
          <table:table-cell office:value-type="float" office:value="1.59203352158412E+018" calcext:value-type="float">
            <text:p>1.59203352158412E+018</text:p>
          </table:table-cell>
          <table:table-cell office:value-type="float" office:value="1184" calcext:value-type="float">
            <text:p>1184</text:p>
          </table:table-cell>
          <table:table-cell office:value-type="float" office:value="1.59203352153229E+018" calcext:value-type="float">
            <text:p>1.59203352153229E+018</text:p>
          </table:table-cell>
          <table:table-cell/>
          <table:table-cell office:value-type="float" office:value="8.02135372162" calcext:value-type="float">
            <text:p>8.02135372162</text:p>
          </table:table-cell>
        </table:table-row>
        <table:table-row table:style-name="ro1">
          <table:table-cell office:value-type="float" office:value="1.59203352163626E+018" calcext:value-type="float">
            <text:p>1.59203352163626E+018</text:p>
          </table:table-cell>
          <table:table-cell office:value-type="float" office:value="1185" calcext:value-type="float">
            <text:p>1185</text:p>
          </table:table-cell>
          <table:table-cell office:value-type="float" office:value="1.59203352158389E+018" calcext:value-type="float">
            <text:p>1.59203352158389E+018</text:p>
          </table:table-cell>
          <table:table-cell/>
          <table:table-cell office:value-type="float" office:value="0.000530000019353" calcext:value-type="float">
            <text:p>0.000530000019353</text:p>
          </table:table-cell>
          <table:table-cell/>
          <table:table-cell office:value-type="float" office:value="1.59203352163633E+018" calcext:value-type="float">
            <text:p>1.59203352163633E+018</text:p>
          </table:table-cell>
          <table:table-cell office:value-type="float" office:value="1185" calcext:value-type="float">
            <text:p>1185</text:p>
          </table:table-cell>
          <table:table-cell office:value-type="float" office:value="1.59203352158389E+018" calcext:value-type="float">
            <text:p>1.59203352158389E+018</text:p>
          </table:table-cell>
          <table:table-cell/>
          <table:table-cell office:value-type="float" office:value="8.02776050568" calcext:value-type="float">
            <text:p>8.02776050568</text:p>
          </table:table-cell>
        </table:table-row>
        <table:table-row table:style-name="ro1">
          <table:table-cell office:value-type="float" office:value="1.5920335216879E+018" calcext:value-type="float">
            <text:p>1.5920335216879E+018</text:p>
          </table:table-cell>
          <table:table-cell office:value-type="float" office:value="1186" calcext:value-type="float">
            <text:p>1186</text:p>
          </table:table-cell>
          <table:table-cell office:value-type="float" office:value="1.59203352163591E+018" calcext:value-type="float">
            <text:p>1.59203352163591E+018</text:p>
          </table:table-cell>
          <table:table-cell/>
          <table:table-cell office:value-type="float" office:value="-0.00034999998752" calcext:value-type="float">
            <text:p>-0.00034999998752</text:p>
          </table:table-cell>
          <table:table-cell/>
          <table:table-cell office:value-type="float" office:value="1.59203352168812E+018" calcext:value-type="float">
            <text:p>1.59203352168812E+018</text:p>
          </table:table-cell>
          <table:table-cell office:value-type="float" office:value="1186" calcext:value-type="float">
            <text:p>1186</text:p>
          </table:table-cell>
          <table:table-cell office:value-type="float" office:value="1.59203352163591E+018" calcext:value-type="float">
            <text:p>1.59203352163591E+018</text:p>
          </table:table-cell>
          <table:table-cell/>
          <table:table-cell office:value-type="float" office:value="8.02317714691" calcext:value-type="float">
            <text:p>8.02317714691</text:p>
          </table:table-cell>
        </table:table-row>
        <table:table-row table:style-name="ro1">
          <table:table-cell office:value-type="float" office:value="1.59203352174027E+018" calcext:value-type="float">
            <text:p>1.59203352174027E+018</text:p>
          </table:table-cell>
          <table:table-cell office:value-type="float" office:value="1187" calcext:value-type="float">
            <text:p>1187</text:p>
          </table:table-cell>
          <table:table-cell office:value-type="float" office:value="1.592033521688E+018" calcext:value-type="float">
            <text:p>1.592033521688E+018</text:p>
          </table:table-cell>
          <table:table-cell/>
          <table:table-cell office:value-type="float" office:value="0.00034999998752" calcext:value-type="float">
            <text:p>0.00034999998752</text:p>
          </table:table-cell>
          <table:table-cell/>
          <table:table-cell office:value-type="float" office:value="1.59203352174054E+018" calcext:value-type="float">
            <text:p>1.59203352174054E+018</text:p>
          </table:table-cell>
          <table:table-cell office:value-type="float" office:value="1187" calcext:value-type="float">
            <text:p>1187</text:p>
          </table:table-cell>
          <table:table-cell office:value-type="float" office:value="1.592033521688E+018" calcext:value-type="float">
            <text:p>1.592033521688E+018</text:p>
          </table:table-cell>
          <table:table-cell/>
          <table:table-cell office:value-type="float" office:value="8.02682304382" calcext:value-type="float">
            <text:p>8.02682304382</text:p>
          </table:table-cell>
        </table:table-row>
        <table:table-row table:style-name="ro1">
          <table:table-cell office:value-type="float" office:value="1.59203352184315E+018" calcext:value-type="float">
            <text:p>1.59203352184315E+018</text:p>
          </table:table-cell>
          <table:table-cell office:value-type="float" office:value="1188" calcext:value-type="float">
            <text:p>1188</text:p>
          </table:table-cell>
          <table:table-cell office:value-type="float" office:value="1.59203352173999E+018" calcext:value-type="float">
            <text:p>1.59203352173999E+018</text:p>
          </table:table-cell>
          <table:table-cell/>
          <table:table-cell office:value-type="float" office:value="0.000390000001062" calcext:value-type="float">
            <text:p>0.000390000001062</text:p>
          </table:table-cell>
          <table:table-cell/>
          <table:table-cell office:value-type="float" office:value="1.59203352184271E+018" calcext:value-type="float">
            <text:p>1.59203352184271E+018</text:p>
          </table:table-cell>
          <table:table-cell office:value-type="float" office:value="1188" calcext:value-type="float">
            <text:p>1188</text:p>
          </table:table-cell>
          <table:table-cell office:value-type="float" office:value="1.59203352173999E+018" calcext:value-type="float">
            <text:p>1.59203352173999E+018</text:p>
          </table:table-cell>
          <table:table-cell/>
          <table:table-cell office:value-type="float" office:value="8.02703094482" calcext:value-type="float">
            <text:p>8.02703094482</text:p>
          </table:table-cell>
        </table:table-row>
        <table:table-row table:style-name="ro1">
          <table:table-cell office:value-type="float" office:value="1.59203352189445E+018" calcext:value-type="float">
            <text:p>1.59203352189445E+018</text:p>
          </table:table-cell>
          <table:table-cell office:value-type="float" office:value="1189" calcext:value-type="float">
            <text:p>1189</text:p>
          </table:table-cell>
          <table:table-cell office:value-type="float" office:value="1.5920335218429E+018" calcext:value-type="float">
            <text:p>1.5920335218429E+018</text:p>
          </table:table-cell>
          <table:table-cell/>
          <table:table-cell office:value-type="float" office:value="0.00158000004012" calcext:value-type="float">
            <text:p>0.00158000004012</text:p>
          </table:table-cell>
          <table:table-cell/>
          <table:table-cell office:value-type="float" office:value="1.59203352189464E+018" calcext:value-type="float">
            <text:p>1.59203352189464E+018</text:p>
          </table:table-cell>
          <table:table-cell office:value-type="float" office:value="1189" calcext:value-type="float">
            <text:p>1189</text:p>
          </table:table-cell>
          <table:table-cell office:value-type="float" office:value="1.5920335218429E+018" calcext:value-type="float">
            <text:p>1.5920335218429E+018</text:p>
          </table:table-cell>
          <table:table-cell/>
          <table:table-cell office:value-type="float" office:value="8.03322887421" calcext:value-type="float">
            <text:p>8.03322887421</text:p>
          </table:table-cell>
        </table:table-row>
        <table:table-row table:style-name="ro1">
          <table:table-cell office:value-type="float" office:value="1.59203352194709E+018" calcext:value-type="float">
            <text:p>1.59203352194709E+018</text:p>
          </table:table-cell>
          <table:table-cell office:value-type="float" office:value="1190" calcext:value-type="float">
            <text:p>1190</text:p>
          </table:table-cell>
          <table:table-cell office:value-type="float" office:value="1.59203352189451E+018" calcext:value-type="float">
            <text:p>1.59203352189451E+018</text:p>
          </table:table-cell>
          <table:table-cell/>
          <table:table-cell office:value-type="float" office:value="0.00158000004012" calcext:value-type="float">
            <text:p>0.00158000004012</text:p>
          </table:table-cell>
          <table:table-cell/>
          <table:table-cell office:value-type="float" office:value="1.59203352194712E+018" calcext:value-type="float">
            <text:p>1.59203352194712E+018</text:p>
          </table:table-cell>
          <table:table-cell office:value-type="float" office:value="1190" calcext:value-type="float">
            <text:p>1190</text:p>
          </table:table-cell>
          <table:table-cell office:value-type="float" office:value="1.59203352189451E+018" calcext:value-type="float">
            <text:p>1.59203352189451E+018</text:p>
          </table:table-cell>
          <table:table-cell/>
          <table:table-cell office:value-type="float" office:value="8.03322887421" calcext:value-type="float">
            <text:p>8.03322887421</text:p>
          </table:table-cell>
        </table:table-row>
        <table:table-row table:style-name="ro1">
          <table:table-cell office:value-type="float" office:value="1.5920335219983E+018" calcext:value-type="float">
            <text:p>1.5920335219983E+018</text:p>
          </table:table-cell>
          <table:table-cell office:value-type="float" office:value="1191" calcext:value-type="float">
            <text:p>1191</text:p>
          </table:table-cell>
          <table:table-cell office:value-type="float" office:value="1.59203352194659E+018" calcext:value-type="float">
            <text:p>1.59203352194659E+018</text:p>
          </table:table-cell>
          <table:table-cell/>
          <table:table-cell office:value-type="float" office:value="0.00176000001375" calcext:value-type="float">
            <text:p>0.00176000001375</text:p>
          </table:table-cell>
          <table:table-cell/>
          <table:table-cell office:value-type="float" office:value="1.59203352199857E+018" calcext:value-type="float">
            <text:p>1.59203352199857E+018</text:p>
          </table:table-cell>
          <table:table-cell office:value-type="float" office:value="1191" calcext:value-type="float">
            <text:p>1191</text:p>
          </table:table-cell>
          <table:table-cell office:value-type="float" office:value="1.59203352194659E+018" calcext:value-type="float">
            <text:p>1.59203352194659E+018</text:p>
          </table:table-cell>
          <table:table-cell/>
          <table:table-cell office:value-type="float" office:value="8.03416633606" calcext:value-type="float">
            <text:p>8.03416633606</text:p>
          </table:table-cell>
        </table:table-row>
        <table:table-row table:style-name="ro1">
          <table:table-cell office:value-type="float" office:value="1.59203352205053E+018" calcext:value-type="float">
            <text:p>1.59203352205053E+018</text:p>
          </table:table-cell>
          <table:table-cell office:value-type="float" office:value="1192" calcext:value-type="float">
            <text:p>1192</text:p>
          </table:table-cell>
          <table:table-cell office:value-type="float" office:value="1.59203352199846E+018" calcext:value-type="float">
            <text:p>1.59203352199846E+018</text:p>
          </table:table-cell>
          <table:table-cell/>
          <table:table-cell office:value-type="float" office:value="-0.00034999998752" calcext:value-type="float">
            <text:p>-0.00034999998752</text:p>
          </table:table-cell>
          <table:table-cell/>
          <table:table-cell office:value-type="float" office:value="1.5920335220507E+018" calcext:value-type="float">
            <text:p>1.5920335220507E+018</text:p>
          </table:table-cell>
          <table:table-cell office:value-type="float" office:value="1192" calcext:value-type="float">
            <text:p>1192</text:p>
          </table:table-cell>
          <table:table-cell office:value-type="float" office:value="1.59203352199846E+018" calcext:value-type="float">
            <text:p>1.59203352199846E+018</text:p>
          </table:table-cell>
          <table:table-cell/>
          <table:table-cell office:value-type="float" office:value="8.02317714691" calcext:value-type="float">
            <text:p>8.02317714691</text:p>
          </table:table-cell>
        </table:table-row>
        <table:table-row table:style-name="ro1">
          <table:table-cell office:value-type="float" office:value="1.59203352210328E+018" calcext:value-type="float">
            <text:p>1.59203352210328E+018</text:p>
          </table:table-cell>
          <table:table-cell office:value-type="float" office:value="1193" calcext:value-type="float">
            <text:p>1193</text:p>
          </table:table-cell>
          <table:table-cell office:value-type="float" office:value="1.59203352205035E+018" calcext:value-type="float">
            <text:p>1.59203352205035E+018</text:p>
          </table:table-cell>
          <table:table-cell/>
          <table:table-cell office:value-type="float" office:value="-0.00139999995008" calcext:value-type="float">
            <text:p>-0.00139999995008</text:p>
          </table:table-cell>
          <table:table-cell/>
          <table:table-cell office:value-type="float" office:value="1.59203352210304E+018" calcext:value-type="float">
            <text:p>1.59203352210304E+018</text:p>
          </table:table-cell>
          <table:table-cell office:value-type="float" office:value="1193" calcext:value-type="float">
            <text:p>1193</text:p>
          </table:table-cell>
          <table:table-cell office:value-type="float" office:value="1.59203352205035E+018" calcext:value-type="float">
            <text:p>1.59203352205035E+018</text:p>
          </table:table-cell>
          <table:table-cell/>
          <table:table-cell office:value-type="float" office:value="8.01770877838" calcext:value-type="float">
            <text:p>8.01770877838</text:p>
          </table:table-cell>
        </table:table-row>
        <table:table-row table:style-name="ro1">
          <table:table-cell office:value-type="float" office:value="1.59203352215589E+018" calcext:value-type="float">
            <text:p>1.59203352215589E+018</text:p>
          </table:table-cell>
          <table:table-cell office:value-type="float" office:value="1194" calcext:value-type="float">
            <text:p>1194</text:p>
          </table:table-cell>
          <table:table-cell office:value-type="float" office:value="1.59203352210299E+018" calcext:value-type="float">
            <text:p>1.59203352210299E+018</text:p>
          </table:table-cell>
          <table:table-cell/>
          <table:table-cell office:value-type="float" office:value="-0.0117399999872" calcext:value-type="float">
            <text:p>-0.0117399999872</text:p>
          </table:table-cell>
          <table:table-cell/>
          <table:table-cell office:value-type="float" office:value="1.59203352215603E+018" calcext:value-type="float">
            <text:p>1.59203352215603E+018</text:p>
          </table:table-cell>
          <table:table-cell office:value-type="float" office:value="1194" calcext:value-type="float">
            <text:p>1194</text:p>
          </table:table-cell>
          <table:table-cell office:value-type="float" office:value="1.59203352210299E+018" calcext:value-type="float">
            <text:p>1.59203352210299E+018</text:p>
          </table:table-cell>
          <table:table-cell/>
          <table:table-cell office:value-type="float" office:value="7.9638543129" calcext:value-type="float">
            <text:p>7.9638543129</text:p>
          </table:table-cell>
        </table:table-row>
        <table:table-row table:style-name="ro1">
          <table:table-cell office:value-type="float" office:value="1.59203352220825E+018" calcext:value-type="float">
            <text:p>1.59203352220825E+018</text:p>
          </table:table-cell>
          <table:table-cell office:value-type="float" office:value="1195" calcext:value-type="float">
            <text:p>1195</text:p>
          </table:table-cell>
          <table:table-cell office:value-type="float" office:value="1.59203352215537E+018" calcext:value-type="float">
            <text:p>1.59203352215537E+018</text:p>
          </table:table-cell>
          <table:table-cell/>
          <table:table-cell office:value-type="float" office:value="-0.0222200006247" calcext:value-type="float">
            <text:p>-0.0222200006247</text:p>
          </table:table-cell>
          <table:table-cell/>
          <table:table-cell office:value-type="float" office:value="1.59203352220833E+018" calcext:value-type="float">
            <text:p>1.59203352220833E+018</text:p>
          </table:table-cell>
          <table:table-cell office:value-type="float" office:value="1195" calcext:value-type="float">
            <text:p>1195</text:p>
          </table:table-cell>
          <table:table-cell office:value-type="float" office:value="1.59203352215537E+018" calcext:value-type="float">
            <text:p>1.59203352215537E+018</text:p>
          </table:table-cell>
          <table:table-cell/>
          <table:table-cell office:value-type="float" office:value="7.9092707634" calcext:value-type="float">
            <text:p>7.9092707634</text:p>
          </table:table-cell>
        </table:table-row>
        <table:table-row table:style-name="ro1">
          <table:table-cell office:value-type="float" office:value="1.59203352226082E+018" calcext:value-type="float">
            <text:p>1.59203352226082E+018</text:p>
          </table:table-cell>
          <table:table-cell office:value-type="float" office:value="1196" calcext:value-type="float">
            <text:p>1196</text:p>
          </table:table-cell>
          <table:table-cell office:value-type="float" office:value="1.59203352220814E+018" calcext:value-type="float">
            <text:p>1.59203352220814E+018</text:p>
          </table:table-cell>
          <table:table-cell/>
          <table:table-cell office:value-type="float" office:value="-0.0258600004017" calcext:value-type="float">
            <text:p>-0.0258600004017</text:p>
          </table:table-cell>
          <table:table-cell/>
          <table:table-cell office:value-type="float" office:value="1.59203352226093E+018" calcext:value-type="float">
            <text:p>1.59203352226093E+018</text:p>
          </table:table-cell>
          <table:table-cell office:value-type="float" office:value="1196" calcext:value-type="float">
            <text:p>1196</text:p>
          </table:table-cell>
          <table:table-cell office:value-type="float" office:value="1.59203352220814E+018" calcext:value-type="float">
            <text:p>1.59203352220814E+018</text:p>
          </table:table-cell>
          <table:table-cell/>
          <table:table-cell office:value-type="float" office:value="7.89031267166" calcext:value-type="float">
            <text:p>7.89031267166</text:p>
          </table:table-cell>
        </table:table-row>
        <table:table-row table:style-name="ro1">
          <table:table-cell office:value-type="float" office:value="1.59203352236356E+018" calcext:value-type="float">
            <text:p>1.59203352236356E+018</text:p>
          </table:table-cell>
          <table:table-cell office:value-type="float" office:value="1197" calcext:value-type="float">
            <text:p>1197</text:p>
          </table:table-cell>
          <table:table-cell office:value-type="float" office:value="1.59203352226091E+018" calcext:value-type="float">
            <text:p>1.59203352226091E+018</text:p>
          </table:table-cell>
          <table:table-cell/>
          <table:table-cell office:value-type="float" office:value="-0.0286299996078" calcext:value-type="float">
            <text:p>-0.0286299996078</text:p>
          </table:table-cell>
          <table:table-cell/>
          <table:table-cell office:value-type="float" office:value="1.59203352236378E+018" calcext:value-type="float">
            <text:p>1.59203352236378E+018</text:p>
          </table:table-cell>
          <table:table-cell office:value-type="float" office:value="1197" calcext:value-type="float">
            <text:p>1197</text:p>
          </table:table-cell>
          <table:table-cell office:value-type="float" office:value="1.59203352226091E+018" calcext:value-type="float">
            <text:p>1.59203352226091E+018</text:p>
          </table:table-cell>
          <table:table-cell/>
          <table:table-cell office:value-type="float" office:value="7.8758854866" calcext:value-type="float">
            <text:p>7.8758854866</text:p>
          </table:table-cell>
        </table:table-row>
        <table:table-row table:style-name="ro1">
          <table:table-cell office:value-type="float" office:value="1.59203352241566E+018" calcext:value-type="float">
            <text:p>1.59203352241566E+018</text:p>
          </table:table-cell>
          <table:table-cell office:value-type="float" office:value="1198" calcext:value-type="float">
            <text:p>1198</text:p>
          </table:table-cell>
          <table:table-cell office:value-type="float" office:value="1.59203352236363E+018" calcext:value-type="float">
            <text:p>1.59203352236363E+018</text:p>
          </table:table-cell>
          <table:table-cell/>
          <table:table-cell office:value-type="float" office:value="-0.0226099994034" calcext:value-type="float">
            <text:p>-0.0226099994034</text:p>
          </table:table-cell>
          <table:table-cell/>
          <table:table-cell office:value-type="float" office:value="1.59203352241556E+018" calcext:value-type="float">
            <text:p>1.59203352241556E+018</text:p>
          </table:table-cell>
          <table:table-cell office:value-type="float" office:value="1198" calcext:value-type="float">
            <text:p>1198</text:p>
          </table:table-cell>
          <table:table-cell office:value-type="float" office:value="1.59203352236363E+018" calcext:value-type="float">
            <text:p>1.59203352236363E+018</text:p>
          </table:table-cell>
          <table:table-cell/>
          <table:table-cell office:value-type="float" office:value="7.9072394371" calcext:value-type="float">
            <text:p>7.9072394371</text:p>
          </table:table-cell>
        </table:table-row>
        <table:table-row table:style-name="ro1">
          <table:table-cell office:value-type="float" office:value="1.59203352246714E+018" calcext:value-type="float">
            <text:p>1.59203352246714E+018</text:p>
          </table:table-cell>
          <table:table-cell office:value-type="float" office:value="1199" calcext:value-type="float">
            <text:p>1199</text:p>
          </table:table-cell>
          <table:table-cell office:value-type="float" office:value="1.5920335224157E+018" calcext:value-type="float">
            <text:p>1.5920335224157E+018</text:p>
          </table:table-cell>
          <table:table-cell/>
          <table:table-cell office:value-type="float" office:value="-0.0228700004518" calcext:value-type="float">
            <text:p>-0.0228700004518</text:p>
          </table:table-cell>
          <table:table-cell/>
          <table:table-cell office:value-type="float" office:value="1.59203352246741E+018" calcext:value-type="float">
            <text:p>1.59203352246741E+018</text:p>
          </table:table-cell>
          <table:table-cell office:value-type="float" office:value="1199" calcext:value-type="float">
            <text:p>1199</text:p>
          </table:table-cell>
          <table:table-cell office:value-type="float" office:value="1.5920335224157E+018" calcext:value-type="float">
            <text:p>1.5920335224157E+018</text:p>
          </table:table-cell>
          <table:table-cell/>
          <table:table-cell office:value-type="float" office:value="7.90588521957" calcext:value-type="float">
            <text:p>7.90588521957</text:p>
          </table:table-cell>
        </table:table-row>
        <table:table-row table:style-name="ro1">
          <table:table-cell office:value-type="float" office:value="1.59203352251981E+018" calcext:value-type="float">
            <text:p>1.59203352251981E+018</text:p>
          </table:table-cell>
          <table:table-cell office:value-type="float" office:value="1200" calcext:value-type="float">
            <text:p>1200</text:p>
          </table:table-cell>
          <table:table-cell office:value-type="float" office:value="1.59203352246718E+018" calcext:value-type="float">
            <text:p>1.59203352246718E+018</text:p>
          </table:table-cell>
          <table:table-cell/>
          <table:table-cell office:value-type="float" office:value="-0.0197299998254" calcext:value-type="float">
            <text:p>-0.0197299998254</text:p>
          </table:table-cell>
          <table:table-cell/>
          <table:table-cell office:value-type="float" office:value="1.59203352251974E+018" calcext:value-type="float">
            <text:p>1.59203352251974E+018</text:p>
          </table:table-cell>
          <table:table-cell office:value-type="float" office:value="1200" calcext:value-type="float">
            <text:p>1200</text:p>
          </table:table-cell>
          <table:table-cell office:value-type="float" office:value="1.59203352246718E+018" calcext:value-type="float">
            <text:p>1.59203352246718E+018</text:p>
          </table:table-cell>
          <table:table-cell/>
          <table:table-cell office:value-type="float" office:value="7.92223978043" calcext:value-type="float">
            <text:p>7.92223978043</text:p>
          </table:table-cell>
        </table:table-row>
        <table:table-row table:style-name="ro1">
          <table:table-cell office:value-type="float" office:value="1.59203352257151E+018" calcext:value-type="float">
            <text:p>1.59203352257151E+018</text:p>
          </table:table-cell>
          <table:table-cell office:value-type="float" office:value="1201" calcext:value-type="float">
            <text:p>1201</text:p>
          </table:table-cell>
          <table:table-cell office:value-type="float" office:value="1.59203352251947E+018" calcext:value-type="float">
            <text:p>1.59203352251947E+018</text:p>
          </table:table-cell>
          <table:table-cell/>
          <table:table-cell office:value-type="float" office:value="-0.0186800006777" calcext:value-type="float">
            <text:p>-0.0186800006777</text:p>
          </table:table-cell>
          <table:table-cell/>
          <table:table-cell office:value-type="float" office:value="1.59203352257179E+018" calcext:value-type="float">
            <text:p>1.59203352257179E+018</text:p>
          </table:table-cell>
          <table:table-cell office:value-type="float" office:value="1201" calcext:value-type="float">
            <text:p>1201</text:p>
          </table:table-cell>
          <table:table-cell office:value-type="float" office:value="1.59203352251947E+018" calcext:value-type="float">
            <text:p>1.59203352251947E+018</text:p>
          </table:table-cell>
          <table:table-cell/>
          <table:table-cell office:value-type="float" office:value="7.92770814896" calcext:value-type="float">
            <text:p>7.92770814896</text:p>
          </table:table-cell>
        </table:table-row>
        <table:table-row table:style-name="ro1">
          <table:table-cell office:value-type="float" office:value="1.59203352262306E+018" calcext:value-type="float">
            <text:p>1.59203352262306E+018</text:p>
          </table:table-cell>
          <table:table-cell office:value-type="float" office:value="1202" calcext:value-type="float">
            <text:p>1202</text:p>
          </table:table-cell>
          <table:table-cell office:value-type="float" office:value="1.59203352257136E+018" calcext:value-type="float">
            <text:p>1.59203352257136E+018</text:p>
          </table:table-cell>
          <table:table-cell/>
          <table:table-cell office:value-type="float" office:value="-0.0169300008565" calcext:value-type="float">
            <text:p>-0.0169300008565</text:p>
          </table:table-cell>
          <table:table-cell/>
          <table:table-cell office:value-type="float" office:value="1.59203352262335E+018" calcext:value-type="float">
            <text:p>1.59203352262335E+018</text:p>
          </table:table-cell>
          <table:table-cell office:value-type="float" office:value="1202" calcext:value-type="float">
            <text:p>1202</text:p>
          </table:table-cell>
          <table:table-cell office:value-type="float" office:value="1.59203352257136E+018" calcext:value-type="float">
            <text:p>1.59203352257136E+018</text:p>
          </table:table-cell>
          <table:table-cell/>
          <table:table-cell office:value-type="float" office:value="7.93682289124" calcext:value-type="float">
            <text:p>7.93682289124</text:p>
          </table:table-cell>
        </table:table-row>
        <table:table-row table:style-name="ro1">
          <table:table-cell office:value-type="float" office:value="1.59203352272616E+018" calcext:value-type="float">
            <text:p>1.59203352272616E+018</text:p>
          </table:table-cell>
          <table:table-cell office:value-type="float" office:value="1203" calcext:value-type="float">
            <text:p>1203</text:p>
          </table:table-cell>
          <table:table-cell office:value-type="float" office:value="1.59203352262307E+018" calcext:value-type="float">
            <text:p>1.59203352262307E+018</text:p>
          </table:table-cell>
          <table:table-cell/>
          <table:table-cell office:value-type="float" office:value="-0.0153700001538" calcext:value-type="float">
            <text:p>-0.0153700001538</text:p>
          </table:table-cell>
          <table:table-cell/>
          <table:table-cell office:value-type="float" office:value="1.59203352272618E+018" calcext:value-type="float">
            <text:p>1.59203352272618E+018</text:p>
          </table:table-cell>
          <table:table-cell office:value-type="float" office:value="1203" calcext:value-type="float">
            <text:p>1203</text:p>
          </table:table-cell>
          <table:table-cell office:value-type="float" office:value="1.59203352262307E+018" calcext:value-type="float">
            <text:p>1.59203352262307E+018</text:p>
          </table:table-cell>
          <table:table-cell/>
          <table:table-cell office:value-type="float" office:value="7.94494771957" calcext:value-type="float">
            <text:p>7.94494771957</text:p>
          </table:table-cell>
        </table:table-row>
        <table:table-row table:style-name="ro1">
          <table:table-cell office:value-type="float" office:value="1.59203352277773E+018" calcext:value-type="float">
            <text:p>1.59203352277773E+018</text:p>
          </table:table-cell>
          <table:table-cell office:value-type="float" office:value="1204" calcext:value-type="float">
            <text:p>1204</text:p>
          </table:table-cell>
          <table:table-cell office:value-type="float" office:value="1.59203352272503E+018" calcext:value-type="float">
            <text:p>1.59203352272503E+018</text:p>
          </table:table-cell>
          <table:table-cell/>
          <table:table-cell office:value-type="float" office:value="-0.00643000006676" calcext:value-type="float">
            <text:p>-0.00643000006676</text:p>
          </table:table-cell>
          <table:table-cell/>
          <table:table-cell office:value-type="float" office:value="1.59203352277767E+018" calcext:value-type="float">
            <text:p>1.59203352277767E+018</text:p>
          </table:table-cell>
          <table:table-cell office:value-type="float" office:value="1204" calcext:value-type="float">
            <text:p>1204</text:p>
          </table:table-cell>
          <table:table-cell office:value-type="float" office:value="1.59203352272503E+018" calcext:value-type="float">
            <text:p>1.59203352272503E+018</text:p>
          </table:table-cell>
          <table:table-cell/>
          <table:table-cell office:value-type="float" office:value="7.99151039124" calcext:value-type="float">
            <text:p>7.99151039124</text:p>
          </table:table-cell>
        </table:table-row>
        <table:table-row table:style-name="ro1">
          <table:table-cell office:value-type="float" office:value="1.59203352283024E+018" calcext:value-type="float">
            <text:p>1.59203352283024E+018</text:p>
          </table:table-cell>
          <table:table-cell office:value-type="float" office:value="1205" calcext:value-type="float">
            <text:p>1205</text:p>
          </table:table-cell>
          <table:table-cell office:value-type="float" office:value="1.59203352277745E+018" calcext:value-type="float">
            <text:p>1.59203352277745E+018</text:p>
          </table:table-cell>
          <table:table-cell/>
          <table:table-cell office:value-type="float" office:value="0.00193000002764" calcext:value-type="float">
            <text:p>0.00193000002764</text:p>
          </table:table-cell>
          <table:table-cell/>
          <table:table-cell office:value-type="float" office:value="1.59203352283014E+018" calcext:value-type="float">
            <text:p>1.59203352283014E+018</text:p>
          </table:table-cell>
          <table:table-cell office:value-type="float" office:value="1205" calcext:value-type="float">
            <text:p>1205</text:p>
          </table:table-cell>
          <table:table-cell office:value-type="float" office:value="1.59203352277745E+018" calcext:value-type="float">
            <text:p>1.59203352277745E+018</text:p>
          </table:table-cell>
          <table:table-cell/>
          <table:table-cell office:value-type="float" office:value="8.0350522995" calcext:value-type="float">
            <text:p>8.0350522995</text:p>
          </table:table-cell>
        </table:table-row>
        <table:table-row table:style-name="ro1">
          <table:table-cell office:value-type="float" office:value="1.59203352288243E+018" calcext:value-type="float">
            <text:p>1.59203352288243E+018</text:p>
          </table:table-cell>
          <table:table-cell office:value-type="float" office:value="1206" calcext:value-type="float">
            <text:p>1206</text:p>
          </table:table-cell>
          <table:table-cell office:value-type="float" office:value="1.59203352282992E+018" calcext:value-type="float">
            <text:p>1.59203352282992E+018</text:p>
          </table:table-cell>
          <table:table-cell/>
          <table:table-cell office:value-type="float" office:value="0.00466000009328" calcext:value-type="float">
            <text:p>0.00466000009328</text:p>
          </table:table-cell>
          <table:table-cell/>
          <table:table-cell office:value-type="float" office:value="1.59203352288252E+018" calcext:value-type="float">
            <text:p>1.59203352288252E+018</text:p>
          </table:table-cell>
          <table:table-cell office:value-type="float" office:value="1206" calcext:value-type="float">
            <text:p>1206</text:p>
          </table:table-cell>
          <table:table-cell office:value-type="float" office:value="1.59203352282992E+018" calcext:value-type="float">
            <text:p>1.59203352282992E+018</text:p>
          </table:table-cell>
          <table:table-cell/>
          <table:table-cell office:value-type="float" office:value="8.04927062988" calcext:value-type="float">
            <text:p>8.04927062988</text:p>
          </table:table-cell>
        </table:table-row>
        <table:table-row table:style-name="ro1">
          <table:table-cell office:value-type="float" office:value="1.59203352293732E+018" calcext:value-type="float">
            <text:p>1.59203352293732E+018</text:p>
          </table:table-cell>
          <table:table-cell office:value-type="float" office:value="1207" calcext:value-type="float">
            <text:p>1207</text:p>
          </table:table-cell>
          <table:table-cell office:value-type="float" office:value="1.5920335228825E+018" calcext:value-type="float">
            <text:p>1.5920335228825E+018</text:p>
          </table:table-cell>
          <table:table-cell/>
          <table:table-cell office:value-type="float" office:value="0.00610999995843" calcext:value-type="float">
            <text:p>0.00610999995843</text:p>
          </table:table-cell>
          <table:table-cell/>
          <table:table-cell office:value-type="float" office:value="1.59203352293748E+018" calcext:value-type="float">
            <text:p>1.59203352293748E+018</text:p>
          </table:table-cell>
          <table:table-cell office:value-type="float" office:value="1207" calcext:value-type="float">
            <text:p>1207</text:p>
          </table:table-cell>
          <table:table-cell office:value-type="float" office:value="1.5920335228825E+018" calcext:value-type="float">
            <text:p>1.5920335228825E+018</text:p>
          </table:table-cell>
          <table:table-cell/>
          <table:table-cell office:value-type="float" office:value="8.05682277679" calcext:value-type="float">
            <text:p>8.05682277679</text:p>
          </table:table-cell>
        </table:table-row>
        <table:table-row table:style-name="ro1">
          <table:table-cell office:value-type="float" office:value="1.5920335230373E+018" calcext:value-type="float">
            <text:p>1.5920335230373E+018</text:p>
          </table:table-cell>
          <table:table-cell office:value-type="float" office:value="1208" calcext:value-type="float">
            <text:p>1208</text:p>
          </table:table-cell>
          <table:table-cell office:value-type="float" office:value="1.59203352293497E+018" calcext:value-type="float">
            <text:p>1.59203352293497E+018</text:p>
          </table:table-cell>
          <table:table-cell/>
          <table:table-cell office:value-type="float" office:value="0.000880000006873" calcext:value-type="float">
            <text:p>0.000880000006873</text:p>
          </table:table-cell>
          <table:table-cell/>
          <table:table-cell office:value-type="float" office:value="1.5920335230379E+018" calcext:value-type="float">
            <text:p>1.5920335230379E+018</text:p>
          </table:table-cell>
          <table:table-cell office:value-type="float" office:value="1208" calcext:value-type="float">
            <text:p>1208</text:p>
          </table:table-cell>
          <table:table-cell office:value-type="float" office:value="1.59203352293497E+018" calcext:value-type="float">
            <text:p>1.59203352293497E+018</text:p>
          </table:table-cell>
          <table:table-cell/>
          <table:table-cell office:value-type="float" office:value="8.02958297729" calcext:value-type="float">
            <text:p>8.02958297729</text:p>
          </table:table-cell>
        </table:table-row>
        <table:table-row table:style-name="ro1">
          <table:table-cell office:value-type="float" office:value="1.59203352308877E+018" calcext:value-type="float">
            <text:p>1.59203352308877E+018</text:p>
          </table:table-cell>
          <table:table-cell office:value-type="float" office:value="1209" calcext:value-type="float">
            <text:p>1209</text:p>
          </table:table-cell>
          <table:table-cell office:value-type="float" office:value="1.59203352303733E+018" calcext:value-type="float">
            <text:p>1.59203352303733E+018</text:p>
          </table:table-cell>
          <table:table-cell/>
          <table:table-cell office:value-type="float" office:value="-0.00853000022471" calcext:value-type="float">
            <text:p>-0.00853000022471</text:p>
          </table:table-cell>
          <table:table-cell/>
          <table:table-cell office:value-type="float" office:value="1.59203352308911E+018" calcext:value-type="float">
            <text:p>1.59203352308911E+018</text:p>
          </table:table-cell>
          <table:table-cell office:value-type="float" office:value="1209" calcext:value-type="float">
            <text:p>1209</text:p>
          </table:table-cell>
          <table:table-cell office:value-type="float" office:value="1.59203352303733E+018" calcext:value-type="float">
            <text:p>1.59203352303733E+018</text:p>
          </table:table-cell>
          <table:table-cell/>
          <table:table-cell office:value-type="float" office:value="7.9805727005" calcext:value-type="float">
            <text:p>7.9805727005</text:p>
          </table:table-cell>
        </table:table-row>
        <table:table-row table:style-name="ro1">
          <table:table-cell office:value-type="float" office:value="1.59203352314039E+018" calcext:value-type="float">
            <text:p>1.59203352314039E+018</text:p>
          </table:table-cell>
          <table:table-cell office:value-type="float" office:value="1210" calcext:value-type="float">
            <text:p>1210</text:p>
          </table:table-cell>
          <table:table-cell office:value-type="float" office:value="1.5920335230888E+018" calcext:value-type="float">
            <text:p>1.5920335230888E+018</text:p>
          </table:table-cell>
          <table:table-cell/>
          <table:table-cell office:value-type="float" office:value="-0.0110999997705" calcext:value-type="float">
            <text:p>-0.0110999997705</text:p>
          </table:table-cell>
          <table:table-cell/>
          <table:table-cell office:value-type="float" office:value="1.59203352314066E+018" calcext:value-type="float">
            <text:p>1.59203352314066E+018</text:p>
          </table:table-cell>
          <table:table-cell office:value-type="float" office:value="1210" calcext:value-type="float">
            <text:p>1210</text:p>
          </table:table-cell>
          <table:table-cell office:value-type="float" office:value="1.5920335230888E+018" calcext:value-type="float">
            <text:p>1.5920335230888E+018</text:p>
          </table:table-cell>
          <table:table-cell/>
          <table:table-cell office:value-type="float" office:value="7.96718740463" calcext:value-type="float">
            <text:p>7.96718740463</text:p>
          </table:table-cell>
        </table:table-row>
        <table:table-row table:style-name="ro1">
          <table:table-cell office:value-type="float" office:value="1.5920335231924E+018" calcext:value-type="float">
            <text:p>1.5920335231924E+018</text:p>
          </table:table-cell>
          <table:table-cell office:value-type="float" office:value="1211" calcext:value-type="float">
            <text:p>1211</text:p>
          </table:table-cell>
          <table:table-cell office:value-type="float" office:value="1.59203352314043E+018" calcext:value-type="float">
            <text:p>1.59203352314043E+018</text:p>
          </table:table-cell>
          <table:table-cell/>
          <table:table-cell office:value-type="float" office:value="-0.00997999962419" calcext:value-type="float">
            <text:p>-0.00997999962419</text:p>
          </table:table-cell>
          <table:table-cell/>
          <table:table-cell office:value-type="float" office:value="1.59203352319303E+018" calcext:value-type="float">
            <text:p>1.59203352319303E+018</text:p>
          </table:table-cell>
          <table:table-cell office:value-type="float" office:value="1211" calcext:value-type="float">
            <text:p>1211</text:p>
          </table:table-cell>
          <table:table-cell office:value-type="float" office:value="1.59203352314043E+018" calcext:value-type="float">
            <text:p>1.59203352314043E+018</text:p>
          </table:table-cell>
          <table:table-cell/>
          <table:table-cell office:value-type="float" office:value="7.97302103043" calcext:value-type="float">
            <text:p>7.97302103043</text:p>
          </table:table-cell>
        </table:table-row>
        <table:table-row table:style-name="ro1">
          <table:table-cell office:value-type="float" office:value="1.59203352329433E+018" calcext:value-type="float">
            <text:p>1.59203352329433E+018</text:p>
          </table:table-cell>
          <table:table-cell office:value-type="float" office:value="1212" calcext:value-type="float">
            <text:p>1212</text:p>
          </table:table-cell>
          <table:table-cell office:value-type="float" office:value="1.59203352319242E+018" calcext:value-type="float">
            <text:p>1.59203352319242E+018</text:p>
          </table:table-cell>
          <table:table-cell/>
          <table:table-cell office:value-type="float" office:value="-0.0162599999458" calcext:value-type="float">
            <text:p>-0.0162599999458</text:p>
          </table:table-cell>
          <table:table-cell/>
          <table:table-cell office:value-type="float" office:value="1.59203352329452E+018" calcext:value-type="float">
            <text:p>1.59203352329452E+018</text:p>
          </table:table-cell>
          <table:table-cell office:value-type="float" office:value="1212" calcext:value-type="float">
            <text:p>1212</text:p>
          </table:table-cell>
          <table:table-cell office:value-type="float" office:value="1.59203352319242E+018" calcext:value-type="float">
            <text:p>1.59203352319242E+018</text:p>
          </table:table-cell>
          <table:table-cell/>
          <table:table-cell office:value-type="float" office:value="7.94031238556" calcext:value-type="float">
            <text:p>7.94031238556</text:p>
          </table:table-cell>
        </table:table-row>
        <table:table-row table:style-name="ro1">
          <table:table-cell office:value-type="float" office:value="1.59203352334714E+018" calcext:value-type="float">
            <text:p>1.59203352334714E+018</text:p>
          </table:table-cell>
          <table:table-cell office:value-type="float" office:value="1213" calcext:value-type="float">
            <text:p>1213</text:p>
          </table:table-cell>
          <table:table-cell office:value-type="float" office:value="1.59203352329402E+018" calcext:value-type="float">
            <text:p>1.59203352329402E+018</text:p>
          </table:table-cell>
          <table:table-cell/>
          <table:table-cell office:value-type="float" office:value="-0.0365200005472" calcext:value-type="float">
            <text:p>-0.0365200005472</text:p>
          </table:table-cell>
          <table:table-cell/>
          <table:table-cell office:value-type="float" office:value="1.59203352334702E+018" calcext:value-type="float">
            <text:p>1.59203352334702E+018</text:p>
          </table:table-cell>
          <table:table-cell office:value-type="float" office:value="1213" calcext:value-type="float">
            <text:p>1213</text:p>
          </table:table-cell>
          <table:table-cell office:value-type="float" office:value="1.59203352329402E+018" calcext:value-type="float">
            <text:p>1.59203352329402E+018</text:p>
          </table:table-cell>
          <table:table-cell/>
          <table:table-cell office:value-type="float" office:value="7.83479166031" calcext:value-type="float">
            <text:p>7.83479166031</text:p>
          </table:table-cell>
        </table:table-row>
        <table:table-row table:style-name="ro1">
          <table:table-cell office:value-type="float" office:value="1.59203352339915E+018" calcext:value-type="float">
            <text:p>1.59203352339915E+018</text:p>
          </table:table-cell>
          <table:table-cell office:value-type="float" office:value="1214" calcext:value-type="float">
            <text:p>1214</text:p>
          </table:table-cell>
          <table:table-cell office:value-type="float" office:value="1.59203352334726E+018" calcext:value-type="float">
            <text:p>1.59203352334726E+018</text:p>
          </table:table-cell>
          <table:table-cell/>
          <table:table-cell office:value-type="float" office:value="-0.0538400001824" calcext:value-type="float">
            <text:p>-0.0538400001824</text:p>
          </table:table-cell>
          <table:table-cell/>
          <table:table-cell office:value-type="float" office:value="1.59203352339897E+018" calcext:value-type="float">
            <text:p>1.59203352339897E+018</text:p>
          </table:table-cell>
          <table:table-cell office:value-type="float" office:value="1214" calcext:value-type="float">
            <text:p>1214</text:p>
          </table:table-cell>
          <table:table-cell office:value-type="float" office:value="1.59203352334726E+018" calcext:value-type="float">
            <text:p>1.59203352334726E+018</text:p>
          </table:table-cell>
          <table:table-cell/>
          <table:table-cell office:value-type="float" office:value="7.74458312988" calcext:value-type="float">
            <text:p>7.74458312988</text:p>
          </table:table-cell>
        </table:table-row>
        <table:table-row table:style-name="ro1">
          <table:table-cell office:value-type="float" office:value="1.59203352345155E+018" calcext:value-type="float">
            <text:p>1.59203352345155E+018</text:p>
          </table:table-cell>
          <table:table-cell office:value-type="float" office:value="1215" calcext:value-type="float">
            <text:p>1215</text:p>
          </table:table-cell>
          <table:table-cell office:value-type="float" office:value="1.59203352339884E+018" calcext:value-type="float">
            <text:p>1.59203352339884E+018</text:p>
          </table:table-cell>
          <table:table-cell/>
          <table:table-cell office:value-type="float" office:value="-0.0590599998832" calcext:value-type="float">
            <text:p>-0.0590599998832</text:p>
          </table:table-cell>
          <table:table-cell/>
          <table:table-cell office:value-type="float" office:value="1.59203352345188E+018" calcext:value-type="float">
            <text:p>1.59203352345188E+018</text:p>
          </table:table-cell>
          <table:table-cell office:value-type="float" office:value="1215" calcext:value-type="float">
            <text:p>1215</text:p>
          </table:table-cell>
          <table:table-cell office:value-type="float" office:value="1.59203352339884E+018" calcext:value-type="float">
            <text:p>1.59203352339884E+018</text:p>
          </table:table-cell>
          <table:table-cell/>
          <table:table-cell office:value-type="float" office:value="7.71739578247" calcext:value-type="float">
            <text:p>7.71739578247</text:p>
          </table:table-cell>
        </table:table-row>
        <table:table-row table:style-name="ro1">
          <table:table-cell office:value-type="float" office:value="1.5920335235038E+018" calcext:value-type="float">
            <text:p>1.5920335235038E+018</text:p>
          </table:table-cell>
          <table:table-cell office:value-type="float" office:value="1216" calcext:value-type="float">
            <text:p>1216</text:p>
          </table:table-cell>
          <table:table-cell office:value-type="float" office:value="1.59203352345117E+018" calcext:value-type="float">
            <text:p>1.59203352345117E+018</text:p>
          </table:table-cell>
          <table:table-cell/>
          <table:table-cell office:value-type="float" office:value="-0.0553699992597" calcext:value-type="float">
            <text:p>-0.0553699992597</text:p>
          </table:table-cell>
          <table:table-cell/>
          <table:table-cell office:value-type="float" office:value="1.59203352350364E+018" calcext:value-type="float">
            <text:p>1.59203352350364E+018</text:p>
          </table:table-cell>
          <table:table-cell office:value-type="float" office:value="1216" calcext:value-type="float">
            <text:p>1216</text:p>
          </table:table-cell>
          <table:table-cell office:value-type="float" office:value="1.59203352345117E+018" calcext:value-type="float">
            <text:p>1.59203352345117E+018</text:p>
          </table:table-cell>
          <table:table-cell/>
          <table:table-cell office:value-type="float" office:value="7.73661470413" calcext:value-type="float">
            <text:p>7.73661470413</text:p>
          </table:table-cell>
        </table:table-row>
        <table:table-row table:style-name="ro1">
          <table:table-cell office:value-type="float" office:value="1.59203352360641E+018" calcext:value-type="float">
            <text:p>1.59203352360641E+018</text:p>
          </table:table-cell>
          <table:table-cell office:value-type="float" office:value="1217" calcext:value-type="float">
            <text:p>1217</text:p>
          </table:table-cell>
          <table:table-cell office:value-type="float" office:value="1.59203352350349E+018" calcext:value-type="float">
            <text:p>1.59203352350349E+018</text:p>
          </table:table-cell>
          <table:table-cell/>
          <table:table-cell office:value-type="float" office:value="-0.0447699986398" calcext:value-type="float">
            <text:p>-0.0447699986398</text:p>
          </table:table-cell>
          <table:table-cell/>
          <table:table-cell office:value-type="float" office:value="1.5920335236069E+018" calcext:value-type="float">
            <text:p>1.5920335236069E+018</text:p>
          </table:table-cell>
          <table:table-cell office:value-type="float" office:value="1217" calcext:value-type="float">
            <text:p>1217</text:p>
          </table:table-cell>
          <table:table-cell office:value-type="float" office:value="1.59203352350349E+018" calcext:value-type="float">
            <text:p>1.59203352350349E+018</text:p>
          </table:table-cell>
          <table:table-cell/>
          <table:table-cell office:value-type="float" office:value="7.79182291031" calcext:value-type="float">
            <text:p>7.79182291031</text:p>
          </table:table-cell>
        </table:table-row>
        <table:table-row table:style-name="ro1">
          <table:table-cell office:value-type="float" office:value="1.59203352365885E+018" calcext:value-type="float">
            <text:p>1.59203352365885E+018</text:p>
          </table:table-cell>
          <table:table-cell office:value-type="float" office:value="1218" calcext:value-type="float">
            <text:p>1218</text:p>
          </table:table-cell>
          <table:table-cell office:value-type="float" office:value="1.59203352360603E+018" calcext:value-type="float">
            <text:p>1.59203352360603E+018</text:p>
          </table:table-cell>
          <table:table-cell/>
          <table:table-cell office:value-type="float" office:value="-0.0251800008118" calcext:value-type="float">
            <text:p>-0.0251800008118</text:p>
          </table:table-cell>
          <table:table-cell/>
          <table:table-cell office:value-type="float" office:value="1.59203352365886E+018" calcext:value-type="float">
            <text:p>1.59203352365886E+018</text:p>
          </table:table-cell>
          <table:table-cell office:value-type="float" office:value="1218" calcext:value-type="float">
            <text:p>1218</text:p>
          </table:table-cell>
          <table:table-cell office:value-type="float" office:value="1.59203352360603E+018" calcext:value-type="float">
            <text:p>1.59203352360603E+018</text:p>
          </table:table-cell>
          <table:table-cell/>
          <table:table-cell office:value-type="float" office:value="7.89385414124" calcext:value-type="float">
            <text:p>7.89385414124</text:p>
          </table:table-cell>
        </table:table-row>
        <table:table-row table:style-name="ro1">
          <table:table-cell office:value-type="float" office:value="1.59203352371105E+018" calcext:value-type="float">
            <text:p>1.59203352371105E+018</text:p>
          </table:table-cell>
          <table:table-cell office:value-type="float" office:value="1219" calcext:value-type="float">
            <text:p>1219</text:p>
          </table:table-cell>
          <table:table-cell office:value-type="float" office:value="1.59203352365856E+018" calcext:value-type="float">
            <text:p>1.59203352365856E+018</text:p>
          </table:table-cell>
          <table:table-cell/>
          <table:table-cell office:value-type="float" office:value="-0.00435000006109" calcext:value-type="float">
            <text:p>-0.00435000006109</text:p>
          </table:table-cell>
          <table:table-cell/>
          <table:table-cell office:value-type="float" office:value="1.59203352371144E+018" calcext:value-type="float">
            <text:p>1.59203352371144E+018</text:p>
          </table:table-cell>
          <table:table-cell office:value-type="float" office:value="1219" calcext:value-type="float">
            <text:p>1219</text:p>
          </table:table-cell>
          <table:table-cell office:value-type="float" office:value="1.59203352365856E+018" calcext:value-type="float">
            <text:p>1.59203352365856E+018</text:p>
          </table:table-cell>
          <table:table-cell/>
          <table:table-cell office:value-type="float" office:value="8.00234413147" calcext:value-type="float">
            <text:p>8.00234413147</text:p>
          </table:table-cell>
        </table:table-row>
        <table:table-row table:style-name="ro1">
          <table:table-cell office:value-type="float" office:value="1.59203352376387E+018" calcext:value-type="float">
            <text:p>1.59203352376387E+018</text:p>
          </table:table-cell>
          <table:table-cell office:value-type="float" office:value="1220" calcext:value-type="float">
            <text:p>1220</text:p>
          </table:table-cell>
          <table:table-cell office:value-type="float" office:value="1.59203352371117E+018" calcext:value-type="float">
            <text:p>1.59203352371117E+018</text:p>
          </table:table-cell>
          <table:table-cell/>
          <table:table-cell office:value-type="float" office:value="0.00433999998495" calcext:value-type="float">
            <text:p>0.00433999998495</text:p>
          </table:table-cell>
          <table:table-cell/>
          <table:table-cell office:value-type="float" office:value="1.59203352376381E+018" calcext:value-type="float">
            <text:p>1.59203352376381E+018</text:p>
          </table:table-cell>
          <table:table-cell office:value-type="float" office:value="1220" calcext:value-type="float">
            <text:p>1220</text:p>
          </table:table-cell>
          <table:table-cell office:value-type="float" office:value="1.59203352371117E+018" calcext:value-type="float">
            <text:p>1.59203352371117E+018</text:p>
          </table:table-cell>
          <table:table-cell/>
          <table:table-cell office:value-type="float" office:value="8.04760456085" calcext:value-type="float">
            <text:p>8.04760456085</text:p>
          </table:table-cell>
        </table:table-row>
        <table:table-row table:style-name="ro1">
          <table:table-cell office:value-type="float" office:value="1.59203352381633E+018" calcext:value-type="float">
            <text:p>1.59203352381633E+018</text:p>
          </table:table-cell>
          <table:table-cell office:value-type="float" office:value="1221" calcext:value-type="float">
            <text:p>1221</text:p>
          </table:table-cell>
          <table:table-cell office:value-type="float" office:value="1.59203352376355E+018" calcext:value-type="float">
            <text:p>1.59203352376355E+018</text:p>
          </table:table-cell>
          <table:table-cell/>
          <table:table-cell office:value-type="float" office:value="0.0133199999109" calcext:value-type="float">
            <text:p>0.0133199999109</text:p>
          </table:table-cell>
          <table:table-cell/>
          <table:table-cell office:value-type="float" office:value="1.59203352381621E+018" calcext:value-type="float">
            <text:p>1.59203352381621E+018</text:p>
          </table:table-cell>
          <table:table-cell office:value-type="float" office:value="1221" calcext:value-type="float">
            <text:p>1221</text:p>
          </table:table-cell>
          <table:table-cell office:value-type="float" office:value="1.59203352376355E+018" calcext:value-type="float">
            <text:p>1.59203352376355E+018</text:p>
          </table:table-cell>
          <table:table-cell/>
          <table:table-cell office:value-type="float" office:value="8.09437465668" calcext:value-type="float">
            <text:p>8.09437465668</text:p>
          </table:table-cell>
        </table:table-row>
        <table:table-row table:style-name="ro1">
          <table:table-cell office:value-type="float" office:value="1.5920335238687E+018" calcext:value-type="float">
            <text:p>1.5920335238687E+018</text:p>
          </table:table-cell>
          <table:table-cell office:value-type="float" office:value="1222" calcext:value-type="float">
            <text:p>1222</text:p>
          </table:table-cell>
          <table:table-cell office:value-type="float" office:value="1.59203352381602E+018" calcext:value-type="float">
            <text:p>1.59203352381602E+018</text:p>
          </table:table-cell>
          <table:table-cell/>
          <table:table-cell office:value-type="float" office:value="0.0274199992418" calcext:value-type="float">
            <text:p>0.0274199992418</text:p>
          </table:table-cell>
          <table:table-cell/>
          <table:table-cell office:value-type="float" office:value="1.59203352386916E+018" calcext:value-type="float">
            <text:p>1.59203352386916E+018</text:p>
          </table:table-cell>
          <table:table-cell office:value-type="float" office:value="1222" calcext:value-type="float">
            <text:p>1222</text:p>
          </table:table-cell>
          <table:table-cell office:value-type="float" office:value="1.59203352381602E+018" calcext:value-type="float">
            <text:p>1.59203352381602E+018</text:p>
          </table:table-cell>
          <table:table-cell/>
          <table:table-cell office:value-type="float" office:value="8.16781234741" calcext:value-type="float">
            <text:p>8.16781234741</text:p>
          </table:table-cell>
        </table:table-row>
        <table:table-row table:style-name="ro1">
          <table:table-cell office:value-type="float" office:value="1.59203352392062E+018" calcext:value-type="float">
            <text:p>1.59203352392062E+018</text:p>
          </table:table-cell>
          <table:table-cell office:value-type="float" office:value="1223" calcext:value-type="float">
            <text:p>1223</text:p>
          </table:table-cell>
          <table:table-cell office:value-type="float" office:value="1.5920335238683E+018" calcext:value-type="float">
            <text:p>1.5920335238683E+018</text:p>
          </table:table-cell>
          <table:table-cell/>
          <table:table-cell office:value-type="float" office:value="0.0600700005889" calcext:value-type="float">
            <text:p>0.0600700005889</text:p>
          </table:table-cell>
          <table:table-cell/>
          <table:table-cell office:value-type="float" office:value="1.59203352392047E+018" calcext:value-type="float">
            <text:p>1.59203352392047E+018</text:p>
          </table:table-cell>
          <table:table-cell office:value-type="float" office:value="1223" calcext:value-type="float">
            <text:p>1223</text:p>
          </table:table-cell>
          <table:table-cell office:value-type="float" office:value="1.5920335238683E+018" calcext:value-type="float">
            <text:p>1.5920335238683E+018</text:p>
          </table:table-cell>
          <table:table-cell/>
          <table:table-cell office:value-type="float" office:value="8.33786487579" calcext:value-type="float">
            <text:p>8.33786487579</text:p>
          </table:table-cell>
        </table:table-row>
        <table:table-row table:style-name="ro1">
          <table:table-cell office:value-type="float" office:value="1.59203352397243E+018" calcext:value-type="float">
            <text:p>1.59203352397243E+018</text:p>
          </table:table-cell>
          <table:table-cell office:value-type="float" office:value="1224" calcext:value-type="float">
            <text:p>1224</text:p>
          </table:table-cell>
          <table:table-cell office:value-type="float" office:value="1.59203352392075E+018" calcext:value-type="float">
            <text:p>1.59203352392075E+018</text:p>
          </table:table-cell>
          <table:table-cell/>
          <table:table-cell office:value-type="float" office:value="0.0692199990153" calcext:value-type="float">
            <text:p>0.0692199990153</text:p>
          </table:table-cell>
          <table:table-cell/>
          <table:table-cell office:value-type="float" office:value="1.59203352397244E+018" calcext:value-type="float">
            <text:p>1.59203352397244E+018</text:p>
          </table:table-cell>
          <table:table-cell office:value-type="float" office:value="1224" calcext:value-type="float">
            <text:p>1224</text:p>
          </table:table-cell>
          <table:table-cell office:value-type="float" office:value="1.59203352392075E+018" calcext:value-type="float">
            <text:p>1.59203352392075E+018</text:p>
          </table:table-cell>
          <table:table-cell/>
          <table:table-cell office:value-type="float" office:value="8.38552093506" calcext:value-type="float">
            <text:p>8.38552093506</text:p>
          </table:table-cell>
        </table:table-row>
        <table:table-row table:style-name="ro1">
          <table:table-cell office:value-type="float" office:value="1.59203352402495E+018" calcext:value-type="float">
            <text:p>1.59203352402495E+018</text:p>
          </table:table-cell>
          <table:table-cell office:value-type="float" office:value="1225" calcext:value-type="float">
            <text:p>1225</text:p>
          </table:table-cell>
          <table:table-cell office:value-type="float" office:value="1.59203352397221E+018" calcext:value-type="float">
            <text:p>1.59203352397221E+018</text:p>
          </table:table-cell>
          <table:table-cell/>
          <table:table-cell office:value-type="float" office:value="0.0638300031424" calcext:value-type="float">
            <text:p>0.0638300031424</text:p>
          </table:table-cell>
          <table:table-cell/>
          <table:table-cell office:value-type="float" office:value="1.59203352402494E+018" calcext:value-type="float">
            <text:p>1.59203352402494E+018</text:p>
          </table:table-cell>
          <table:table-cell office:value-type="float" office:value="1225" calcext:value-type="float">
            <text:p>1225</text:p>
          </table:table-cell>
          <table:table-cell office:value-type="float" office:value="1.59203352397221E+018" calcext:value-type="float">
            <text:p>1.59203352397221E+018</text:p>
          </table:table-cell>
          <table:table-cell/>
          <table:table-cell office:value-type="float" office:value="8.35744762421" calcext:value-type="float">
            <text:p>8.35744762421</text:p>
          </table:table-cell>
        </table:table-row>
        <table:table-row table:style-name="ro1">
          <table:table-cell office:value-type="float" office:value="1.59203352407704E+018" calcext:value-type="float">
            <text:p>1.59203352407704E+018</text:p>
          </table:table-cell>
          <table:table-cell office:value-type="float" office:value="1226" calcext:value-type="float">
            <text:p>1226</text:p>
          </table:table-cell>
          <table:table-cell office:value-type="float" office:value="1.59203352402465E+018" calcext:value-type="float">
            <text:p>1.59203352402465E+018</text:p>
          </table:table-cell>
          <table:table-cell/>
          <table:table-cell office:value-type="float" office:value="0.0481299981475" calcext:value-type="float">
            <text:p>0.0481299981475</text:p>
          </table:table-cell>
          <table:table-cell/>
          <table:table-cell office:value-type="float" office:value="1.59203352407687E+018" calcext:value-type="float">
            <text:p>1.59203352407687E+018</text:p>
          </table:table-cell>
          <table:table-cell office:value-type="float" office:value="1226" calcext:value-type="float">
            <text:p>1226</text:p>
          </table:table-cell>
          <table:table-cell office:value-type="float" office:value="1.59203352402465E+018" calcext:value-type="float">
            <text:p>1.59203352402465E+018</text:p>
          </table:table-cell>
          <table:table-cell/>
          <table:table-cell office:value-type="float" office:value="8.27567672729" calcext:value-type="float">
            <text:p>8.27567672729</text:p>
          </table:table-cell>
        </table:table-row>
        <table:table-row table:style-name="ro1">
          <table:table-cell office:value-type="float" office:value="1.59203352412986E+018" calcext:value-type="float">
            <text:p>1.59203352412986E+018</text:p>
          </table:table-cell>
          <table:table-cell office:value-type="float" office:value="1227" calcext:value-type="float">
            <text:p>1227</text:p>
          </table:table-cell>
          <table:table-cell office:value-type="float" office:value="1.59203352407718E+018" calcext:value-type="float">
            <text:p>1.59203352407718E+018</text:p>
          </table:table-cell>
          <table:table-cell/>
          <table:table-cell office:value-type="float" office:value="0.0258000008762" calcext:value-type="float">
            <text:p>0.0258000008762</text:p>
          </table:table-cell>
          <table:table-cell/>
          <table:table-cell office:value-type="float" office:value="1.59203352412968E+018" calcext:value-type="float">
            <text:p>1.59203352412968E+018</text:p>
          </table:table-cell>
          <table:table-cell office:value-type="float" office:value="1227" calcext:value-type="float">
            <text:p>1227</text:p>
          </table:table-cell>
          <table:table-cell office:value-type="float" office:value="1.59203352407718E+018" calcext:value-type="float">
            <text:p>1.59203352407718E+018</text:p>
          </table:table-cell>
          <table:table-cell/>
          <table:table-cell office:value-type="float" office:value="8.15937519073" calcext:value-type="float">
            <text:p>8.15937519073</text:p>
          </table:table-cell>
        </table:table-row>
        <table:table-row table:style-name="ro1">
          <table:table-cell office:value-type="float" office:value="1.59203352418239E+018" calcext:value-type="float">
            <text:p>1.59203352418239E+018</text:p>
          </table:table-cell>
          <table:table-cell office:value-type="float" office:value="1228" calcext:value-type="float">
            <text:p>1228</text:p>
          </table:table-cell>
          <table:table-cell office:value-type="float" office:value="1.59203352413E+018" calcext:value-type="float">
            <text:p>1.59203352413E+018</text:p>
          </table:table-cell>
          <table:table-cell/>
          <table:table-cell office:value-type="float" office:value="-0.00801999960095" calcext:value-type="float">
            <text:p>-0.00801999960095</text:p>
          </table:table-cell>
          <table:table-cell/>
          <table:table-cell office:value-type="float" office:value="1.59203352418232E+018" calcext:value-type="float">
            <text:p>1.59203352418232E+018</text:p>
          </table:table-cell>
          <table:table-cell office:value-type="float" office:value="1228" calcext:value-type="float">
            <text:p>1228</text:p>
          </table:table-cell>
          <table:table-cell office:value-type="float" office:value="1.59203352413E+018" calcext:value-type="float">
            <text:p>1.59203352413E+018</text:p>
          </table:table-cell>
          <table:table-cell/>
          <table:table-cell office:value-type="float" office:value="7.98322916031" calcext:value-type="float">
            <text:p>7.98322916031</text:p>
          </table:table-cell>
        </table:table-row>
        <table:table-row table:style-name="ro1">
          <table:table-cell office:value-type="float" office:value="1.59203352423487E+018" calcext:value-type="float">
            <text:p>1.59203352423487E+018</text:p>
          </table:table-cell>
          <table:table-cell office:value-type="float" office:value="1229" calcext:value-type="float">
            <text:p>1229</text:p>
          </table:table-cell>
          <table:table-cell office:value-type="float" office:value="1.59203352418247E+018" calcext:value-type="float">
            <text:p>1.59203352418247E+018</text:p>
          </table:table-cell>
          <table:table-cell/>
          <table:table-cell office:value-type="float" office:value="-0.0414200015366" calcext:value-type="float">
            <text:p>-0.0414200015366</text:p>
          </table:table-cell>
          <table:table-cell/>
          <table:table-cell office:value-type="float" office:value="1.59203352423471E+018" calcext:value-type="float">
            <text:p>1.59203352423471E+018</text:p>
          </table:table-cell>
          <table:table-cell office:value-type="float" office:value="1229" calcext:value-type="float">
            <text:p>1229</text:p>
          </table:table-cell>
          <table:table-cell office:value-type="float" office:value="1.59203352418247E+018" calcext:value-type="float">
            <text:p>1.59203352418247E+018</text:p>
          </table:table-cell>
          <table:table-cell/>
          <table:table-cell office:value-type="float" office:value="7.80927085876" calcext:value-type="float">
            <text:p>7.80927085876</text:p>
          </table:table-cell>
        </table:table-row>
        <table:table-row table:style-name="ro1">
          <table:table-cell office:value-type="float" office:value="1.59203352428667E+018" calcext:value-type="float">
            <text:p>1.59203352428667E+018</text:p>
          </table:table-cell>
          <table:table-cell office:value-type="float" office:value="1230" calcext:value-type="float">
            <text:p>1230</text:p>
          </table:table-cell>
          <table:table-cell office:value-type="float" office:value="1.592033524235E+018" calcext:value-type="float">
            <text:p>1.592033524235E+018</text:p>
          </table:table-cell>
          <table:table-cell/>
          <table:table-cell office:value-type="float" office:value="-0.0628099963069" calcext:value-type="float">
            <text:p>-0.0628099963069</text:p>
          </table:table-cell>
          <table:table-cell/>
          <table:table-cell office:value-type="float" office:value="1.59203352428665E+018" calcext:value-type="float">
            <text:p>1.59203352428665E+018</text:p>
          </table:table-cell>
          <table:table-cell office:value-type="float" office:value="1230" calcext:value-type="float">
            <text:p>1230</text:p>
          </table:table-cell>
          <table:table-cell office:value-type="float" office:value="1.592033524235E+018" calcext:value-type="float">
            <text:p>1.592033524235E+018</text:p>
          </table:table-cell>
          <table:table-cell/>
          <table:table-cell office:value-type="float" office:value="7.69786453247" calcext:value-type="float">
            <text:p>7.69786453247</text:p>
          </table:table-cell>
        </table:table-row>
        <table:table-row table:style-name="ro1">
          <table:table-cell office:value-type="float" office:value="1.59203352433955E+018" calcext:value-type="float">
            <text:p>1.59203352433955E+018</text:p>
          </table:table-cell>
          <table:table-cell office:value-type="float" office:value="1231" calcext:value-type="float">
            <text:p>1231</text:p>
          </table:table-cell>
          <table:table-cell office:value-type="float" office:value="1.59203352428657E+018" calcext:value-type="float">
            <text:p>1.59203352428657E+018</text:p>
          </table:table-cell>
          <table:table-cell/>
          <table:table-cell office:value-type="float" office:value="-0.0764800012112" calcext:value-type="float">
            <text:p>-0.0764800012112</text:p>
          </table:table-cell>
          <table:table-cell/>
          <table:table-cell office:value-type="float" office:value="1.59203352433931E+018" calcext:value-type="float">
            <text:p>1.59203352433931E+018</text:p>
          </table:table-cell>
          <table:table-cell office:value-type="float" office:value="1231" calcext:value-type="float">
            <text:p>1231</text:p>
          </table:table-cell>
          <table:table-cell office:value-type="float" office:value="1.59203352428657E+018" calcext:value-type="float">
            <text:p>1.59203352428657E+018</text:p>
          </table:table-cell>
          <table:table-cell/>
          <table:table-cell office:value-type="float" office:value="7.62666654587" calcext:value-type="float">
            <text:p>7.62666654587</text:p>
          </table:table-cell>
        </table:table-row>
        <table:table-row table:style-name="ro1">
          <table:table-cell office:value-type="float" office:value="1.59203352439174E+018" calcext:value-type="float">
            <text:p>1.59203352439174E+018</text:p>
          </table:table-cell>
          <table:table-cell office:value-type="float" office:value="1232" calcext:value-type="float">
            <text:p>1232</text:p>
          </table:table-cell>
          <table:table-cell office:value-type="float" office:value="1.59203352433927E+018" calcext:value-type="float">
            <text:p>1.59203352433927E+018</text:p>
          </table:table-cell>
          <table:table-cell/>
          <table:table-cell office:value-type="float" office:value="-0.075300000608" calcext:value-type="float">
            <text:p>-0.075300000608</text:p>
          </table:table-cell>
          <table:table-cell/>
          <table:table-cell office:value-type="float" office:value="1.59203352439205E+018" calcext:value-type="float">
            <text:p>1.59203352439205E+018</text:p>
          </table:table-cell>
          <table:table-cell office:value-type="float" office:value="1232" calcext:value-type="float">
            <text:p>1232</text:p>
          </table:table-cell>
          <table:table-cell office:value-type="float" office:value="1.59203352433927E+018" calcext:value-type="float">
            <text:p>1.59203352433927E+018</text:p>
          </table:table-cell>
          <table:table-cell/>
          <table:table-cell office:value-type="float" office:value="7.6328125" calcext:value-type="float">
            <text:p>7.6328125</text:p>
          </table:table-cell>
        </table:table-row>
        <table:table-row table:style-name="ro1">
          <table:table-cell office:value-type="float" office:value="1.59203352444332E+018" calcext:value-type="float">
            <text:p>1.59203352444332E+018</text:p>
          </table:table-cell>
          <table:table-cell office:value-type="float" office:value="1233" calcext:value-type="float">
            <text:p>1233</text:p>
          </table:table-cell>
          <table:table-cell office:value-type="float" office:value="1.5920335243918E+018" calcext:value-type="float">
            <text:p>1.5920335243918E+018</text:p>
          </table:table-cell>
          <table:table-cell/>
          <table:table-cell office:value-type="float" office:value="-0.0643699988723" calcext:value-type="float">
            <text:p>-0.0643699988723</text:p>
          </table:table-cell>
          <table:table-cell/>
          <table:table-cell office:value-type="float" office:value="1.59203352444391E+018" calcext:value-type="float">
            <text:p>1.59203352444391E+018</text:p>
          </table:table-cell>
          <table:table-cell office:value-type="float" office:value="1233" calcext:value-type="float">
            <text:p>1233</text:p>
          </table:table-cell>
          <table:table-cell office:value-type="float" office:value="1.5920335243918E+018" calcext:value-type="float">
            <text:p>1.5920335243918E+018</text:p>
          </table:table-cell>
          <table:table-cell/>
          <table:table-cell office:value-type="float" office:value="7.68973970413" calcext:value-type="float">
            <text:p>7.68973970413</text:p>
          </table:table-cell>
        </table:table-row>
        <table:table-row table:style-name="ro1">
          <table:table-cell office:value-type="float" office:value="1.59203352449584E+018" calcext:value-type="float">
            <text:p>1.59203352449584E+018</text:p>
          </table:table-cell>
          <table:table-cell office:value-type="float" office:value="1234" calcext:value-type="float">
            <text:p>1234</text:p>
          </table:table-cell>
          <table:table-cell office:value-type="float" office:value="1.59203352444335E+018" calcext:value-type="float">
            <text:p>1.59203352444335E+018</text:p>
          </table:table-cell>
          <table:table-cell/>
          <table:table-cell office:value-type="float" office:value="-0.0419100001454" calcext:value-type="float">
            <text:p>-0.0419100001454</text:p>
          </table:table-cell>
          <table:table-cell/>
          <table:table-cell office:value-type="float" office:value="1.59203352449594E+018" calcext:value-type="float">
            <text:p>1.59203352449594E+018</text:p>
          </table:table-cell>
          <table:table-cell office:value-type="float" office:value="1234" calcext:value-type="float">
            <text:p>1234</text:p>
          </table:table-cell>
          <table:table-cell office:value-type="float" office:value="1.59203352444335E+018" calcext:value-type="float">
            <text:p>1.59203352444335E+018</text:p>
          </table:table-cell>
          <table:table-cell/>
          <table:table-cell office:value-type="float" office:value="7.80671882629" calcext:value-type="float">
            <text:p>7.80671882629</text:p>
          </table:table-cell>
        </table:table-row>
        <table:table-row table:style-name="ro1">
          <table:table-cell office:value-type="float" office:value="1.5920335245477E+018" calcext:value-type="float">
            <text:p>1.5920335245477E+018</text:p>
          </table:table-cell>
          <table:table-cell office:value-type="float" office:value="1235" calcext:value-type="float">
            <text:p>1235</text:p>
          </table:table-cell>
          <table:table-cell office:value-type="float" office:value="1.59203352449544E+018" calcext:value-type="float">
            <text:p>1.59203352449544E+018</text:p>
          </table:table-cell>
          <table:table-cell/>
          <table:table-cell office:value-type="float" office:value="-0.0172000005841" calcext:value-type="float">
            <text:p>-0.0172000005841</text:p>
          </table:table-cell>
          <table:table-cell/>
          <table:table-cell office:value-type="float" office:value="1.5920335245476E+018" calcext:value-type="float">
            <text:p>1.5920335245476E+018</text:p>
          </table:table-cell>
          <table:table-cell office:value-type="float" office:value="1235" calcext:value-type="float">
            <text:p>1235</text:p>
          </table:table-cell>
          <table:table-cell office:value-type="float" office:value="1.59203352449544E+018" calcext:value-type="float">
            <text:p>1.59203352449544E+018</text:p>
          </table:table-cell>
          <table:table-cell/>
          <table:table-cell office:value-type="float" office:value="7.93541669846" calcext:value-type="float">
            <text:p>7.93541669846</text:p>
          </table:table-cell>
        </table:table-row>
        <table:table-row table:style-name="ro1">
          <table:table-cell office:value-type="float" office:value="1.59203352460011E+018" calcext:value-type="float">
            <text:p>1.59203352460011E+018</text:p>
          </table:table-cell>
          <table:table-cell office:value-type="float" office:value="1236" calcext:value-type="float">
            <text:p>1236</text:p>
          </table:table-cell>
          <table:table-cell office:value-type="float" office:value="1.59203352454772E+018" calcext:value-type="float">
            <text:p>1.59203352454772E+018</text:p>
          </table:table-cell>
          <table:table-cell/>
          <table:table-cell office:value-type="float" office:value="0.00994000025094" calcext:value-type="float">
            <text:p>0.00994000025094</text:p>
          </table:table-cell>
          <table:table-cell/>
          <table:table-cell office:value-type="float" office:value="1.59203352460074E+018" calcext:value-type="float">
            <text:p>1.59203352460074E+018</text:p>
          </table:table-cell>
          <table:table-cell office:value-type="float" office:value="1236" calcext:value-type="float">
            <text:p>1236</text:p>
          </table:table-cell>
          <table:table-cell office:value-type="float" office:value="1.59203352454772E+018" calcext:value-type="float">
            <text:p>1.59203352454772E+018</text:p>
          </table:table-cell>
          <table:table-cell/>
          <table:table-cell office:value-type="float" office:value="8.07677078247" calcext:value-type="float">
            <text:p>8.07677078247</text:p>
          </table:table-cell>
        </table:table-row>
        <table:table-row table:style-name="ro1">
          <table:table-cell office:value-type="float" office:value="1.59203352465315E+018" calcext:value-type="float">
            <text:p>1.59203352465315E+018</text:p>
          </table:table-cell>
          <table:table-cell office:value-type="float" office:value="1237" calcext:value-type="float">
            <text:p>1237</text:p>
          </table:table-cell>
          <table:table-cell office:value-type="float" office:value="1.59203352460022E+018" calcext:value-type="float">
            <text:p>1.59203352460022E+018</text:p>
          </table:table-cell>
          <table:table-cell/>
          <table:table-cell office:value-type="float" office:value="0.029829999432" calcext:value-type="float">
            <text:p>0.029829999432</text:p>
          </table:table-cell>
          <table:table-cell/>
          <table:table-cell office:value-type="float" office:value="1.59203352465288E+018" calcext:value-type="float">
            <text:p>1.59203352465288E+018</text:p>
          </table:table-cell>
          <table:table-cell office:value-type="float" office:value="1237" calcext:value-type="float">
            <text:p>1237</text:p>
          </table:table-cell>
          <table:table-cell office:value-type="float" office:value="1.59203352460022E+018" calcext:value-type="float">
            <text:p>1.59203352460022E+018</text:p>
          </table:table-cell>
          <table:table-cell/>
          <table:table-cell office:value-type="float" office:value="8.18036460876" calcext:value-type="float">
            <text:p>8.18036460876</text:p>
          </table:table-cell>
        </table:table-row>
        <table:table-row table:style-name="ro1">
          <table:table-cell office:value-type="float" office:value="1.59203352470545E+018" calcext:value-type="float">
            <text:p>1.59203352470545E+018</text:p>
          </table:table-cell>
          <table:table-cell office:value-type="float" office:value="1238" calcext:value-type="float">
            <text:p>1238</text:p>
          </table:table-cell>
          <table:table-cell office:value-type="float" office:value="1.5920335246526E+018" calcext:value-type="float">
            <text:p>1.5920335246526E+018</text:p>
          </table:table-cell>
          <table:table-cell/>
          <table:table-cell office:value-type="float" office:value="0.0451599992812" calcext:value-type="float">
            <text:p>0.0451599992812</text:p>
          </table:table-cell>
          <table:table-cell/>
          <table:table-cell office:value-type="float" office:value="1.59203352470546E+018" calcext:value-type="float">
            <text:p>1.59203352470546E+018</text:p>
          </table:table-cell>
          <table:table-cell office:value-type="float" office:value="1238" calcext:value-type="float">
            <text:p>1238</text:p>
          </table:table-cell>
          <table:table-cell office:value-type="float" office:value="1.5920335246526E+018" calcext:value-type="float">
            <text:p>1.5920335246526E+018</text:p>
          </table:table-cell>
          <table:table-cell/>
          <table:table-cell office:value-type="float" office:value="8.26020812988" calcext:value-type="float">
            <text:p>8.26020812988</text:p>
          </table:table-cell>
        </table:table-row>
        <table:table-row table:style-name="ro1">
          <table:table-cell office:value-type="float" office:value="1.5920335247567E+018" calcext:value-type="float">
            <text:p>1.5920335247567E+018</text:p>
          </table:table-cell>
          <table:table-cell office:value-type="float" office:value="1239" calcext:value-type="float">
            <text:p>1239</text:p>
          </table:table-cell>
          <table:table-cell office:value-type="float" office:value="1.59203352470512E+018" calcext:value-type="float">
            <text:p>1.59203352470512E+018</text:p>
          </table:table-cell>
          <table:table-cell/>
          <table:table-cell office:value-type="float" office:value="0.0539599992335" calcext:value-type="float">
            <text:p>0.0539599992335</text:p>
          </table:table-cell>
          <table:table-cell/>
          <table:table-cell office:value-type="float" office:value="1.59203352475706E+018" calcext:value-type="float">
            <text:p>1.59203352475706E+018</text:p>
          </table:table-cell>
          <table:table-cell office:value-type="float" office:value="1239" calcext:value-type="float">
            <text:p>1239</text:p>
          </table:table-cell>
          <table:table-cell office:value-type="float" office:value="1.59203352470512E+018" calcext:value-type="float">
            <text:p>1.59203352470512E+018</text:p>
          </table:table-cell>
          <table:table-cell/>
          <table:table-cell office:value-type="float" office:value="8.30604171753" calcext:value-type="float">
            <text:p>8.30604171753</text:p>
          </table:table-cell>
        </table:table-row>
        <table:table-row table:style-name="ro1">
          <table:table-cell office:value-type="float" office:value="1.59203352480889E+018" calcext:value-type="float">
            <text:p>1.59203352480889E+018</text:p>
          </table:table-cell>
          <table:table-cell office:value-type="float" office:value="1240" calcext:value-type="float">
            <text:p>1240</text:p>
          </table:table-cell>
          <table:table-cell office:value-type="float" office:value="1.59203352475683E+018" calcext:value-type="float">
            <text:p>1.59203352475683E+018</text:p>
          </table:table-cell>
          <table:table-cell/>
          <table:table-cell office:value-type="float" office:value="0.0641999989748" calcext:value-type="float">
            <text:p>0.0641999989748</text:p>
          </table:table-cell>
          <table:table-cell/>
          <table:table-cell office:value-type="float" office:value="1.59203352480885E+018" calcext:value-type="float">
            <text:p>1.59203352480885E+018</text:p>
          </table:table-cell>
          <table:table-cell office:value-type="float" office:value="1240" calcext:value-type="float">
            <text:p>1240</text:p>
          </table:table-cell>
          <table:table-cell office:value-type="float" office:value="1.59203352475683E+018" calcext:value-type="float">
            <text:p>1.59203352475683E+018</text:p>
          </table:table-cell>
          <table:table-cell/>
          <table:table-cell office:value-type="float" office:value="8.359375" calcext:value-type="float">
            <text:p>8.359375</text:p>
          </table:table-cell>
        </table:table-row>
        <table:table-row table:style-name="ro1">
          <table:table-cell office:value-type="float" office:value="1.59203352486096E+018" calcext:value-type="float">
            <text:p>1.59203352486096E+018</text:p>
          </table:table-cell>
          <table:table-cell office:value-type="float" office:value="1241" calcext:value-type="float">
            <text:p>1241</text:p>
          </table:table-cell>
          <table:table-cell office:value-type="float" office:value="1.59203352480861E+018" calcext:value-type="float">
            <text:p>1.59203352480861E+018</text:p>
          </table:table-cell>
          <table:table-cell/>
          <table:table-cell office:value-type="float" office:value="0.0683899968863" calcext:value-type="float">
            <text:p>0.0683899968863</text:p>
          </table:table-cell>
          <table:table-cell/>
          <table:table-cell office:value-type="float" office:value="1.59203352486106E+018" calcext:value-type="float">
            <text:p>1.59203352486106E+018</text:p>
          </table:table-cell>
          <table:table-cell office:value-type="float" office:value="1241" calcext:value-type="float">
            <text:p>1241</text:p>
          </table:table-cell>
          <table:table-cell office:value-type="float" office:value="1.59203352480861E+018" calcext:value-type="float">
            <text:p>1.59203352480861E+018</text:p>
          </table:table-cell>
          <table:table-cell/>
          <table:table-cell office:value-type="float" office:value="8.38119792938" calcext:value-type="float">
            <text:p>8.38119792938</text:p>
          </table:table-cell>
        </table:table-row>
        <table:table-row table:style-name="ro1">
          <table:table-cell office:value-type="float" office:value="1.59203352491339E+018" calcext:value-type="float">
            <text:p>1.59203352491339E+018</text:p>
          </table:table-cell>
          <table:table-cell office:value-type="float" office:value="1242" calcext:value-type="float">
            <text:p>1242</text:p>
          </table:table-cell>
          <table:table-cell office:value-type="float" office:value="1.59203352486074E+018" calcext:value-type="float">
            <text:p>1.59203352486074E+018</text:p>
          </table:table-cell>
          <table:table-cell/>
          <table:table-cell office:value-type="float" office:value="0.0628999993205" calcext:value-type="float">
            <text:p>0.0628999993205</text:p>
          </table:table-cell>
          <table:table-cell/>
          <table:table-cell office:value-type="float" office:value="1.59203352491346E+018" calcext:value-type="float">
            <text:p>1.59203352491346E+018</text:p>
          </table:table-cell>
          <table:table-cell office:value-type="float" office:value="1242" calcext:value-type="float">
            <text:p>1242</text:p>
          </table:table-cell>
          <table:table-cell office:value-type="float" office:value="1.59203352486074E+018" calcext:value-type="float">
            <text:p>1.59203352486074E+018</text:p>
          </table:table-cell>
          <table:table-cell/>
          <table:table-cell office:value-type="float" office:value="8.35260391235" calcext:value-type="float">
            <text:p>8.35260391235</text:p>
          </table:table-cell>
        </table:table-row>
        <table:table-row table:style-name="ro1">
          <table:table-cell office:value-type="float" office:value="1.59203352496602E+018" calcext:value-type="float">
            <text:p>1.59203352496602E+018</text:p>
          </table:table-cell>
          <table:table-cell office:value-type="float" office:value="1243" calcext:value-type="float">
            <text:p>1243</text:p>
          </table:table-cell>
          <table:table-cell office:value-type="float" office:value="1.5920335249136E+018" calcext:value-type="float">
            <text:p>1.5920335249136E+018</text:p>
          </table:table-cell>
          <table:table-cell/>
          <table:table-cell office:value-type="float" office:value="0.0523199997842" calcext:value-type="float">
            <text:p>0.0523199997842</text:p>
          </table:table-cell>
          <table:table-cell/>
          <table:table-cell office:value-type="float" office:value="1.59203352496684E+018" calcext:value-type="float">
            <text:p>1.59203352496684E+018</text:p>
          </table:table-cell>
          <table:table-cell office:value-type="float" office:value="1243" calcext:value-type="float">
            <text:p>1243</text:p>
          </table:table-cell>
          <table:table-cell office:value-type="float" office:value="1.5920335249136E+018" calcext:value-type="float">
            <text:p>1.5920335249136E+018</text:p>
          </table:table-cell>
          <table:table-cell/>
          <table:table-cell office:value-type="float" office:value="8.29749965668" calcext:value-type="float">
            <text:p>8.29749965668</text:p>
          </table:table-cell>
        </table:table-row>
        <table:table-row table:style-name="ro1">
          <table:table-cell office:value-type="float" office:value="1.59203352501943E+018" calcext:value-type="float">
            <text:p>1.59203352501943E+018</text:p>
          </table:table-cell>
          <table:table-cell office:value-type="float" office:value="1244" calcext:value-type="float">
            <text:p>1244</text:p>
          </table:table-cell>
          <table:table-cell office:value-type="float" office:value="1.59203352496613E+018" calcext:value-type="float">
            <text:p>1.59203352496613E+018</text:p>
          </table:table-cell>
          <table:table-cell/>
          <table:table-cell office:value-type="float" office:value="0.041700001806" calcext:value-type="float">
            <text:p>0.041700001806</text:p>
          </table:table-cell>
          <table:table-cell/>
          <table:table-cell office:value-type="float" office:value="1.59203352501922E+018" calcext:value-type="float">
            <text:p>1.59203352501922E+018</text:p>
          </table:table-cell>
          <table:table-cell office:value-type="float" office:value="1244" calcext:value-type="float">
            <text:p>1244</text:p>
          </table:table-cell>
          <table:table-cell office:value-type="float" office:value="1.59203352496613E+018" calcext:value-type="float">
            <text:p>1.59203352496613E+018</text:p>
          </table:table-cell>
          <table:table-cell/>
          <table:table-cell office:value-type="float" office:value="8.2421875" calcext:value-type="float">
            <text:p>8.2421875</text:p>
          </table:table-cell>
        </table:table-row>
        <table:table-row table:style-name="ro1">
          <table:table-cell office:value-type="float" office:value="1.59203352507292E+018" calcext:value-type="float">
            <text:p>1.59203352507292E+018</text:p>
          </table:table-cell>
          <table:table-cell office:value-type="float" office:value="1245" calcext:value-type="float">
            <text:p>1245</text:p>
          </table:table-cell>
          <table:table-cell office:value-type="float" office:value="1.59203352501963E+018" calcext:value-type="float">
            <text:p>1.59203352501963E+018</text:p>
          </table:table-cell>
          <table:table-cell/>
          <table:table-cell office:value-type="float" office:value="0.0289999991655" calcext:value-type="float">
            <text:p>0.0289999991655</text:p>
          </table:table-cell>
          <table:table-cell/>
          <table:table-cell office:value-type="float" office:value="1.5920335250727E+018" calcext:value-type="float">
            <text:p>1.5920335250727E+018</text:p>
          </table:table-cell>
          <table:table-cell office:value-type="float" office:value="1245" calcext:value-type="float">
            <text:p>1245</text:p>
          </table:table-cell>
          <table:table-cell office:value-type="float" office:value="1.59203352501963E+018" calcext:value-type="float">
            <text:p>1.59203352501963E+018</text:p>
          </table:table-cell>
          <table:table-cell/>
          <table:table-cell office:value-type="float" office:value="8.17604160309" calcext:value-type="float">
            <text:p>8.17604160309</text:p>
          </table:table-cell>
        </table:table-row>
        <table:table-row table:style-name="ro1">
          <table:table-cell office:value-type="float" office:value="1.59203352512581E+018" calcext:value-type="float">
            <text:p>1.59203352512581E+018</text:p>
          </table:table-cell>
          <table:table-cell office:value-type="float" office:value="1246" calcext:value-type="float">
            <text:p>1246</text:p>
          </table:table-cell>
          <table:table-cell office:value-type="float" office:value="1.59203352507312E+018" calcext:value-type="float">
            <text:p>1.59203352507312E+018</text:p>
          </table:table-cell>
          <table:table-cell/>
          <table:table-cell office:value-type="float" office:value="0.0119899995625" calcext:value-type="float">
            <text:p>0.0119899995625</text:p>
          </table:table-cell>
          <table:table-cell/>
          <table:table-cell office:value-type="float" office:value="1.59203352512576E+018" calcext:value-type="float">
            <text:p>1.59203352512576E+018</text:p>
          </table:table-cell>
          <table:table-cell office:value-type="float" office:value="1246" calcext:value-type="float">
            <text:p>1246</text:p>
          </table:table-cell>
          <table:table-cell office:value-type="float" office:value="1.59203352507312E+018" calcext:value-type="float">
            <text:p>1.59203352507312E+018</text:p>
          </table:table-cell>
          <table:table-cell/>
          <table:table-cell office:value-type="float" office:value="8.08744812012" calcext:value-type="float">
            <text:p>8.08744812012</text:p>
          </table:table-cell>
        </table:table-row>
        <table:table-row table:style-name="ro1">
          <table:table-cell office:value-type="float" office:value="1.59203352517809E+018" calcext:value-type="float">
            <text:p>1.59203352517809E+018</text:p>
          </table:table-cell>
          <table:table-cell office:value-type="float" office:value="1247" calcext:value-type="float">
            <text:p>1247</text:p>
          </table:table-cell>
          <table:table-cell office:value-type="float" office:value="1.59203352512555E+018" calcext:value-type="float">
            <text:p>1.59203352512555E+018</text:p>
          </table:table-cell>
          <table:table-cell/>
          <table:table-cell office:value-type="float" office:value="-0.000569999974687" calcext:value-type="float">
            <text:p>-0.000569999974687</text:p>
          </table:table-cell>
          <table:table-cell/>
          <table:table-cell office:value-type="float" office:value="1.59203352517843E+018" calcext:value-type="float">
            <text:p>1.59203352517843E+018</text:p>
          </table:table-cell>
          <table:table-cell office:value-type="float" office:value="1247" calcext:value-type="float">
            <text:p>1247</text:p>
          </table:table-cell>
          <table:table-cell office:value-type="float" office:value="1.59203352512555E+018" calcext:value-type="float">
            <text:p>1.59203352512555E+018</text:p>
          </table:table-cell>
          <table:table-cell/>
          <table:table-cell office:value-type="float" office:value="8.02203083038" calcext:value-type="float">
            <text:p>8.02203083038</text:p>
          </table:table-cell>
        </table:table-row>
        <table:table-row table:style-name="ro1">
          <table:table-cell office:value-type="float" office:value="1.59203352523055E+018" calcext:value-type="float">
            <text:p>1.59203352523055E+018</text:p>
          </table:table-cell>
          <table:table-cell office:value-type="float" office:value="1248" calcext:value-type="float">
            <text:p>1248</text:p>
          </table:table-cell>
          <table:table-cell office:value-type="float" office:value="1.59203352517835E+018" calcext:value-type="float">
            <text:p>1.59203352517835E+018</text:p>
          </table:table-cell>
          <table:table-cell/>
          <table:table-cell office:value-type="float" office:value="-0.00304000009783" calcext:value-type="float">
            <text:p>-0.00304000009783</text:p>
          </table:table-cell>
          <table:table-cell/>
          <table:table-cell office:value-type="float" office:value="1.5920335252304E+018" calcext:value-type="float">
            <text:p>1.5920335252304E+018</text:p>
          </table:table-cell>
          <table:table-cell office:value-type="float" office:value="1248" calcext:value-type="float">
            <text:p>1248</text:p>
          </table:table-cell>
          <table:table-cell office:value-type="float" office:value="1.59203352517835E+018" calcext:value-type="float">
            <text:p>1.59203352517835E+018</text:p>
          </table:table-cell>
          <table:table-cell/>
          <table:table-cell office:value-type="float" office:value="8.00916671753" calcext:value-type="float">
            <text:p>8.00916671753</text:p>
          </table:table-cell>
        </table:table-row>
        <table:table-row table:style-name="ro1">
          <table:table-cell office:value-type="float" office:value="1.59203352533215E+018" calcext:value-type="float">
            <text:p>1.59203352533215E+018</text:p>
          </table:table-cell>
          <table:table-cell office:value-type="float" office:value="1249" calcext:value-type="float">
            <text:p>1249</text:p>
          </table:table-cell>
          <table:table-cell office:value-type="float" office:value="1.59203352523027E+018" calcext:value-type="float">
            <text:p>1.59203352523027E+018</text:p>
          </table:table-cell>
          <table:table-cell/>
          <table:table-cell office:value-type="float" office:value="0.000190000006114" calcext:value-type="float">
            <text:p>0.000190000006114</text:p>
          </table:table-cell>
          <table:table-cell/>
          <table:table-cell office:value-type="float" office:value="1.59203352533257E+018" calcext:value-type="float">
            <text:p>1.59203352533257E+018</text:p>
          </table:table-cell>
          <table:table-cell office:value-type="float" office:value="1249" calcext:value-type="float">
            <text:p>1249</text:p>
          </table:table-cell>
          <table:table-cell office:value-type="float" office:value="1.59203352523027E+018" calcext:value-type="float">
            <text:p>1.59203352523027E+018</text:p>
          </table:table-cell>
          <table:table-cell/>
          <table:table-cell office:value-type="float" office:value="8.02598953247" calcext:value-type="float">
            <text:p>8.02598953247</text:p>
          </table:table-cell>
        </table:table-row>
        <table:table-row table:style-name="ro1">
          <table:table-cell office:value-type="float" office:value="1.59203352538494E+018" calcext:value-type="float">
            <text:p>1.59203352538494E+018</text:p>
          </table:table-cell>
          <table:table-cell office:value-type="float" office:value="1250" calcext:value-type="float">
            <text:p>1250</text:p>
          </table:table-cell>
          <table:table-cell office:value-type="float" office:value="1.59203352533228E+018" calcext:value-type="float">
            <text:p>1.59203352533228E+018</text:p>
          </table:table-cell>
          <table:table-cell/>
          <table:table-cell office:value-type="float" office:value="0.0024300001096" calcext:value-type="float">
            <text:p>0.0024300001096</text:p>
          </table:table-cell>
          <table:table-cell/>
          <table:table-cell office:value-type="float" office:value="1.59203352538535E+018" calcext:value-type="float">
            <text:p>1.59203352538535E+018</text:p>
          </table:table-cell>
          <table:table-cell office:value-type="float" office:value="1250" calcext:value-type="float">
            <text:p>1250</text:p>
          </table:table-cell>
          <table:table-cell office:value-type="float" office:value="1.59203352533228E+018" calcext:value-type="float">
            <text:p>1.59203352533228E+018</text:p>
          </table:table-cell>
          <table:table-cell/>
          <table:table-cell office:value-type="float" office:value="8.03765583038" calcext:value-type="float">
            <text:p>8.03765583038</text:p>
          </table:table-cell>
        </table:table-row>
        <table:table-row table:style-name="ro1">
          <table:table-cell office:value-type="float" office:value="1.59203352543745E+018" calcext:value-type="float">
            <text:p>1.59203352543745E+018</text:p>
          </table:table-cell>
          <table:table-cell office:value-type="float" office:value="1251" calcext:value-type="float">
            <text:p>1251</text:p>
          </table:table-cell>
          <table:table-cell office:value-type="float" office:value="1.59203352538505E+018" calcext:value-type="float">
            <text:p>1.59203352538505E+018</text:p>
          </table:table-cell>
          <table:table-cell/>
          <table:table-cell office:value-type="float" office:value="0.00329999998212" calcext:value-type="float">
            <text:p>0.00329999998212</text:p>
          </table:table-cell>
          <table:table-cell/>
          <table:table-cell office:value-type="float" office:value="1.59203352543781E+018" calcext:value-type="float">
            <text:p>1.59203352543781E+018</text:p>
          </table:table-cell>
          <table:table-cell office:value-type="float" office:value="1251" calcext:value-type="float">
            <text:p>1251</text:p>
          </table:table-cell>
          <table:table-cell office:value-type="float" office:value="1.59203352538505E+018" calcext:value-type="float">
            <text:p>1.59203352538505E+018</text:p>
          </table:table-cell>
          <table:table-cell/>
          <table:table-cell office:value-type="float" office:value="8.04218769073" calcext:value-type="float">
            <text:p>8.04218769073</text:p>
          </table:table-cell>
        </table:table-row>
        <table:table-row table:style-name="ro1">
          <table:table-cell office:value-type="float" office:value="1.59203352549067E+018" calcext:value-type="float">
            <text:p>1.59203352549067E+018</text:p>
          </table:table-cell>
          <table:table-cell office:value-type="float" office:value="1252" calcext:value-type="float">
            <text:p>1252</text:p>
          </table:table-cell>
          <table:table-cell office:value-type="float" office:value="1.59203352543752E+018" calcext:value-type="float">
            <text:p>1.59203352543752E+018</text:p>
          </table:table-cell>
          <table:table-cell/>
          <table:table-cell office:value-type="float" office:value="0.00416000001132" calcext:value-type="float">
            <text:p>0.00416000001132</text:p>
          </table:table-cell>
          <table:table-cell/>
          <table:table-cell office:value-type="float" office:value="1.59203352549061E+018" calcext:value-type="float">
            <text:p>1.59203352549061E+018</text:p>
          </table:table-cell>
          <table:table-cell office:value-type="float" office:value="1252" calcext:value-type="float">
            <text:p>1252</text:p>
          </table:table-cell>
          <table:table-cell office:value-type="float" office:value="1.59203352543752E+018" calcext:value-type="float">
            <text:p>1.59203352543752E+018</text:p>
          </table:table-cell>
          <table:table-cell/>
          <table:table-cell office:value-type="float" office:value="8.046667099" calcext:value-type="float">
            <text:p>8.046667099</text:p>
          </table:table-cell>
        </table:table-row>
        <table:table-row table:style-name="ro1">
          <table:table-cell office:value-type="float" office:value="1.59203352554318E+018" calcext:value-type="float">
            <text:p>1.59203352554318E+018</text:p>
          </table:table-cell>
          <table:table-cell office:value-type="float" office:value="1253" calcext:value-type="float">
            <text:p>1253</text:p>
          </table:table-cell>
          <table:table-cell office:value-type="float" office:value="1.59203352549067E+018" calcext:value-type="float">
            <text:p>1.59203352549067E+018</text:p>
          </table:table-cell>
          <table:table-cell/>
          <table:table-cell office:value-type="float" office:value="0.00624000001699" calcext:value-type="float">
            <text:p>0.00624000001699</text:p>
          </table:table-cell>
          <table:table-cell/>
          <table:table-cell office:value-type="float" office:value="1.59203352554328E+018" calcext:value-type="float">
            <text:p>1.59203352554328E+018</text:p>
          </table:table-cell>
          <table:table-cell office:value-type="float" office:value="1253" calcext:value-type="float">
            <text:p>1253</text:p>
          </table:table-cell>
          <table:table-cell office:value-type="float" office:value="1.59203352549067E+018" calcext:value-type="float">
            <text:p>1.59203352549067E+018</text:p>
          </table:table-cell>
          <table:table-cell/>
          <table:table-cell office:value-type="float" office:value="8.05749988556" calcext:value-type="float">
            <text:p>8.05749988556</text:p>
          </table:table-cell>
        </table:table-row>
        <table:table-row table:style-name="ro1">
          <table:table-cell office:value-type="float" office:value="1.59203352559474E+018" calcext:value-type="float">
            <text:p>1.59203352559474E+018</text:p>
          </table:table-cell>
          <table:table-cell office:value-type="float" office:value="1254" calcext:value-type="float">
            <text:p>1254</text:p>
          </table:table-cell>
          <table:table-cell office:value-type="float" office:value="1.59203352554323E+018" calcext:value-type="float">
            <text:p>1.59203352554323E+018</text:p>
          </table:table-cell>
          <table:table-cell/>
          <table:table-cell office:value-type="float" office:value="0.00710000004619" calcext:value-type="float">
            <text:p>0.00710000004619</text:p>
          </table:table-cell>
          <table:table-cell/>
          <table:table-cell office:value-type="float" office:value="1.59203352559502E+018" calcext:value-type="float">
            <text:p>1.59203352559502E+018</text:p>
          </table:table-cell>
          <table:table-cell office:value-type="float" office:value="1254" calcext:value-type="float">
            <text:p>1254</text:p>
          </table:table-cell>
          <table:table-cell office:value-type="float" office:value="1.59203352554323E+018" calcext:value-type="float">
            <text:p>1.59203352554323E+018</text:p>
          </table:table-cell>
          <table:table-cell/>
          <table:table-cell office:value-type="float" office:value="8.06197929382" calcext:value-type="float">
            <text:p>8.06197929382</text:p>
          </table:table-cell>
        </table:table-row>
        <table:table-row table:style-name="ro1">
          <table:table-cell office:value-type="float" office:value="1.59203352564705E+018" calcext:value-type="float">
            <text:p>1.59203352564705E+018</text:p>
          </table:table-cell>
          <table:table-cell office:value-type="float" office:value="1255" calcext:value-type="float">
            <text:p>1255</text:p>
          </table:table-cell>
          <table:table-cell office:value-type="float" office:value="1.5920335255948E+018" calcext:value-type="float">
            <text:p>1.5920335255948E+018</text:p>
          </table:table-cell>
          <table:table-cell/>
          <table:table-cell office:value-type="float" office:value="0.00677999993786" calcext:value-type="float">
            <text:p>0.00677999993786</text:p>
          </table:table-cell>
          <table:table-cell/>
          <table:table-cell office:value-type="float" office:value="1.59203352564737E+018" calcext:value-type="float">
            <text:p>1.59203352564737E+018</text:p>
          </table:table-cell>
          <table:table-cell office:value-type="float" office:value="1255" calcext:value-type="float">
            <text:p>1255</text:p>
          </table:table-cell>
          <table:table-cell office:value-type="float" office:value="1.5920335255948E+018" calcext:value-type="float">
            <text:p>1.5920335255948E+018</text:p>
          </table:table-cell>
          <table:table-cell/>
          <table:table-cell office:value-type="float" office:value="8.06031227112" calcext:value-type="float">
            <text:p>8.06031227112</text:p>
          </table:table-cell>
        </table:table-row>
        <table:table-row table:style-name="ro1">
          <table:table-cell office:value-type="float" office:value="1.59203352570005E+018" calcext:value-type="float">
            <text:p>1.59203352570005E+018</text:p>
          </table:table-cell>
          <table:table-cell office:value-type="float" office:value="1256" calcext:value-type="float">
            <text:p>1256</text:p>
          </table:table-cell>
          <table:table-cell office:value-type="float" office:value="1.59203352564711E+018" calcext:value-type="float">
            <text:p>1.59203352564711E+018</text:p>
          </table:table-cell>
          <table:table-cell/>
          <table:table-cell office:value-type="float" office:value="0.0076700001955" calcext:value-type="float">
            <text:p>0.0076700001955</text:p>
          </table:table-cell>
          <table:table-cell/>
          <table:table-cell office:value-type="float" office:value="1.59203352570062E+018" calcext:value-type="float">
            <text:p>1.59203352570062E+018</text:p>
          </table:table-cell>
          <table:table-cell office:value-type="float" office:value="1256" calcext:value-type="float">
            <text:p>1256</text:p>
          </table:table-cell>
          <table:table-cell office:value-type="float" office:value="1.59203352564711E+018" calcext:value-type="float">
            <text:p>1.59203352564711E+018</text:p>
          </table:table-cell>
          <table:table-cell/>
          <table:table-cell office:value-type="float" office:value="8.06494808197" calcext:value-type="float">
            <text:p>8.06494808197</text:p>
          </table:table-cell>
        </table:table-row>
        <table:table-row table:style-name="ro1">
          <table:table-cell office:value-type="float" office:value="1.592033525752E+018" calcext:value-type="float">
            <text:p>1.592033525752E+018</text:p>
          </table:table-cell>
          <table:table-cell office:value-type="float" office:value="1257" calcext:value-type="float">
            <text:p>1257</text:p>
          </table:table-cell>
          <table:table-cell office:value-type="float" office:value="1.59203352570008E+018" calcext:value-type="float">
            <text:p>1.59203352570008E+018</text:p>
          </table:table-cell>
          <table:table-cell/>
          <table:table-cell office:value-type="float" office:value="0.00992000009865" calcext:value-type="float">
            <text:p>0.00992000009865</text:p>
          </table:table-cell>
          <table:table-cell/>
          <table:table-cell office:value-type="float" office:value="1.59203352575191E+018" calcext:value-type="float">
            <text:p>1.59203352575191E+018</text:p>
          </table:table-cell>
          <table:table-cell office:value-type="float" office:value="1257" calcext:value-type="float">
            <text:p>1257</text:p>
          </table:table-cell>
          <table:table-cell office:value-type="float" office:value="1.59203352570008E+018" calcext:value-type="float">
            <text:p>1.59203352570008E+018</text:p>
          </table:table-cell>
          <table:table-cell/>
          <table:table-cell office:value-type="float" office:value="8.07666683197" calcext:value-type="float">
            <text:p>8.07666683197</text:p>
          </table:table-cell>
        </table:table-row>
        <table:table-row table:style-name="ro1">
          <table:table-cell office:value-type="float" office:value="1.59203352580462E+018" calcext:value-type="float">
            <text:p>1.59203352580462E+018</text:p>
          </table:table-cell>
          <table:table-cell office:value-type="float" office:value="1258" calcext:value-type="float">
            <text:p>1258</text:p>
          </table:table-cell>
          <table:table-cell office:value-type="float" office:value="1.59203352575209E+018" calcext:value-type="float">
            <text:p>1.59203352575209E+018</text:p>
          </table:table-cell>
          <table:table-cell/>
          <table:table-cell office:value-type="float" office:value="0.00696999998763" calcext:value-type="float">
            <text:p>0.00696999998763</text:p>
          </table:table-cell>
          <table:table-cell/>
          <table:table-cell office:value-type="float" office:value="1.59203352580446E+018" calcext:value-type="float">
            <text:p>1.59203352580446E+018</text:p>
          </table:table-cell>
          <table:table-cell office:value-type="float" office:value="1258" calcext:value-type="float">
            <text:p>1258</text:p>
          </table:table-cell>
          <table:table-cell office:value-type="float" office:value="1.59203352575209E+018" calcext:value-type="float">
            <text:p>1.59203352575209E+018</text:p>
          </table:table-cell>
          <table:table-cell/>
          <table:table-cell office:value-type="float" office:value="8.06130218506" calcext:value-type="float">
            <text:p>8.06130218506</text:p>
          </table:table-cell>
        </table:table-row>
        <table:table-row table:style-name="ro1">
          <table:table-cell office:value-type="float" office:value="1.59203352585662E+018" calcext:value-type="float">
            <text:p>1.59203352585662E+018</text:p>
          </table:table-cell>
          <table:table-cell office:value-type="float" office:value="1259" calcext:value-type="float">
            <text:p>1259</text:p>
          </table:table-cell>
          <table:table-cell office:value-type="float" office:value="1.59203352580479E+018" calcext:value-type="float">
            <text:p>1.59203352580479E+018</text:p>
          </table:table-cell>
          <table:table-cell/>
          <table:table-cell office:value-type="float" office:value="-0.00695999991149" calcext:value-type="float">
            <text:p>-0.00695999991149</text:p>
          </table:table-cell>
          <table:table-cell/>
          <table:table-cell office:value-type="float" office:value="1.5920335258569E+018" calcext:value-type="float">
            <text:p>1.5920335258569E+018</text:p>
          </table:table-cell>
          <table:table-cell office:value-type="float" office:value="1259" calcext:value-type="float">
            <text:p>1259</text:p>
          </table:table-cell>
          <table:table-cell office:value-type="float" office:value="1.59203352580479E+018" calcext:value-type="float">
            <text:p>1.59203352580479E+018</text:p>
          </table:table-cell>
          <table:table-cell/>
          <table:table-cell office:value-type="float" office:value="7.98874998093" calcext:value-type="float">
            <text:p>7.98874998093</text:p>
          </table:table-cell>
        </table:table-row>
        <table:table-row table:style-name="ro1">
          <table:table-cell office:value-type="float" office:value="1.59203352590866E+018" calcext:value-type="float">
            <text:p>1.59203352590866E+018</text:p>
          </table:table-cell>
          <table:table-cell office:value-type="float" office:value="1260" calcext:value-type="float">
            <text:p>1260</text:p>
          </table:table-cell>
          <table:table-cell office:value-type="float" office:value="1.59203352585643E+018" calcext:value-type="float">
            <text:p>1.59203352585643E+018</text:p>
          </table:table-cell>
          <table:table-cell/>
          <table:table-cell office:value-type="float" office:value="-0.0391100011766" calcext:value-type="float">
            <text:p>-0.0391100011766</text:p>
          </table:table-cell>
          <table:table-cell/>
          <table:table-cell office:value-type="float" office:value="1.59203352590922E+018" calcext:value-type="float">
            <text:p>1.59203352590922E+018</text:p>
          </table:table-cell>
          <table:table-cell office:value-type="float" office:value="1260" calcext:value-type="float">
            <text:p>1260</text:p>
          </table:table-cell>
          <table:table-cell office:value-type="float" office:value="1.59203352585643E+018" calcext:value-type="float">
            <text:p>1.59203352585643E+018</text:p>
          </table:table-cell>
          <table:table-cell/>
          <table:table-cell office:value-type="float" office:value="7.8213019371" calcext:value-type="float">
            <text:p>7.8213019371</text:p>
          </table:table-cell>
        </table:table-row>
        <table:table-row table:style-name="ro1">
          <table:table-cell office:value-type="float" office:value="1.59203352596115E+018" calcext:value-type="float">
            <text:p>1.59203352596115E+018</text:p>
          </table:table-cell>
          <table:table-cell office:value-type="float" office:value="1261" calcext:value-type="float">
            <text:p>1261</text:p>
          </table:table-cell>
          <table:table-cell office:value-type="float" office:value="1.59203352590859E+018" calcext:value-type="float">
            <text:p>1.59203352590859E+018</text:p>
          </table:table-cell>
          <table:table-cell/>
          <table:table-cell office:value-type="float" office:value="-0.0664699971676" calcext:value-type="float">
            <text:p>-0.0664699971676</text:p>
          </table:table-cell>
          <table:table-cell/>
          <table:table-cell office:value-type="float" office:value="1.59203352596129E+018" calcext:value-type="float">
            <text:p>1.59203352596129E+018</text:p>
          </table:table-cell>
          <table:table-cell office:value-type="float" office:value="1261" calcext:value-type="float">
            <text:p>1261</text:p>
          </table:table-cell>
          <table:table-cell office:value-type="float" office:value="1.59203352590859E+018" calcext:value-type="float">
            <text:p>1.59203352590859E+018</text:p>
          </table:table-cell>
          <table:table-cell/>
          <table:table-cell office:value-type="float" office:value="7.6788020134" calcext:value-type="float">
            <text:p>7.6788020134</text:p>
          </table:table-cell>
        </table:table-row>
        <table:table-row table:style-name="ro1">
          <table:table-cell office:value-type="float" office:value="1.59203352601296E+018" calcext:value-type="float">
            <text:p>1.59203352601296E+018</text:p>
          </table:table-cell>
          <table:table-cell office:value-type="float" office:value="1262" calcext:value-type="float">
            <text:p>1262</text:p>
          </table:table-cell>
          <table:table-cell office:value-type="float" office:value="1.59203352596096E+018" calcext:value-type="float">
            <text:p>1.59203352596096E+018</text:p>
          </table:table-cell>
          <table:table-cell/>
          <table:table-cell office:value-type="float" office:value="-0.0871199965477" calcext:value-type="float">
            <text:p>-0.0871199965477</text:p>
          </table:table-cell>
          <table:table-cell/>
          <table:table-cell office:value-type="float" office:value="1.5920335260131E+018" calcext:value-type="float">
            <text:p>1.5920335260131E+018</text:p>
          </table:table-cell>
          <table:table-cell office:value-type="float" office:value="1262" calcext:value-type="float">
            <text:p>1262</text:p>
          </table:table-cell>
          <table:table-cell office:value-type="float" office:value="1.59203352596096E+018" calcext:value-type="float">
            <text:p>1.59203352596096E+018</text:p>
          </table:table-cell>
          <table:table-cell/>
          <table:table-cell office:value-type="float" office:value="7.57124996185" calcext:value-type="float">
            <text:p>7.57124996185</text:p>
          </table:table-cell>
        </table:table-row>
        <table:table-row table:style-name="ro1">
          <table:table-cell office:value-type="float" office:value="1.59203352606501E+018" calcext:value-type="float">
            <text:p>1.59203352606501E+018</text:p>
          </table:table-cell>
          <table:table-cell office:value-type="float" office:value="1263" calcext:value-type="float">
            <text:p>1263</text:p>
          </table:table-cell>
          <table:table-cell office:value-type="float" office:value="1.59203352601269E+018" calcext:value-type="float">
            <text:p>1.59203352601269E+018</text:p>
          </table:table-cell>
          <table:table-cell/>
          <table:table-cell office:value-type="float" office:value="-0.0969299972057" calcext:value-type="float">
            <text:p>-0.0969299972057</text:p>
          </table:table-cell>
          <table:table-cell/>
          <table:table-cell office:value-type="float" office:value="1.59203352606533E+018" calcext:value-type="float">
            <text:p>1.59203352606533E+018</text:p>
          </table:table-cell>
          <table:table-cell office:value-type="float" office:value="1263" calcext:value-type="float">
            <text:p>1263</text:p>
          </table:table-cell>
          <table:table-cell office:value-type="float" office:value="1.59203352601269E+018" calcext:value-type="float">
            <text:p>1.59203352601269E+018</text:p>
          </table:table-cell>
          <table:table-cell/>
          <table:table-cell office:value-type="float" office:value="7.52015638351" calcext:value-type="float">
            <text:p>7.52015638351</text:p>
          </table:table-cell>
        </table:table-row>
        <table:table-row table:style-name="ro1">
          <table:table-cell office:value-type="float" office:value="1.59203352611791E+018" calcext:value-type="float">
            <text:p>1.59203352611791E+018</text:p>
          </table:table-cell>
          <table:table-cell office:value-type="float" office:value="1264" calcext:value-type="float">
            <text:p>1264</text:p>
          </table:table-cell>
          <table:table-cell office:value-type="float" office:value="1.59203352606512E+018" calcext:value-type="float">
            <text:p>1.59203352606512E+018</text:p>
          </table:table-cell>
          <table:table-cell/>
          <table:table-cell office:value-type="float" office:value="-0.097910001874" calcext:value-type="float">
            <text:p>-0.097910001874</text:p>
          </table:table-cell>
          <table:table-cell/>
          <table:table-cell office:value-type="float" office:value="1.5920335261182E+018" calcext:value-type="float">
            <text:p>1.5920335261182E+018</text:p>
          </table:table-cell>
          <table:table-cell office:value-type="float" office:value="1264" calcext:value-type="float">
            <text:p>1264</text:p>
          </table:table-cell>
          <table:table-cell office:value-type="float" office:value="1.59203352606512E+018" calcext:value-type="float">
            <text:p>1.59203352606512E+018</text:p>
          </table:table-cell>
          <table:table-cell/>
          <table:table-cell office:value-type="float" office:value="7.51505184174" calcext:value-type="float">
            <text:p>7.51505184174</text:p>
          </table:table-cell>
        </table:table-row>
        <table:table-row table:style-name="ro1">
          <table:table-cell office:value-type="float" office:value="1.59203352616994E+018" calcext:value-type="float">
            <text:p>1.59203352616994E+018</text:p>
          </table:table-cell>
          <table:table-cell office:value-type="float" office:value="1265" calcext:value-type="float">
            <text:p>1265</text:p>
          </table:table-cell>
          <table:table-cell office:value-type="float" office:value="1.59203352611755E+018" calcext:value-type="float">
            <text:p>1.59203352611755E+018</text:p>
          </table:table-cell>
          <table:table-cell/>
          <table:table-cell office:value-type="float" office:value="-0.0950800031424" calcext:value-type="float">
            <text:p>-0.0950800031424</text:p>
          </table:table-cell>
          <table:table-cell/>
          <table:table-cell office:value-type="float" office:value="1.59203352617032E+018" calcext:value-type="float">
            <text:p>1.59203352617032E+018</text:p>
          </table:table-cell>
          <table:table-cell office:value-type="float" office:value="1265" calcext:value-type="float">
            <text:p>1265</text:p>
          </table:table-cell>
          <table:table-cell office:value-type="float" office:value="1.59203352611755E+018" calcext:value-type="float">
            <text:p>1.59203352611755E+018</text:p>
          </table:table-cell>
          <table:table-cell/>
          <table:table-cell office:value-type="float" office:value="7.52979183197" calcext:value-type="float">
            <text:p>7.52979183197</text:p>
          </table:table-cell>
        </table:table-row>
        <table:table-row table:style-name="ro1">
          <table:table-cell office:value-type="float" office:value="1.59203352627235E+018" calcext:value-type="float">
            <text:p>1.59203352627235E+018</text:p>
          </table:table-cell>
          <table:table-cell office:value-type="float" office:value="1266" calcext:value-type="float">
            <text:p>1266</text:p>
          </table:table-cell>
          <table:table-cell office:value-type="float" office:value="1.59203352617004E+018" calcext:value-type="float">
            <text:p>1.59203352617004E+018</text:p>
          </table:table-cell>
          <table:table-cell/>
          <table:table-cell office:value-type="float" office:value="-0.0902599990368" calcext:value-type="float">
            <text:p>-0.0902599990368</text:p>
          </table:table-cell>
          <table:table-cell/>
          <table:table-cell office:value-type="float" office:value="1.59203352627248E+018" calcext:value-type="float">
            <text:p>1.59203352627248E+018</text:p>
          </table:table-cell>
          <table:table-cell office:value-type="float" office:value="1266" calcext:value-type="float">
            <text:p>1266</text:p>
          </table:table-cell>
          <table:table-cell office:value-type="float" office:value="1.59203352617004E+018" calcext:value-type="float">
            <text:p>1.59203352617004E+018</text:p>
          </table:table-cell>
          <table:table-cell/>
          <table:table-cell office:value-type="float" office:value="7.55489587784" calcext:value-type="float">
            <text:p>7.55489587784</text:p>
          </table:table-cell>
        </table:table-row>
        <table:table-row table:style-name="ro1">
          <table:table-cell office:value-type="float" office:value="1.59203352632533E+018" calcext:value-type="float">
            <text:p>1.59203352632533E+018</text:p>
          </table:table-cell>
          <table:table-cell office:value-type="float" office:value="1267" calcext:value-type="float">
            <text:p>1267</text:p>
          </table:table-cell>
          <table:table-cell office:value-type="float" office:value="1.59203352627254E+018" calcext:value-type="float">
            <text:p>1.59203352627254E+018</text:p>
          </table:table-cell>
          <table:table-cell/>
          <table:table-cell office:value-type="float" office:value="-0.0733700022101" calcext:value-type="float">
            <text:p>-0.0733700022101</text:p>
          </table:table-cell>
          <table:table-cell/>
          <table:table-cell office:value-type="float" office:value="1.59203352632515E+018" calcext:value-type="float">
            <text:p>1.59203352632515E+018</text:p>
          </table:table-cell>
          <table:table-cell office:value-type="float" office:value="1267" calcext:value-type="float">
            <text:p>1267</text:p>
          </table:table-cell>
          <table:table-cell office:value-type="float" office:value="1.59203352627254E+018" calcext:value-type="float">
            <text:p>1.59203352627254E+018</text:p>
          </table:table-cell>
          <table:table-cell/>
          <table:table-cell office:value-type="float" office:value="7.64286470413" calcext:value-type="float">
            <text:p>7.64286470413</text:p>
          </table:table-cell>
        </table:table-row>
        <table:table-row table:style-name="ro1">
          <table:table-cell office:value-type="float" office:value="1.5920335263779E+018" calcext:value-type="float">
            <text:p>1.5920335263779E+018</text:p>
          </table:table-cell>
          <table:table-cell office:value-type="float" office:value="1268" calcext:value-type="float">
            <text:p>1268</text:p>
          </table:table-cell>
          <table:table-cell office:value-type="float" office:value="1.59203352632498E+018" calcext:value-type="float">
            <text:p>1.59203352632498E+018</text:p>
          </table:table-cell>
          <table:table-cell/>
          <table:table-cell office:value-type="float" office:value="-0.0614399984479" calcext:value-type="float">
            <text:p>-0.0614399984479</text:p>
          </table:table-cell>
          <table:table-cell/>
          <table:table-cell office:value-type="float" office:value="1.59203352637798E+018" calcext:value-type="float">
            <text:p>1.59203352637798E+018</text:p>
          </table:table-cell>
          <table:table-cell office:value-type="float" office:value="1268" calcext:value-type="float">
            <text:p>1268</text:p>
          </table:table-cell>
          <table:table-cell office:value-type="float" office:value="1.59203352632498E+018" calcext:value-type="float">
            <text:p>1.59203352632498E+018</text:p>
          </table:table-cell>
          <table:table-cell/>
          <table:table-cell office:value-type="float" office:value="7.70499992371" calcext:value-type="float">
            <text:p>7.70499992371</text:p>
          </table:table-cell>
        </table:table-row>
        <table:table-row table:style-name="ro1">
          <table:table-cell office:value-type="float" office:value="1.59203352643026E+018" calcext:value-type="float">
            <text:p>1.59203352643026E+018</text:p>
          </table:table-cell>
          <table:table-cell office:value-type="float" office:value="1269" calcext:value-type="float">
            <text:p>1269</text:p>
          </table:table-cell>
          <table:table-cell office:value-type="float" office:value="1.59203352637786E+018" calcext:value-type="float">
            <text:p>1.59203352637786E+018</text:p>
          </table:table-cell>
          <table:table-cell/>
          <table:table-cell office:value-type="float" office:value="-0.0432800017297" calcext:value-type="float">
            <text:p>-0.0432800017297</text:p>
          </table:table-cell>
          <table:table-cell/>
          <table:table-cell office:value-type="float" office:value="1.59203352643062E+018" calcext:value-type="float">
            <text:p>1.59203352643062E+018</text:p>
          </table:table-cell>
          <table:table-cell office:value-type="float" office:value="1269" calcext:value-type="float">
            <text:p>1269</text:p>
          </table:table-cell>
          <table:table-cell office:value-type="float" office:value="1.59203352637786E+018" calcext:value-type="float">
            <text:p>1.59203352637786E+018</text:p>
          </table:table-cell>
          <table:table-cell/>
          <table:table-cell office:value-type="float" office:value="7.79958343506" calcext:value-type="float">
            <text:p>7.79958343506</text:p>
          </table:table-cell>
        </table:table-row>
        <table:table-row table:style-name="ro1">
          <table:table-cell office:value-type="float" office:value="1.59203352648362E+018" calcext:value-type="float">
            <text:p>1.59203352648362E+018</text:p>
          </table:table-cell>
          <table:table-cell office:value-type="float" office:value="1270" calcext:value-type="float">
            <text:p>1270</text:p>
          </table:table-cell>
          <table:table-cell office:value-type="float" office:value="1.5920335264304E+018" calcext:value-type="float">
            <text:p>1.5920335264304E+018</text:p>
          </table:table-cell>
          <table:table-cell/>
          <table:table-cell office:value-type="float" office:value="-0.0198599994183" calcext:value-type="float">
            <text:p>-0.0198599994183</text:p>
          </table:table-cell>
          <table:table-cell/>
          <table:table-cell office:value-type="float" office:value="1.59203352648341E+018" calcext:value-type="float">
            <text:p>1.59203352648341E+018</text:p>
          </table:table-cell>
          <table:table-cell office:value-type="float" office:value="1270" calcext:value-type="float">
            <text:p>1270</text:p>
          </table:table-cell>
          <table:table-cell office:value-type="float" office:value="1.5920335264304E+018" calcext:value-type="float">
            <text:p>1.5920335264304E+018</text:p>
          </table:table-cell>
          <table:table-cell/>
          <table:table-cell office:value-type="float" office:value="7.92156267166" calcext:value-type="float">
            <text:p>7.92156267166</text:p>
          </table:table-cell>
        </table:table-row>
        <table:table-row table:style-name="ro1">
          <table:table-cell office:value-type="float" office:value="1.59203352658726E+018" calcext:value-type="float">
            <text:p>1.59203352658726E+018</text:p>
          </table:table-cell>
          <table:table-cell office:value-type="float" office:value="1271" calcext:value-type="float">
            <text:p>1271</text:p>
          </table:table-cell>
          <table:table-cell office:value-type="float" office:value="1.59203352648386E+018" calcext:value-type="float">
            <text:p>1.59203352648386E+018</text:p>
          </table:table-cell>
          <table:table-cell/>
          <table:table-cell office:value-type="float" office:value="-0.00313000008464" calcext:value-type="float">
            <text:p>-0.00313000008464</text:p>
          </table:table-cell>
          <table:table-cell/>
          <table:table-cell office:value-type="float" office:value="1.59203352658711E+018" calcext:value-type="float">
            <text:p>1.59203352658711E+018</text:p>
          </table:table-cell>
          <table:table-cell office:value-type="float" office:value="1271" calcext:value-type="float">
            <text:p>1271</text:p>
          </table:table-cell>
          <table:table-cell office:value-type="float" office:value="1.59203352648386E+018" calcext:value-type="float">
            <text:p>1.59203352648386E+018</text:p>
          </table:table-cell>
          <table:table-cell/>
          <table:table-cell office:value-type="float" office:value="8.00869750977" calcext:value-type="float">
            <text:p>8.00869750977</text:p>
          </table:table-cell>
        </table:table-row>
        <table:table-row table:style-name="ro1">
          <table:table-cell office:value-type="float" office:value="1.59203352663979E+018" calcext:value-type="float">
            <text:p>1.59203352663979E+018</text:p>
          </table:table-cell>
          <table:table-cell office:value-type="float" office:value="1272" calcext:value-type="float">
            <text:p>1272</text:p>
          </table:table-cell>
          <table:table-cell office:value-type="float" office:value="1.59203352658723E+018" calcext:value-type="float">
            <text:p>1.59203352658723E+018</text:p>
          </table:table-cell>
          <table:table-cell/>
          <table:table-cell office:value-type="float" office:value="0.0164500009269" calcext:value-type="float">
            <text:p>0.0164500009269</text:p>
          </table:table-cell>
          <table:table-cell/>
          <table:table-cell office:value-type="float" office:value="1.59203352663989E+018" calcext:value-type="float">
            <text:p>1.59203352663989E+018</text:p>
          </table:table-cell>
          <table:table-cell office:value-type="float" office:value="1272" calcext:value-type="float">
            <text:p>1272</text:p>
          </table:table-cell>
          <table:table-cell office:value-type="float" office:value="1.59203352658723E+018" calcext:value-type="float">
            <text:p>1.59203352658723E+018</text:p>
          </table:table-cell>
          <table:table-cell/>
          <table:table-cell office:value-type="float" office:value="8.11067676544" calcext:value-type="float">
            <text:p>8.11067676544</text:p>
          </table:table-cell>
        </table:table-row>
        <table:table-row table:style-name="ro1">
          <table:table-cell office:value-type="float" office:value="1.59203352669302E+018" calcext:value-type="float">
            <text:p>1.59203352669302E+018</text:p>
          </table:table-cell>
          <table:table-cell office:value-type="float" office:value="1273" calcext:value-type="float">
            <text:p>1273</text:p>
          </table:table-cell>
          <table:table-cell office:value-type="float" office:value="1.59203352663984E+018" calcext:value-type="float">
            <text:p>1.59203352663984E+018</text:p>
          </table:table-cell>
          <table:table-cell/>
          <table:table-cell office:value-type="float" office:value="0.0156299993396" calcext:value-type="float">
            <text:p>0.0156299993396</text:p>
          </table:table-cell>
          <table:table-cell/>
          <table:table-cell office:value-type="float" office:value="1.59203352669284E+018" calcext:value-type="float">
            <text:p>1.59203352669284E+018</text:p>
          </table:table-cell>
          <table:table-cell office:value-type="float" office:value="1273" calcext:value-type="float">
            <text:p>1273</text:p>
          </table:table-cell>
          <table:table-cell office:value-type="float" office:value="1.59203352663984E+018" calcext:value-type="float">
            <text:p>1.59203352663984E+018</text:p>
          </table:table-cell>
          <table:table-cell/>
          <table:table-cell office:value-type="float" office:value="8.10640621185" calcext:value-type="float">
            <text:p>8.10640621185</text:p>
          </table:table-cell>
        </table:table-row>
        <table:table-row table:style-name="ro1">
          <table:table-cell office:value-type="float" office:value="1.59203352674565E+018" calcext:value-type="float">
            <text:p>1.59203352674565E+018</text:p>
          </table:table-cell>
          <table:table-cell office:value-type="float" office:value="1274" calcext:value-type="float">
            <text:p>1274</text:p>
          </table:table-cell>
          <table:table-cell office:value-type="float" office:value="1.59203352669265E+018" calcext:value-type="float">
            <text:p>1.59203352669265E+018</text:p>
          </table:table-cell>
          <table:table-cell/>
          <table:table-cell office:value-type="float" office:value="0.00972000043839" calcext:value-type="float">
            <text:p>0.00972000043839</text:p>
          </table:table-cell>
          <table:table-cell/>
          <table:table-cell office:value-type="float" office:value="1.59203352674501E+018" calcext:value-type="float">
            <text:p>1.59203352674501E+018</text:p>
          </table:table-cell>
          <table:table-cell office:value-type="float" office:value="1274" calcext:value-type="float">
            <text:p>1274</text:p>
          </table:table-cell>
          <table:table-cell office:value-type="float" office:value="1.59203352669265E+018" calcext:value-type="float">
            <text:p>1.59203352669265E+018</text:p>
          </table:table-cell>
          <table:table-cell/>
          <table:table-cell office:value-type="float" office:value="8.07562541962" calcext:value-type="float">
            <text:p>8.07562541962</text:p>
          </table:table-cell>
        </table:table-row>
        <table:table-row table:style-name="ro1">
          <table:table-cell office:value-type="float" office:value="1.59203352679697E+018" calcext:value-type="float">
            <text:p>1.59203352679697E+018</text:p>
          </table:table-cell>
          <table:table-cell office:value-type="float" office:value="1275" calcext:value-type="float">
            <text:p>1275</text:p>
          </table:table-cell>
          <table:table-cell office:value-type="float" office:value="1.59203352674471E+018" calcext:value-type="float">
            <text:p>1.59203352674471E+018</text:p>
          </table:table-cell>
          <table:table-cell/>
          <table:table-cell office:value-type="float" office:value="0.00638000015169" calcext:value-type="float">
            <text:p>0.00638000015169</text:p>
          </table:table-cell>
          <table:table-cell/>
          <table:table-cell office:value-type="float" office:value="1.59203352679717E+018" calcext:value-type="float">
            <text:p>1.59203352679717E+018</text:p>
          </table:table-cell>
          <table:table-cell office:value-type="float" office:value="1275" calcext:value-type="float">
            <text:p>1275</text:p>
          </table:table-cell>
          <table:table-cell office:value-type="float" office:value="1.59203352674471E+018" calcext:value-type="float">
            <text:p>1.59203352674471E+018</text:p>
          </table:table-cell>
          <table:table-cell/>
          <table:table-cell office:value-type="float" office:value="8.05822944641" calcext:value-type="float">
            <text:p>8.05822944641</text:p>
          </table:table-cell>
        </table:table-row>
        <table:table-row table:style-name="ro1">
          <table:table-cell office:value-type="float" office:value="1.59203352689831E+018" calcext:value-type="float">
            <text:p>1.59203352689831E+018</text:p>
          </table:table-cell>
          <table:table-cell office:value-type="float" office:value="1276" calcext:value-type="float">
            <text:p>1276</text:p>
          </table:table-cell>
          <table:table-cell office:value-type="float" office:value="1.59203352679643E+018" calcext:value-type="float">
            <text:p>1.59203352679643E+018</text:p>
          </table:table-cell>
          <table:table-cell/>
          <table:table-cell office:value-type="float" office:value="0.00559000018984" calcext:value-type="float">
            <text:p>0.00559000018984</text:p>
          </table:table-cell>
          <table:table-cell/>
          <table:table-cell office:value-type="float" office:value="1.5920335268982E+018" calcext:value-type="float">
            <text:p>1.5920335268982E+018</text:p>
          </table:table-cell>
          <table:table-cell office:value-type="float" office:value="1276" calcext:value-type="float">
            <text:p>1276</text:p>
          </table:table-cell>
          <table:table-cell office:value-type="float" office:value="1.59203352679643E+018" calcext:value-type="float">
            <text:p>1.59203352679643E+018</text:p>
          </table:table-cell>
          <table:table-cell/>
          <table:table-cell office:value-type="float" office:value="8.05411434174" calcext:value-type="float">
            <text:p>8.05411434174</text:p>
          </table:table-cell>
        </table:table-row>
        <table:table-row table:style-name="ro1">
          <table:table-cell office:value-type="float" office:value="1.59203352695031E+018" calcext:value-type="float">
            <text:p>1.59203352695031E+018</text:p>
          </table:table-cell>
          <table:table-cell office:value-type="float" office:value="1277" calcext:value-type="float">
            <text:p>1277</text:p>
          </table:table-cell>
          <table:table-cell office:value-type="float" office:value="1.59203352689799E+018" calcext:value-type="float">
            <text:p>1.59203352689799E+018</text:p>
          </table:table-cell>
          <table:table-cell/>
          <table:table-cell office:value-type="float" office:value="0.0108700003475" calcext:value-type="float">
            <text:p>0.0108700003475</text:p>
          </table:table-cell>
          <table:table-cell/>
          <table:table-cell office:value-type="float" office:value="1.59203352695043E+018" calcext:value-type="float">
            <text:p>1.59203352695043E+018</text:p>
          </table:table-cell>
          <table:table-cell office:value-type="float" office:value="1277" calcext:value-type="float">
            <text:p>1277</text:p>
          </table:table-cell>
          <table:table-cell office:value-type="float" office:value="1.59203352689799E+018" calcext:value-type="float">
            <text:p>1.59203352689799E+018</text:p>
          </table:table-cell>
          <table:table-cell/>
          <table:table-cell office:value-type="float" office:value="8.08161449432" calcext:value-type="float">
            <text:p>8.08161449432</text:p>
          </table:table-cell>
        </table:table-row>
        <table:table-row table:style-name="ro1">
          <table:table-cell office:value-type="float" office:value="1.59203352700329E+018" calcext:value-type="float">
            <text:p>1.59203352700329E+018</text:p>
          </table:table-cell>
          <table:table-cell office:value-type="float" office:value="1278" calcext:value-type="float">
            <text:p>1278</text:p>
          </table:table-cell>
          <table:table-cell office:value-type="float" office:value="1.59203352695034E+018" calcext:value-type="float">
            <text:p>1.59203352695034E+018</text:p>
          </table:table-cell>
          <table:table-cell/>
          <table:table-cell office:value-type="float" office:value="0.0231899991632" calcext:value-type="float">
            <text:p>0.0231899991632</text:p>
          </table:table-cell>
          <table:table-cell/>
          <table:table-cell office:value-type="float" office:value="1.59203352700312E+018" calcext:value-type="float">
            <text:p>1.59203352700312E+018</text:p>
          </table:table-cell>
          <table:table-cell office:value-type="float" office:value="1278" calcext:value-type="float">
            <text:p>1278</text:p>
          </table:table-cell>
          <table:table-cell office:value-type="float" office:value="1.59203352695034E+018" calcext:value-type="float">
            <text:p>1.59203352695034E+018</text:p>
          </table:table-cell>
          <table:table-cell/>
          <table:table-cell office:value-type="float" office:value="8.14578151703" calcext:value-type="float">
            <text:p>8.14578151703</text:p>
          </table:table-cell>
        </table:table-row>
        <table:table-row table:style-name="ro1">
          <table:table-cell office:value-type="float" office:value="1.5920335270556E+018" calcext:value-type="float">
            <text:p>1.5920335270556E+018</text:p>
          </table:table-cell>
          <table:table-cell office:value-type="float" office:value="1279" calcext:value-type="float">
            <text:p>1279</text:p>
          </table:table-cell>
          <table:table-cell office:value-type="float" office:value="1.59203352700299E+018" calcext:value-type="float">
            <text:p>1.59203352700299E+018</text:p>
          </table:table-cell>
          <table:table-cell/>
          <table:table-cell office:value-type="float" office:value="0.0366300009191" calcext:value-type="float">
            <text:p>0.0366300009191</text:p>
          </table:table-cell>
          <table:table-cell/>
          <table:table-cell office:value-type="float" office:value="1.59203352705583E+018" calcext:value-type="float">
            <text:p>1.59203352705583E+018</text:p>
          </table:table-cell>
          <table:table-cell office:value-type="float" office:value="1279" calcext:value-type="float">
            <text:p>1279</text:p>
          </table:table-cell>
          <table:table-cell office:value-type="float" office:value="1.59203352700299E+018" calcext:value-type="float">
            <text:p>1.59203352700299E+018</text:p>
          </table:table-cell>
          <table:table-cell/>
          <table:table-cell office:value-type="float" office:value="8.21578121185" calcext:value-type="float">
            <text:p>8.21578121185</text:p>
          </table:table-cell>
        </table:table-row>
        <table:table-row table:style-name="ro1">
          <table:table-cell office:value-type="float" office:value="1.59203352715891E+018" calcext:value-type="float">
            <text:p>1.59203352715891E+018</text:p>
          </table:table-cell>
          <table:table-cell office:value-type="float" office:value="1280" calcext:value-type="float">
            <text:p>1280</text:p>
          </table:table-cell>
          <table:table-cell office:value-type="float" office:value="1.59203352705568E+018" calcext:value-type="float">
            <text:p>1.59203352705568E+018</text:p>
          </table:table-cell>
          <table:table-cell/>
          <table:table-cell office:value-type="float" office:value="0.0500600002706" calcext:value-type="float">
            <text:p>0.0500600002706</text:p>
          </table:table-cell>
          <table:table-cell/>
          <table:table-cell office:value-type="float" office:value="1.59203352715918E+018" calcext:value-type="float">
            <text:p>1.59203352715918E+018</text:p>
          </table:table-cell>
          <table:table-cell office:value-type="float" office:value="1280" calcext:value-type="float">
            <text:p>1280</text:p>
          </table:table-cell>
          <table:table-cell office:value-type="float" office:value="1.59203352705568E+018" calcext:value-type="float">
            <text:p>1.59203352705568E+018</text:p>
          </table:table-cell>
          <table:table-cell/>
          <table:table-cell office:value-type="float" office:value="8.28572940826" calcext:value-type="float">
            <text:p>8.28572940826</text:p>
          </table:table-cell>
        </table:table-row>
        <table:table-row table:style-name="ro1">
          <table:table-cell office:value-type="float" office:value="1.59203352721141E+018" calcext:value-type="float">
            <text:p>1.59203352721141E+018</text:p>
          </table:table-cell>
          <table:table-cell office:value-type="float" office:value="1281" calcext:value-type="float">
            <text:p>1281</text:p>
          </table:table-cell>
          <table:table-cell office:value-type="float" office:value="1.592033527159E+018" calcext:value-type="float">
            <text:p>1.592033527159E+018</text:p>
          </table:table-cell>
          <table:table-cell/>
          <table:table-cell office:value-type="float" office:value="0.0545100010931" calcext:value-type="float">
            <text:p>0.0545100010931</text:p>
          </table:table-cell>
          <table:table-cell/>
          <table:table-cell office:value-type="float" office:value="1.5920335272118E+018" calcext:value-type="float">
            <text:p>1.5920335272118E+018</text:p>
          </table:table-cell>
          <table:table-cell office:value-type="float" office:value="1281" calcext:value-type="float">
            <text:p>1281</text:p>
          </table:table-cell>
          <table:table-cell office:value-type="float" office:value="1.592033527159E+018" calcext:value-type="float">
            <text:p>1.592033527159E+018</text:p>
          </table:table-cell>
          <table:table-cell/>
          <table:table-cell office:value-type="float" office:value="8.30890655518" calcext:value-type="float">
            <text:p>8.30890655518</text:p>
          </table:table-cell>
        </table:table-row>
        <table:table-row table:style-name="ro1">
          <table:table-cell office:value-type="float" office:value="1.59203352726442E+018" calcext:value-type="float">
            <text:p>1.59203352726442E+018</text:p>
          </table:table-cell>
          <table:table-cell office:value-type="float" office:value="1282" calcext:value-type="float">
            <text:p>1282</text:p>
          </table:table-cell>
          <table:table-cell office:value-type="float" office:value="1.59203352721148E+018" calcext:value-type="float">
            <text:p>1.59203352721148E+018</text:p>
          </table:table-cell>
          <table:table-cell/>
          <table:table-cell office:value-type="float" office:value="0.0536600016057" calcext:value-type="float">
            <text:p>0.0536600016057</text:p>
          </table:table-cell>
          <table:table-cell/>
          <table:table-cell office:value-type="float" office:value="1.59203352726445E+018" calcext:value-type="float">
            <text:p>1.59203352726445E+018</text:p>
          </table:table-cell>
          <table:table-cell office:value-type="float" office:value="1282" calcext:value-type="float">
            <text:p>1282</text:p>
          </table:table-cell>
          <table:table-cell office:value-type="float" office:value="1.59203352721148E+018" calcext:value-type="float">
            <text:p>1.59203352721148E+018</text:p>
          </table:table-cell>
          <table:table-cell/>
          <table:table-cell office:value-type="float" office:value="8.304479599" calcext:value-type="float">
            <text:p>8.304479599</text:p>
          </table:table-cell>
        </table:table-row>
        <table:table-row table:style-name="ro1">
          <table:table-cell office:value-type="float" office:value="1.59203352731653E+018" calcext:value-type="float">
            <text:p>1.59203352731653E+018</text:p>
          </table:table-cell>
          <table:table-cell office:value-type="float" office:value="1283" calcext:value-type="float">
            <text:p>1283</text:p>
          </table:table-cell>
          <table:table-cell office:value-type="float" office:value="1.59203352726391E+018" calcext:value-type="float">
            <text:p>1.59203352726391E+018</text:p>
          </table:table-cell>
          <table:table-cell/>
          <table:table-cell office:value-type="float" office:value="0.0580100007355" calcext:value-type="float">
            <text:p>0.0580100007355</text:p>
          </table:table-cell>
          <table:table-cell/>
          <table:table-cell office:value-type="float" office:value="1.5920335273169E+018" calcext:value-type="float">
            <text:p>1.5920335273169E+018</text:p>
          </table:table-cell>
          <table:table-cell office:value-type="float" office:value="1283" calcext:value-type="float">
            <text:p>1283</text:p>
          </table:table-cell>
          <table:table-cell office:value-type="float" office:value="1.59203352726391E+018" calcext:value-type="float">
            <text:p>1.59203352726391E+018</text:p>
          </table:table-cell>
          <table:table-cell/>
          <table:table-cell office:value-type="float" office:value="8.32713508606" calcext:value-type="float">
            <text:p>8.32713508606</text:p>
          </table:table-cell>
        </table:table-row>
        <table:table-row table:style-name="ro1">
          <table:table-cell office:value-type="float" office:value="1.59203352736919E+018" calcext:value-type="float">
            <text:p>1.59203352736919E+018</text:p>
          </table:table-cell>
          <table:table-cell office:value-type="float" office:value="1284" calcext:value-type="float">
            <text:p>1284</text:p>
          </table:table-cell>
          <table:table-cell office:value-type="float" office:value="1.5920335273162E+018" calcext:value-type="float">
            <text:p>1.5920335273162E+018</text:p>
          </table:table-cell>
          <table:table-cell/>
          <table:table-cell office:value-type="float" office:value="0.0609400011599" calcext:value-type="float">
            <text:p>0.0609400011599</text:p>
          </table:table-cell>
          <table:table-cell/>
          <table:table-cell office:value-type="float" office:value="1.59203352736968E+018" calcext:value-type="float">
            <text:p>1.59203352736968E+018</text:p>
          </table:table-cell>
          <table:table-cell office:value-type="float" office:value="1284" calcext:value-type="float">
            <text:p>1284</text:p>
          </table:table-cell>
          <table:table-cell office:value-type="float" office:value="1.5920335273162E+018" calcext:value-type="float">
            <text:p>1.5920335273162E+018</text:p>
          </table:table-cell>
          <table:table-cell/>
          <table:table-cell office:value-type="float" office:value="8.34239578247" calcext:value-type="float">
            <text:p>8.34239578247</text:p>
          </table:table-cell>
        </table:table-row>
        <table:table-row table:style-name="ro1">
          <table:table-cell office:value-type="float" office:value="1.59203352742048E+018" calcext:value-type="float">
            <text:p>1.59203352742048E+018</text:p>
          </table:table-cell>
          <table:table-cell office:value-type="float" office:value="1285" calcext:value-type="float">
            <text:p>1285</text:p>
          </table:table-cell>
          <table:table-cell office:value-type="float" office:value="1.5920335273688E+018" calcext:value-type="float">
            <text:p>1.5920335273688E+018</text:p>
          </table:table-cell>
          <table:table-cell/>
          <table:table-cell office:value-type="float" office:value="0.0626500025392" calcext:value-type="float">
            <text:p>0.0626500025392</text:p>
          </table:table-cell>
          <table:table-cell/>
          <table:table-cell office:value-type="float" office:value="1.59203352742054E+018" calcext:value-type="float">
            <text:p>1.59203352742054E+018</text:p>
          </table:table-cell>
          <table:table-cell office:value-type="float" office:value="1285" calcext:value-type="float">
            <text:p>1285</text:p>
          </table:table-cell>
          <table:table-cell office:value-type="float" office:value="1.5920335273688E+018" calcext:value-type="float">
            <text:p>1.5920335273688E+018</text:p>
          </table:table-cell>
          <table:table-cell/>
          <table:table-cell office:value-type="float" office:value="8.35130214691" calcext:value-type="float">
            <text:p>8.35130214691</text:p>
          </table:table-cell>
        </table:table-row>
        <table:table-row table:style-name="ro1">
          <table:table-cell office:value-type="float" office:value="1.5920335274721E+018" calcext:value-type="float">
            <text:p>1.5920335274721E+018</text:p>
          </table:table-cell>
          <table:table-cell office:value-type="float" office:value="1286" calcext:value-type="float">
            <text:p>1286</text:p>
          </table:table-cell>
          <table:table-cell office:value-type="float" office:value="1.59203352742023E+018" calcext:value-type="float">
            <text:p>1.59203352742023E+018</text:p>
          </table:table-cell>
          <table:table-cell/>
          <table:table-cell office:value-type="float" office:value="0.0565899983048" calcext:value-type="float">
            <text:p>0.0565899983048</text:p>
          </table:table-cell>
          <table:table-cell/>
          <table:table-cell office:value-type="float" office:value="1.59203352747245E+018" calcext:value-type="float">
            <text:p>1.59203352747245E+018</text:p>
          </table:table-cell>
          <table:table-cell office:value-type="float" office:value="1286" calcext:value-type="float">
            <text:p>1286</text:p>
          </table:table-cell>
          <table:table-cell office:value-type="float" office:value="1.59203352742023E+018" calcext:value-type="float">
            <text:p>1.59203352742023E+018</text:p>
          </table:table-cell>
          <table:table-cell/>
          <table:table-cell office:value-type="float" office:value="8.31973934174" calcext:value-type="float">
            <text:p>8.31973934174</text:p>
          </table:table-cell>
        </table:table-row>
        <table:table-row table:style-name="ro1">
          <table:table-cell office:value-type="float" office:value="1.59203352752366E+018" calcext:value-type="float">
            <text:p>1.59203352752366E+018</text:p>
          </table:table-cell>
          <table:table-cell office:value-type="float" office:value="1287" calcext:value-type="float">
            <text:p>1287</text:p>
          </table:table-cell>
          <table:table-cell office:value-type="float" office:value="1.59203352747214E+018" calcext:value-type="float">
            <text:p>1.59203352747214E+018</text:p>
          </table:table-cell>
          <table:table-cell/>
          <table:table-cell office:value-type="float" office:value="0.0334400013089" calcext:value-type="float">
            <text:p>0.0334400013089</text:p>
          </table:table-cell>
          <table:table-cell/>
          <table:table-cell office:value-type="float" office:value="1.59203352752412E+018" calcext:value-type="float">
            <text:p>1.59203352752412E+018</text:p>
          </table:table-cell>
          <table:table-cell office:value-type="float" office:value="1287" calcext:value-type="float">
            <text:p>1287</text:p>
          </table:table-cell>
          <table:table-cell office:value-type="float" office:value="1.59203352747214E+018" calcext:value-type="float">
            <text:p>1.59203352747214E+018</text:p>
          </table:table-cell>
          <table:table-cell/>
          <table:table-cell office:value-type="float" office:value="8.19916629791" calcext:value-type="float">
            <text:p>8.19916629791</text:p>
          </table:table-cell>
        </table:table-row>
        <table:table-row table:style-name="ro1">
          <table:table-cell office:value-type="float" office:value="1.59203352757686E+018" calcext:value-type="float">
            <text:p>1.59203352757686E+018</text:p>
          </table:table-cell>
          <table:table-cell office:value-type="float" office:value="1288" calcext:value-type="float">
            <text:p>1288</text:p>
          </table:table-cell>
          <table:table-cell office:value-type="float" office:value="1.59203352752377E+018" calcext:value-type="float">
            <text:p>1.59203352752377E+018</text:p>
          </table:table-cell>
          <table:table-cell/>
          <table:table-cell office:value-type="float" office:value="-0.00645000021905" calcext:value-type="float">
            <text:p>-0.00645000021905</text:p>
          </table:table-cell>
          <table:table-cell/>
          <table:table-cell office:value-type="float" office:value="1.59203352757691E+018" calcext:value-type="float">
            <text:p>1.59203352757691E+018</text:p>
          </table:table-cell>
          <table:table-cell office:value-type="float" office:value="1288" calcext:value-type="float">
            <text:p>1288</text:p>
          </table:table-cell>
          <table:table-cell office:value-type="float" office:value="1.59203352752377E+018" calcext:value-type="float">
            <text:p>1.59203352752377E+018</text:p>
          </table:table-cell>
          <table:table-cell/>
          <table:table-cell office:value-type="float" office:value="7.99140644073" calcext:value-type="float">
            <text:p>7.99140644073</text:p>
          </table:table-cell>
        </table:table-row>
        <table:table-row table:style-name="ro1">
          <table:table-cell office:value-type="float" office:value="1.59203352762867E+018" calcext:value-type="float">
            <text:p>1.59203352762867E+018</text:p>
          </table:table-cell>
          <table:table-cell office:value-type="float" office:value="1289" calcext:value-type="float">
            <text:p>1289</text:p>
          </table:table-cell>
          <table:table-cell office:value-type="float" office:value="1.59203352757649E+018" calcext:value-type="float">
            <text:p>1.59203352757649E+018</text:p>
          </table:table-cell>
          <table:table-cell/>
          <table:table-cell office:value-type="float" office:value="-0.0460299998522" calcext:value-type="float">
            <text:p>-0.0460299998522</text:p>
          </table:table-cell>
          <table:table-cell/>
          <table:table-cell office:value-type="float" office:value="1.59203352762857E+018" calcext:value-type="float">
            <text:p>1.59203352762857E+018</text:p>
          </table:table-cell>
          <table:table-cell office:value-type="float" office:value="1289" calcext:value-type="float">
            <text:p>1289</text:p>
          </table:table-cell>
          <table:table-cell office:value-type="float" office:value="1.59203352757649E+018" calcext:value-type="float">
            <text:p>1.59203352757649E+018</text:p>
          </table:table-cell>
          <table:table-cell/>
          <table:table-cell office:value-type="float" office:value="7.7852602005" calcext:value-type="float">
            <text:p>7.7852602005</text:p>
          </table:table-cell>
        </table:table-row>
        <table:table-row table:style-name="ro1">
          <table:table-cell office:value-type="float" office:value="1.59203352768209E+018" calcext:value-type="float">
            <text:p>1.59203352768209E+018</text:p>
          </table:table-cell>
          <table:table-cell office:value-type="float" office:value="1290" calcext:value-type="float">
            <text:p>1290</text:p>
          </table:table-cell>
          <table:table-cell office:value-type="float" office:value="1.59203352762849E+018" calcext:value-type="float">
            <text:p>1.59203352762849E+018</text:p>
          </table:table-cell>
          <table:table-cell/>
          <table:table-cell office:value-type="float" office:value="-0.0792599990964" calcext:value-type="float">
            <text:p>-0.0792599990964</text:p>
          </table:table-cell>
          <table:table-cell/>
          <table:table-cell office:value-type="float" office:value="1.59203352768191E+018" calcext:value-type="float">
            <text:p>1.59203352768191E+018</text:p>
          </table:table-cell>
          <table:table-cell office:value-type="float" office:value="1290" calcext:value-type="float">
            <text:p>1290</text:p>
          </table:table-cell>
          <table:table-cell office:value-type="float" office:value="1.59203352762849E+018" calcext:value-type="float">
            <text:p>1.59203352762849E+018</text:p>
          </table:table-cell>
          <table:table-cell/>
          <table:table-cell office:value-type="float" office:value="7.61218738556" calcext:value-type="float">
            <text:p>7.61218738556</text:p>
          </table:table-cell>
        </table:table-row>
        <table:table-row table:style-name="ro1">
          <table:table-cell office:value-type="float" office:value="1.59203352773397E+018" calcext:value-type="float">
            <text:p>1.59203352773397E+018</text:p>
          </table:table-cell>
          <table:table-cell office:value-type="float" office:value="1291" calcext:value-type="float">
            <text:p>1291</text:p>
          </table:table-cell>
          <table:table-cell office:value-type="float" office:value="1.59203352768223E+018" calcext:value-type="float">
            <text:p>1.59203352768223E+018</text:p>
          </table:table-cell>
          <table:table-cell/>
          <table:table-cell office:value-type="float" office:value="-0.104929998517" calcext:value-type="float">
            <text:p>-0.104929998517</text:p>
          </table:table-cell>
          <table:table-cell/>
          <table:table-cell office:value-type="float" office:value="1.59203352773401E+018" calcext:value-type="float">
            <text:p>1.59203352773401E+018</text:p>
          </table:table-cell>
          <table:table-cell office:value-type="float" office:value="1291" calcext:value-type="float">
            <text:p>1291</text:p>
          </table:table-cell>
          <table:table-cell office:value-type="float" office:value="1.59203352768223E+018" calcext:value-type="float">
            <text:p>1.59203352768223E+018</text:p>
          </table:table-cell>
          <table:table-cell/>
          <table:table-cell office:value-type="float" office:value="7.47848939896" calcext:value-type="float">
            <text:p>7.47848939896</text:p>
          </table:table-cell>
        </table:table-row>
        <table:table-row table:style-name="ro1">
          <table:table-cell office:value-type="float" office:value="1.59203352778591E+018" calcext:value-type="float">
            <text:p>1.59203352778591E+018</text:p>
          </table:table-cell>
          <table:table-cell office:value-type="float" office:value="1292" calcext:value-type="float">
            <text:p>1292</text:p>
          </table:table-cell>
          <table:table-cell office:value-type="float" office:value="1.59203352773373E+018" calcext:value-type="float">
            <text:p>1.59203352773373E+018</text:p>
          </table:table-cell>
          <table:table-cell/>
          <table:table-cell office:value-type="float" office:value="-0.0873199999332" calcext:value-type="float">
            <text:p>-0.0873199999332</text:p>
          </table:table-cell>
          <table:table-cell/>
          <table:table-cell office:value-type="float" office:value="1.59203352778617E+018" calcext:value-type="float">
            <text:p>1.59203352778617E+018</text:p>
          </table:table-cell>
          <table:table-cell office:value-type="float" office:value="1292" calcext:value-type="float">
            <text:p>1292</text:p>
          </table:table-cell>
          <table:table-cell office:value-type="float" office:value="1.59203352773373E+018" calcext:value-type="float">
            <text:p>1.59203352773373E+018</text:p>
          </table:table-cell>
          <table:table-cell/>
          <table:table-cell office:value-type="float" office:value="7.5702085495" calcext:value-type="float">
            <text:p>7.5702085495</text:p>
          </table:table-cell>
        </table:table-row>
        <table:table-row table:style-name="ro1">
          <table:table-cell office:value-type="float" office:value="1.59203352783834E+018" calcext:value-type="float">
            <text:p>1.59203352783834E+018</text:p>
          </table:table-cell>
          <table:table-cell office:value-type="float" office:value="1293" calcext:value-type="float">
            <text:p>1293</text:p>
          </table:table-cell>
          <table:table-cell office:value-type="float" office:value="1.59203352778596E+018" calcext:value-type="float">
            <text:p>1.59203352778596E+018</text:p>
          </table:table-cell>
          <table:table-cell/>
          <table:table-cell office:value-type="float" office:value="-0.0614899992943" calcext:value-type="float">
            <text:p>-0.0614899992943</text:p>
          </table:table-cell>
          <table:table-cell/>
          <table:table-cell office:value-type="float" office:value="1.59203352783852E+018" calcext:value-type="float">
            <text:p>1.59203352783852E+018</text:p>
          </table:table-cell>
          <table:table-cell office:value-type="float" office:value="1293" calcext:value-type="float">
            <text:p>1293</text:p>
          </table:table-cell>
          <table:table-cell office:value-type="float" office:value="1.59203352778596E+018" calcext:value-type="float">
            <text:p>1.59203352778596E+018</text:p>
          </table:table-cell>
          <table:table-cell/>
          <table:table-cell office:value-type="float" office:value="7.70473957062" calcext:value-type="float">
            <text:p>7.70473957062</text:p>
          </table:table-cell>
        </table:table-row>
        <table:table-row table:style-name="ro1">
          <table:table-cell office:value-type="float" office:value="1.59203352788992E+018" calcext:value-type="float">
            <text:p>1.59203352788992E+018</text:p>
          </table:table-cell>
          <table:table-cell office:value-type="float" office:value="1294" calcext:value-type="float">
            <text:p>1294</text:p>
          </table:table-cell>
          <table:table-cell office:value-type="float" office:value="1.59203352783843E+018" calcext:value-type="float">
            <text:p>1.59203352783843E+018</text:p>
          </table:table-cell>
          <table:table-cell/>
          <table:table-cell office:value-type="float" office:value="-0.0327400006354" calcext:value-type="float">
            <text:p>-0.0327400006354</text:p>
          </table:table-cell>
          <table:table-cell/>
          <table:table-cell office:value-type="float" office:value="1.59203352789016E+018" calcext:value-type="float">
            <text:p>1.59203352789016E+018</text:p>
          </table:table-cell>
          <table:table-cell office:value-type="float" office:value="1294" calcext:value-type="float">
            <text:p>1294</text:p>
          </table:table-cell>
          <table:table-cell office:value-type="float" office:value="1.59203352783843E+018" calcext:value-type="float">
            <text:p>1.59203352783843E+018</text:p>
          </table:table-cell>
          <table:table-cell/>
          <table:table-cell office:value-type="float" office:value="7.8544793129" calcext:value-type="float">
            <text:p>7.8544793129</text:p>
          </table:table-cell>
        </table:table-row>
        <table:table-row table:style-name="ro1">
          <table:table-cell office:value-type="float" office:value="1.59203352794204E+018" calcext:value-type="float">
            <text:p>1.59203352794204E+018</text:p>
          </table:table-cell>
          <table:table-cell office:value-type="float" office:value="1295" calcext:value-type="float">
            <text:p>1295</text:p>
          </table:table-cell>
          <table:table-cell office:value-type="float" office:value="1.59203352789008E+018" calcext:value-type="float">
            <text:p>1.59203352789008E+018</text:p>
          </table:table-cell>
          <table:table-cell/>
          <table:table-cell office:value-type="float" office:value="-0.00805999990553" calcext:value-type="float">
            <text:p>-0.00805999990553</text:p>
          </table:table-cell>
          <table:table-cell/>
          <table:table-cell office:value-type="float" office:value="1.59203352794189E+018" calcext:value-type="float">
            <text:p>1.59203352794189E+018</text:p>
          </table:table-cell>
          <table:table-cell office:value-type="float" office:value="1295" calcext:value-type="float">
            <text:p>1295</text:p>
          </table:table-cell>
          <table:table-cell office:value-type="float" office:value="1.59203352789008E+018" calcext:value-type="float">
            <text:p>1.59203352789008E+018</text:p>
          </table:table-cell>
          <table:table-cell/>
          <table:table-cell office:value-type="float" office:value="7.98302078247" calcext:value-type="float">
            <text:p>7.98302078247</text:p>
          </table:table-cell>
        </table:table-row>
        <table:table-row table:style-name="ro1">
          <table:table-cell office:value-type="float" office:value="1.59203352799359E+018" calcext:value-type="float">
            <text:p>1.59203352799359E+018</text:p>
          </table:table-cell>
          <table:table-cell office:value-type="float" office:value="1296" calcext:value-type="float">
            <text:p>1296</text:p>
          </table:table-cell>
          <table:table-cell office:value-type="float" office:value="1.59203352794177E+018" calcext:value-type="float">
            <text:p>1.59203352794177E+018</text:p>
          </table:table-cell>
          <table:table-cell/>
          <table:table-cell office:value-type="float" office:value="0.0111199999228" calcext:value-type="float">
            <text:p>0.0111199999228</text:p>
          </table:table-cell>
          <table:table-cell/>
          <table:table-cell office:value-type="float" office:value="1.59203352799384E+018" calcext:value-type="float">
            <text:p>1.59203352799384E+018</text:p>
          </table:table-cell>
          <table:table-cell office:value-type="float" office:value="1296" calcext:value-type="float">
            <text:p>1296</text:p>
          </table:table-cell>
          <table:table-cell office:value-type="float" office:value="1.59203352794177E+018" calcext:value-type="float">
            <text:p>1.59203352794177E+018</text:p>
          </table:table-cell>
          <table:table-cell/>
          <table:table-cell office:value-type="float" office:value="8.08291625977" calcext:value-type="float">
            <text:p>8.08291625977</text:p>
          </table:table-cell>
        </table:table-row>
        <table:table-row table:style-name="ro1">
          <table:table-cell office:value-type="float" office:value="1.59203352804545E+018" calcext:value-type="float">
            <text:p>1.59203352804545E+018</text:p>
          </table:table-cell>
          <table:table-cell office:value-type="float" office:value="1297" calcext:value-type="float">
            <text:p>1297</text:p>
          </table:table-cell>
          <table:table-cell office:value-type="float" office:value="1.59203352799366E+018" calcext:value-type="float">
            <text:p>1.59203352799366E+018</text:p>
          </table:table-cell>
          <table:table-cell/>
          <table:table-cell office:value-type="float" office:value="0.0324099995196" calcext:value-type="float">
            <text:p>0.0324099995196</text:p>
          </table:table-cell>
          <table:table-cell/>
          <table:table-cell office:value-type="float" office:value="1.59203352804536E+018" calcext:value-type="float">
            <text:p>1.59203352804536E+018</text:p>
          </table:table-cell>
          <table:table-cell office:value-type="float" office:value="1297" calcext:value-type="float">
            <text:p>1297</text:p>
          </table:table-cell>
          <table:table-cell office:value-type="float" office:value="1.59203352799366E+018" calcext:value-type="float">
            <text:p>1.59203352799366E+018</text:p>
          </table:table-cell>
          <table:table-cell/>
          <table:table-cell office:value-type="float" office:value="8.19380187988" calcext:value-type="float">
            <text:p>8.19380187988</text:p>
          </table:table-cell>
        </table:table-row>
        <table:table-row table:style-name="ro1">
          <table:table-cell office:value-type="float" office:value="1.59203352809773E+018" calcext:value-type="float">
            <text:p>1.59203352809773E+018</text:p>
          </table:table-cell>
          <table:table-cell office:value-type="float" office:value="1298" calcext:value-type="float">
            <text:p>1298</text:p>
          </table:table-cell>
          <table:table-cell office:value-type="float" office:value="1.59203352804515E+018" calcext:value-type="float">
            <text:p>1.59203352804515E+018</text:p>
          </table:table-cell>
          <table:table-cell/>
          <table:table-cell office:value-type="float" office:value="0.0550500005484" calcext:value-type="float">
            <text:p>0.0550500005484</text:p>
          </table:table-cell>
          <table:table-cell/>
          <table:table-cell office:value-type="float" office:value="1.59203352809793E+018" calcext:value-type="float">
            <text:p>1.59203352809793E+018</text:p>
          </table:table-cell>
          <table:table-cell office:value-type="float" office:value="1298" calcext:value-type="float">
            <text:p>1298</text:p>
          </table:table-cell>
          <table:table-cell office:value-type="float" office:value="1.59203352804515E+018" calcext:value-type="float">
            <text:p>1.59203352804515E+018</text:p>
          </table:table-cell>
          <table:table-cell/>
          <table:table-cell office:value-type="float" office:value="8.31171894073" calcext:value-type="float">
            <text:p>8.31171894073</text:p>
          </table:table-cell>
        </table:table-row>
        <table:table-row table:style-name="ro1">
          <table:table-cell office:value-type="float" office:value="1.59203352815022E+018" calcext:value-type="float">
            <text:p>1.59203352815022E+018</text:p>
          </table:table-cell>
          <table:table-cell office:value-type="float" office:value="1299" calcext:value-type="float">
            <text:p>1299</text:p>
          </table:table-cell>
          <table:table-cell office:value-type="float" office:value="1.59203352809779E+018" calcext:value-type="float">
            <text:p>1.59203352809779E+018</text:p>
          </table:table-cell>
          <table:table-cell/>
          <table:table-cell office:value-type="float" office:value="0.0782700031996" calcext:value-type="float">
            <text:p>0.0782700031996</text:p>
          </table:table-cell>
          <table:table-cell/>
          <table:table-cell office:value-type="float" office:value="1.59203352815047E+018" calcext:value-type="float">
            <text:p>1.59203352815047E+018</text:p>
          </table:table-cell>
          <table:table-cell office:value-type="float" office:value="1299" calcext:value-type="float">
            <text:p>1299</text:p>
          </table:table-cell>
          <table:table-cell office:value-type="float" office:value="1.59203352809779E+018" calcext:value-type="float">
            <text:p>1.59203352809779E+018</text:p>
          </table:table-cell>
          <table:table-cell/>
          <table:table-cell office:value-type="float" office:value="8.43265628815" calcext:value-type="float">
            <text:p>8.43265628815</text:p>
          </table:table-cell>
        </table:table-row>
        <table:table-row table:style-name="ro1">
          <table:table-cell office:value-type="float" office:value="1.59203352820315E+018" calcext:value-type="float">
            <text:p>1.59203352820315E+018</text:p>
          </table:table-cell>
          <table:table-cell office:value-type="float" office:value="1300" calcext:value-type="float">
            <text:p>1300</text:p>
          </table:table-cell>
          <table:table-cell office:value-type="float" office:value="1.5920335281503E+018" calcext:value-type="float">
            <text:p>1.5920335281503E+018</text:p>
          </table:table-cell>
          <table:table-cell/>
          <table:table-cell office:value-type="float" office:value="0.0975399985909" calcext:value-type="float">
            <text:p>0.0975399985909</text:p>
          </table:table-cell>
          <table:table-cell/>
          <table:table-cell office:value-type="float" office:value="1.592033528203E+018" calcext:value-type="float">
            <text:p>1.592033528203E+018</text:p>
          </table:table-cell>
          <table:table-cell office:value-type="float" office:value="1300" calcext:value-type="float">
            <text:p>1300</text:p>
          </table:table-cell>
          <table:table-cell office:value-type="float" office:value="1.5920335281503E+018" calcext:value-type="float">
            <text:p>1.5920335281503E+018</text:p>
          </table:table-cell>
          <table:table-cell/>
          <table:table-cell office:value-type="float" office:value="8.53302097321" calcext:value-type="float">
            <text:p>8.53302097321</text:p>
          </table:table-cell>
        </table:table-row>
        <table:table-row table:style-name="ro1">
          <table:table-cell office:value-type="float" office:value="1.59203352826065E+018" calcext:value-type="float">
            <text:p>1.59203352826065E+018</text:p>
          </table:table-cell>
          <table:table-cell office:value-type="float" office:value="1301" calcext:value-type="float">
            <text:p>1301</text:p>
          </table:table-cell>
          <table:table-cell office:value-type="float" office:value="1.59203352820275E+018" calcext:value-type="float">
            <text:p>1.59203352820275E+018</text:p>
          </table:table-cell>
          <table:table-cell/>
          <table:table-cell office:value-type="float" office:value="0.10392999649" calcext:value-type="float">
            <text:p>0.10392999649</text:p>
          </table:table-cell>
          <table:table-cell/>
          <table:table-cell office:value-type="float" office:value="1.59203352826074E+018" calcext:value-type="float">
            <text:p>1.59203352826074E+018</text:p>
          </table:table-cell>
          <table:table-cell office:value-type="float" office:value="1301" calcext:value-type="float">
            <text:p>1301</text:p>
          </table:table-cell>
          <table:table-cell office:value-type="float" office:value="1.59203352820275E+018" calcext:value-type="float">
            <text:p>1.59203352820275E+018</text:p>
          </table:table-cell>
          <table:table-cell/>
          <table:table-cell office:value-type="float" office:value="8.5663022995" calcext:value-type="float">
            <text:p>8.5663022995</text:p>
          </table:table-cell>
        </table:table-row>
        <table:table-row table:style-name="ro1">
          <table:table-cell office:value-type="float" office:value="1.59203352831351E+018" calcext:value-type="float">
            <text:p>1.59203352831351E+018</text:p>
          </table:table-cell>
          <table:table-cell office:value-type="float" office:value="1302" calcext:value-type="float">
            <text:p>1302</text:p>
          </table:table-cell>
          <table:table-cell office:value-type="float" office:value="1.59203352826088E+018" calcext:value-type="float">
            <text:p>1.59203352826088E+018</text:p>
          </table:table-cell>
          <table:table-cell/>
          <table:table-cell office:value-type="float" office:value="0.0756900012493" calcext:value-type="float">
            <text:p>0.0756900012493</text:p>
          </table:table-cell>
          <table:table-cell/>
          <table:table-cell office:value-type="float" office:value="1.59203352831376E+018" calcext:value-type="float">
            <text:p>1.59203352831376E+018</text:p>
          </table:table-cell>
          <table:table-cell office:value-type="float" office:value="1302" calcext:value-type="float">
            <text:p>1302</text:p>
          </table:table-cell>
          <table:table-cell office:value-type="float" office:value="1.59203352826088E+018" calcext:value-type="float">
            <text:p>1.59203352826088E+018</text:p>
          </table:table-cell>
          <table:table-cell/>
          <table:table-cell office:value-type="float" office:value="8.41921901703" calcext:value-type="float">
            <text:p>8.41921901703</text:p>
          </table:table-cell>
        </table:table-row>
        <table:table-row table:style-name="ro1">
          <table:table-cell office:value-type="float" office:value="1.59203352841642E+018" calcext:value-type="float">
            <text:p>1.59203352841642E+018</text:p>
          </table:table-cell>
          <table:table-cell office:value-type="float" office:value="1303" calcext:value-type="float">
            <text:p>1303</text:p>
          </table:table-cell>
          <table:table-cell office:value-type="float" office:value="1.59203352831363E+018" calcext:value-type="float">
            <text:p>1.59203352831363E+018</text:p>
          </table:table-cell>
          <table:table-cell/>
          <table:table-cell office:value-type="float" office:value="0.0447300001979" calcext:value-type="float">
            <text:p>0.0447300001979</text:p>
          </table:table-cell>
          <table:table-cell/>
          <table:table-cell office:value-type="float" office:value="1.59203352841678E+018" calcext:value-type="float">
            <text:p>1.59203352841678E+018</text:p>
          </table:table-cell>
          <table:table-cell office:value-type="float" office:value="1303" calcext:value-type="float">
            <text:p>1303</text:p>
          </table:table-cell>
          <table:table-cell office:value-type="float" office:value="1.59203352831363E+018" calcext:value-type="float">
            <text:p>1.59203352831363E+018</text:p>
          </table:table-cell>
          <table:table-cell/>
          <table:table-cell office:value-type="float" office:value="8.25796890259" calcext:value-type="float">
            <text:p>8.25796890259</text:p>
          </table:table-cell>
        </table:table-row>
        <table:table-row table:style-name="ro1">
          <table:table-cell office:value-type="float" office:value="1.59203352846894E+018" calcext:value-type="float">
            <text:p>1.59203352846894E+018</text:p>
          </table:table-cell>
          <table:table-cell office:value-type="float" office:value="1304" calcext:value-type="float">
            <text:p>1304</text:p>
          </table:table-cell>
          <table:table-cell office:value-type="float" office:value="1.59203352841652E+018" calcext:value-type="float">
            <text:p>1.59203352841652E+018</text:p>
          </table:table-cell>
          <table:table-cell/>
          <table:table-cell office:value-type="float" office:value="0.00899999961257" calcext:value-type="float">
            <text:p>0.00899999961257</text:p>
          </table:table-cell>
          <table:table-cell/>
          <table:table-cell office:value-type="float" office:value="1.59203352846916E+018" calcext:value-type="float">
            <text:p>1.59203352846916E+018</text:p>
          </table:table-cell>
          <table:table-cell office:value-type="float" office:value="1304" calcext:value-type="float">
            <text:p>1304</text:p>
          </table:table-cell>
          <table:table-cell office:value-type="float" office:value="1.59203352841652E+018" calcext:value-type="float">
            <text:p>1.59203352841652E+018</text:p>
          </table:table-cell>
          <table:table-cell/>
          <table:table-cell office:value-type="float" office:value="8.07187461853" calcext:value-type="float">
            <text:p>8.07187461853</text:p>
          </table:table-cell>
        </table:table-row>
        <table:table-row table:style-name="ro1">
          <table:table-cell office:value-type="float" office:value="1.59203352852054E+018" calcext:value-type="float">
            <text:p>1.59203352852054E+018</text:p>
          </table:table-cell>
          <table:table-cell office:value-type="float" office:value="1305" calcext:value-type="float">
            <text:p>1305</text:p>
          </table:table-cell>
          <table:table-cell office:value-type="float" office:value="1.59203352846892E+018" calcext:value-type="float">
            <text:p>1.59203352846892E+018</text:p>
          </table:table-cell>
          <table:table-cell/>
          <table:table-cell office:value-type="float" office:value="-0.0215900000185" calcext:value-type="float">
            <text:p>-0.0215900000185</text:p>
          </table:table-cell>
          <table:table-cell/>
          <table:table-cell office:value-type="float" office:value="1.59203352852123E+018" calcext:value-type="float">
            <text:p>1.59203352852123E+018</text:p>
          </table:table-cell>
          <table:table-cell office:value-type="float" office:value="1305" calcext:value-type="float">
            <text:p>1305</text:p>
          </table:table-cell>
          <table:table-cell office:value-type="float" office:value="1.59203352846892E+018" calcext:value-type="float">
            <text:p>1.59203352846892E+018</text:p>
          </table:table-cell>
          <table:table-cell/>
          <table:table-cell office:value-type="float" office:value="7.91255187988" calcext:value-type="float">
            <text:p>7.91255187988</text:p>
          </table:table-cell>
        </table:table-row>
        <table:table-row table:style-name="ro1">
          <table:table-cell office:value-type="float" office:value="1.59203352862303E+018" calcext:value-type="float">
            <text:p>1.59203352862303E+018</text:p>
          </table:table-cell>
          <table:table-cell office:value-type="float" office:value="1306" calcext:value-type="float">
            <text:p>1306</text:p>
          </table:table-cell>
          <table:table-cell office:value-type="float" office:value="1.5920335285206E+018" calcext:value-type="float">
            <text:p>1.5920335285206E+018</text:p>
          </table:table-cell>
          <table:table-cell/>
          <table:table-cell office:value-type="float" office:value="-0.0395600013435" calcext:value-type="float">
            <text:p>-0.0395600013435</text:p>
          </table:table-cell>
          <table:table-cell/>
          <table:table-cell office:value-type="float" office:value="1.59203352862292E+018" calcext:value-type="float">
            <text:p>1.59203352862292E+018</text:p>
          </table:table-cell>
          <table:table-cell office:value-type="float" office:value="1306" calcext:value-type="float">
            <text:p>1306</text:p>
          </table:table-cell>
          <table:table-cell office:value-type="float" office:value="1.5920335285206E+018" calcext:value-type="float">
            <text:p>1.5920335285206E+018</text:p>
          </table:table-cell>
          <table:table-cell/>
          <table:table-cell office:value-type="float" office:value="7.81895828247" calcext:value-type="float">
            <text:p>7.81895828247</text:p>
          </table:table-cell>
        </table:table-row>
        <table:table-row table:style-name="ro1">
          <table:table-cell office:value-type="float" office:value="1.59203352867547E+018" calcext:value-type="float">
            <text:p>1.59203352867547E+018</text:p>
          </table:table-cell>
          <table:table-cell office:value-type="float" office:value="1307" calcext:value-type="float">
            <text:p>1307</text:p>
          </table:table-cell>
          <table:table-cell office:value-type="float" office:value="1.59203352862282E+018" calcext:value-type="float">
            <text:p>1.59203352862282E+018</text:p>
          </table:table-cell>
          <table:table-cell/>
          <table:table-cell office:value-type="float" office:value="-0.0386199988425" calcext:value-type="float">
            <text:p>-0.0386199988425</text:p>
          </table:table-cell>
          <table:table-cell/>
          <table:table-cell office:value-type="float" office:value="1.59203352867548E+018" calcext:value-type="float">
            <text:p>1.59203352867548E+018</text:p>
          </table:table-cell>
          <table:table-cell office:value-type="float" office:value="1307" calcext:value-type="float">
            <text:p>1307</text:p>
          </table:table-cell>
          <table:table-cell office:value-type="float" office:value="1.59203352862282E+018" calcext:value-type="float">
            <text:p>1.59203352862282E+018</text:p>
          </table:table-cell>
          <table:table-cell/>
          <table:table-cell office:value-type="float" office:value="7.82385396957" calcext:value-type="float">
            <text:p>7.82385396957</text:p>
          </table:table-cell>
        </table:table-row>
        <table:table-row table:style-name="ro1">
          <table:table-cell office:value-type="float" office:value="1.59203352872808E+018" calcext:value-type="float">
            <text:p>1.59203352872808E+018</text:p>
          </table:table-cell>
          <table:table-cell office:value-type="float" office:value="1308" calcext:value-type="float">
            <text:p>1308</text:p>
          </table:table-cell>
          <table:table-cell office:value-type="float" office:value="1.59203352867531E+018" calcext:value-type="float">
            <text:p>1.59203352867531E+018</text:p>
          </table:table-cell>
          <table:table-cell/>
          <table:table-cell office:value-type="float" office:value="-0.0280900001526" calcext:value-type="float">
            <text:p>-0.0280900001526</text:p>
          </table:table-cell>
          <table:table-cell/>
          <table:table-cell office:value-type="float" office:value="1.59203352872805E+018" calcext:value-type="float">
            <text:p>1.59203352872805E+018</text:p>
          </table:table-cell>
          <table:table-cell office:value-type="float" office:value="1308" calcext:value-type="float">
            <text:p>1308</text:p>
          </table:table-cell>
          <table:table-cell office:value-type="float" office:value="1.59203352867531E+018" calcext:value-type="float">
            <text:p>1.59203352867531E+018</text:p>
          </table:table-cell>
          <table:table-cell/>
          <table:table-cell office:value-type="float" office:value="7.87869787216" calcext:value-type="float">
            <text:p>7.87869787216</text:p>
          </table:table-cell>
        </table:table-row>
        <table:table-row table:style-name="ro1">
          <table:table-cell office:value-type="float" office:value="1.59203352878038E+018" calcext:value-type="float">
            <text:p>1.59203352878038E+018</text:p>
          </table:table-cell>
          <table:table-cell office:value-type="float" office:value="1309" calcext:value-type="float">
            <text:p>1309</text:p>
          </table:table-cell>
          <table:table-cell office:value-type="float" office:value="1.59203352872774E+018" calcext:value-type="float">
            <text:p>1.59203352872774E+018</text:p>
          </table:table-cell>
          <table:table-cell/>
          <table:table-cell office:value-type="float" office:value="-0.0158699993044" calcext:value-type="float">
            <text:p>-0.0158699993044</text:p>
          </table:table-cell>
          <table:table-cell/>
          <table:table-cell office:value-type="float" office:value="1.59203352878041E+018" calcext:value-type="float">
            <text:p>1.59203352878041E+018</text:p>
          </table:table-cell>
          <table:table-cell office:value-type="float" office:value="1309" calcext:value-type="float">
            <text:p>1309</text:p>
          </table:table-cell>
          <table:table-cell office:value-type="float" office:value="1.59203352872774E+018" calcext:value-type="float">
            <text:p>1.59203352872774E+018</text:p>
          </table:table-cell>
          <table:table-cell/>
          <table:table-cell office:value-type="float" office:value="7.94234371185" calcext:value-type="float">
            <text:p>7.94234371185</text:p>
          </table:table-cell>
        </table:table-row>
        <table:table-row table:style-name="ro1">
          <table:table-cell office:value-type="float" office:value="1.59203352883886E+018" calcext:value-type="float">
            <text:p>1.59203352883886E+018</text:p>
          </table:table-cell>
          <table:table-cell office:value-type="float" office:value="1310" calcext:value-type="float">
            <text:p>1310</text:p>
          </table:table-cell>
          <table:table-cell office:value-type="float" office:value="1.59203352878024E+018" calcext:value-type="float">
            <text:p>1.59203352878024E+018</text:p>
          </table:table-cell>
          <table:table-cell/>
          <table:table-cell office:value-type="float" office:value="-0.00540000014007" calcext:value-type="float">
            <text:p>-0.00540000014007</text:p>
          </table:table-cell>
          <table:table-cell/>
          <table:table-cell office:value-type="float" office:value="1.59203352883875E+018" calcext:value-type="float">
            <text:p>1.59203352883875E+018</text:p>
          </table:table-cell>
          <table:table-cell office:value-type="float" office:value="1310" calcext:value-type="float">
            <text:p>1310</text:p>
          </table:table-cell>
          <table:table-cell office:value-type="float" office:value="1.59203352878024E+018" calcext:value-type="float">
            <text:p>1.59203352878024E+018</text:p>
          </table:table-cell>
          <table:table-cell/>
          <table:table-cell office:value-type="float" office:value="7.99687480927" calcext:value-type="float">
            <text:p>7.99687480927</text:p>
          </table:table-cell>
        </table:table-row>
        <table:table-row table:style-name="ro1">
          <table:table-cell office:value-type="float" office:value="1.5920335288902E+018" calcext:value-type="float">
            <text:p>1.5920335288902E+018</text:p>
          </table:table-cell>
          <table:table-cell office:value-type="float" office:value="1311" calcext:value-type="float">
            <text:p>1311</text:p>
          </table:table-cell>
          <table:table-cell office:value-type="float" office:value="1.59203352883857E+018" calcext:value-type="float">
            <text:p>1.59203352883857E+018</text:p>
          </table:table-cell>
          <table:table-cell/>
          <table:table-cell office:value-type="float" office:value="0.00126000004821" calcext:value-type="float">
            <text:p>0.00126000004821</text:p>
          </table:table-cell>
          <table:table-cell/>
          <table:table-cell office:value-type="float" office:value="1.59203352889022E+018" calcext:value-type="float">
            <text:p>1.59203352889022E+018</text:p>
          </table:table-cell>
          <table:table-cell office:value-type="float" office:value="1311" calcext:value-type="float">
            <text:p>1311</text:p>
          </table:table-cell>
          <table:table-cell office:value-type="float" office:value="1.59203352883857E+018" calcext:value-type="float">
            <text:p>1.59203352883857E+018</text:p>
          </table:table-cell>
          <table:table-cell/>
          <table:table-cell office:value-type="float" office:value="8.03156280518" calcext:value-type="float">
            <text:p>8.03156280518</text:p>
          </table:table-cell>
        </table:table-row>
        <table:table-row table:style-name="ro1">
          <table:table-cell office:value-type="float" office:value="1.59203352894214E+018" calcext:value-type="float">
            <text:p>1.59203352894214E+018</text:p>
          </table:table-cell>
          <table:table-cell office:value-type="float" office:value="1312" calcext:value-type="float">
            <text:p>1312</text:p>
          </table:table-cell>
          <table:table-cell office:value-type="float" office:value="1.59203352888995E+018" calcext:value-type="float">
            <text:p>1.59203352888995E+018</text:p>
          </table:table-cell>
          <table:table-cell/>
          <table:table-cell office:value-type="float" office:value="0.00922000035644" calcext:value-type="float">
            <text:p>0.00922000035644</text:p>
          </table:table-cell>
          <table:table-cell/>
          <table:table-cell office:value-type="float" office:value="1.59203352894241E+018" calcext:value-type="float">
            <text:p>1.59203352894241E+018</text:p>
          </table:table-cell>
          <table:table-cell office:value-type="float" office:value="1312" calcext:value-type="float">
            <text:p>1312</text:p>
          </table:table-cell>
          <table:table-cell office:value-type="float" office:value="1.59203352888995E+018" calcext:value-type="float">
            <text:p>1.59203352888995E+018</text:p>
          </table:table-cell>
          <table:table-cell/>
          <table:table-cell office:value-type="float" office:value="8.07302093506" calcext:value-type="float">
            <text:p>8.07302093506</text:p>
          </table:table-cell>
        </table:table-row>
        <table:table-row table:style-name="ro1">
          <table:table-cell office:value-type="float" office:value="1.59203352899423E+018" calcext:value-type="float">
            <text:p>1.59203352899423E+018</text:p>
          </table:table-cell>
          <table:table-cell office:value-type="float" office:value="1313" calcext:value-type="float">
            <text:p>1313</text:p>
          </table:table-cell>
          <table:table-cell office:value-type="float" office:value="1.5920335289418E+018" calcext:value-type="float">
            <text:p>1.5920335289418E+018</text:p>
          </table:table-cell>
          <table:table-cell/>
          <table:table-cell office:value-type="float" office:value="0.00906999967992" calcext:value-type="float">
            <text:p>0.00906999967992</text:p>
          </table:table-cell>
          <table:table-cell/>
          <table:table-cell office:value-type="float" office:value="1.59203352899457E+018" calcext:value-type="float">
            <text:p>1.59203352899457E+018</text:p>
          </table:table-cell>
          <table:table-cell office:value-type="float" office:value="1313" calcext:value-type="float">
            <text:p>1313</text:p>
          </table:table-cell>
          <table:table-cell office:value-type="float" office:value="1.5920335289418E+018" calcext:value-type="float">
            <text:p>1.5920335289418E+018</text:p>
          </table:table-cell>
          <table:table-cell/>
          <table:table-cell office:value-type="float" office:value="8.07223987579" calcext:value-type="float">
            <text:p>8.07223987579</text:p>
          </table:table-cell>
        </table:table-row>
        <table:table-row table:style-name="ro1">
          <table:table-cell office:value-type="float" office:value="1.59203352904631E+018" calcext:value-type="float">
            <text:p>1.59203352904631E+018</text:p>
          </table:table-cell>
          <table:table-cell office:value-type="float" office:value="1314" calcext:value-type="float">
            <text:p>1314</text:p>
          </table:table-cell>
          <table:table-cell office:value-type="float" office:value="1.59203352899428E+018" calcext:value-type="float">
            <text:p>1.59203352899428E+018</text:p>
          </table:table-cell>
          <table:table-cell/>
          <table:table-cell office:value-type="float" office:value="0.0135000003502" calcext:value-type="float">
            <text:p>0.0135000003502</text:p>
          </table:table-cell>
          <table:table-cell/>
          <table:table-cell office:value-type="float" office:value="1.59203352904651E+018" calcext:value-type="float">
            <text:p>1.59203352904651E+018</text:p>
          </table:table-cell>
          <table:table-cell office:value-type="float" office:value="1314" calcext:value-type="float">
            <text:p>1314</text:p>
          </table:table-cell>
          <table:table-cell office:value-type="float" office:value="1.59203352899428E+018" calcext:value-type="float">
            <text:p>1.59203352899428E+018</text:p>
          </table:table-cell>
          <table:table-cell/>
          <table:table-cell office:value-type="float" office:value="8.09531211853" calcext:value-type="float">
            <text:p>8.09531211853</text:p>
          </table:table-cell>
        </table:table-row>
        <table:table-row table:style-name="ro1">
          <table:table-cell office:value-type="float" office:value="1.59203352909823E+018" calcext:value-type="float">
            <text:p>1.59203352909823E+018</text:p>
          </table:table-cell>
          <table:table-cell office:value-type="float" office:value="1315" calcext:value-type="float">
            <text:p>1315</text:p>
          </table:table-cell>
          <table:table-cell office:value-type="float" office:value="1.59203352904595E+018" calcext:value-type="float">
            <text:p>1.59203352904595E+018</text:p>
          </table:table-cell>
          <table:table-cell/>
          <table:table-cell office:value-type="float" office:value="0.0166400000453" calcext:value-type="float">
            <text:p>0.0166400000453</text:p>
          </table:table-cell>
          <table:table-cell/>
          <table:table-cell office:value-type="float" office:value="1.59203352909803E+018" calcext:value-type="float">
            <text:p>1.59203352909803E+018</text:p>
          </table:table-cell>
          <table:table-cell office:value-type="float" office:value="1315" calcext:value-type="float">
            <text:p>1315</text:p>
          </table:table-cell>
          <table:table-cell office:value-type="float" office:value="1.59203352904595E+018" calcext:value-type="float">
            <text:p>1.59203352904595E+018</text:p>
          </table:table-cell>
          <table:table-cell/>
          <table:table-cell office:value-type="float" office:value="8.11166667938" calcext:value-type="float">
            <text:p>8.11166667938</text:p>
          </table:table-cell>
        </table:table-row>
        <table:table-row table:style-name="ro1">
          <table:table-cell office:value-type="float" office:value="1.59203352920046E+018" calcext:value-type="float">
            <text:p>1.59203352920046E+018</text:p>
          </table:table-cell>
          <table:table-cell office:value-type="float" office:value="1316" calcext:value-type="float">
            <text:p>1316</text:p>
          </table:table-cell>
          <table:table-cell office:value-type="float" office:value="1.59203352909813E+018" calcext:value-type="float">
            <text:p>1.59203352909813E+018</text:p>
          </table:table-cell>
          <table:table-cell/>
          <table:table-cell office:value-type="float" office:value="0.0218199994415" calcext:value-type="float">
            <text:p>0.0218199994415</text:p>
          </table:table-cell>
          <table:table-cell/>
          <table:table-cell office:value-type="float" office:value="1.59203352920074E+018" calcext:value-type="float">
            <text:p>1.59203352920074E+018</text:p>
          </table:table-cell>
          <table:table-cell office:value-type="float" office:value="1316" calcext:value-type="float">
            <text:p>1316</text:p>
          </table:table-cell>
          <table:table-cell office:value-type="float" office:value="1.59203352909813E+018" calcext:value-type="float">
            <text:p>1.59203352909813E+018</text:p>
          </table:table-cell>
          <table:table-cell/>
          <table:table-cell office:value-type="float" office:value="8.13864612579" calcext:value-type="float">
            <text:p>8.13864612579</text:p>
          </table:table-cell>
        </table:table-row>
        <table:table-row table:style-name="ro1">
          <table:table-cell office:value-type="float" office:value="1.59203352925296E+018" calcext:value-type="float">
            <text:p>1.59203352925296E+018</text:p>
          </table:table-cell>
          <table:table-cell office:value-type="float" office:value="1317" calcext:value-type="float">
            <text:p>1317</text:p>
          </table:table-cell>
          <table:table-cell office:value-type="float" office:value="1.59203352920054E+018" calcext:value-type="float">
            <text:p>1.59203352920054E+018</text:p>
          </table:table-cell>
          <table:table-cell/>
          <table:table-cell office:value-type="float" office:value="0.0195599999279" calcext:value-type="float">
            <text:p>0.0195599999279</text:p>
          </table:table-cell>
          <table:table-cell/>
          <table:table-cell office:value-type="float" office:value="1.59203352925315E+018" calcext:value-type="float">
            <text:p>1.59203352925315E+018</text:p>
          </table:table-cell>
          <table:table-cell office:value-type="float" office:value="1317" calcext:value-type="float">
            <text:p>1317</text:p>
          </table:table-cell>
          <table:table-cell office:value-type="float" office:value="1.59203352920054E+018" calcext:value-type="float">
            <text:p>1.59203352920054E+018</text:p>
          </table:table-cell>
          <table:table-cell/>
          <table:table-cell office:value-type="float" office:value="8.12687492371" calcext:value-type="float">
            <text:p>8.12687492371</text:p>
          </table:table-cell>
        </table:table-row>
        <table:table-row table:style-name="ro1">
          <table:table-cell office:value-type="float" office:value="1.59203352930606E+018" calcext:value-type="float">
            <text:p>1.59203352930606E+018</text:p>
          </table:table-cell>
          <table:table-cell office:value-type="float" office:value="1318" calcext:value-type="float">
            <text:p>1318</text:p>
          </table:table-cell>
          <table:table-cell office:value-type="float" office:value="1.59203352925298E+018" calcext:value-type="float">
            <text:p>1.59203352925298E+018</text:p>
          </table:table-cell>
          <table:table-cell/>
          <table:table-cell office:value-type="float" office:value="0.00987000018358" calcext:value-type="float">
            <text:p>0.00987000018358</text:p>
          </table:table-cell>
          <table:table-cell/>
          <table:table-cell office:value-type="float" office:value="1.59203352930594E+018" calcext:value-type="float">
            <text:p>1.59203352930594E+018</text:p>
          </table:table-cell>
          <table:table-cell office:value-type="float" office:value="1318" calcext:value-type="float">
            <text:p>1318</text:p>
          </table:table-cell>
          <table:table-cell office:value-type="float" office:value="1.59203352925298E+018" calcext:value-type="float">
            <text:p>1.59203352925298E+018</text:p>
          </table:table-cell>
          <table:table-cell/>
          <table:table-cell office:value-type="float" office:value="8.07640647888" calcext:value-type="float">
            <text:p>8.07640647888</text:p>
          </table:table-cell>
        </table:table-row>
        <table:table-row table:style-name="ro1">
          <table:table-cell office:value-type="float" office:value="1.59203352935915E+018" calcext:value-type="float">
            <text:p>1.59203352935915E+018</text:p>
          </table:table-cell>
          <table:table-cell office:value-type="float" office:value="1319" calcext:value-type="float">
            <text:p>1319</text:p>
          </table:table-cell>
          <table:table-cell office:value-type="float" office:value="1.59203352930568E+018" calcext:value-type="float">
            <text:p>1.59203352930568E+018</text:p>
          </table:table-cell>
          <table:table-cell/>
          <table:table-cell office:value-type="float" office:value="-0.00034999998752" calcext:value-type="float">
            <text:p>-0.00034999998752</text:p>
          </table:table-cell>
          <table:table-cell/>
          <table:table-cell office:value-type="float" office:value="1.59203352935966E+018" calcext:value-type="float">
            <text:p>1.59203352935966E+018</text:p>
          </table:table-cell>
          <table:table-cell office:value-type="float" office:value="1319" calcext:value-type="float">
            <text:p>1319</text:p>
          </table:table-cell>
          <table:table-cell office:value-type="float" office:value="1.59203352930568E+018" calcext:value-type="float">
            <text:p>1.59203352930568E+018</text:p>
          </table:table-cell>
          <table:table-cell/>
          <table:table-cell office:value-type="float" office:value="8.02317714691" calcext:value-type="float">
            <text:p>8.02317714691</text:p>
          </table:table-cell>
        </table:table-row>
        <table:table-row table:style-name="ro1">
          <table:table-cell office:value-type="float" office:value="1.59203352941184E+018" calcext:value-type="float">
            <text:p>1.59203352941184E+018</text:p>
          </table:table-cell>
          <table:table-cell office:value-type="float" office:value="1320" calcext:value-type="float">
            <text:p>1320</text:p>
          </table:table-cell>
          <table:table-cell office:value-type="float" office:value="1.59203352935884E+018" calcext:value-type="float">
            <text:p>1.59203352935884E+018</text:p>
          </table:table-cell>
          <table:table-cell/>
          <table:table-cell office:value-type="float" office:value="-0.00639000022784" calcext:value-type="float">
            <text:p>-0.00639000022784</text:p>
          </table:table-cell>
          <table:table-cell/>
          <table:table-cell office:value-type="float" office:value="1.5920335294121E+018" calcext:value-type="float">
            <text:p>1.5920335294121E+018</text:p>
          </table:table-cell>
          <table:table-cell office:value-type="float" office:value="1320" calcext:value-type="float">
            <text:p>1320</text:p>
          </table:table-cell>
          <table:table-cell office:value-type="float" office:value="1.59203352935884E+018" calcext:value-type="float">
            <text:p>1.59203352935884E+018</text:p>
          </table:table-cell>
          <table:table-cell/>
          <table:table-cell office:value-type="float" office:value="7.99171876907" calcext:value-type="float">
            <text:p>7.99171876907</text:p>
          </table:table-cell>
        </table:table-row>
        <table:table-row table:style-name="ro1">
          <table:table-cell office:value-type="float" office:value="1.59203352946353E+018" calcext:value-type="float">
            <text:p>1.59203352946353E+018</text:p>
          </table:table-cell>
          <table:table-cell office:value-type="float" office:value="1321" calcext:value-type="float">
            <text:p>1321</text:p>
          </table:table-cell>
          <table:table-cell office:value-type="float" office:value="1.59203352941188E+018" calcext:value-type="float">
            <text:p>1.59203352941188E+018</text:p>
          </table:table-cell>
          <table:table-cell/>
          <table:table-cell office:value-type="float" office:value="-0.00627999985591" calcext:value-type="float">
            <text:p>-0.00627999985591</text:p>
          </table:table-cell>
          <table:table-cell/>
          <table:table-cell office:value-type="float" office:value="1.59203352946397E+018" calcext:value-type="float">
            <text:p>1.59203352946397E+018</text:p>
          </table:table-cell>
          <table:table-cell office:value-type="float" office:value="1321" calcext:value-type="float">
            <text:p>1321</text:p>
          </table:table-cell>
          <table:table-cell office:value-type="float" office:value="1.59203352941188E+018" calcext:value-type="float">
            <text:p>1.59203352941188E+018</text:p>
          </table:table-cell>
          <table:table-cell/>
          <table:table-cell office:value-type="float" office:value="7.9922914505" calcext:value-type="float">
            <text:p>7.9922914505</text:p>
          </table:table-cell>
        </table:table-row>
        <table:table-row table:style-name="ro1">
          <table:table-cell office:value-type="float" office:value="1.59203352951652E+018" calcext:value-type="float">
            <text:p>1.59203352951652E+018</text:p>
          </table:table-cell>
          <table:table-cell office:value-type="float" office:value="1322" calcext:value-type="float">
            <text:p>1322</text:p>
          </table:table-cell>
          <table:table-cell office:value-type="float" office:value="1.59203352946362E+018" calcext:value-type="float">
            <text:p>1.59203352946362E+018</text:p>
          </table:table-cell>
          <table:table-cell/>
          <table:table-cell office:value-type="float" office:value="-0.0076700001955" calcext:value-type="float">
            <text:p>-0.0076700001955</text:p>
          </table:table-cell>
          <table:table-cell/>
          <table:table-cell office:value-type="float" office:value="1.59203352951632E+018" calcext:value-type="float">
            <text:p>1.59203352951632E+018</text:p>
          </table:table-cell>
          <table:table-cell office:value-type="float" office:value="1322" calcext:value-type="float">
            <text:p>1322</text:p>
          </table:table-cell>
          <table:table-cell office:value-type="float" office:value="1.59203352946362E+018" calcext:value-type="float">
            <text:p>1.59203352946362E+018</text:p>
          </table:table-cell>
          <table:table-cell/>
          <table:table-cell office:value-type="float" office:value="7.98505210876" calcext:value-type="float">
            <text:p>7.98505210876</text:p>
          </table:table-cell>
        </table:table-row>
        <table:table-row table:style-name="ro1">
          <table:table-cell office:value-type="float" office:value="1.59203352956911E+018" calcext:value-type="float">
            <text:p>1.59203352956911E+018</text:p>
          </table:table-cell>
          <table:table-cell office:value-type="float" office:value="1323" calcext:value-type="float">
            <text:p>1323</text:p>
          </table:table-cell>
          <table:table-cell office:value-type="float" office:value="1.59203352951618E+018" calcext:value-type="float">
            <text:p>1.59203352951618E+018</text:p>
          </table:table-cell>
          <table:table-cell/>
          <table:table-cell office:value-type="float" office:value="0.00243999995291" calcext:value-type="float">
            <text:p>0.00243999995291</text:p>
          </table:table-cell>
          <table:table-cell/>
          <table:table-cell office:value-type="float" office:value="1.59203352956914E+018" calcext:value-type="float">
            <text:p>1.59203352956914E+018</text:p>
          </table:table-cell>
          <table:table-cell office:value-type="float" office:value="1323" calcext:value-type="float">
            <text:p>1323</text:p>
          </table:table-cell>
          <table:table-cell office:value-type="float" office:value="1.59203352951618E+018" calcext:value-type="float">
            <text:p>1.59203352951618E+018</text:p>
          </table:table-cell>
          <table:table-cell/>
          <table:table-cell office:value-type="float" office:value="8.03770828247" calcext:value-type="float">
            <text:p>8.03770828247</text:p>
          </table:table-cell>
        </table:table-row>
        <table:table-row table:style-name="ro1">
          <table:table-cell office:value-type="float" office:value="1.59203352962157E+018" calcext:value-type="float">
            <text:p>1.59203352962157E+018</text:p>
          </table:table-cell>
          <table:table-cell office:value-type="float" office:value="1324" calcext:value-type="float">
            <text:p>1324</text:p>
          </table:table-cell>
          <table:table-cell office:value-type="float" office:value="1.5920335295688E+018" calcext:value-type="float">
            <text:p>1.5920335295688E+018</text:p>
          </table:table-cell>
          <table:table-cell/>
          <table:table-cell office:value-type="float" office:value="0.0151399997994" calcext:value-type="float">
            <text:p>0.0151399997994</text:p>
          </table:table-cell>
          <table:table-cell/>
          <table:table-cell office:value-type="float" office:value="1.59203352962158E+018" calcext:value-type="float">
            <text:p>1.59203352962158E+018</text:p>
          </table:table-cell>
          <table:table-cell office:value-type="float" office:value="1324" calcext:value-type="float">
            <text:p>1324</text:p>
          </table:table-cell>
          <table:table-cell office:value-type="float" office:value="1.5920335295688E+018" calcext:value-type="float">
            <text:p>1.5920335295688E+018</text:p>
          </table:table-cell>
          <table:table-cell/>
          <table:table-cell office:value-type="float" office:value="8.10385417938" calcext:value-type="float">
            <text:p>8.10385417938</text:p>
          </table:table-cell>
        </table:table-row>
        <table:table-row table:style-name="ro1">
          <table:table-cell office:value-type="float" office:value="1.59203352967516E+018" calcext:value-type="float">
            <text:p>1.59203352967516E+018</text:p>
          </table:table-cell>
          <table:table-cell office:value-type="float" office:value="1325" calcext:value-type="float">
            <text:p>1325</text:p>
          </table:table-cell>
          <table:table-cell office:value-type="float" office:value="1.59203352962109E+018" calcext:value-type="float">
            <text:p>1.59203352962109E+018</text:p>
          </table:table-cell>
          <table:table-cell/>
          <table:table-cell office:value-type="float" office:value="0.0253899991512" calcext:value-type="float">
            <text:p>0.0253899991512</text:p>
          </table:table-cell>
          <table:table-cell/>
          <table:table-cell office:value-type="float" office:value="1.59203352967436E+018" calcext:value-type="float">
            <text:p>1.59203352967436E+018</text:p>
          </table:table-cell>
          <table:table-cell office:value-type="float" office:value="1325" calcext:value-type="float">
            <text:p>1325</text:p>
          </table:table-cell>
          <table:table-cell office:value-type="float" office:value="1.59203352962109E+018" calcext:value-type="float">
            <text:p>1.59203352962109E+018</text:p>
          </table:table-cell>
          <table:table-cell/>
          <table:table-cell office:value-type="float" office:value="8.15723991394" calcext:value-type="float">
            <text:p>8.15723991394</text:p>
          </table:table-cell>
        </table:table-row>
        <table:table-row table:style-name="ro1">
          <table:table-cell office:value-type="float" office:value="1.59203352972728E+018" calcext:value-type="float">
            <text:p>1.59203352972728E+018</text:p>
          </table:table-cell>
          <table:table-cell office:value-type="float" office:value="1326" calcext:value-type="float">
            <text:p>1326</text:p>
          </table:table-cell>
          <table:table-cell office:value-type="float" office:value="1.59203352967477E+018" calcext:value-type="float">
            <text:p>1.59203352967477E+018</text:p>
          </table:table-cell>
          <table:table-cell/>
          <table:table-cell office:value-type="float" office:value="0.0286100003868" calcext:value-type="float">
            <text:p>0.0286100003868</text:p>
          </table:table-cell>
          <table:table-cell/>
          <table:table-cell office:value-type="float" office:value="1.59203352972741E+018" calcext:value-type="float">
            <text:p>1.59203352972741E+018</text:p>
          </table:table-cell>
          <table:table-cell office:value-type="float" office:value="1326" calcext:value-type="float">
            <text:p>1326</text:p>
          </table:table-cell>
          <table:table-cell office:value-type="float" office:value="1.59203352967477E+018" calcext:value-type="float">
            <text:p>1.59203352967477E+018</text:p>
          </table:table-cell>
          <table:table-cell/>
          <table:table-cell office:value-type="float" office:value="8.17401027679" calcext:value-type="float">
            <text:p>8.17401027679</text:p>
          </table:table-cell>
        </table:table-row>
        <table:table-row table:style-name="ro1">
          <table:table-cell office:value-type="float" office:value="1.59203352977903E+018" calcext:value-type="float">
            <text:p>1.59203352977903E+018</text:p>
          </table:table-cell>
          <table:table-cell office:value-type="float" office:value="1327" calcext:value-type="float">
            <text:p>1327</text:p>
          </table:table-cell>
          <table:table-cell office:value-type="float" office:value="1.59203352972721E+018" calcext:value-type="float">
            <text:p>1.59203352972721E+018</text:p>
          </table:table-cell>
          <table:table-cell/>
          <table:table-cell office:value-type="float" office:value="0.0317099988461" calcext:value-type="float">
            <text:p>0.0317099988461</text:p>
          </table:table-cell>
          <table:table-cell/>
          <table:table-cell office:value-type="float" office:value="1.59203352977932E+018" calcext:value-type="float">
            <text:p>1.59203352977932E+018</text:p>
          </table:table-cell>
          <table:table-cell office:value-type="float" office:value="1327" calcext:value-type="float">
            <text:p>1327</text:p>
          </table:table-cell>
          <table:table-cell office:value-type="float" office:value="1.59203352972721E+018" calcext:value-type="float">
            <text:p>1.59203352972721E+018</text:p>
          </table:table-cell>
          <table:table-cell/>
          <table:table-cell office:value-type="float" office:value="8.19015598297" calcext:value-type="float">
            <text:p>8.19015598297</text:p>
          </table:table-cell>
        </table:table-row>
        <table:table-row table:style-name="ro1">
          <table:table-cell office:value-type="float" office:value="1.59203352983097E+018" calcext:value-type="float">
            <text:p>1.59203352983097E+018</text:p>
          </table:table-cell>
          <table:table-cell office:value-type="float" office:value="1328" calcext:value-type="float">
            <text:p>1328</text:p>
          </table:table-cell>
          <table:table-cell office:value-type="float" office:value="1.59203352977878E+018" calcext:value-type="float">
            <text:p>1.59203352977878E+018</text:p>
          </table:table-cell>
          <table:table-cell/>
          <table:table-cell office:value-type="float" office:value="0.0291000008583" calcext:value-type="float">
            <text:p>0.0291000008583</text:p>
          </table:table-cell>
          <table:table-cell/>
          <table:table-cell office:value-type="float" office:value="1.59203352983102E+018" calcext:value-type="float">
            <text:p>1.59203352983102E+018</text:p>
          </table:table-cell>
          <table:table-cell office:value-type="float" office:value="1328" calcext:value-type="float">
            <text:p>1328</text:p>
          </table:table-cell>
          <table:table-cell office:value-type="float" office:value="1.59203352977878E+018" calcext:value-type="float">
            <text:p>1.59203352977878E+018</text:p>
          </table:table-cell>
          <table:table-cell/>
          <table:table-cell office:value-type="float" office:value="8.17656230927" calcext:value-type="float">
            <text:p>8.17656230927</text:p>
          </table:table-cell>
        </table:table-row>
        <table:table-row table:style-name="ro1">
          <table:table-cell office:value-type="float" office:value="1.59203352988693E+018" calcext:value-type="float">
            <text:p>1.59203352988693E+018</text:p>
          </table:table-cell>
          <table:table-cell office:value-type="float" office:value="1329" calcext:value-type="float">
            <text:p>1329</text:p>
          </table:table-cell>
          <table:table-cell office:value-type="float" office:value="1.59203352983065E+018" calcext:value-type="float">
            <text:p>1.59203352983065E+018</text:p>
          </table:table-cell>
          <table:table-cell/>
          <table:table-cell office:value-type="float" office:value="0.0179099999368" calcext:value-type="float">
            <text:p>0.0179099999368</text:p>
          </table:table-cell>
          <table:table-cell/>
          <table:table-cell office:value-type="float" office:value="1.59203352988716E+018" calcext:value-type="float">
            <text:p>1.59203352988716E+018</text:p>
          </table:table-cell>
          <table:table-cell office:value-type="float" office:value="1329" calcext:value-type="float">
            <text:p>1329</text:p>
          </table:table-cell>
          <table:table-cell office:value-type="float" office:value="1.59203352983065E+018" calcext:value-type="float">
            <text:p>1.59203352983065E+018</text:p>
          </table:table-cell>
          <table:table-cell/>
          <table:table-cell office:value-type="float" office:value="8.11828136444" calcext:value-type="float">
            <text:p>8.11828136444</text:p>
          </table:table-cell>
        </table:table-row>
        <table:table-row table:style-name="ro1">
          <table:table-cell office:value-type="float" office:value="1.59203352994209E+018" calcext:value-type="float">
            <text:p>1.59203352994209E+018</text:p>
          </table:table-cell>
          <table:table-cell office:value-type="float" office:value="1330" calcext:value-type="float">
            <text:p>1330</text:p>
          </table:table-cell>
          <table:table-cell office:value-type="float" office:value="1.59203352988699E+018" calcext:value-type="float">
            <text:p>1.59203352988699E+018</text:p>
          </table:table-cell>
          <table:table-cell/>
          <table:table-cell office:value-type="float" office:value="0.000190000006114" calcext:value-type="float">
            <text:p>0.000190000006114</text:p>
          </table:table-cell>
          <table:table-cell/>
          <table:table-cell office:value-type="float" office:value="1.59203352994249E+018" calcext:value-type="float">
            <text:p>1.59203352994249E+018</text:p>
          </table:table-cell>
          <table:table-cell office:value-type="float" office:value="1330" calcext:value-type="float">
            <text:p>1330</text:p>
          </table:table-cell>
          <table:table-cell office:value-type="float" office:value="1.59203352988699E+018" calcext:value-type="float">
            <text:p>1.59203352988699E+018</text:p>
          </table:table-cell>
          <table:table-cell/>
          <table:table-cell office:value-type="float" office:value="8.02598953247" calcext:value-type="float">
            <text:p>8.02598953247</text:p>
          </table:table-cell>
        </table:table-row>
        <table:table-row table:style-name="ro1">
          <table:table-cell office:value-type="float" office:value="1.59203353004431E+018" calcext:value-type="float">
            <text:p>1.59203353004431E+018</text:p>
          </table:table-cell>
          <table:table-cell office:value-type="float" office:value="1331" calcext:value-type="float">
            <text:p>1331</text:p>
          </table:table-cell>
          <table:table-cell office:value-type="float" office:value="1.59203352994172E+018" calcext:value-type="float">
            <text:p>1.59203352994172E+018</text:p>
          </table:table-cell>
          <table:table-cell/>
          <table:table-cell office:value-type="float" office:value="-0.0192499998957" calcext:value-type="float">
            <text:p>-0.0192499998957</text:p>
          </table:table-cell>
          <table:table-cell/>
          <table:table-cell office:value-type="float" office:value="1.59203353004463E+018" calcext:value-type="float">
            <text:p>1.59203353004463E+018</text:p>
          </table:table-cell>
          <table:table-cell office:value-type="float" office:value="1331" calcext:value-type="float">
            <text:p>1331</text:p>
          </table:table-cell>
          <table:table-cell office:value-type="float" office:value="1.59203352994172E+018" calcext:value-type="float">
            <text:p>1.59203352994172E+018</text:p>
          </table:table-cell>
          <table:table-cell/>
          <table:table-cell office:value-type="float" office:value="7.92473936081" calcext:value-type="float">
            <text:p>7.92473936081</text:p>
          </table:table-cell>
        </table:table-row>
        <table:table-row table:style-name="ro1">
          <table:table-cell office:value-type="float" office:value="1.59203353009717E+018" calcext:value-type="float">
            <text:p>1.59203353009717E+018</text:p>
          </table:table-cell>
          <table:table-cell office:value-type="float" office:value="1332" calcext:value-type="float">
            <text:p>1332</text:p>
          </table:table-cell>
          <table:table-cell office:value-type="float" office:value="1.59203353004443E+018" calcext:value-type="float">
            <text:p>1.59203353004443E+018</text:p>
          </table:table-cell>
          <table:table-cell/>
          <table:table-cell office:value-type="float" office:value="-0.0445900000632" calcext:value-type="float">
            <text:p>-0.0445900000632</text:p>
          </table:table-cell>
          <table:table-cell/>
          <table:table-cell office:value-type="float" office:value="1.59203353009699E+018" calcext:value-type="float">
            <text:p>1.59203353009699E+018</text:p>
          </table:table-cell>
          <table:table-cell office:value-type="float" office:value="1332" calcext:value-type="float">
            <text:p>1332</text:p>
          </table:table-cell>
          <table:table-cell office:value-type="float" office:value="1.59203353004443E+018" calcext:value-type="float">
            <text:p>1.59203353004443E+018</text:p>
          </table:table-cell>
          <table:table-cell/>
          <table:table-cell office:value-type="float" office:value="7.79276037216" calcext:value-type="float">
            <text:p>7.79276037216</text:p>
          </table:table-cell>
        </table:table-row>
        <table:table-row table:style-name="ro1">
          <table:table-cell office:value-type="float" office:value="1.59203353014954E+018" calcext:value-type="float">
            <text:p>1.59203353014954E+018</text:p>
          </table:table-cell>
          <table:table-cell office:value-type="float" office:value="1333" calcext:value-type="float">
            <text:p>1333</text:p>
          </table:table-cell>
          <table:table-cell office:value-type="float" office:value="1.59203353009681E+018" calcext:value-type="float">
            <text:p>1.59203353009681E+018</text:p>
          </table:table-cell>
          <table:table-cell/>
          <table:table-cell office:value-type="float" office:value="-0.0737100020051" calcext:value-type="float">
            <text:p>-0.0737100020051</text:p>
          </table:table-cell>
          <table:table-cell/>
          <table:table-cell office:value-type="float" office:value="1.59203353014938E+018" calcext:value-type="float">
            <text:p>1.59203353014938E+018</text:p>
          </table:table-cell>
          <table:table-cell office:value-type="float" office:value="1333" calcext:value-type="float">
            <text:p>1333</text:p>
          </table:table-cell>
          <table:table-cell office:value-type="float" office:value="1.59203353009681E+018" calcext:value-type="float">
            <text:p>1.59203353009681E+018</text:p>
          </table:table-cell>
          <table:table-cell/>
          <table:table-cell office:value-type="float" office:value="7.64109373093" calcext:value-type="float">
            <text:p>7.64109373093</text:p>
          </table:table-cell>
        </table:table-row>
        <table:table-row table:style-name="ro1">
          <table:table-cell office:value-type="float" office:value="1.59203353025116E+018" calcext:value-type="float">
            <text:p>1.59203353025116E+018</text:p>
          </table:table-cell>
          <table:table-cell office:value-type="float" office:value="1334" calcext:value-type="float">
            <text:p>1334</text:p>
          </table:table-cell>
          <table:table-cell office:value-type="float" office:value="1.59203353014923E+018" calcext:value-type="float">
            <text:p>1.59203353014923E+018</text:p>
          </table:table-cell>
          <table:table-cell/>
          <table:table-cell office:value-type="float" office:value="-0.10802000016" calcext:value-type="float">
            <text:p>-0.10802000016</text:p>
          </table:table-cell>
          <table:table-cell/>
          <table:table-cell office:value-type="float" office:value="1.59203353025195E+018" calcext:value-type="float">
            <text:p>1.59203353025195E+018</text:p>
          </table:table-cell>
          <table:table-cell office:value-type="float" office:value="1334" calcext:value-type="float">
            <text:p>1334</text:p>
          </table:table-cell>
          <table:table-cell office:value-type="float" office:value="1.59203353014923E+018" calcext:value-type="float">
            <text:p>1.59203353014923E+018</text:p>
          </table:table-cell>
          <table:table-cell/>
          <table:table-cell office:value-type="float" office:value="7.46239566803" calcext:value-type="float">
            <text:p>7.46239566803</text:p>
          </table:table-cell>
        </table:table-row>
        <table:table-row table:style-name="ro1">
          <table:table-cell office:value-type="float" office:value="1.59203353030342E+018" calcext:value-type="float">
            <text:p>1.59203353030342E+018</text:p>
          </table:table-cell>
          <table:table-cell office:value-type="float" office:value="1335" calcext:value-type="float">
            <text:p>1335</text:p>
          </table:table-cell>
          <table:table-cell office:value-type="float" office:value="1.59203353025126E+018" calcext:value-type="float">
            <text:p>1.59203353025126E+018</text:p>
          </table:table-cell>
          <table:table-cell/>
          <table:table-cell office:value-type="float" office:value="-0.111239999533" calcext:value-type="float">
            <text:p>-0.111239999533</text:p>
          </table:table-cell>
          <table:table-cell/>
          <table:table-cell office:value-type="float" office:value="1.59203353030352E+018" calcext:value-type="float">
            <text:p>1.59203353030352E+018</text:p>
          </table:table-cell>
          <table:table-cell office:value-type="float" office:value="1335" calcext:value-type="float">
            <text:p>1335</text:p>
          </table:table-cell>
          <table:table-cell office:value-type="float" office:value="1.59203353025126E+018" calcext:value-type="float">
            <text:p>1.59203353025126E+018</text:p>
          </table:table-cell>
          <table:table-cell/>
          <table:table-cell office:value-type="float" office:value="7.44562482834" calcext:value-type="float">
            <text:p>7.44562482834</text:p>
          </table:table-cell>
        </table:table-row>
        <table:table-row table:style-name="ro1">
          <table:table-cell office:value-type="float" office:value="1.59203353035537E+018" calcext:value-type="float">
            <text:p>1.59203353035537E+018</text:p>
          </table:table-cell>
          <table:table-cell office:value-type="float" office:value="1336" calcext:value-type="float">
            <text:p>1336</text:p>
          </table:table-cell>
          <table:table-cell office:value-type="float" office:value="1.59203353030321E+018" calcext:value-type="float">
            <text:p>1.59203353030321E+018</text:p>
          </table:table-cell>
          <table:table-cell/>
          <table:table-cell office:value-type="float" office:value="-0.0929299965501" calcext:value-type="float">
            <text:p>-0.0929299965501</text:p>
          </table:table-cell>
          <table:table-cell/>
          <table:table-cell office:value-type="float" office:value="1.59203353035564E+018" calcext:value-type="float">
            <text:p>1.59203353035564E+018</text:p>
          </table:table-cell>
          <table:table-cell office:value-type="float" office:value="1336" calcext:value-type="float">
            <text:p>1336</text:p>
          </table:table-cell>
          <table:table-cell office:value-type="float" office:value="1.59203353030321E+018" calcext:value-type="float">
            <text:p>1.59203353030321E+018</text:p>
          </table:table-cell>
          <table:table-cell/>
          <table:table-cell office:value-type="float" office:value="7.54098939896" calcext:value-type="float">
            <text:p>7.54098939896</text:p>
          </table:table-cell>
        </table:table-row>
        <table:table-row table:style-name="ro1">
          <table:table-cell office:value-type="float" office:value="1.59203353040769E+018" calcext:value-type="float">
            <text:p>1.59203353040769E+018</text:p>
          </table:table-cell>
          <table:table-cell office:value-type="float" office:value="1337" calcext:value-type="float">
            <text:p>1337</text:p>
          </table:table-cell>
          <table:table-cell office:value-type="float" office:value="1.59203353035549E+018" calcext:value-type="float">
            <text:p>1.59203353035549E+018</text:p>
          </table:table-cell>
          <table:table-cell/>
          <table:table-cell office:value-type="float" office:value="-0.0720999985933" calcext:value-type="float">
            <text:p>-0.0720999985933</text:p>
          </table:table-cell>
          <table:table-cell/>
          <table:table-cell office:value-type="float" office:value="1.59203353040768E+018" calcext:value-type="float">
            <text:p>1.59203353040768E+018</text:p>
          </table:table-cell>
          <table:table-cell office:value-type="float" office:value="1337" calcext:value-type="float">
            <text:p>1337</text:p>
          </table:table-cell>
          <table:table-cell office:value-type="float" office:value="1.59203353035549E+018" calcext:value-type="float">
            <text:p>1.59203353035549E+018</text:p>
          </table:table-cell>
          <table:table-cell/>
          <table:table-cell office:value-type="float" office:value="7.64947938919" calcext:value-type="float">
            <text:p>7.64947938919</text:p>
          </table:table-cell>
        </table:table-row>
        <table:table-row table:style-name="ro1">
          <table:table-cell office:value-type="float" office:value="1.59203353046066E+018" calcext:value-type="float">
            <text:p>1.59203353046066E+018</text:p>
          </table:table-cell>
          <table:table-cell office:value-type="float" office:value="1338" calcext:value-type="float">
            <text:p>1338</text:p>
          </table:table-cell>
          <table:table-cell office:value-type="float" office:value="1.59203353040732E+018" calcext:value-type="float">
            <text:p>1.59203353040732E+018</text:p>
          </table:table-cell>
          <table:table-cell/>
          <table:table-cell office:value-type="float" office:value="-0.0533000007272" calcext:value-type="float">
            <text:p>-0.0533000007272</text:p>
          </table:table-cell>
          <table:table-cell/>
          <table:table-cell office:value-type="float" office:value="1.59203353046078E+018" calcext:value-type="float">
            <text:p>1.59203353046078E+018</text:p>
          </table:table-cell>
          <table:table-cell office:value-type="float" office:value="1338" calcext:value-type="float">
            <text:p>1338</text:p>
          </table:table-cell>
          <table:table-cell office:value-type="float" office:value="1.59203353040732E+018" calcext:value-type="float">
            <text:p>1.59203353040732E+018</text:p>
          </table:table-cell>
          <table:table-cell/>
          <table:table-cell office:value-type="float" office:value="7.74739599228" calcext:value-type="float">
            <text:p>7.74739599228</text:p>
          </table:table-cell>
        </table:table-row>
        <table:table-row table:style-name="ro1">
          <table:table-cell office:value-type="float" office:value="1.59203353051281E+018" calcext:value-type="float">
            <text:p>1.59203353051281E+018</text:p>
          </table:table-cell>
          <table:table-cell office:value-type="float" office:value="1339" calcext:value-type="float">
            <text:p>1339</text:p>
          </table:table-cell>
          <table:table-cell office:value-type="float" office:value="1.59203353046003E+018" calcext:value-type="float">
            <text:p>1.59203353046003E+018</text:p>
          </table:table-cell>
          <table:table-cell/>
          <table:table-cell office:value-type="float" office:value="-0.0365400016308" calcext:value-type="float">
            <text:p>-0.0365400016308</text:p>
          </table:table-cell>
          <table:table-cell/>
          <table:table-cell office:value-type="float" office:value="1.59203353051283E+018" calcext:value-type="float">
            <text:p>1.59203353051283E+018</text:p>
          </table:table-cell>
          <table:table-cell office:value-type="float" office:value="1339" calcext:value-type="float">
            <text:p>1339</text:p>
          </table:table-cell>
          <table:table-cell office:value-type="float" office:value="1.59203353046003E+018" calcext:value-type="float">
            <text:p>1.59203353046003E+018</text:p>
          </table:table-cell>
          <table:table-cell/>
          <table:table-cell office:value-type="float" office:value="7.83468770981" calcext:value-type="float">
            <text:p>7.83468770981</text:p>
          </table:table-cell>
        </table:table-row>
        <table:table-row table:style-name="ro1">
          <table:table-cell office:value-type="float" office:value="1.59203353056439E+018" calcext:value-type="float">
            <text:p>1.59203353056439E+018</text:p>
          </table:table-cell>
          <table:table-cell office:value-type="float" office:value="1340" calcext:value-type="float">
            <text:p>1340</text:p>
          </table:table-cell>
          <table:table-cell office:value-type="float" office:value="1.59203353051253E+018" calcext:value-type="float">
            <text:p>1.59203353051253E+018</text:p>
          </table:table-cell>
          <table:table-cell/>
          <table:table-cell office:value-type="float" office:value="-0.0186999998987" calcext:value-type="float">
            <text:p>-0.0186999998987</text:p>
          </table:table-cell>
          <table:table-cell/>
          <table:table-cell office:value-type="float" office:value="1.59203353056432E+018" calcext:value-type="float">
            <text:p>1.59203353056432E+018</text:p>
          </table:table-cell>
          <table:table-cell office:value-type="float" office:value="1340" calcext:value-type="float">
            <text:p>1340</text:p>
          </table:table-cell>
          <table:table-cell office:value-type="float" office:value="1.59203353051253E+018" calcext:value-type="float">
            <text:p>1.59203353051253E+018</text:p>
          </table:table-cell>
          <table:table-cell/>
          <table:table-cell office:value-type="float" office:value="7.92760419846" calcext:value-type="float">
            <text:p>7.92760419846</text:p>
          </table:table-cell>
        </table:table-row>
        <table:table-row table:style-name="ro1">
          <table:table-cell office:value-type="float" office:value="1.59203353061689E+018" calcext:value-type="float">
            <text:p>1.59203353061689E+018</text:p>
          </table:table-cell>
          <table:table-cell office:value-type="float" office:value="1341" calcext:value-type="float">
            <text:p>1341</text:p>
          </table:table-cell>
          <table:table-cell office:value-type="float" office:value="1.5920335305641E+018" calcext:value-type="float">
            <text:p>1.5920335305641E+018</text:p>
          </table:table-cell>
          <table:table-cell/>
          <table:table-cell office:value-type="float" office:value="0.00304999994114" calcext:value-type="float">
            <text:p>0.00304999994114</text:p>
          </table:table-cell>
          <table:table-cell/>
          <table:table-cell office:value-type="float" office:value="1.5920335306173E+018" calcext:value-type="float">
            <text:p>1.5920335306173E+018</text:p>
          </table:table-cell>
          <table:table-cell office:value-type="float" office:value="1341" calcext:value-type="float">
            <text:p>1341</text:p>
          </table:table-cell>
          <table:table-cell office:value-type="float" office:value="1.5920335305641E+018" calcext:value-type="float">
            <text:p>1.5920335305641E+018</text:p>
          </table:table-cell>
          <table:table-cell/>
          <table:table-cell office:value-type="float" office:value="8.04088497162" calcext:value-type="float">
            <text:p>8.04088497162</text:p>
          </table:table-cell>
        </table:table-row>
        <table:table-row table:style-name="ro1">
          <table:table-cell office:value-type="float" office:value="1.59203353066986E+018" calcext:value-type="float">
            <text:p>1.59203353066986E+018</text:p>
          </table:table-cell>
          <table:table-cell office:value-type="float" office:value="1342" calcext:value-type="float">
            <text:p>1342</text:p>
          </table:table-cell>
          <table:table-cell office:value-type="float" office:value="1.59203353061647E+018" calcext:value-type="float">
            <text:p>1.59203353061647E+018</text:p>
          </table:table-cell>
          <table:table-cell/>
          <table:table-cell office:value-type="float" office:value="0.0447500012815" calcext:value-type="float">
            <text:p>0.0447500012815</text:p>
          </table:table-cell>
          <table:table-cell/>
          <table:table-cell office:value-type="float" office:value="1.59203353066994E+018" calcext:value-type="float">
            <text:p>1.59203353066994E+018</text:p>
          </table:table-cell>
          <table:table-cell office:value-type="float" office:value="1342" calcext:value-type="float">
            <text:p>1342</text:p>
          </table:table-cell>
          <table:table-cell office:value-type="float" office:value="1.59203353061647E+018" calcext:value-type="float">
            <text:p>1.59203353061647E+018</text:p>
          </table:table-cell>
          <table:table-cell/>
          <table:table-cell office:value-type="float" office:value="8.25807285309" calcext:value-type="float">
            <text:p>8.25807285309</text:p>
          </table:table-cell>
        </table:table-row>
        <table:table-row table:style-name="ro1">
          <table:table-cell office:value-type="float" office:value="1.5920335307223E+018" calcext:value-type="float">
            <text:p>1.5920335307223E+018</text:p>
          </table:table-cell>
          <table:table-cell office:value-type="float" office:value="1343" calcext:value-type="float">
            <text:p>1343</text:p>
          </table:table-cell>
          <table:table-cell office:value-type="float" office:value="1.59203353066972E+018" calcext:value-type="float">
            <text:p>1.59203353066972E+018</text:p>
          </table:table-cell>
          <table:table-cell/>
          <table:table-cell office:value-type="float" office:value="0.0666799992323" calcext:value-type="float">
            <text:p>0.0666799992323</text:p>
          </table:table-cell>
          <table:table-cell/>
          <table:table-cell office:value-type="float" office:value="1.59203353072278E+018" calcext:value-type="float">
            <text:p>1.59203353072278E+018</text:p>
          </table:table-cell>
          <table:table-cell office:value-type="float" office:value="1343" calcext:value-type="float">
            <text:p>1343</text:p>
          </table:table-cell>
          <table:table-cell office:value-type="float" office:value="1.59203353066972E+018" calcext:value-type="float">
            <text:p>1.59203353066972E+018</text:p>
          </table:table-cell>
          <table:table-cell/>
          <table:table-cell office:value-type="float" office:value="8.37229156494" calcext:value-type="float">
            <text:p>8.37229156494</text:p>
          </table:table-cell>
        </table:table-row>
        <table:table-row table:style-name="ro1">
          <table:table-cell office:value-type="float" office:value="1.59203353082746E+018" calcext:value-type="float">
            <text:p>1.59203353082746E+018</text:p>
          </table:table-cell>
          <table:table-cell office:value-type="float" office:value="1344" calcext:value-type="float">
            <text:p>1344</text:p>
          </table:table-cell>
          <table:table-cell office:value-type="float" office:value="1.59203353072181E+018" calcext:value-type="float">
            <text:p>1.59203353072181E+018</text:p>
          </table:table-cell>
          <table:table-cell/>
          <table:table-cell office:value-type="float" office:value="0.0834800004959" calcext:value-type="float">
            <text:p>0.0834800004959</text:p>
          </table:table-cell>
          <table:table-cell/>
          <table:table-cell office:value-type="float" office:value="1.59203353082751E+018" calcext:value-type="float">
            <text:p>1.59203353082751E+018</text:p>
          </table:table-cell>
          <table:table-cell office:value-type="float" office:value="1344" calcext:value-type="float">
            <text:p>1344</text:p>
          </table:table-cell>
          <table:table-cell office:value-type="float" office:value="1.59203353072181E+018" calcext:value-type="float">
            <text:p>1.59203353072181E+018</text:p>
          </table:table-cell>
          <table:table-cell/>
          <table:table-cell office:value-type="float" office:value="8.45979213715" calcext:value-type="float">
            <text:p>8.45979213715</text:p>
          </table:table-cell>
        </table:table-row>
        <table:table-row table:style-name="ro1">
          <table:table-cell office:value-type="float" office:value="1.59203353087968E+018" calcext:value-type="float">
            <text:p>1.59203353087968E+018</text:p>
          </table:table-cell>
          <table:table-cell office:value-type="float" office:value="1345" calcext:value-type="float">
            <text:p>1345</text:p>
          </table:table-cell>
          <table:table-cell office:value-type="float" office:value="1.59203353082742E+018" calcext:value-type="float">
            <text:p>1.59203353082742E+018</text:p>
          </table:table-cell>
          <table:table-cell/>
          <table:table-cell office:value-type="float" office:value="0.0586600005627" calcext:value-type="float">
            <text:p>0.0586600005627</text:p>
          </table:table-cell>
          <table:table-cell/>
          <table:table-cell office:value-type="float" office:value="1.5920335308799E+018" calcext:value-type="float">
            <text:p>1.5920335308799E+018</text:p>
          </table:table-cell>
          <table:table-cell office:value-type="float" office:value="1345" calcext:value-type="float">
            <text:p>1345</text:p>
          </table:table-cell>
          <table:table-cell office:value-type="float" office:value="1.59203353082742E+018" calcext:value-type="float">
            <text:p>1.59203353082742E+018</text:p>
          </table:table-cell>
          <table:table-cell/>
          <table:table-cell office:value-type="float" office:value="8.33052062988" calcext:value-type="float">
            <text:p>8.33052062988</text:p>
          </table:table-cell>
        </table:table-row>
        <table:table-row table:style-name="ro1">
          <table:table-cell office:value-type="float" office:value="1.59203353098131E+018" calcext:value-type="float">
            <text:p>1.59203353098131E+018</text:p>
          </table:table-cell>
          <table:table-cell office:value-type="float" office:value="1346" calcext:value-type="float">
            <text:p>1346</text:p>
          </table:table-cell>
          <table:table-cell office:value-type="float" office:value="1.59203353087931E+018" calcext:value-type="float">
            <text:p>1.59203353087931E+018</text:p>
          </table:table-cell>
          <table:table-cell/>
          <table:table-cell office:value-type="float" office:value="0.0130200004205" calcext:value-type="float">
            <text:p>0.0130200004205</text:p>
          </table:table-cell>
          <table:table-cell/>
          <table:table-cell office:value-type="float" office:value="1.59203353098131E+018" calcext:value-type="float">
            <text:p>1.59203353098131E+018</text:p>
          </table:table-cell>
          <table:table-cell office:value-type="float" office:value="1346" calcext:value-type="float">
            <text:p>1346</text:p>
          </table:table-cell>
          <table:table-cell office:value-type="float" office:value="1.59203353087931E+018" calcext:value-type="float">
            <text:p>1.59203353087931E+018</text:p>
          </table:table-cell>
          <table:table-cell/>
          <table:table-cell office:value-type="float" office:value="8.09281253815" calcext:value-type="float">
            <text:p>8.09281253815</text:p>
          </table:table-cell>
        </table:table-row>
        <table:table-row table:style-name="ro1">
          <table:table-cell office:value-type="float" office:value="1.59203353103294E+018" calcext:value-type="float">
            <text:p>1.59203353103294E+018</text:p>
          </table:table-cell>
          <table:table-cell office:value-type="float" office:value="1347" calcext:value-type="float">
            <text:p>1347</text:p>
          </table:table-cell>
          <table:table-cell office:value-type="float" office:value="1.59203353098119E+018" calcext:value-type="float">
            <text:p>1.59203353098119E+018</text:p>
          </table:table-cell>
          <table:table-cell/>
          <table:table-cell office:value-type="float" office:value="-0.039319999516" calcext:value-type="float">
            <text:p>-0.039319999516</text:p>
          </table:table-cell>
          <table:table-cell/>
          <table:table-cell office:value-type="float" office:value="1.59203353103304E+018" calcext:value-type="float">
            <text:p>1.59203353103304E+018</text:p>
          </table:table-cell>
          <table:table-cell office:value-type="float" office:value="1347" calcext:value-type="float">
            <text:p>1347</text:p>
          </table:table-cell>
          <table:table-cell office:value-type="float" office:value="1.59203353098119E+018" calcext:value-type="float">
            <text:p>1.59203353098119E+018</text:p>
          </table:table-cell>
          <table:table-cell/>
          <table:table-cell office:value-type="float" office:value="7.8202085495" calcext:value-type="float">
            <text:p>7.8202085495</text:p>
          </table:table-cell>
        </table:table-row>
        <table:table-row table:style-name="ro1">
          <table:table-cell office:value-type="float" office:value="1.59203353108431E+018" calcext:value-type="float">
            <text:p>1.59203353108431E+018</text:p>
          </table:table-cell>
          <table:table-cell office:value-type="float" office:value="1348" calcext:value-type="float">
            <text:p>1348</text:p>
          </table:table-cell>
          <table:table-cell office:value-type="float" office:value="1.59203353103267E+018" calcext:value-type="float">
            <text:p>1.59203353103267E+018</text:p>
          </table:table-cell>
          <table:table-cell/>
          <table:table-cell office:value-type="float" office:value="-0.0670000016689" calcext:value-type="float">
            <text:p>-0.0670000016689</text:p>
          </table:table-cell>
          <table:table-cell/>
          <table:table-cell office:value-type="float" office:value="1.5920335310844E+018" calcext:value-type="float">
            <text:p>1.5920335310844E+018</text:p>
          </table:table-cell>
          <table:table-cell office:value-type="float" office:value="1348" calcext:value-type="float">
            <text:p>1348</text:p>
          </table:table-cell>
          <table:table-cell office:value-type="float" office:value="1.59203353103267E+018" calcext:value-type="float">
            <text:p>1.59203353103267E+018</text:p>
          </table:table-cell>
          <table:table-cell/>
          <table:table-cell office:value-type="float" office:value="7.67604160309" calcext:value-type="float">
            <text:p>7.67604160309</text:p>
          </table:table-cell>
        </table:table-row>
        <table:table-row table:style-name="ro1">
          <table:table-cell office:value-type="float" office:value="1.59203353113697E+018" calcext:value-type="float">
            <text:p>1.59203353113697E+018</text:p>
          </table:table-cell>
          <table:table-cell office:value-type="float" office:value="1349" calcext:value-type="float">
            <text:p>1349</text:p>
          </table:table-cell>
          <table:table-cell office:value-type="float" office:value="1.59203353108435E+018" calcext:value-type="float">
            <text:p>1.59203353108435E+018</text:p>
          </table:table-cell>
          <table:table-cell/>
          <table:table-cell office:value-type="float" office:value="-0.0775199979544" calcext:value-type="float">
            <text:p>-0.0775199979544</text:p>
          </table:table-cell>
          <table:table-cell/>
          <table:table-cell office:value-type="float" office:value="1.59203353113697E+018" calcext:value-type="float">
            <text:p>1.59203353113697E+018</text:p>
          </table:table-cell>
          <table:table-cell office:value-type="float" office:value="1349" calcext:value-type="float">
            <text:p>1349</text:p>
          </table:table-cell>
          <table:table-cell office:value-type="float" office:value="1.59203353108435E+018" calcext:value-type="float">
            <text:p>1.59203353108435E+018</text:p>
          </table:table-cell>
          <table:table-cell/>
          <table:table-cell office:value-type="float" office:value="7.62125015259" calcext:value-type="float">
            <text:p>7.62125015259</text:p>
          </table:table-cell>
        </table:table-row>
        <table:table-row table:style-name="ro1">
          <table:table-cell office:value-type="float" office:value="1.59203353118931E+018" calcext:value-type="float">
            <text:p>1.59203353118931E+018</text:p>
          </table:table-cell>
          <table:table-cell office:value-type="float" office:value="1350" calcext:value-type="float">
            <text:p>1350</text:p>
          </table:table-cell>
          <table:table-cell office:value-type="float" office:value="1.59203353113679E+018" calcext:value-type="float">
            <text:p>1.59203353113679E+018</text:p>
          </table:table-cell>
          <table:table-cell/>
          <table:table-cell office:value-type="float" office:value="-0.0796099975705" calcext:value-type="float">
            <text:p>-0.0796099975705</text:p>
          </table:table-cell>
          <table:table-cell/>
          <table:table-cell office:value-type="float" office:value="1.59203353118936E+018" calcext:value-type="float">
            <text:p>1.59203353118936E+018</text:p>
          </table:table-cell>
          <table:table-cell office:value-type="float" office:value="1350" calcext:value-type="float">
            <text:p>1350</text:p>
          </table:table-cell>
          <table:table-cell office:value-type="float" office:value="1.59203353113679E+018" calcext:value-type="float">
            <text:p>1.59203353113679E+018</text:p>
          </table:table-cell>
          <table:table-cell/>
          <table:table-cell office:value-type="float" office:value="7.6103644371" calcext:value-type="float">
            <text:p>7.6103644371</text:p>
          </table:table-cell>
        </table:table-row>
        <table:table-row table:style-name="ro1">
          <table:table-cell office:value-type="float" office:value="1.59203353124196E+018" calcext:value-type="float">
            <text:p>1.59203353124196E+018</text:p>
          </table:table-cell>
          <table:table-cell office:value-type="float" office:value="1351" calcext:value-type="float">
            <text:p>1351</text:p>
          </table:table-cell>
          <table:table-cell office:value-type="float" office:value="1.59203353118893E+018" calcext:value-type="float">
            <text:p>1.59203353118893E+018</text:p>
          </table:table-cell>
          <table:table-cell/>
          <table:table-cell office:value-type="float" office:value="-0.0819400027394" calcext:value-type="float">
            <text:p>-0.0819400027394</text:p>
          </table:table-cell>
          <table:table-cell/>
          <table:table-cell office:value-type="float" office:value="1.5920335312416E+018" calcext:value-type="float">
            <text:p>1.5920335312416E+018</text:p>
          </table:table-cell>
          <table:table-cell office:value-type="float" office:value="1351" calcext:value-type="float">
            <text:p>1351</text:p>
          </table:table-cell>
          <table:table-cell office:value-type="float" office:value="1.59203353118893E+018" calcext:value-type="float">
            <text:p>1.59203353118893E+018</text:p>
          </table:table-cell>
          <table:table-cell/>
          <table:table-cell office:value-type="float" office:value="7.59822893143" calcext:value-type="float">
            <text:p>7.59822893143</text:p>
          </table:table-cell>
        </table:table-row>
        <table:table-row table:style-name="ro1">
          <table:table-cell office:value-type="float" office:value="1.59203353134393E+018" calcext:value-type="float">
            <text:p>1.59203353134393E+018</text:p>
          </table:table-cell>
          <table:table-cell office:value-type="float" office:value="1352" calcext:value-type="float">
            <text:p>1352</text:p>
          </table:table-cell>
          <table:table-cell office:value-type="float" office:value="1.59203353124144E+018" calcext:value-type="float">
            <text:p>1.59203353124144E+018</text:p>
          </table:table-cell>
          <table:table-cell/>
          <table:table-cell office:value-type="float" office:value="-0.0844800025225" calcext:value-type="float">
            <text:p>-0.0844800025225</text:p>
          </table:table-cell>
          <table:table-cell/>
          <table:table-cell office:value-type="float" office:value="1.59203353134444E+018" calcext:value-type="float">
            <text:p>1.59203353134444E+018</text:p>
          </table:table-cell>
          <table:table-cell office:value-type="float" office:value="1352" calcext:value-type="float">
            <text:p>1352</text:p>
          </table:table-cell>
          <table:table-cell office:value-type="float" office:value="1.59203353124144E+018" calcext:value-type="float">
            <text:p>1.59203353124144E+018</text:p>
          </table:table-cell>
          <table:table-cell/>
          <table:table-cell office:value-type="float" office:value="7.58500003815" calcext:value-type="float">
            <text:p>7.58500003815</text:p>
          </table:table-cell>
        </table:table-row>
        <table:table-row table:style-name="ro1">
          <table:table-cell office:value-type="float" office:value="1.59203353139539E+018" calcext:value-type="float">
            <text:p>1.59203353139539E+018</text:p>
          </table:table-cell>
          <table:table-cell office:value-type="float" office:value="1353" calcext:value-type="float">
            <text:p>1353</text:p>
          </table:table-cell>
          <table:table-cell office:value-type="float" office:value="1.59203353134379E+018" calcext:value-type="float">
            <text:p>1.59203353134379E+018</text:p>
          </table:table-cell>
          <table:table-cell/>
          <table:table-cell office:value-type="float" office:value="-0.0602300018072" calcext:value-type="float">
            <text:p>-0.0602300018072</text:p>
          </table:table-cell>
          <table:table-cell/>
          <table:table-cell office:value-type="float" office:value="1.59203353139583E+018" calcext:value-type="float">
            <text:p>1.59203353139583E+018</text:p>
          </table:table-cell>
          <table:table-cell office:value-type="float" office:value="1353" calcext:value-type="float">
            <text:p>1353</text:p>
          </table:table-cell>
          <table:table-cell office:value-type="float" office:value="1.59203353134379E+018" calcext:value-type="float">
            <text:p>1.59203353134379E+018</text:p>
          </table:table-cell>
          <table:table-cell/>
          <table:table-cell office:value-type="float" office:value="7.71130228043" calcext:value-type="float">
            <text:p>7.71130228043</text:p>
          </table:table-cell>
        </table:table-row>
        <table:table-row table:style-name="ro1">
          <table:table-cell office:value-type="float" office:value="1.59203353144828E+018" calcext:value-type="float">
            <text:p>1.59203353144828E+018</text:p>
          </table:table-cell>
          <table:table-cell office:value-type="float" office:value="1354" calcext:value-type="float">
            <text:p>1354</text:p>
          </table:table-cell>
          <table:table-cell office:value-type="float" office:value="1.59203353139546E+018" calcext:value-type="float">
            <text:p>1.59203353139546E+018</text:p>
          </table:table-cell>
          <table:table-cell/>
          <table:table-cell office:value-type="float" office:value="-0.0374099984765" calcext:value-type="float">
            <text:p>-0.0374099984765</text:p>
          </table:table-cell>
          <table:table-cell/>
          <table:table-cell office:value-type="float" office:value="1.59203353144844E+018" calcext:value-type="float">
            <text:p>1.59203353144844E+018</text:p>
          </table:table-cell>
          <table:table-cell office:value-type="float" office:value="1354" calcext:value-type="float">
            <text:p>1354</text:p>
          </table:table-cell>
          <table:table-cell office:value-type="float" office:value="1.59203353139546E+018" calcext:value-type="float">
            <text:p>1.59203353139546E+018</text:p>
          </table:table-cell>
          <table:table-cell/>
          <table:table-cell office:value-type="float" office:value="7.83015632629" calcext:value-type="float">
            <text:p>7.83015632629</text:p>
          </table:table-cell>
        </table:table-row>
        <table:table-row table:style-name="ro1">
          <table:table-cell office:value-type="float" office:value="1.59203353150124E+018" calcext:value-type="float">
            <text:p>1.59203353150124E+018</text:p>
          </table:table-cell>
          <table:table-cell office:value-type="float" office:value="1355" calcext:value-type="float">
            <text:p>1355</text:p>
          </table:table-cell>
          <table:table-cell office:value-type="float" office:value="1.59203353144832E+018" calcext:value-type="float">
            <text:p>1.59203353144832E+018</text:p>
          </table:table-cell>
          <table:table-cell/>
          <table:table-cell office:value-type="float" office:value="0.0186800006777" calcext:value-type="float">
            <text:p>0.0186800006777</text:p>
          </table:table-cell>
          <table:table-cell/>
          <table:table-cell office:value-type="float" office:value="1.59203353150139E+018" calcext:value-type="float">
            <text:p>1.59203353150139E+018</text:p>
          </table:table-cell>
          <table:table-cell office:value-type="float" office:value="1355" calcext:value-type="float">
            <text:p>1355</text:p>
          </table:table-cell>
          <table:table-cell office:value-type="float" office:value="1.59203353144832E+018" calcext:value-type="float">
            <text:p>1.59203353144832E+018</text:p>
          </table:table-cell>
          <table:table-cell/>
          <table:table-cell office:value-type="float" office:value="8.12229156494" calcext:value-type="float">
            <text:p>8.12229156494</text:p>
          </table:table-cell>
        </table:table-row>
        <table:table-row table:style-name="ro1">
          <table:table-cell office:value-type="float" office:value="1.59203353155439E+018" calcext:value-type="float">
            <text:p>1.59203353155439E+018</text:p>
          </table:table-cell>
          <table:table-cell office:value-type="float" office:value="1356" calcext:value-type="float">
            <text:p>1356</text:p>
          </table:table-cell>
          <table:table-cell office:value-type="float" office:value="1.59203353150129E+018" calcext:value-type="float">
            <text:p>1.59203353150129E+018</text:p>
          </table:table-cell>
          <table:table-cell/>
          <table:table-cell office:value-type="float" office:value="0.0516100004315" calcext:value-type="float">
            <text:p>0.0516100004315</text:p>
          </table:table-cell>
          <table:table-cell/>
          <table:table-cell office:value-type="float" office:value="1.59203353155422E+018" calcext:value-type="float">
            <text:p>1.59203353155422E+018</text:p>
          </table:table-cell>
          <table:table-cell office:value-type="float" office:value="1356" calcext:value-type="float">
            <text:p>1356</text:p>
          </table:table-cell>
          <table:table-cell office:value-type="float" office:value="1.59203353150129E+018" calcext:value-type="float">
            <text:p>1.59203353150129E+018</text:p>
          </table:table-cell>
          <table:table-cell/>
          <table:table-cell office:value-type="float" office:value="8.29380226135" calcext:value-type="float">
            <text:p>8.29380226135</text:p>
          </table:table-cell>
        </table:table-row>
        <table:table-row table:style-name="ro1">
          <table:table-cell office:value-type="float" office:value="1.59203353160677E+018" calcext:value-type="float">
            <text:p>1.59203353160677E+018</text:p>
          </table:table-cell>
          <table:table-cell office:value-type="float" office:value="1357" calcext:value-type="float">
            <text:p>1357</text:p>
          </table:table-cell>
          <table:table-cell office:value-type="float" office:value="1.59203353155455E+018" calcext:value-type="float">
            <text:p>1.59203353155455E+018</text:p>
          </table:table-cell>
          <table:table-cell/>
          <table:table-cell office:value-type="float" office:value="0.0976699963212" calcext:value-type="float">
            <text:p>0.0976699963212</text:p>
          </table:table-cell>
          <table:table-cell/>
          <table:table-cell office:value-type="float" office:value="1.59203353160667E+018" calcext:value-type="float">
            <text:p>1.59203353160667E+018</text:p>
          </table:table-cell>
          <table:table-cell office:value-type="float" office:value="1357" calcext:value-type="float">
            <text:p>1357</text:p>
          </table:table-cell>
          <table:table-cell office:value-type="float" office:value="1.59203353155455E+018" calcext:value-type="float">
            <text:p>1.59203353155455E+018</text:p>
          </table:table-cell>
          <table:table-cell/>
          <table:table-cell office:value-type="float" office:value="8.53369808197" calcext:value-type="float">
            <text:p>8.53369808197</text:p>
          </table:table-cell>
        </table:table-row>
        <table:table-row table:style-name="ro1">
          <table:table-cell office:value-type="float" office:value="1.59203353165921E+018" calcext:value-type="float">
            <text:p>1.59203353165921E+018</text:p>
          </table:table-cell>
          <table:table-cell office:value-type="float" office:value="1358" calcext:value-type="float">
            <text:p>1358</text:p>
          </table:table-cell>
          <table:table-cell office:value-type="float" office:value="1.59203353160688E+018" calcext:value-type="float">
            <text:p>1.59203353160688E+018</text:p>
          </table:table-cell>
          <table:table-cell/>
          <table:table-cell office:value-type="float" office:value="0.117200002074" calcext:value-type="float">
            <text:p>0.117200002074</text:p>
          </table:table-cell>
          <table:table-cell/>
          <table:table-cell office:value-type="float" office:value="1.59203353165952E+018" calcext:value-type="float">
            <text:p>1.59203353165952E+018</text:p>
          </table:table-cell>
          <table:table-cell office:value-type="float" office:value="1358" calcext:value-type="float">
            <text:p>1358</text:p>
          </table:table-cell>
          <table:table-cell office:value-type="float" office:value="1.59203353160688E+018" calcext:value-type="float">
            <text:p>1.59203353160688E+018</text:p>
          </table:table-cell>
          <table:table-cell/>
          <table:table-cell office:value-type="float" office:value="8.63541698456" calcext:value-type="float">
            <text:p>8.63541698456</text:p>
          </table:table-cell>
        </table:table-row>
        <table:table-row table:style-name="ro1">
          <table:table-cell office:value-type="float" office:value="1.59203353171106E+018" calcext:value-type="float">
            <text:p>1.59203353171106E+018</text:p>
          </table:table-cell>
          <table:table-cell office:value-type="float" office:value="1359" calcext:value-type="float">
            <text:p>1359</text:p>
          </table:table-cell>
          <table:table-cell office:value-type="float" office:value="1.59203353165892E+018" calcext:value-type="float">
            <text:p>1.59203353165892E+018</text:p>
          </table:table-cell>
          <table:table-cell/>
          <table:table-cell office:value-type="float" office:value="0.130180001259" calcext:value-type="float">
            <text:p>0.130180001259</text:p>
          </table:table-cell>
          <table:table-cell/>
          <table:table-cell office:value-type="float" office:value="1.5920335317118E+018" calcext:value-type="float">
            <text:p>1.5920335317118E+018</text:p>
          </table:table-cell>
          <table:table-cell office:value-type="float" office:value="1359" calcext:value-type="float">
            <text:p>1359</text:p>
          </table:table-cell>
          <table:table-cell office:value-type="float" office:value="1.59203353165892E+018" calcext:value-type="float">
            <text:p>1.59203353165892E+018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203353176502E+018" calcext:value-type="float">
            <text:p>1.59203353176502E+018</text:p>
          </table:table-cell>
          <table:table-cell office:value-type="float" office:value="1360" calcext:value-type="float">
            <text:p>1360</text:p>
          </table:table-cell>
          <table:table-cell office:value-type="float" office:value="1.59203353171112E+018" calcext:value-type="float">
            <text:p>1.59203353171112E+018</text:p>
          </table:table-cell>
          <table:table-cell/>
          <table:table-cell office:value-type="float" office:value="0.133719995618" calcext:value-type="float">
            <text:p>0.133719995618</text:p>
          </table:table-cell>
          <table:table-cell/>
          <table:table-cell office:value-type="float" office:value="1.59203353176503E+018" calcext:value-type="float">
            <text:p>1.59203353176503E+018</text:p>
          </table:table-cell>
          <table:table-cell office:value-type="float" office:value="1360" calcext:value-type="float">
            <text:p>1360</text:p>
          </table:table-cell>
          <table:table-cell office:value-type="float" office:value="1.59203353171112E+018" calcext:value-type="float">
            <text:p>1.59203353171112E+018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203353186638E+018" calcext:value-type="float">
            <text:p>1.59203353186638E+018</text:p>
          </table:table-cell>
          <table:table-cell office:value-type="float" office:value="1361" calcext:value-type="float">
            <text:p>1361</text:p>
          </table:table-cell>
          <table:table-cell office:value-type="float" office:value="1.59203353176444E+018" calcext:value-type="float">
            <text:p>1.59203353176444E+018</text:p>
          </table:table-cell>
          <table:table-cell/>
          <table:table-cell office:value-type="float" office:value="0.127890005708" calcext:value-type="float">
            <text:p>0.127890005708</text:p>
          </table:table-cell>
          <table:table-cell/>
          <table:table-cell office:value-type="float" office:value="1.59203353186649E+018" calcext:value-type="float">
            <text:p>1.59203353186649E+018</text:p>
          </table:table-cell>
          <table:table-cell office:value-type="float" office:value="1361" calcext:value-type="float">
            <text:p>1361</text:p>
          </table:table-cell>
          <table:table-cell office:value-type="float" office:value="1.59203353176444E+018" calcext:value-type="float">
            <text:p>1.59203353176444E+018</text:p>
          </table:table-cell>
          <table:table-cell/>
          <table:table-cell office:value-type="float" office:value="8.64999961853" calcext:value-type="float">
            <text:p>8.64999961853</text:p>
          </table:table-cell>
        </table:table-row>
        <table:table-row table:style-name="ro1">
          <table:table-cell office:value-type="float" office:value="1.59203353191915E+018" calcext:value-type="float">
            <text:p>1.59203353191915E+018</text:p>
          </table:table-cell>
          <table:table-cell office:value-type="float" office:value="1362" calcext:value-type="float">
            <text:p>1362</text:p>
          </table:table-cell>
          <table:table-cell office:value-type="float" office:value="1.5920335318664E+018" calcext:value-type="float">
            <text:p>1.5920335318664E+018</text:p>
          </table:table-cell>
          <table:table-cell/>
          <table:table-cell office:value-type="float" office:value="0.103210002184" calcext:value-type="float">
            <text:p>0.103210002184</text:p>
          </table:table-cell>
          <table:table-cell/>
          <table:table-cell office:value-type="float" office:value="1.59203353191964E+018" calcext:value-type="float">
            <text:p>1.59203353191964E+018</text:p>
          </table:table-cell>
          <table:table-cell office:value-type="float" office:value="1362" calcext:value-type="float">
            <text:p>1362</text:p>
          </table:table-cell>
          <table:table-cell office:value-type="float" office:value="1.5920335318664E+018" calcext:value-type="float">
            <text:p>1.5920335318664E+018</text:p>
          </table:table-cell>
          <table:table-cell/>
          <table:table-cell office:value-type="float" office:value="8.56255245209" calcext:value-type="float">
            <text:p>8.56255245209</text:p>
          </table:table-cell>
        </table:table-row>
        <table:table-row table:style-name="ro1">
          <table:table-cell office:value-type="float" office:value="1.5920335319712E+018" calcext:value-type="float">
            <text:p>1.5920335319712E+018</text:p>
          </table:table-cell>
          <table:table-cell office:value-type="float" office:value="1363" calcext:value-type="float">
            <text:p>1363</text:p>
          </table:table-cell>
          <table:table-cell office:value-type="float" office:value="1.59203353191879E+018" calcext:value-type="float">
            <text:p>1.59203353191879E+018</text:p>
          </table:table-cell>
          <table:table-cell/>
          <table:table-cell office:value-type="float" office:value="0.0799999982119" calcext:value-type="float">
            <text:p>0.0799999982119</text:p>
          </table:table-cell>
          <table:table-cell/>
          <table:table-cell office:value-type="float" office:value="1.59203353197104E+018" calcext:value-type="float">
            <text:p>1.59203353197104E+018</text:p>
          </table:table-cell>
          <table:table-cell office:value-type="float" office:value="1363" calcext:value-type="float">
            <text:p>1363</text:p>
          </table:table-cell>
          <table:table-cell office:value-type="float" office:value="1.59203353191879E+018" calcext:value-type="float">
            <text:p>1.59203353191879E+018</text:p>
          </table:table-cell>
          <table:table-cell/>
          <table:table-cell office:value-type="float" office:value="8.44166660309" calcext:value-type="float">
            <text:p>8.44166660309</text:p>
          </table:table-cell>
        </table:table-row>
        <table:table-row table:style-name="ro1">
          <table:table-cell office:value-type="float" office:value="1.59203353202305E+018" calcext:value-type="float">
            <text:p>1.59203353202305E+018</text:p>
          </table:table-cell>
          <table:table-cell office:value-type="float" office:value="1364" calcext:value-type="float">
            <text:p>1364</text:p>
          </table:table-cell>
          <table:table-cell office:value-type="float" office:value="1.59203353197133E+018" calcext:value-type="float">
            <text:p>1.59203353197133E+018</text:p>
          </table:table-cell>
          <table:table-cell/>
          <table:table-cell office:value-type="float" office:value="0.0482699982822" calcext:value-type="float">
            <text:p>0.0482699982822</text:p>
          </table:table-cell>
          <table:table-cell/>
          <table:table-cell office:value-type="float" office:value="1.59203353202327E+018" calcext:value-type="float">
            <text:p>1.59203353202327E+018</text:p>
          </table:table-cell>
          <table:table-cell office:value-type="float" office:value="1364" calcext:value-type="float">
            <text:p>1364</text:p>
          </table:table-cell>
          <table:table-cell office:value-type="float" office:value="1.59203353197133E+018" calcext:value-type="float">
            <text:p>1.59203353197133E+018</text:p>
          </table:table-cell>
          <table:table-cell/>
          <table:table-cell office:value-type="float" office:value="8.27640628815" calcext:value-type="float">
            <text:p>8.27640628815</text:p>
          </table:table-cell>
        </table:table-row>
        <table:table-row table:style-name="ro1">
          <table:table-cell office:value-type="float" office:value="1.59203353207978E+018" calcext:value-type="float">
            <text:p>1.59203353207978E+018</text:p>
          </table:table-cell>
          <table:table-cell office:value-type="float" office:value="1365" calcext:value-type="float">
            <text:p>1365</text:p>
          </table:table-cell>
          <table:table-cell office:value-type="float" office:value="1.59203353202286E+018" calcext:value-type="float">
            <text:p>1.59203353202286E+018</text:p>
          </table:table-cell>
          <table:table-cell/>
          <table:table-cell office:value-type="float" office:value="0.00435000006109" calcext:value-type="float">
            <text:p>0.00435000006109</text:p>
          </table:table-cell>
          <table:table-cell/>
          <table:table-cell office:value-type="float" office:value="1.5920335320801E+018" calcext:value-type="float">
            <text:p>1.5920335320801E+018</text:p>
          </table:table-cell>
          <table:table-cell office:value-type="float" office:value="1365" calcext:value-type="float">
            <text:p>1365</text:p>
          </table:table-cell>
          <table:table-cell office:value-type="float" office:value="1.59203353202286E+018" calcext:value-type="float">
            <text:p>1.59203353202286E+018</text:p>
          </table:table-cell>
          <table:table-cell/>
          <table:table-cell office:value-type="float" office:value="8.04765605927" calcext:value-type="float">
            <text:p>8.04765605927</text:p>
          </table:table-cell>
        </table:table-row>
        <table:table-row table:style-name="ro1">
          <table:table-cell office:value-type="float" office:value="1.59203353213156E+018" calcext:value-type="float">
            <text:p>1.59203353213156E+018</text:p>
          </table:table-cell>
          <table:table-cell office:value-type="float" office:value="1366" calcext:value-type="float">
            <text:p>1366</text:p>
          </table:table-cell>
          <table:table-cell office:value-type="float" office:value="1.59203353207977E+018" calcext:value-type="float">
            <text:p>1.59203353207977E+018</text:p>
          </table:table-cell>
          <table:table-cell/>
          <table:table-cell office:value-type="float" office:value="-0.0228199996054" calcext:value-type="float">
            <text:p>-0.0228199996054</text:p>
          </table:table-cell>
          <table:table-cell/>
          <table:table-cell office:value-type="float" office:value="1.59203353213182E+018" calcext:value-type="float">
            <text:p>1.59203353213182E+018</text:p>
          </table:table-cell>
          <table:table-cell office:value-type="float" office:value="1366" calcext:value-type="float">
            <text:p>1366</text:p>
          </table:table-cell>
          <table:table-cell office:value-type="float" office:value="1.59203353207977E+018" calcext:value-type="float">
            <text:p>1.59203353207977E+018</text:p>
          </table:table-cell>
          <table:table-cell/>
          <table:table-cell office:value-type="float" office:value="7.9061460495" calcext:value-type="float">
            <text:p>7.9061460495</text:p>
          </table:table-cell>
        </table:table-row>
        <table:table-row table:style-name="ro1">
          <table:table-cell office:value-type="float" office:value="1.59203353218436E+018" calcext:value-type="float">
            <text:p>1.59203353218436E+018</text:p>
          </table:table-cell>
          <table:table-cell office:value-type="float" office:value="1367" calcext:value-type="float">
            <text:p>1367</text:p>
          </table:table-cell>
          <table:table-cell office:value-type="float" office:value="1.59203353213157E+018" calcext:value-type="float">
            <text:p>1.59203353213157E+018</text:p>
          </table:table-cell>
          <table:table-cell/>
          <table:table-cell office:value-type="float" office:value="-0.0488700009882" calcext:value-type="float">
            <text:p>-0.0488700009882</text:p>
          </table:table-cell>
          <table:table-cell/>
          <table:table-cell office:value-type="float" office:value="1.59203353218421E+018" calcext:value-type="float">
            <text:p>1.59203353218421E+018</text:p>
          </table:table-cell>
          <table:table-cell office:value-type="float" office:value="1367" calcext:value-type="float">
            <text:p>1367</text:p>
          </table:table-cell>
          <table:table-cell office:value-type="float" office:value="1.59203353213157E+018" calcext:value-type="float">
            <text:p>1.59203353213157E+018</text:p>
          </table:table-cell>
          <table:table-cell/>
          <table:table-cell office:value-type="float" office:value="7.77046871185" calcext:value-type="float">
            <text:p>7.77046871185</text:p>
          </table:table-cell>
        </table:table-row>
        <table:table-row table:style-name="ro1">
          <table:table-cell office:value-type="float" office:value="1.59203353223652E+018" calcext:value-type="float">
            <text:p>1.59203353223652E+018</text:p>
          </table:table-cell>
          <table:table-cell office:value-type="float" office:value="1368" calcext:value-type="float">
            <text:p>1368</text:p>
          </table:table-cell>
          <table:table-cell office:value-type="float" office:value="1.59203353218406E+018" calcext:value-type="float">
            <text:p>1.59203353218406E+018</text:p>
          </table:table-cell>
          <table:table-cell/>
          <table:table-cell office:value-type="float" office:value="-0.0738100036979" calcext:value-type="float">
            <text:p>-0.0738100036979</text:p>
          </table:table-cell>
          <table:table-cell/>
          <table:table-cell office:value-type="float" office:value="1.59203353223688E+018" calcext:value-type="float">
            <text:p>1.59203353223688E+018</text:p>
          </table:table-cell>
          <table:table-cell office:value-type="float" office:value="1368" calcext:value-type="float">
            <text:p>1368</text:p>
          </table:table-cell>
          <table:table-cell office:value-type="float" office:value="1.59203353218406E+018" calcext:value-type="float">
            <text:p>1.59203353218406E+018</text:p>
          </table:table-cell>
          <table:table-cell/>
          <table:table-cell office:value-type="float" office:value="7.64057302475" calcext:value-type="float">
            <text:p>7.64057302475</text:p>
          </table:table-cell>
        </table:table-row>
        <table:table-row table:style-name="ro1">
          <table:table-cell office:value-type="float" office:value="1.59203353228918E+018" calcext:value-type="float">
            <text:p>1.59203353228918E+018</text:p>
          </table:table-cell>
          <table:table-cell office:value-type="float" office:value="1369" calcext:value-type="float">
            <text:p>1369</text:p>
          </table:table-cell>
          <table:table-cell office:value-type="float" office:value="1.59203353223659E+018" calcext:value-type="float">
            <text:p>1.59203353223659E+018</text:p>
          </table:table-cell>
          <table:table-cell/>
          <table:table-cell office:value-type="float" office:value="-0.0917500033975" calcext:value-type="float">
            <text:p>-0.0917500033975</text:p>
          </table:table-cell>
          <table:table-cell/>
          <table:table-cell office:value-type="float" office:value="1.5920335322892E+018" calcext:value-type="float">
            <text:p>1.5920335322892E+018</text:p>
          </table:table-cell>
          <table:table-cell office:value-type="float" office:value="1369" calcext:value-type="float">
            <text:p>1369</text:p>
          </table:table-cell>
          <table:table-cell office:value-type="float" office:value="1.59203353223659E+018" calcext:value-type="float">
            <text:p>1.59203353223659E+018</text:p>
          </table:table-cell>
          <table:table-cell/>
          <table:table-cell office:value-type="float" office:value="7.54713535309" calcext:value-type="float">
            <text:p>7.54713535309</text:p>
          </table:table-cell>
        </table:table-row>
        <table:table-row table:style-name="ro1">
          <table:table-cell office:value-type="float" office:value="1.59203353234234E+018" calcext:value-type="float">
            <text:p>1.59203353234234E+018</text:p>
          </table:table-cell>
          <table:table-cell office:value-type="float" office:value="1370" calcext:value-type="float">
            <text:p>1370</text:p>
          </table:table-cell>
          <table:table-cell office:value-type="float" office:value="1.59203353228897E+018" calcext:value-type="float">
            <text:p>1.59203353228897E+018</text:p>
          </table:table-cell>
          <table:table-cell/>
          <table:table-cell office:value-type="float" office:value="-0.094319999218" calcext:value-type="float">
            <text:p>-0.094319999218</text:p>
          </table:table-cell>
          <table:table-cell/>
          <table:table-cell office:value-type="float" office:value="1.59203353234246E+018" calcext:value-type="float">
            <text:p>1.59203353234246E+018</text:p>
          </table:table-cell>
          <table:table-cell office:value-type="float" office:value="1370" calcext:value-type="float">
            <text:p>1370</text:p>
          </table:table-cell>
          <table:table-cell office:value-type="float" office:value="1.59203353228897E+018" calcext:value-type="float">
            <text:p>1.59203353228897E+018</text:p>
          </table:table-cell>
          <table:table-cell/>
          <table:table-cell office:value-type="float" office:value="7.53375005722" calcext:value-type="float">
            <text:p>7.53375005722</text:p>
          </table:table-cell>
        </table:table-row>
        <table:table-row table:style-name="ro1">
          <table:table-cell office:value-type="float" office:value="1.59203353239406E+018" calcext:value-type="float">
            <text:p>1.59203353239406E+018</text:p>
          </table:table-cell>
          <table:table-cell office:value-type="float" office:value="1371" calcext:value-type="float">
            <text:p>1371</text:p>
          </table:table-cell>
          <table:table-cell office:value-type="float" office:value="1.59203353234226E+018" calcext:value-type="float">
            <text:p>1.59203353234226E+018</text:p>
          </table:table-cell>
          <table:table-cell/>
          <table:table-cell office:value-type="float" office:value="-0.0875699967146" calcext:value-type="float">
            <text:p>-0.0875699967146</text:p>
          </table:table-cell>
          <table:table-cell/>
          <table:table-cell office:value-type="float" office:value="1.59203353239446E+018" calcext:value-type="float">
            <text:p>1.59203353239446E+018</text:p>
          </table:table-cell>
          <table:table-cell office:value-type="float" office:value="1371" calcext:value-type="float">
            <text:p>1371</text:p>
          </table:table-cell>
          <table:table-cell office:value-type="float" office:value="1.59203353234226E+018" calcext:value-type="float">
            <text:p>1.59203353234226E+018</text:p>
          </table:table-cell>
          <table:table-cell/>
          <table:table-cell office:value-type="float" office:value="7.56890630722" calcext:value-type="float">
            <text:p>7.56890630722</text:p>
          </table:table-cell>
        </table:table-row>
        <table:table-row table:style-name="ro1">
          <table:table-cell office:value-type="float" office:value="1.5920335324465E+018" calcext:value-type="float">
            <text:p>1.5920335324465E+018</text:p>
          </table:table-cell>
          <table:table-cell office:value-type="float" office:value="1372" calcext:value-type="float">
            <text:p>1372</text:p>
          </table:table-cell>
          <table:table-cell office:value-type="float" office:value="1.59203353239379E+018" calcext:value-type="float">
            <text:p>1.59203353239379E+018</text:p>
          </table:table-cell>
          <table:table-cell/>
          <table:table-cell office:value-type="float" office:value="-0.0703499987721" calcext:value-type="float">
            <text:p>-0.0703499987721</text:p>
          </table:table-cell>
          <table:table-cell/>
          <table:table-cell office:value-type="float" office:value="1.59203353244674E+018" calcext:value-type="float">
            <text:p>1.59203353244674E+018</text:p>
          </table:table-cell>
          <table:table-cell office:value-type="float" office:value="1372" calcext:value-type="float">
            <text:p>1372</text:p>
          </table:table-cell>
          <table:table-cell office:value-type="float" office:value="1.59203353239379E+018" calcext:value-type="float">
            <text:p>1.59203353239379E+018</text:p>
          </table:table-cell>
          <table:table-cell/>
          <table:table-cell office:value-type="float" office:value="7.65859365463" calcext:value-type="float">
            <text:p>7.65859365463</text:p>
          </table:table-cell>
        </table:table-row>
        <table:table-row table:style-name="ro1">
          <table:table-cell office:value-type="float" office:value="1.59203353249856E+018" calcext:value-type="float">
            <text:p>1.59203353249856E+018</text:p>
          </table:table-cell>
          <table:table-cell office:value-type="float" office:value="1373" calcext:value-type="float">
            <text:p>1373</text:p>
          </table:table-cell>
          <table:table-cell office:value-type="float" office:value="1.59203353244654E+018" calcext:value-type="float">
            <text:p>1.59203353244654E+018</text:p>
          </table:table-cell>
          <table:table-cell/>
          <table:table-cell office:value-type="float" office:value="-0.0456699989736" calcext:value-type="float">
            <text:p>-0.0456699989736</text:p>
          </table:table-cell>
          <table:table-cell/>
          <table:table-cell office:value-type="float" office:value="1.59203353249863E+018" calcext:value-type="float">
            <text:p>1.59203353249863E+018</text:p>
          </table:table-cell>
          <table:table-cell office:value-type="float" office:value="1373" calcext:value-type="float">
            <text:p>1373</text:p>
          </table:table-cell>
          <table:table-cell office:value-type="float" office:value="1.59203353244654E+018" calcext:value-type="float">
            <text:p>1.59203353244654E+018</text:p>
          </table:table-cell>
          <table:table-cell/>
          <table:table-cell office:value-type="float" office:value="7.78713560104" calcext:value-type="float">
            <text:p>7.78713560104</text:p>
          </table:table-cell>
        </table:table-row>
        <table:table-row table:style-name="ro1">
          <table:table-cell office:value-type="float" office:value="1.5920335325501E+018" calcext:value-type="float">
            <text:p>1.5920335325501E+018</text:p>
          </table:table-cell>
          <table:table-cell office:value-type="float" office:value="1374" calcext:value-type="float">
            <text:p>1374</text:p>
          </table:table-cell>
          <table:table-cell office:value-type="float" office:value="1.59203353249832E+018" calcext:value-type="float">
            <text:p>1.59203353249832E+018</text:p>
          </table:table-cell>
          <table:table-cell/>
          <table:table-cell office:value-type="float" office:value="-0.0206799991429" calcext:value-type="float">
            <text:p>-0.0206799991429</text:p>
          </table:table-cell>
          <table:table-cell/>
          <table:table-cell office:value-type="float" office:value="1.5920335325504E+018" calcext:value-type="float">
            <text:p>1.5920335325504E+018</text:p>
          </table:table-cell>
          <table:table-cell office:value-type="float" office:value="1374" calcext:value-type="float">
            <text:p>1374</text:p>
          </table:table-cell>
          <table:table-cell office:value-type="float" office:value="1.59203353249832E+018" calcext:value-type="float">
            <text:p>1.59203353249832E+018</text:p>
          </table:table-cell>
          <table:table-cell/>
          <table:table-cell office:value-type="float" office:value="7.91729164124" calcext:value-type="float">
            <text:p>7.91729164124</text:p>
          </table:table-cell>
        </table:table-row>
        <table:table-row table:style-name="ro1">
          <table:table-cell office:value-type="float" office:value="1.59203353265345E+018" calcext:value-type="float">
            <text:p>1.59203353265345E+018</text:p>
          </table:table-cell>
          <table:table-cell office:value-type="float" office:value="1375" calcext:value-type="float">
            <text:p>1375</text:p>
          </table:table-cell>
          <table:table-cell office:value-type="float" office:value="1.59203353255019E+018" calcext:value-type="float">
            <text:p>1.59203353255019E+018</text:p>
          </table:table-cell>
          <table:table-cell/>
          <table:table-cell office:value-type="float" office:value="-0.000190000006114" calcext:value-type="float">
            <text:p>-0.000190000006114</text:p>
          </table:table-cell>
          <table:table-cell/>
          <table:table-cell office:value-type="float" office:value="1.59203353265355E+018" calcext:value-type="float">
            <text:p>1.59203353265355E+018</text:p>
          </table:table-cell>
          <table:table-cell office:value-type="float" office:value="1375" calcext:value-type="float">
            <text:p>1375</text:p>
          </table:table-cell>
          <table:table-cell office:value-type="float" office:value="1.59203353255019E+018" calcext:value-type="float">
            <text:p>1.59203353255019E+018</text:p>
          </table:table-cell>
          <table:table-cell/>
          <table:table-cell office:value-type="float" office:value="8.02401065826" calcext:value-type="float">
            <text:p>8.02401065826</text:p>
          </table:table-cell>
        </table:table-row>
        <table:table-row table:style-name="ro1">
          <table:table-cell office:value-type="float" office:value="1.59203353270419E+018" calcext:value-type="float">
            <text:p>1.59203353270419E+018</text:p>
          </table:table-cell>
          <table:table-cell office:value-type="float" office:value="1376" calcext:value-type="float">
            <text:p>1376</text:p>
          </table:table-cell>
          <table:table-cell office:value-type="float" office:value="1.59203353265257E+018" calcext:value-type="float">
            <text:p>1.59203353265257E+018</text:p>
          </table:table-cell>
          <table:table-cell/>
          <table:table-cell office:value-type="float" office:value="0.0235699992627" calcext:value-type="float">
            <text:p>0.0235699992627</text:p>
          </table:table-cell>
          <table:table-cell/>
          <table:table-cell office:value-type="float" office:value="1.59203353270442E+018" calcext:value-type="float">
            <text:p>1.59203353270442E+018</text:p>
          </table:table-cell>
          <table:table-cell office:value-type="float" office:value="1376" calcext:value-type="float">
            <text:p>1376</text:p>
          </table:table-cell>
          <table:table-cell office:value-type="float" office:value="1.59203353265257E+018" calcext:value-type="float">
            <text:p>1.59203353265257E+018</text:p>
          </table:table-cell>
          <table:table-cell/>
          <table:table-cell office:value-type="float" office:value="8.14776039124" calcext:value-type="float">
            <text:p>8.14776039124</text:p>
          </table:table-cell>
        </table:table-row>
        <table:table-row table:style-name="ro1">
          <table:table-cell office:value-type="float" office:value="1.59203353275718E+018" calcext:value-type="float">
            <text:p>1.59203353275718E+018</text:p>
          </table:table-cell>
          <table:table-cell office:value-type="float" office:value="1377" calcext:value-type="float">
            <text:p>1377</text:p>
          </table:table-cell>
          <table:table-cell office:value-type="float" office:value="1.59203353270427E+018" calcext:value-type="float">
            <text:p>1.59203353270427E+018</text:p>
          </table:table-cell>
          <table:table-cell/>
          <table:table-cell office:value-type="float" office:value="0.0415600016713" calcext:value-type="float">
            <text:p>0.0415600016713</text:p>
          </table:table-cell>
          <table:table-cell/>
          <table:table-cell office:value-type="float" office:value="1.59203353275764E+018" calcext:value-type="float">
            <text:p>1.59203353275764E+018</text:p>
          </table:table-cell>
          <table:table-cell office:value-type="float" office:value="1377" calcext:value-type="float">
            <text:p>1377</text:p>
          </table:table-cell>
          <table:table-cell office:value-type="float" office:value="1.59203353270427E+018" calcext:value-type="float">
            <text:p>1.59203353270427E+018</text:p>
          </table:table-cell>
          <table:table-cell/>
          <table:table-cell office:value-type="float" office:value="8.24145793915" calcext:value-type="float">
            <text:p>8.24145793915</text:p>
          </table:table-cell>
        </table:table-row>
        <table:table-row table:style-name="ro1">
          <table:table-cell office:value-type="float" office:value="1.59203353281337E+018" calcext:value-type="float">
            <text:p>1.59203353281337E+018</text:p>
          </table:table-cell>
          <table:table-cell office:value-type="float" office:value="1378" calcext:value-type="float">
            <text:p>1378</text:p>
          </table:table-cell>
          <table:table-cell office:value-type="float" office:value="1.59203353275663E+018" calcext:value-type="float">
            <text:p>1.59203353275663E+018</text:p>
          </table:table-cell>
          <table:table-cell/>
          <table:table-cell office:value-type="float" office:value="0.052919998765" calcext:value-type="float">
            <text:p>0.052919998765</text:p>
          </table:table-cell>
          <table:table-cell/>
          <table:table-cell office:value-type="float" office:value="1.59203353280948E+018" calcext:value-type="float">
            <text:p>1.59203353280948E+018</text:p>
          </table:table-cell>
          <table:table-cell office:value-type="float" office:value="1378" calcext:value-type="float">
            <text:p>1378</text:p>
          </table:table-cell>
          <table:table-cell office:value-type="float" office:value="1.59203353275663E+018" calcext:value-type="float">
            <text:p>1.59203353275663E+018</text:p>
          </table:table-cell>
          <table:table-cell/>
          <table:table-cell office:value-type="float" office:value="8.30062484741" calcext:value-type="float">
            <text:p>8.30062484741</text:p>
          </table:table-cell>
        </table:table-row>
        <table:table-row table:style-name="ro1">
          <table:table-cell office:value-type="float" office:value="1.59203353286625E+018" calcext:value-type="float">
            <text:p>1.59203353286625E+018</text:p>
          </table:table-cell>
          <table:table-cell office:value-type="float" office:value="1379" calcext:value-type="float">
            <text:p>1379</text:p>
          </table:table-cell>
          <table:table-cell office:value-type="float" office:value="1.59203353281342E+018" calcext:value-type="float">
            <text:p>1.59203353281342E+018</text:p>
          </table:table-cell>
          <table:table-cell/>
          <table:table-cell office:value-type="float" office:value="0.0558199994266" calcext:value-type="float">
            <text:p>0.0558199994266</text:p>
          </table:table-cell>
          <table:table-cell/>
          <table:table-cell office:value-type="float" office:value="1.59203353286631E+018" calcext:value-type="float">
            <text:p>1.59203353286631E+018</text:p>
          </table:table-cell>
          <table:table-cell office:value-type="float" office:value="1379" calcext:value-type="float">
            <text:p>1379</text:p>
          </table:table-cell>
          <table:table-cell office:value-type="float" office:value="1.59203353281342E+018" calcext:value-type="float">
            <text:p>1.59203353281342E+018</text:p>
          </table:table-cell>
          <table:table-cell/>
          <table:table-cell office:value-type="float" office:value="8.31572914124" calcext:value-type="float">
            <text:p>8.31572914124</text:p>
          </table:table-cell>
        </table:table-row>
        <table:table-row table:style-name="ro1">
          <table:table-cell office:value-type="float" office:value="1.59203353296865E+018" calcext:value-type="float">
            <text:p>1.59203353296865E+018</text:p>
          </table:table-cell>
          <table:table-cell office:value-type="float" office:value="1380" calcext:value-type="float">
            <text:p>1380</text:p>
          </table:table-cell>
          <table:table-cell office:value-type="float" office:value="1.592033532866E+018" calcext:value-type="float">
            <text:p>1.592033532866E+018</text:p>
          </table:table-cell>
          <table:table-cell/>
          <table:table-cell office:value-type="float" office:value="0.0493899993598" calcext:value-type="float">
            <text:p>0.0493899993598</text:p>
          </table:table-cell>
          <table:table-cell/>
          <table:table-cell office:value-type="float" office:value="1.59203353296867E+018" calcext:value-type="float">
            <text:p>1.59203353296867E+018</text:p>
          </table:table-cell>
          <table:table-cell office:value-type="float" office:value="1380" calcext:value-type="float">
            <text:p>1380</text:p>
          </table:table-cell>
          <table:table-cell office:value-type="float" office:value="1.592033532866E+018" calcext:value-type="float">
            <text:p>1.592033532866E+018</text:p>
          </table:table-cell>
          <table:table-cell/>
          <table:table-cell office:value-type="float" office:value="8.28223991394" calcext:value-type="float">
            <text:p>8.28223991394</text:p>
          </table:table-cell>
        </table:table-row>
        <table:table-row table:style-name="ro1">
          <table:table-cell office:value-type="float" office:value="1.59203353302067E+018" calcext:value-type="float">
            <text:p>1.59203353302067E+018</text:p>
          </table:table-cell>
          <table:table-cell office:value-type="float" office:value="1381" calcext:value-type="float">
            <text:p>1381</text:p>
          </table:table-cell>
          <table:table-cell office:value-type="float" office:value="1.59203353296838E+018" calcext:value-type="float">
            <text:p>1.59203353296838E+018</text:p>
          </table:table-cell>
          <table:table-cell/>
          <table:table-cell office:value-type="float" office:value="0.0169300008565" calcext:value-type="float">
            <text:p>0.0169300008565</text:p>
          </table:table-cell>
          <table:table-cell/>
          <table:table-cell office:value-type="float" office:value="1.59203353302103E+018" calcext:value-type="float">
            <text:p>1.59203353302103E+018</text:p>
          </table:table-cell>
          <table:table-cell office:value-type="float" office:value="1381" calcext:value-type="float">
            <text:p>1381</text:p>
          </table:table-cell>
          <table:table-cell office:value-type="float" office:value="1.59203353296838E+018" calcext:value-type="float">
            <text:p>1.59203353296838E+018</text:p>
          </table:table-cell>
          <table:table-cell/>
          <table:table-cell office:value-type="float" office:value="8.1131772995" calcext:value-type="float">
            <text:p>8.1131772995</text:p>
          </table:table-cell>
        </table:table-row>
        <table:table-row table:style-name="ro1">
          <table:table-cell office:value-type="float" office:value="1.59203353307666E+018" calcext:value-type="float">
            <text:p>1.59203353307666E+018</text:p>
          </table:table-cell>
          <table:table-cell office:value-type="float" office:value="1382" calcext:value-type="float">
            <text:p>1382</text:p>
          </table:table-cell>
          <table:table-cell office:value-type="float" office:value="1.59203353302037E+018" calcext:value-type="float">
            <text:p>1.59203353302037E+018</text:p>
          </table:table-cell>
          <table:table-cell/>
          <table:table-cell office:value-type="float" office:value="-0.0183499995619" calcext:value-type="float">
            <text:p>-0.0183499995619</text:p>
          </table:table-cell>
          <table:table-cell/>
          <table:table-cell office:value-type="float" office:value="1.59203353307657E+018" calcext:value-type="float">
            <text:p>1.59203353307657E+018</text:p>
          </table:table-cell>
          <table:table-cell office:value-type="float" office:value="1382" calcext:value-type="float">
            <text:p>1382</text:p>
          </table:table-cell>
          <table:table-cell office:value-type="float" office:value="1.59203353302037E+018" calcext:value-type="float">
            <text:p>1.59203353302037E+018</text:p>
          </table:table-cell>
          <table:table-cell/>
          <table:table-cell office:value-type="float" office:value="7.92942714691" calcext:value-type="float">
            <text:p>7.92942714691</text:p>
          </table:table-cell>
        </table:table-row>
        <table:table-row table:style-name="ro1">
          <table:table-cell office:value-type="float" office:value="1.59203353312956E+018" calcext:value-type="float">
            <text:p>1.59203353312956E+018</text:p>
          </table:table-cell>
          <table:table-cell office:value-type="float" office:value="1383" calcext:value-type="float">
            <text:p>1383</text:p>
          </table:table-cell>
          <table:table-cell office:value-type="float" office:value="1.59203353307677E+018" calcext:value-type="float">
            <text:p>1.59203353307677E+018</text:p>
          </table:table-cell>
          <table:table-cell/>
          <table:table-cell office:value-type="float" office:value="-0.0474399998784" calcext:value-type="float">
            <text:p>-0.0474399998784</text:p>
          </table:table-cell>
          <table:table-cell/>
          <table:table-cell office:value-type="float" office:value="1.59203353312948E+018" calcext:value-type="float">
            <text:p>1.59203353312948E+018</text:p>
          </table:table-cell>
          <table:table-cell office:value-type="float" office:value="1383" calcext:value-type="float">
            <text:p>1383</text:p>
          </table:table-cell>
          <table:table-cell office:value-type="float" office:value="1.59203353307677E+018" calcext:value-type="float">
            <text:p>1.59203353307677E+018</text:p>
          </table:table-cell>
          <table:table-cell/>
          <table:table-cell office:value-type="float" office:value="7.77791643143" calcext:value-type="float">
            <text:p>7.77791643143</text:p>
          </table:table-cell>
        </table:table-row>
        <table:table-row table:style-name="ro1">
          <table:table-cell office:value-type="float" office:value="1.59203353318184E+018" calcext:value-type="float">
            <text:p>1.59203353318184E+018</text:p>
          </table:table-cell>
          <table:table-cell office:value-type="float" office:value="1384" calcext:value-type="float">
            <text:p>1384</text:p>
          </table:table-cell>
          <table:table-cell office:value-type="float" office:value="1.59203353312923E+018" calcext:value-type="float">
            <text:p>1.59203353312923E+018</text:p>
          </table:table-cell>
          <table:table-cell/>
          <table:table-cell office:value-type="float" office:value="-0.0638799965382" calcext:value-type="float">
            <text:p>-0.0638799965382</text:p>
          </table:table-cell>
          <table:table-cell/>
          <table:table-cell office:value-type="float" office:value="1.59203353318185E+018" calcext:value-type="float">
            <text:p>1.59203353318185E+018</text:p>
          </table:table-cell>
          <table:table-cell office:value-type="float" office:value="1384" calcext:value-type="float">
            <text:p>1384</text:p>
          </table:table-cell>
          <table:table-cell office:value-type="float" office:value="1.59203353312923E+018" calcext:value-type="float">
            <text:p>1.59203353312923E+018</text:p>
          </table:table-cell>
          <table:table-cell/>
          <table:table-cell office:value-type="float" office:value="7.6922917366" calcext:value-type="float">
            <text:p>7.6922917366</text:p>
          </table:table-cell>
        </table:table-row>
        <table:table-row table:style-name="ro1">
          <table:table-cell office:value-type="float" office:value="1.59203353323406E+018" calcext:value-type="float">
            <text:p>1.59203353323406E+018</text:p>
          </table:table-cell>
          <table:table-cell office:value-type="float" office:value="1385" calcext:value-type="float">
            <text:p>1385</text:p>
          </table:table-cell>
          <table:table-cell office:value-type="float" office:value="1.59203353318167E+018" calcext:value-type="float">
            <text:p>1.59203353318167E+018</text:p>
          </table:table-cell>
          <table:table-cell/>
          <table:table-cell office:value-type="float" office:value="-0.0581200011075" calcext:value-type="float">
            <text:p>-0.0581200011075</text:p>
          </table:table-cell>
          <table:table-cell/>
          <table:table-cell office:value-type="float" office:value="1.59203353323427E+018" calcext:value-type="float">
            <text:p>1.59203353323427E+018</text:p>
          </table:table-cell>
          <table:table-cell office:value-type="float" office:value="1385" calcext:value-type="float">
            <text:p>1385</text:p>
          </table:table-cell>
          <table:table-cell office:value-type="float" office:value="1.59203353318167E+018" calcext:value-type="float">
            <text:p>1.59203353318167E+018</text:p>
          </table:table-cell>
          <table:table-cell/>
          <table:table-cell office:value-type="float" office:value="7.72229146957" calcext:value-type="float">
            <text:p>7.72229146957</text:p>
          </table:table-cell>
        </table:table-row>
        <table:table-row table:style-name="ro1">
          <table:table-cell office:value-type="float" office:value="1.5920335332865E+018" calcext:value-type="float">
            <text:p>1.5920335332865E+018</text:p>
          </table:table-cell>
          <table:table-cell office:value-type="float" office:value="1386" calcext:value-type="float">
            <text:p>1386</text:p>
          </table:table-cell>
          <table:table-cell office:value-type="float" office:value="1.59203353323413E+018" calcext:value-type="float">
            <text:p>1.59203353323413E+018</text:p>
          </table:table-cell>
          <table:table-cell/>
          <table:table-cell office:value-type="float" office:value="-0.0443600006402" calcext:value-type="float">
            <text:p>-0.0443600006402</text:p>
          </table:table-cell>
          <table:table-cell/>
          <table:table-cell office:value-type="float" office:value="1.59203353328663E+018" calcext:value-type="float">
            <text:p>1.59203353328663E+018</text:p>
          </table:table-cell>
          <table:table-cell office:value-type="float" office:value="1386" calcext:value-type="float">
            <text:p>1386</text:p>
          </table:table-cell>
          <table:table-cell office:value-type="float" office:value="1.59203353323413E+018" calcext:value-type="float">
            <text:p>1.59203353323413E+018</text:p>
          </table:table-cell>
          <table:table-cell/>
          <table:table-cell office:value-type="float" office:value="7.7939581871" calcext:value-type="float">
            <text:p>7.7939581871</text:p>
          </table:table-cell>
        </table:table-row>
        <table:table-row table:style-name="ro1">
          <table:table-cell office:value-type="float" office:value="1.59203353333829E+018" calcext:value-type="float">
            <text:p>1.59203353333829E+018</text:p>
          </table:table-cell>
          <table:table-cell office:value-type="float" office:value="1387" calcext:value-type="float">
            <text:p>1387</text:p>
          </table:table-cell>
          <table:table-cell office:value-type="float" office:value="1.59203353328653E+018" calcext:value-type="float">
            <text:p>1.59203353328653E+018</text:p>
          </table:table-cell>
          <table:table-cell/>
          <table:table-cell office:value-type="float" office:value="-0.0290200002491" calcext:value-type="float">
            <text:p>-0.0290200002491</text:p>
          </table:table-cell>
          <table:table-cell/>
          <table:table-cell office:value-type="float" office:value="1.59203353333863E+018" calcext:value-type="float">
            <text:p>1.59203353333863E+018</text:p>
          </table:table-cell>
          <table:table-cell office:value-type="float" office:value="1387" calcext:value-type="float">
            <text:p>1387</text:p>
          </table:table-cell>
          <table:table-cell office:value-type="float" office:value="1.59203353328653E+018" calcext:value-type="float">
            <text:p>1.59203353328653E+018</text:p>
          </table:table-cell>
          <table:table-cell/>
          <table:table-cell office:value-type="float" office:value="7.87385416031" calcext:value-type="float">
            <text:p>7.87385416031</text:p>
          </table:table-cell>
        </table:table-row>
        <table:table-row table:style-name="ro1">
          <table:table-cell office:value-type="float" office:value="1.59203353339164E+018" calcext:value-type="float">
            <text:p>1.59203353339164E+018</text:p>
          </table:table-cell>
          <table:table-cell office:value-type="float" office:value="1388" calcext:value-type="float">
            <text:p>1388</text:p>
          </table:table-cell>
          <table:table-cell office:value-type="float" office:value="1.59203353333834E+018" calcext:value-type="float">
            <text:p>1.59203353333834E+018</text:p>
          </table:table-cell>
          <table:table-cell/>
          <table:table-cell office:value-type="float" office:value="-0.0116900000721" calcext:value-type="float">
            <text:p>-0.0116900000721</text:p>
          </table:table-cell>
          <table:table-cell/>
          <table:table-cell office:value-type="float" office:value="1.59203353339143E+018" calcext:value-type="float">
            <text:p>1.59203353339143E+018</text:p>
          </table:table-cell>
          <table:table-cell office:value-type="float" office:value="1388" calcext:value-type="float">
            <text:p>1388</text:p>
          </table:table-cell>
          <table:table-cell office:value-type="float" office:value="1.59203353333834E+018" calcext:value-type="float">
            <text:p>1.59203353333834E+018</text:p>
          </table:table-cell>
          <table:table-cell/>
          <table:table-cell office:value-type="float" office:value="7.96411466599" calcext:value-type="float">
            <text:p>7.96411466599</text:p>
          </table:table-cell>
        </table:table-row>
        <table:table-row table:style-name="ro1">
          <table:table-cell office:value-type="float" office:value="1.59203353344352E+018" calcext:value-type="float">
            <text:p>1.59203353344352E+018</text:p>
          </table:table-cell>
          <table:table-cell office:value-type="float" office:value="1389" calcext:value-type="float">
            <text:p>1389</text:p>
          </table:table-cell>
          <table:table-cell office:value-type="float" office:value="1.59203353339132E+018" calcext:value-type="float">
            <text:p>1.59203353339132E+018</text:p>
          </table:table-cell>
          <table:table-cell/>
          <table:table-cell office:value-type="float" office:value="0.000169999999343" calcext:value-type="float">
            <text:p>0.000169999999343</text:p>
          </table:table-cell>
          <table:table-cell/>
          <table:table-cell office:value-type="float" office:value="1.59203353344377E+018" calcext:value-type="float">
            <text:p>1.59203353344377E+018</text:p>
          </table:table-cell>
          <table:table-cell office:value-type="float" office:value="1389" calcext:value-type="float">
            <text:p>1389</text:p>
          </table:table-cell>
          <table:table-cell office:value-type="float" office:value="1.59203353339132E+018" calcext:value-type="float">
            <text:p>1.59203353339132E+018</text:p>
          </table:table-cell>
          <table:table-cell/>
          <table:table-cell office:value-type="float" office:value="8.02588558197" calcext:value-type="float">
            <text:p>8.02588558197</text:p>
          </table:table-cell>
        </table:table-row>
        <table:table-row table:style-name="ro1">
          <table:table-cell office:value-type="float" office:value="1.59203353349648E+018" calcext:value-type="float">
            <text:p>1.59203353349648E+018</text:p>
          </table:table-cell>
          <table:table-cell office:value-type="float" office:value="1390" calcext:value-type="float">
            <text:p>1390</text:p>
          </table:table-cell>
          <table:table-cell office:value-type="float" office:value="1.59203353344321E+018" calcext:value-type="float">
            <text:p>1.59203353344321E+018</text:p>
          </table:table-cell>
          <table:table-cell/>
          <table:table-cell office:value-type="float" office:value="0.000520000001416" calcext:value-type="float">
            <text:p>0.000520000001416</text:p>
          </table:table-cell>
          <table:table-cell/>
          <table:table-cell office:value-type="float" office:value="1.59203353349654E+018" calcext:value-type="float">
            <text:p>1.59203353349654E+018</text:p>
          </table:table-cell>
          <table:table-cell office:value-type="float" office:value="1390" calcext:value-type="float">
            <text:p>1390</text:p>
          </table:table-cell>
          <table:table-cell office:value-type="float" office:value="1.59203353344321E+018" calcext:value-type="float">
            <text:p>1.59203353344321E+018</text:p>
          </table:table-cell>
          <table:table-cell/>
          <table:table-cell office:value-type="float" office:value="8.02770805359" calcext:value-type="float">
            <text:p>8.02770805359</text:p>
          </table:table-cell>
        </table:table-row>
        <table:table-row table:style-name="ro1">
          <table:table-cell office:value-type="float" office:value="1.59203353354836E+018" calcext:value-type="float">
            <text:p>1.59203353354836E+018</text:p>
          </table:table-cell>
          <table:table-cell office:value-type="float" office:value="1391" calcext:value-type="float">
            <text:p>1391</text:p>
          </table:table-cell>
          <table:table-cell office:value-type="float" office:value="1.59203353349575E+018" calcext:value-type="float">
            <text:p>1.59203353349575E+018</text:p>
          </table:table-cell>
          <table:table-cell/>
          <table:table-cell office:value-type="float" office:value="0.0079600000754" calcext:value-type="float">
            <text:p>0.0079600000754</text:p>
          </table:table-cell>
          <table:table-cell/>
          <table:table-cell office:value-type="float" office:value="1.59203353354856E+018" calcext:value-type="float">
            <text:p>1.59203353354856E+018</text:p>
          </table:table-cell>
          <table:table-cell office:value-type="float" office:value="1391" calcext:value-type="float">
            <text:p>1391</text:p>
          </table:table-cell>
          <table:table-cell office:value-type="float" office:value="1.59203353349575E+018" calcext:value-type="float">
            <text:p>1.59203353349575E+018</text:p>
          </table:table-cell>
          <table:table-cell/>
          <table:table-cell office:value-type="float" office:value="8.06645870209" calcext:value-type="float">
            <text:p>8.06645870209</text:p>
          </table:table-cell>
        </table:table-row>
        <table:table-row table:style-name="ro1">
          <table:table-cell office:value-type="float" office:value="1.5920335335995E+018" calcext:value-type="float">
            <text:p>1.5920335335995E+018</text:p>
          </table:table-cell>
          <table:table-cell office:value-type="float" office:value="1392" calcext:value-type="float">
            <text:p>1392</text:p>
          </table:table-cell>
          <table:table-cell office:value-type="float" office:value="1.59203353354809E+018" calcext:value-type="float">
            <text:p>1.59203353354809E+018</text:p>
          </table:table-cell>
          <table:table-cell/>
          <table:table-cell office:value-type="float" office:value="0.000380000012228" calcext:value-type="float">
            <text:p>0.000380000012228</text:p>
          </table:table-cell>
          <table:table-cell/>
          <table:table-cell office:value-type="float" office:value="1.59203353359997E+018" calcext:value-type="float">
            <text:p>1.59203353359997E+018</text:p>
          </table:table-cell>
          <table:table-cell office:value-type="float" office:value="1392" calcext:value-type="float">
            <text:p>1392</text:p>
          </table:table-cell>
          <table:table-cell office:value-type="float" office:value="1.59203353354809E+018" calcext:value-type="float">
            <text:p>1.59203353354809E+018</text:p>
          </table:table-cell>
          <table:table-cell/>
          <table:table-cell office:value-type="float" office:value="8.02697944641" calcext:value-type="float">
            <text:p>8.02697944641</text:p>
          </table:table-cell>
        </table:table-row>
        <table:table-row table:style-name="ro1">
          <table:table-cell office:value-type="float" office:value="1.59203353365116E+018" calcext:value-type="float">
            <text:p>1.59203353365116E+018</text:p>
          </table:table-cell>
          <table:table-cell office:value-type="float" office:value="1393" calcext:value-type="float">
            <text:p>1393</text:p>
          </table:table-cell>
          <table:table-cell office:value-type="float" office:value="1.59203353359949E+018" calcext:value-type="float">
            <text:p>1.59203353359949E+018</text:p>
          </table:table-cell>
          <table:table-cell/>
          <table:table-cell office:value-type="float" office:value="-0.00535999983549" calcext:value-type="float">
            <text:p>-0.00535999983549</text:p>
          </table:table-cell>
          <table:table-cell/>
          <table:table-cell office:value-type="float" office:value="1.59203353365142E+018" calcext:value-type="float">
            <text:p>1.59203353365142E+018</text:p>
          </table:table-cell>
          <table:table-cell office:value-type="float" office:value="1393" calcext:value-type="float">
            <text:p>1393</text:p>
          </table:table-cell>
          <table:table-cell office:value-type="float" office:value="1.59203353359949E+018" calcext:value-type="float">
            <text:p>1.59203353359949E+018</text:p>
          </table:table-cell>
          <table:table-cell/>
          <table:table-cell office:value-type="float" office:value="7.9970831871" calcext:value-type="float">
            <text:p>7.9970831871</text:p>
          </table:table-cell>
        </table:table-row>
        <table:table-row table:style-name="ro1">
          <table:table-cell office:value-type="float" office:value="1.59203353370683E+018" calcext:value-type="float">
            <text:p>1.59203353370683E+018</text:p>
          </table:table-cell>
          <table:table-cell office:value-type="float" office:value="1394" calcext:value-type="float">
            <text:p>1394</text:p>
          </table:table-cell>
          <table:table-cell office:value-type="float" office:value="1.59203353365121E+018" calcext:value-type="float">
            <text:p>1.59203353365121E+018</text:p>
          </table:table-cell>
          <table:table-cell/>
          <table:table-cell office:value-type="float" office:value="-0.00899999961257" calcext:value-type="float">
            <text:p>-0.00899999961257</text:p>
          </table:table-cell>
          <table:table-cell/>
          <table:table-cell office:value-type="float" office:value="1.59203353370692E+018" calcext:value-type="float">
            <text:p>1.59203353370692E+018</text:p>
          </table:table-cell>
          <table:table-cell office:value-type="float" office:value="1394" calcext:value-type="float">
            <text:p>1394</text:p>
          </table:table-cell>
          <table:table-cell office:value-type="float" office:value="1.59203353365121E+018" calcext:value-type="float">
            <text:p>1.59203353365121E+018</text:p>
          </table:table-cell>
          <table:table-cell/>
          <table:table-cell office:value-type="float" office:value="7.97812509537" calcext:value-type="float">
            <text:p>7.97812509537</text:p>
          </table:table-cell>
        </table:table-row>
        <table:table-row table:style-name="ro1">
          <table:table-cell office:value-type="float" office:value="1.59203353375827E+018" calcext:value-type="float">
            <text:p>1.59203353375827E+018</text:p>
          </table:table-cell>
          <table:table-cell office:value-type="float" office:value="1395" calcext:value-type="float">
            <text:p>1395</text:p>
          </table:table-cell>
          <table:table-cell office:value-type="float" office:value="1.5920335337052E+018" calcext:value-type="float">
            <text:p>1.5920335337052E+018</text:p>
          </table:table-cell>
          <table:table-cell/>
          <table:table-cell office:value-type="float" office:value="0.000569999974687" calcext:value-type="float">
            <text:p>0.000569999974687</text:p>
          </table:table-cell>
          <table:table-cell/>
          <table:table-cell office:value-type="float" office:value="1.59203353375816E+018" calcext:value-type="float">
            <text:p>1.59203353375816E+018</text:p>
          </table:table-cell>
          <table:table-cell office:value-type="float" office:value="1395" calcext:value-type="float">
            <text:p>1395</text:p>
          </table:table-cell>
          <table:table-cell office:value-type="float" office:value="1.5920335337052E+018" calcext:value-type="float">
            <text:p>1.5920335337052E+018</text:p>
          </table:table-cell>
          <table:table-cell/>
          <table:table-cell office:value-type="float" office:value="8.02796840668" calcext:value-type="float">
            <text:p>8.02796840668</text:p>
          </table:table-cell>
        </table:table-row>
        <table:table-row table:style-name="ro1">
          <table:table-cell office:value-type="float" office:value="1.59203353381307E+018" calcext:value-type="float">
            <text:p>1.59203353381307E+018</text:p>
          </table:table-cell>
          <table:table-cell office:value-type="float" office:value="1396" calcext:value-type="float">
            <text:p>1396</text:p>
          </table:table-cell>
          <table:table-cell office:value-type="float" office:value="1.5920335337584E+018" calcext:value-type="float">
            <text:p>1.5920335337584E+018</text:p>
          </table:table-cell>
          <table:table-cell/>
          <table:table-cell office:value-type="float" office:value="-0.00304999994114" calcext:value-type="float">
            <text:p>-0.00304999994114</text:p>
          </table:table-cell>
          <table:table-cell/>
          <table:table-cell office:value-type="float" office:value="1.59203353381286E+018" calcext:value-type="float">
            <text:p>1.59203353381286E+018</text:p>
          </table:table-cell>
          <table:table-cell office:value-type="float" office:value="1396" calcext:value-type="float">
            <text:p>1396</text:p>
          </table:table-cell>
          <table:table-cell office:value-type="float" office:value="1.5920335337584E+018" calcext:value-type="float">
            <text:p>1.5920335337584E+018</text:p>
          </table:table-cell>
          <table:table-cell/>
          <table:table-cell office:value-type="float" office:value="8.00911426544" calcext:value-type="float">
            <text:p>8.00911426544</text:p>
          </table:table-cell>
        </table:table-row>
        <table:table-row table:style-name="ro1">
          <table:table-cell office:value-type="float" office:value="1.59203353386613E+018" calcext:value-type="float">
            <text:p>1.59203353386613E+018</text:p>
          </table:table-cell>
          <table:table-cell office:value-type="float" office:value="1397" calcext:value-type="float">
            <text:p>1397</text:p>
          </table:table-cell>
          <table:table-cell office:value-type="float" office:value="1.59203353381326E+018" calcext:value-type="float">
            <text:p>1.59203353381326E+018</text:p>
          </table:table-cell>
          <table:table-cell/>
          <table:table-cell office:value-type="float" office:value="0.00891999993473" calcext:value-type="float">
            <text:p>0.00891999993473</text:p>
          </table:table-cell>
          <table:table-cell/>
          <table:table-cell office:value-type="float" office:value="1.59203353386626E+018" calcext:value-type="float">
            <text:p>1.59203353386626E+018</text:p>
          </table:table-cell>
          <table:table-cell office:value-type="float" office:value="1397" calcext:value-type="float">
            <text:p>1397</text:p>
          </table:table-cell>
          <table:table-cell office:value-type="float" office:value="1.59203353381326E+018" calcext:value-type="float">
            <text:p>1.59203353381326E+018</text:p>
          </table:table-cell>
          <table:table-cell/>
          <table:table-cell office:value-type="float" office:value="8.07145786285" calcext:value-type="float">
            <text:p>8.07145786285</text:p>
          </table:table-cell>
        </table:table-row>
        <table:table-row table:style-name="ro1">
          <table:table-cell office:value-type="float" office:value="1.59203353391783E+018" calcext:value-type="float">
            <text:p>1.59203353391783E+018</text:p>
          </table:table-cell>
          <table:table-cell office:value-type="float" office:value="1398" calcext:value-type="float">
            <text:p>1398</text:p>
          </table:table-cell>
          <table:table-cell office:value-type="float" office:value="1.59203353386632E+018" calcext:value-type="float">
            <text:p>1.59203353386632E+018</text:p>
          </table:table-cell>
          <table:table-cell/>
          <table:table-cell office:value-type="float" office:value="0.0147700002417" calcext:value-type="float">
            <text:p>0.0147700002417</text:p>
          </table:table-cell>
          <table:table-cell/>
          <table:table-cell office:value-type="float" office:value="1.59203353391818E+018" calcext:value-type="float">
            <text:p>1.59203353391818E+018</text:p>
          </table:table-cell>
          <table:table-cell office:value-type="float" office:value="1398" calcext:value-type="float">
            <text:p>1398</text:p>
          </table:table-cell>
          <table:table-cell office:value-type="float" office:value="1.59203353386632E+018" calcext:value-type="float">
            <text:p>1.59203353386632E+018</text:p>
          </table:table-cell>
          <table:table-cell/>
          <table:table-cell office:value-type="float" office:value="8.10192680359" calcext:value-type="float">
            <text:p>8.10192680359</text:p>
          </table:table-cell>
        </table:table-row>
        <table:table-row table:style-name="ro1">
          <table:table-cell office:value-type="float" office:value="1.5920335339708E+018" calcext:value-type="float">
            <text:p>1.5920335339708E+018</text:p>
          </table:table-cell>
          <table:table-cell office:value-type="float" office:value="1399" calcext:value-type="float">
            <text:p>1399</text:p>
          </table:table-cell>
          <table:table-cell office:value-type="float" office:value="1.59203353391802E+018" calcext:value-type="float">
            <text:p>1.59203353391802E+018</text:p>
          </table:table-cell>
          <table:table-cell/>
          <table:table-cell office:value-type="float" office:value="0.0119599997997" calcext:value-type="float">
            <text:p>0.0119599997997</text:p>
          </table:table-cell>
          <table:table-cell/>
          <table:table-cell office:value-type="float" office:value="1.59203353397106E+018" calcext:value-type="float">
            <text:p>1.59203353397106E+018</text:p>
          </table:table-cell>
          <table:table-cell office:value-type="float" office:value="1399" calcext:value-type="float">
            <text:p>1399</text:p>
          </table:table-cell>
          <table:table-cell office:value-type="float" office:value="1.59203353391802E+018" calcext:value-type="float">
            <text:p>1.59203353391802E+018</text:p>
          </table:table-cell>
          <table:table-cell/>
          <table:table-cell office:value-type="float" office:value="8.08729171753" calcext:value-type="float">
            <text:p>8.08729171753</text:p>
          </table:table-cell>
        </table:table-row>
        <table:table-row table:style-name="ro1">
          <table:table-cell office:value-type="float" office:value="1.59203353402393E+018" calcext:value-type="float">
            <text:p>1.59203353402393E+018</text:p>
          </table:table-cell>
          <table:table-cell office:value-type="float" office:value="1400" calcext:value-type="float">
            <text:p>1400</text:p>
          </table:table-cell>
          <table:table-cell office:value-type="float" office:value="1.59203353397099E+018" calcext:value-type="float">
            <text:p>1.59203353397099E+018</text:p>
          </table:table-cell>
          <table:table-cell/>
          <table:table-cell office:value-type="float" office:value="0.0117499995977" calcext:value-type="float">
            <text:p>0.0117499995977</text:p>
          </table:table-cell>
          <table:table-cell/>
          <table:table-cell office:value-type="float" office:value="1.59203353402438E+018" calcext:value-type="float">
            <text:p>1.59203353402438E+018</text:p>
          </table:table-cell>
          <table:table-cell office:value-type="float" office:value="1400" calcext:value-type="float">
            <text:p>1400</text:p>
          </table:table-cell>
          <table:table-cell office:value-type="float" office:value="1.59203353397099E+018" calcext:value-type="float">
            <text:p>1.59203353397099E+018</text:p>
          </table:table-cell>
          <table:table-cell/>
          <table:table-cell office:value-type="float" office:value="8.08619785309" calcext:value-type="float">
            <text:p>8.08619785309</text:p>
          </table:table-cell>
        </table:table-row>
        <table:table-row table:style-name="ro1">
          <table:table-cell office:value-type="float" office:value="1.59203353407681E+018" calcext:value-type="float">
            <text:p>1.59203353407681E+018</text:p>
          </table:table-cell>
          <table:table-cell office:value-type="float" office:value="1401" calcext:value-type="float">
            <text:p>1401</text:p>
          </table:table-cell>
          <table:table-cell office:value-type="float" office:value="1.59203353402351E+018" calcext:value-type="float">
            <text:p>1.59203353402351E+018</text:p>
          </table:table-cell>
          <table:table-cell/>
          <table:table-cell office:value-type="float" office:value="0.0208400003612" calcext:value-type="float">
            <text:p>0.0208400003612</text:p>
          </table:table-cell>
          <table:table-cell/>
          <table:table-cell office:value-type="float" office:value="1.59203353407628E+018" calcext:value-type="float">
            <text:p>1.59203353407628E+018</text:p>
          </table:table-cell>
          <table:table-cell office:value-type="float" office:value="1401" calcext:value-type="float">
            <text:p>1401</text:p>
          </table:table-cell>
          <table:table-cell office:value-type="float" office:value="1.59203353402351E+018" calcext:value-type="float">
            <text:p>1.59203353402351E+018</text:p>
          </table:table-cell>
          <table:table-cell/>
          <table:table-cell office:value-type="float" office:value="8.13354206085" calcext:value-type="float">
            <text:p>8.13354206085</text:p>
          </table:table-cell>
        </table:table-row>
        <table:table-row table:style-name="ro1">
          <table:table-cell office:value-type="float" office:value="1.59203353417878E+018" calcext:value-type="float">
            <text:p>1.59203353417878E+018</text:p>
          </table:table-cell>
          <table:table-cell office:value-type="float" office:value="1402" calcext:value-type="float">
            <text:p>1402</text:p>
          </table:table-cell>
          <table:table-cell office:value-type="float" office:value="1.59203353407645E+018" calcext:value-type="float">
            <text:p>1.59203353407645E+018</text:p>
          </table:table-cell>
          <table:table-cell/>
          <table:table-cell office:value-type="float" office:value="0.0365299992263" calcext:value-type="float">
            <text:p>0.0365299992263</text:p>
          </table:table-cell>
          <table:table-cell/>
          <table:table-cell office:value-type="float" office:value="1.59203353417857E+018" calcext:value-type="float">
            <text:p>1.59203353417857E+018</text:p>
          </table:table-cell>
          <table:table-cell office:value-type="float" office:value="1402" calcext:value-type="float">
            <text:p>1402</text:p>
          </table:table-cell>
          <table:table-cell office:value-type="float" office:value="1.59203353407645E+018" calcext:value-type="float">
            <text:p>1.59203353407645E+018</text:p>
          </table:table-cell>
          <table:table-cell/>
          <table:table-cell office:value-type="float" office:value="8.21526050568" calcext:value-type="float">
            <text:p>8.21526050568</text:p>
          </table:table-cell>
        </table:table-row>
        <table:table-row table:style-name="ro1">
          <table:table-cell office:value-type="float" office:value="1.59203353423108E+018" calcext:value-type="float">
            <text:p>1.59203353423108E+018</text:p>
          </table:table-cell>
          <table:table-cell office:value-type="float" office:value="1403" calcext:value-type="float">
            <text:p>1403</text:p>
          </table:table-cell>
          <table:table-cell office:value-type="float" office:value="1.59203353417856E+018" calcext:value-type="float">
            <text:p>1.59203353417856E+018</text:p>
          </table:table-cell>
          <table:table-cell/>
          <table:table-cell office:value-type="float" office:value="0.0353999994695" calcext:value-type="float">
            <text:p>0.0353999994695</text:p>
          </table:table-cell>
          <table:table-cell/>
          <table:table-cell office:value-type="float" office:value="1.59203353423125E+018" calcext:value-type="float">
            <text:p>1.59203353423125E+018</text:p>
          </table:table-cell>
          <table:table-cell office:value-type="float" office:value="1403" calcext:value-type="float">
            <text:p>1403</text:p>
          </table:table-cell>
          <table:table-cell office:value-type="float" office:value="1.59203353417856E+018" calcext:value-type="float">
            <text:p>1.59203353417856E+018</text:p>
          </table:table-cell>
          <table:table-cell/>
          <table:table-cell office:value-type="float" office:value="8.20937538147" calcext:value-type="float">
            <text:p>8.20937538147</text:p>
          </table:table-cell>
        </table:table-row>
        <table:table-row table:style-name="ro1">
          <table:table-cell office:value-type="float" office:value="1.59203353428363E+018" calcext:value-type="float">
            <text:p>1.59203353428363E+018</text:p>
          </table:table-cell>
          <table:table-cell office:value-type="float" office:value="1404" calcext:value-type="float">
            <text:p>1404</text:p>
          </table:table-cell>
          <table:table-cell office:value-type="float" office:value="1.59203353423113E+018" calcext:value-type="float">
            <text:p>1.59203353423113E+018</text:p>
          </table:table-cell>
          <table:table-cell/>
          <table:table-cell office:value-type="float" office:value="0.0301799997687" calcext:value-type="float">
            <text:p>0.0301799997687</text:p>
          </table:table-cell>
          <table:table-cell/>
          <table:table-cell office:value-type="float" office:value="1.59203353428364E+018" calcext:value-type="float">
            <text:p>1.59203353428364E+018</text:p>
          </table:table-cell>
          <table:table-cell office:value-type="float" office:value="1404" calcext:value-type="float">
            <text:p>1404</text:p>
          </table:table-cell>
          <table:table-cell office:value-type="float" office:value="1.59203353423113E+018" calcext:value-type="float">
            <text:p>1.59203353423113E+018</text:p>
          </table:table-cell>
          <table:table-cell/>
          <table:table-cell office:value-type="float" office:value="8.18218708038" calcext:value-type="float">
            <text:p>8.18218708038</text:p>
          </table:table-cell>
        </table:table-row>
        <table:table-row table:style-name="ro1">
          <table:table-cell office:value-type="float" office:value="1.59203353433706E+018" calcext:value-type="float">
            <text:p>1.59203353433706E+018</text:p>
          </table:table-cell>
          <table:table-cell office:value-type="float" office:value="1405" calcext:value-type="float">
            <text:p>1405</text:p>
          </table:table-cell>
          <table:table-cell office:value-type="float" office:value="1.59203353428365E+018" calcext:value-type="float">
            <text:p>1.59203353428365E+018</text:p>
          </table:table-cell>
          <table:table-cell/>
          <table:table-cell office:value-type="float" office:value="0.00190000003204" calcext:value-type="float">
            <text:p>0.00190000003204</text:p>
          </table:table-cell>
          <table:table-cell/>
          <table:table-cell office:value-type="float" office:value="1.59203353433683E+018" calcext:value-type="float">
            <text:p>1.59203353433683E+018</text:p>
          </table:table-cell>
          <table:table-cell office:value-type="float" office:value="1405" calcext:value-type="float">
            <text:p>1405</text:p>
          </table:table-cell>
          <table:table-cell office:value-type="float" office:value="1.59203353428365E+018" calcext:value-type="float">
            <text:p>1.59203353428365E+018</text:p>
          </table:table-cell>
          <table:table-cell/>
          <table:table-cell office:value-type="float" office:value="8.03489589691" calcext:value-type="float">
            <text:p>8.03489589691</text:p>
          </table:table-cell>
        </table:table-row>
        <table:table-row table:style-name="ro1">
          <table:table-cell office:value-type="float" office:value="1.59203353438982E+018" calcext:value-type="float">
            <text:p>1.59203353438982E+018</text:p>
          </table:table-cell>
          <table:table-cell office:value-type="float" office:value="1406" calcext:value-type="float">
            <text:p>1406</text:p>
          </table:table-cell>
          <table:table-cell office:value-type="float" office:value="1.59203353433727E+018" calcext:value-type="float">
            <text:p>1.59203353433727E+018</text:p>
          </table:table-cell>
          <table:table-cell/>
          <table:table-cell office:value-type="float" office:value="-0.0148600004613" calcext:value-type="float">
            <text:p>-0.0148600004613</text:p>
          </table:table-cell>
          <table:table-cell/>
          <table:table-cell office:value-type="float" office:value="1.59203353438995E+018" calcext:value-type="float">
            <text:p>1.59203353438995E+018</text:p>
          </table:table-cell>
          <table:table-cell office:value-type="float" office:value="1406" calcext:value-type="float">
            <text:p>1406</text:p>
          </table:table-cell>
          <table:table-cell office:value-type="float" office:value="1.59203353433727E+018" calcext:value-type="float">
            <text:p>1.59203353433727E+018</text:p>
          </table:table-cell>
          <table:table-cell/>
          <table:table-cell office:value-type="float" office:value="7.94760417938" calcext:value-type="float">
            <text:p>7.94760417938</text:p>
          </table:table-cell>
        </table:table-row>
        <table:table-row table:style-name="ro1">
          <table:table-cell office:value-type="float" office:value="1.59203353444152E+018" calcext:value-type="float">
            <text:p>1.59203353444152E+018</text:p>
          </table:table-cell>
          <table:table-cell office:value-type="float" office:value="1407" calcext:value-type="float">
            <text:p>1407</text:p>
          </table:table-cell>
          <table:table-cell office:value-type="float" office:value="1.59203353438961E+018" calcext:value-type="float">
            <text:p>1.59203353438961E+018</text:p>
          </table:table-cell>
          <table:table-cell/>
          <table:table-cell office:value-type="float" office:value="-0.024639999494" calcext:value-type="float">
            <text:p>-0.024639999494</text:p>
          </table:table-cell>
          <table:table-cell/>
          <table:table-cell office:value-type="float" office:value="1.5920335344415E+018" calcext:value-type="float">
            <text:p>1.5920335344415E+018</text:p>
          </table:table-cell>
          <table:table-cell office:value-type="float" office:value="1407" calcext:value-type="float">
            <text:p>1407</text:p>
          </table:table-cell>
          <table:table-cell office:value-type="float" office:value="1.59203353438961E+018" calcext:value-type="float">
            <text:p>1.59203353438961E+018</text:p>
          </table:table-cell>
          <table:table-cell/>
          <table:table-cell office:value-type="float" office:value="7.89666652679" calcext:value-type="float">
            <text:p>7.89666652679</text:p>
          </table:table-cell>
        </table:table-row>
        <table:table-row table:style-name="ro1">
          <table:table-cell office:value-type="float" office:value="1.59203353454318E+018" calcext:value-type="float">
            <text:p>1.59203353454318E+018</text:p>
          </table:table-cell>
          <table:table-cell office:value-type="float" office:value="1408" calcext:value-type="float">
            <text:p>1408</text:p>
          </table:table-cell>
          <table:table-cell office:value-type="float" office:value="1.59203353444129E+018" calcext:value-type="float">
            <text:p>1.59203353444129E+018</text:p>
          </table:table-cell>
          <table:table-cell/>
          <table:table-cell office:value-type="float" office:value="-0.0269600003958" calcext:value-type="float">
            <text:p>-0.0269600003958</text:p>
          </table:table-cell>
          <table:table-cell/>
          <table:table-cell office:value-type="float" office:value="1.59203353454336E+018" calcext:value-type="float">
            <text:p>1.59203353454336E+018</text:p>
          </table:table-cell>
          <table:table-cell office:value-type="float" office:value="1408" calcext:value-type="float">
            <text:p>1408</text:p>
          </table:table-cell>
          <table:table-cell office:value-type="float" office:value="1.59203353444129E+018" calcext:value-type="float">
            <text:p>1.59203353444129E+018</text:p>
          </table:table-cell>
          <table:table-cell/>
          <table:table-cell office:value-type="float" office:value="7.88458347321" calcext:value-type="float">
            <text:p>7.88458347321</text:p>
          </table:table-cell>
        </table:table-row>
        <table:table-row table:style-name="ro1">
          <table:table-cell office:value-type="float" office:value="1.59203353459572E+018" calcext:value-type="float">
            <text:p>1.59203353459572E+018</text:p>
          </table:table-cell>
          <table:table-cell office:value-type="float" office:value="1409" calcext:value-type="float">
            <text:p>1409</text:p>
          </table:table-cell>
          <table:table-cell office:value-type="float" office:value="1.59203353454288E+018" calcext:value-type="float">
            <text:p>1.59203353454288E+018</text:p>
          </table:table-cell>
          <table:table-cell/>
          <table:table-cell office:value-type="float" office:value="-0.018880000338" calcext:value-type="float">
            <text:p>-0.018880000338</text:p>
          </table:table-cell>
          <table:table-cell/>
          <table:table-cell office:value-type="float" office:value="1.59203353459563E+018" calcext:value-type="float">
            <text:p>1.59203353459563E+018</text:p>
          </table:table-cell>
          <table:table-cell office:value-type="float" office:value="1409" calcext:value-type="float">
            <text:p>1409</text:p>
          </table:table-cell>
          <table:table-cell office:value-type="float" office:value="1.59203353454288E+018" calcext:value-type="float">
            <text:p>1.59203353454288E+018</text:p>
          </table:table-cell>
          <table:table-cell/>
          <table:table-cell office:value-type="float" office:value="7.9266667366" calcext:value-type="float">
            <text:p>7.9266667366</text:p>
          </table:table-cell>
        </table:table-row>
        <table:table-row table:style-name="ro1">
          <table:table-cell office:value-type="float" office:value="1.59203353464817E+018" calcext:value-type="float">
            <text:p>1.59203353464817E+018</text:p>
          </table:table-cell>
          <table:table-cell office:value-type="float" office:value="1410" calcext:value-type="float">
            <text:p>1410</text:p>
          </table:table-cell>
          <table:table-cell office:value-type="float" office:value="1.59203353459583E+018" calcext:value-type="float">
            <text:p>1.59203353459583E+018</text:p>
          </table:table-cell>
          <table:table-cell/>
          <table:table-cell office:value-type="float" office:value="-0.00767999980599" calcext:value-type="float">
            <text:p>-0.00767999980599</text:p>
          </table:table-cell>
          <table:table-cell/>
          <table:table-cell office:value-type="float" office:value="1.59203353464838E+018" calcext:value-type="float">
            <text:p>1.59203353464838E+018</text:p>
          </table:table-cell>
          <table:table-cell office:value-type="float" office:value="1410" calcext:value-type="float">
            <text:p>1410</text:p>
          </table:table-cell>
          <table:table-cell office:value-type="float" office:value="1.59203353459583E+018" calcext:value-type="float">
            <text:p>1.59203353459583E+018</text:p>
          </table:table-cell>
          <table:table-cell/>
          <table:table-cell office:value-type="float" office:value="7.98500013351" calcext:value-type="float">
            <text:p>7.98500013351</text:p>
          </table:table-cell>
        </table:table-row>
        <table:table-row table:style-name="ro1">
          <table:table-cell office:value-type="float" office:value="1.59203353470055E+018" calcext:value-type="float">
            <text:p>1.59203353470055E+018</text:p>
          </table:table-cell>
          <table:table-cell office:value-type="float" office:value="1411" calcext:value-type="float">
            <text:p>1411</text:p>
          </table:table-cell>
          <table:table-cell office:value-type="float" office:value="1.59203353464768E+018" calcext:value-type="float">
            <text:p>1.59203353464768E+018</text:p>
          </table:table-cell>
          <table:table-cell/>
          <table:table-cell office:value-type="float" office:value="0.0100899999961" calcext:value-type="float">
            <text:p>0.0100899999961</text:p>
          </table:table-cell>
          <table:table-cell/>
          <table:table-cell office:value-type="float" office:value="1.59203353470042E+018" calcext:value-type="float">
            <text:p>1.59203353470042E+018</text:p>
          </table:table-cell>
          <table:table-cell office:value-type="float" office:value="1411" calcext:value-type="float">
            <text:p>1411</text:p>
          </table:table-cell>
          <table:table-cell office:value-type="float" office:value="1.59203353464768E+018" calcext:value-type="float">
            <text:p>1.59203353464768E+018</text:p>
          </table:table-cell>
          <table:table-cell/>
          <table:table-cell office:value-type="float" office:value="8.07755184174" calcext:value-type="float">
            <text:p>8.07755184174</text:p>
          </table:table-cell>
        </table:table-row>
        <table:table-row table:style-name="ro1">
          <table:table-cell office:value-type="float" office:value="1.59203353475521E+018" calcext:value-type="float">
            <text:p>1.59203353475521E+018</text:p>
          </table:table-cell>
          <table:table-cell office:value-type="float" office:value="1412" calcext:value-type="float">
            <text:p>1412</text:p>
          </table:table-cell>
          <table:table-cell office:value-type="float" office:value="1.59203353470067E+018" calcext:value-type="float">
            <text:p>1.59203353470067E+018</text:p>
          </table:table-cell>
          <table:table-cell/>
          <table:table-cell office:value-type="float" office:value="0.0302799995989" calcext:value-type="float">
            <text:p>0.0302799995989</text:p>
          </table:table-cell>
          <table:table-cell/>
          <table:table-cell office:value-type="float" office:value="1.59203353475504E+018" calcext:value-type="float">
            <text:p>1.59203353475504E+018</text:p>
          </table:table-cell>
          <table:table-cell office:value-type="float" office:value="1412" calcext:value-type="float">
            <text:p>1412</text:p>
          </table:table-cell>
          <table:table-cell office:value-type="float" office:value="1.59203353470067E+018" calcext:value-type="float">
            <text:p>1.59203353470067E+018</text:p>
          </table:table-cell>
          <table:table-cell/>
          <table:table-cell office:value-type="float" office:value="8.18270874023" calcext:value-type="float">
            <text:p>8.18270874023</text:p>
          </table:table-cell>
        </table:table-row>
        <table:table-row table:style-name="ro1">
          <table:table-cell office:value-type="float" office:value="1.59203353485799E+018" calcext:value-type="float">
            <text:p>1.59203353485799E+018</text:p>
          </table:table-cell>
          <table:table-cell office:value-type="float" office:value="1413" calcext:value-type="float">
            <text:p>1413</text:p>
          </table:table-cell>
          <table:table-cell office:value-type="float" office:value="1.59203353475535E+018" calcext:value-type="float">
            <text:p>1.59203353475535E+018</text:p>
          </table:table-cell>
          <table:table-cell/>
          <table:table-cell office:value-type="float" office:value="0.0639699995518" calcext:value-type="float">
            <text:p>0.0639699995518</text:p>
          </table:table-cell>
          <table:table-cell/>
          <table:table-cell office:value-type="float" office:value="1.59203353485803E+018" calcext:value-type="float">
            <text:p>1.59203353485803E+018</text:p>
          </table:table-cell>
          <table:table-cell office:value-type="float" office:value="1413" calcext:value-type="float">
            <text:p>1413</text:p>
          </table:table-cell>
          <table:table-cell office:value-type="float" office:value="1.59203353475535E+018" calcext:value-type="float">
            <text:p>1.59203353475535E+018</text:p>
          </table:table-cell>
          <table:table-cell/>
          <table:table-cell office:value-type="float" office:value="8.35817718506" calcext:value-type="float">
            <text:p>8.35817718506</text:p>
          </table:table-cell>
        </table:table-row>
        <table:table-row table:style-name="ro1">
          <table:table-cell office:value-type="float" office:value="1.59203353491167E+018" calcext:value-type="float">
            <text:p>1.59203353491167E+018</text:p>
          </table:table-cell>
          <table:table-cell office:value-type="float" office:value="1414" calcext:value-type="float">
            <text:p>1414</text:p>
          </table:table-cell>
          <table:table-cell office:value-type="float" office:value="1.59203353485899E+018" calcext:value-type="float">
            <text:p>1.59203353485899E+018</text:p>
          </table:table-cell>
          <table:table-cell/>
          <table:table-cell office:value-type="float" office:value="0.0565400011837" calcext:value-type="float">
            <text:p>0.0565400011837</text:p>
          </table:table-cell>
          <table:table-cell/>
          <table:table-cell office:value-type="float" office:value="1.59203353491168E+018" calcext:value-type="float">
            <text:p>1.59203353491168E+018</text:p>
          </table:table-cell>
          <table:table-cell office:value-type="float" office:value="1414" calcext:value-type="float">
            <text:p>1414</text:p>
          </table:table-cell>
          <table:table-cell office:value-type="float" office:value="1.59203353485899E+018" calcext:value-type="float">
            <text:p>1.59203353485899E+018</text:p>
          </table:table-cell>
          <table:table-cell/>
          <table:table-cell office:value-type="float" office:value="8.31947898865" calcext:value-type="float">
            <text:p>8.31947898865</text:p>
          </table:table-cell>
        </table:table-row>
        <table:table-row table:style-name="ro1">
          <table:table-cell office:value-type="float" office:value="1.59203353496405E+018" calcext:value-type="float">
            <text:p>1.59203353496405E+018</text:p>
          </table:table-cell>
          <table:table-cell office:value-type="float" office:value="1415" calcext:value-type="float">
            <text:p>1415</text:p>
          </table:table-cell>
          <table:table-cell office:value-type="float" office:value="1.59203353491169E+018" calcext:value-type="float">
            <text:p>1.59203353491169E+018</text:p>
          </table:table-cell>
          <table:table-cell/>
          <table:table-cell office:value-type="float" office:value="0.0549300014973" calcext:value-type="float">
            <text:p>0.0549300014973</text:p>
          </table:table-cell>
          <table:table-cell/>
          <table:table-cell office:value-type="float" office:value="1.59203353496436E+018" calcext:value-type="float">
            <text:p>1.59203353496436E+018</text:p>
          </table:table-cell>
          <table:table-cell office:value-type="float" office:value="1415" calcext:value-type="float">
            <text:p>1415</text:p>
          </table:table-cell>
          <table:table-cell office:value-type="float" office:value="1.59203353491169E+018" calcext:value-type="float">
            <text:p>1.59203353491169E+018</text:p>
          </table:table-cell>
          <table:table-cell/>
          <table:table-cell office:value-type="float" office:value="8.31109333038" calcext:value-type="float">
            <text:p>8.31109333038</text:p>
          </table:table-cell>
        </table:table-row>
        <table:table-row table:style-name="ro1">
          <table:table-cell office:value-type="float" office:value="1.59203353501652E+018" calcext:value-type="float">
            <text:p>1.59203353501652E+018</text:p>
          </table:table-cell>
          <table:table-cell office:value-type="float" office:value="1416" calcext:value-type="float">
            <text:p>1416</text:p>
          </table:table-cell>
          <table:table-cell office:value-type="float" office:value="1.59203353496413E+018" calcext:value-type="float">
            <text:p>1.59203353496413E+018</text:p>
          </table:table-cell>
          <table:table-cell/>
          <table:table-cell office:value-type="float" office:value="0.0394000001252" calcext:value-type="float">
            <text:p>0.0394000001252</text:p>
          </table:table-cell>
          <table:table-cell/>
          <table:table-cell office:value-type="float" office:value="1.59203353501681E+018" calcext:value-type="float">
            <text:p>1.59203353501681E+018</text:p>
          </table:table-cell>
          <table:table-cell office:value-type="float" office:value="1416" calcext:value-type="float">
            <text:p>1416</text:p>
          </table:table-cell>
          <table:table-cell office:value-type="float" office:value="1.59203353496413E+018" calcext:value-type="float">
            <text:p>1.59203353496413E+018</text:p>
          </table:table-cell>
          <table:table-cell/>
          <table:table-cell office:value-type="float" office:value="8.23020839691" calcext:value-type="float">
            <text:p>8.23020839691</text:p>
          </table:table-cell>
        </table:table-row>
        <table:table-row table:style-name="ro1">
          <table:table-cell office:value-type="float" office:value="1.59203353506912E+018" calcext:value-type="float">
            <text:p>1.59203353506912E+018</text:p>
          </table:table-cell>
          <table:table-cell office:value-type="float" office:value="1417" calcext:value-type="float">
            <text:p>1417</text:p>
          </table:table-cell>
          <table:table-cell office:value-type="float" office:value="1.5920335350166E+018" calcext:value-type="float">
            <text:p>1.5920335350166E+018</text:p>
          </table:table-cell>
          <table:table-cell/>
          <table:table-cell office:value-type="float" office:value="0.0145100001246" calcext:value-type="float">
            <text:p>0.0145100001246</text:p>
          </table:table-cell>
          <table:table-cell/>
          <table:table-cell office:value-type="float" office:value="1.59203353506925E+018" calcext:value-type="float">
            <text:p>1.59203353506925E+018</text:p>
          </table:table-cell>
          <table:table-cell office:value-type="float" office:value="1417" calcext:value-type="float">
            <text:p>1417</text:p>
          </table:table-cell>
          <table:table-cell office:value-type="float" office:value="1.5920335350166E+018" calcext:value-type="float">
            <text:p>1.5920335350166E+018</text:p>
          </table:table-cell>
          <table:table-cell/>
          <table:table-cell office:value-type="float" office:value="8.10057258606" calcext:value-type="float">
            <text:p>8.10057258606</text:p>
          </table:table-cell>
        </table:table-row>
        <table:table-row table:style-name="ro1">
          <table:table-cell office:value-type="float" office:value="1.59203353512358E+018" calcext:value-type="float">
            <text:p>1.59203353512358E+018</text:p>
          </table:table-cell>
          <table:table-cell office:value-type="float" office:value="1418" calcext:value-type="float">
            <text:p>1418</text:p>
          </table:table-cell>
          <table:table-cell office:value-type="float" office:value="1.59203353506885E+018" calcext:value-type="float">
            <text:p>1.59203353506885E+018</text:p>
          </table:table-cell>
          <table:table-cell/>
          <table:table-cell office:value-type="float" office:value="-0.00908000022173" calcext:value-type="float">
            <text:p>-0.00908000022173</text:p>
          </table:table-cell>
          <table:table-cell/>
          <table:table-cell office:value-type="float" office:value="1.592033535124E+018" calcext:value-type="float">
            <text:p>1.592033535124E+018</text:p>
          </table:table-cell>
          <table:table-cell office:value-type="float" office:value="1418" calcext:value-type="float">
            <text:p>1418</text:p>
          </table:table-cell>
          <table:table-cell office:value-type="float" office:value="1.59203353506885E+018" calcext:value-type="float">
            <text:p>1.59203353506885E+018</text:p>
          </table:table-cell>
          <table:table-cell/>
          <table:table-cell office:value-type="float" office:value="7.97770833969" calcext:value-type="float">
            <text:p>7.97770833969</text:p>
          </table:table-cell>
        </table:table-row>
        <table:table-row table:style-name="ro1">
          <table:table-cell office:value-type="float" office:value="1.59203353517622E+018" calcext:value-type="float">
            <text:p>1.59203353517622E+018</text:p>
          </table:table-cell>
          <table:table-cell office:value-type="float" office:value="1419" calcext:value-type="float">
            <text:p>1419</text:p>
          </table:table-cell>
          <table:table-cell office:value-type="float" office:value="1.59203353512325E+018" calcext:value-type="float">
            <text:p>1.59203353512325E+018</text:p>
          </table:table-cell>
          <table:table-cell/>
          <table:table-cell office:value-type="float" office:value="-0.0401500016451" calcext:value-type="float">
            <text:p>-0.0401500016451</text:p>
          </table:table-cell>
          <table:table-cell/>
          <table:table-cell office:value-type="float" office:value="1.59203353517612E+018" calcext:value-type="float">
            <text:p>1.59203353517612E+018</text:p>
          </table:table-cell>
          <table:table-cell office:value-type="float" office:value="1419" calcext:value-type="float">
            <text:p>1419</text:p>
          </table:table-cell>
          <table:table-cell office:value-type="float" office:value="1.59203353512325E+018" calcext:value-type="float">
            <text:p>1.59203353512325E+018</text:p>
          </table:table-cell>
          <table:table-cell/>
          <table:table-cell office:value-type="float" office:value="7.81588554382" calcext:value-type="float">
            <text:p>7.81588554382</text:p>
          </table:table-cell>
        </table:table-row>
        <table:table-row table:style-name="ro1">
          <table:table-cell office:value-type="float" office:value="1.59203353522737E+018" calcext:value-type="float">
            <text:p>1.59203353522737E+018</text:p>
          </table:table-cell>
          <table:table-cell office:value-type="float" office:value="1420" calcext:value-type="float">
            <text:p>1420</text:p>
          </table:table-cell>
          <table:table-cell office:value-type="float" office:value="1.59203353517579E+018" calcext:value-type="float">
            <text:p>1.59203353517579E+018</text:p>
          </table:table-cell>
          <table:table-cell/>
          <table:table-cell office:value-type="float" office:value="-0.0620700009167" calcext:value-type="float">
            <text:p>-0.0620700009167</text:p>
          </table:table-cell>
          <table:table-cell/>
          <table:table-cell office:value-type="float" office:value="1.59203353522775E+018" calcext:value-type="float">
            <text:p>1.59203353522775E+018</text:p>
          </table:table-cell>
          <table:table-cell office:value-type="float" office:value="1420" calcext:value-type="float">
            <text:p>1420</text:p>
          </table:table-cell>
          <table:table-cell office:value-type="float" office:value="1.59203353517579E+018" calcext:value-type="float">
            <text:p>1.59203353517579E+018</text:p>
          </table:table-cell>
          <table:table-cell/>
          <table:table-cell office:value-type="float" office:value="7.70171880722" calcext:value-type="float">
            <text:p>7.70171880722</text:p>
          </table:table-cell>
        </table:table-row>
        <table:table-row table:style-name="ro1">
          <table:table-cell office:value-type="float" office:value="1.59203353528008E+018" calcext:value-type="float">
            <text:p>1.59203353528008E+018</text:p>
          </table:table-cell>
          <table:table-cell office:value-type="float" office:value="1421" calcext:value-type="float">
            <text:p>1421</text:p>
          </table:table-cell>
          <table:table-cell office:value-type="float" office:value="1.5920335352276E+018" calcext:value-type="float">
            <text:p>1.5920335352276E+018</text:p>
          </table:table-cell>
          <table:table-cell/>
          <table:table-cell office:value-type="float" office:value="-0.0841500014067" calcext:value-type="float">
            <text:p>-0.0841500014067</text:p>
          </table:table-cell>
          <table:table-cell/>
          <table:table-cell office:value-type="float" office:value="1.59203353528001E+018" calcext:value-type="float">
            <text:p>1.59203353528001E+018</text:p>
          </table:table-cell>
          <table:table-cell office:value-type="float" office:value="1421" calcext:value-type="float">
            <text:p>1421</text:p>
          </table:table-cell>
          <table:table-cell office:value-type="float" office:value="1.5920335352276E+018" calcext:value-type="float">
            <text:p>1.5920335352276E+018</text:p>
          </table:table-cell>
          <table:table-cell/>
          <table:table-cell office:value-type="float" office:value="7.58671855927" calcext:value-type="float">
            <text:p>7.58671855927</text:p>
          </table:table-cell>
        </table:table-row>
        <table:table-row table:style-name="ro1">
          <table:table-cell office:value-type="float" office:value="1.59203353533206E+018" calcext:value-type="float">
            <text:p>1.59203353533206E+018</text:p>
          </table:table-cell>
          <table:table-cell office:value-type="float" office:value="1422" calcext:value-type="float">
            <text:p>1422</text:p>
          </table:table-cell>
          <table:table-cell office:value-type="float" office:value="1.59203353528006E+018" calcext:value-type="float">
            <text:p>1.59203353528006E+018</text:p>
          </table:table-cell>
          <table:table-cell/>
          <table:table-cell office:value-type="float" office:value="-0.107699997723" calcext:value-type="float">
            <text:p>-0.107699997723</text:p>
          </table:table-cell>
          <table:table-cell/>
          <table:table-cell office:value-type="float" office:value="1.59203353533243E+018" calcext:value-type="float">
            <text:p>1.59203353533243E+018</text:p>
          </table:table-cell>
          <table:table-cell office:value-type="float" office:value="1422" calcext:value-type="float">
            <text:p>1422</text:p>
          </table:table-cell>
          <table:table-cell office:value-type="float" office:value="1.59203353528006E+018" calcext:value-type="float">
            <text:p>1.59203353528006E+018</text:p>
          </table:table-cell>
          <table:table-cell/>
          <table:table-cell office:value-type="float" office:value="7.46406269073" calcext:value-type="float">
            <text:p>7.46406269073</text:p>
          </table:table-cell>
        </table:table-row>
        <table:table-row table:style-name="ro1">
          <table:table-cell office:value-type="float" office:value="1.59203353538688E+018" calcext:value-type="float">
            <text:p>1.59203353538688E+018</text:p>
          </table:table-cell>
          <table:table-cell office:value-type="float" office:value="1423" calcext:value-type="float">
            <text:p>1423</text:p>
          </table:table-cell>
          <table:table-cell office:value-type="float" office:value="1.59203353533183E+018" calcext:value-type="float">
            <text:p>1.59203353533183E+018</text:p>
          </table:table-cell>
          <table:table-cell/>
          <table:table-cell office:value-type="float" office:value="-0.124030001462" calcext:value-type="float">
            <text:p>-0.124030001462</text:p>
          </table:table-cell>
          <table:table-cell/>
          <table:table-cell office:value-type="float" office:value="1.59203353538759E+018" calcext:value-type="float">
            <text:p>1.59203353538759E+018</text:p>
          </table:table-cell>
          <table:table-cell office:value-type="float" office:value="1423" calcext:value-type="float">
            <text:p>1423</text:p>
          </table:table-cell>
          <table:table-cell office:value-type="float" office:value="1.59203353533183E+018" calcext:value-type="float">
            <text:p>1.59203353533183E+018</text:p>
          </table:table-cell>
          <table:table-cell/>
          <table:table-cell office:value-type="float" office:value="7.40000009537" calcext:value-type="float">
            <text:p>7.40000009537</text:p>
          </table:table-cell>
        </table:table-row>
        <table:table-row table:style-name="ro1">
          <table:table-cell office:value-type="float" office:value="1.59203353543829E+018" calcext:value-type="float">
            <text:p>1.59203353543829E+018</text:p>
          </table:table-cell>
          <table:table-cell office:value-type="float" office:value="1424" calcext:value-type="float">
            <text:p>1424</text:p>
          </table:table-cell>
          <table:table-cell office:value-type="float" office:value="1.59203353538683E+018" calcext:value-type="float">
            <text:p>1.59203353538683E+018</text:p>
          </table:table-cell>
          <table:table-cell/>
          <table:table-cell office:value-type="float" office:value="-0.116130001843" calcext:value-type="float">
            <text:p>-0.116130001843</text:p>
          </table:table-cell>
          <table:table-cell/>
          <table:table-cell office:value-type="float" office:value="1.59203353543853E+018" calcext:value-type="float">
            <text:p>1.59203353543853E+018</text:p>
          </table:table-cell>
          <table:table-cell office:value-type="float" office:value="1424" calcext:value-type="float">
            <text:p>1424</text:p>
          </table:table-cell>
          <table:table-cell office:value-type="float" office:value="1.59203353538683E+018" calcext:value-type="float">
            <text:p>1.59203353538683E+018</text:p>
          </table:table-cell>
          <table:table-cell/>
          <table:table-cell office:value-type="float" office:value="7.42015600204" calcext:value-type="float">
            <text:p>7.42015600204</text:p>
          </table:table-cell>
        </table:table-row>
        <table:table-row table:style-name="ro1">
          <table:table-cell office:value-type="float" office:value="1.5920335354911E+018" calcext:value-type="float">
            <text:p>1.5920335354911E+018</text:p>
          </table:table-cell>
          <table:table-cell office:value-type="float" office:value="1425" calcext:value-type="float">
            <text:p>1425</text:p>
          </table:table-cell>
          <table:table-cell office:value-type="float" office:value="1.5920335354384E+018" calcext:value-type="float">
            <text:p>1.5920335354384E+018</text:p>
          </table:table-cell>
          <table:table-cell/>
          <table:table-cell office:value-type="float" office:value="-0.106509998441" calcext:value-type="float">
            <text:p>-0.106509998441</text:p>
          </table:table-cell>
          <table:table-cell/>
          <table:table-cell office:value-type="float" office:value="1.59203353549122E+018" calcext:value-type="float">
            <text:p>1.59203353549122E+018</text:p>
          </table:table-cell>
          <table:table-cell office:value-type="float" office:value="1425" calcext:value-type="float">
            <text:p>1425</text:p>
          </table:table-cell>
          <table:table-cell office:value-type="float" office:value="1.5920335354384E+018" calcext:value-type="float">
            <text:p>1.5920335354384E+018</text:p>
          </table:table-cell>
          <table:table-cell/>
          <table:table-cell office:value-type="float" office:value="7.47026062012" calcext:value-type="float">
            <text:p>7.47026062012</text:p>
          </table:table-cell>
        </table:table-row>
        <table:table-row table:style-name="ro1">
          <table:table-cell office:value-type="float" office:value="1.59203353554398E+018" calcext:value-type="float">
            <text:p>1.59203353554398E+018</text:p>
          </table:table-cell>
          <table:table-cell office:value-type="float" office:value="1426" calcext:value-type="float">
            <text:p>1426</text:p>
          </table:table-cell>
          <table:table-cell office:value-type="float" office:value="1.59203353549125E+018" calcext:value-type="float">
            <text:p>1.59203353549125E+018</text:p>
          </table:table-cell>
          <table:table-cell/>
          <table:table-cell office:value-type="float" office:value="-0.0956100001931" calcext:value-type="float">
            <text:p>-0.0956100001931</text:p>
          </table:table-cell>
          <table:table-cell/>
          <table:table-cell office:value-type="float" office:value="1.59203353554392E+018" calcext:value-type="float">
            <text:p>1.59203353554392E+018</text:p>
          </table:table-cell>
          <table:table-cell office:value-type="float" office:value="1426" calcext:value-type="float">
            <text:p>1426</text:p>
          </table:table-cell>
          <table:table-cell office:value-type="float" office:value="1.59203353549125E+018" calcext:value-type="float">
            <text:p>1.59203353549125E+018</text:p>
          </table:table-cell>
          <table:table-cell/>
          <table:table-cell office:value-type="float" office:value="7.52703142166" calcext:value-type="float">
            <text:p>7.52703142166</text:p>
          </table:table-cell>
        </table:table-row>
        <table:table-row table:style-name="ro1">
          <table:table-cell office:value-type="float" office:value="1.59203353559574E+018" calcext:value-type="float">
            <text:p>1.59203353559574E+018</text:p>
          </table:table-cell>
          <table:table-cell office:value-type="float" office:value="1427" calcext:value-type="float">
            <text:p>1427</text:p>
          </table:table-cell>
          <table:table-cell office:value-type="float" office:value="1.59203353554361E+018" calcext:value-type="float">
            <text:p>1.59203353554361E+018</text:p>
          </table:table-cell>
          <table:table-cell/>
          <table:table-cell office:value-type="float" office:value="-0.0838700011373" calcext:value-type="float">
            <text:p>-0.0838700011373</text:p>
          </table:table-cell>
          <table:table-cell/>
          <table:table-cell office:value-type="float" office:value="1.59203353559586E+018" calcext:value-type="float">
            <text:p>1.59203353559586E+018</text:p>
          </table:table-cell>
          <table:table-cell office:value-type="float" office:value="1427" calcext:value-type="float">
            <text:p>1427</text:p>
          </table:table-cell>
          <table:table-cell office:value-type="float" office:value="1.59203353554361E+018" calcext:value-type="float">
            <text:p>1.59203353554361E+018</text:p>
          </table:table-cell>
          <table:table-cell/>
          <table:table-cell office:value-type="float" office:value="7.58817720413" calcext:value-type="float">
            <text:p>7.58817720413</text:p>
          </table:table-cell>
        </table:table-row>
        <table:table-row table:style-name="ro1">
          <table:table-cell office:value-type="float" office:value="1.59203353564777E+018" calcext:value-type="float">
            <text:p>1.59203353564777E+018</text:p>
          </table:table-cell>
          <table:table-cell office:value-type="float" office:value="1428" calcext:value-type="float">
            <text:p>1428</text:p>
          </table:table-cell>
          <table:table-cell office:value-type="float" office:value="1.59203353559537E+018" calcext:value-type="float">
            <text:p>1.59203353559537E+018</text:p>
          </table:table-cell>
          <table:table-cell/>
          <table:table-cell office:value-type="float" office:value="-0.072169996798" calcext:value-type="float">
            <text:p>-0.072169996798</text:p>
          </table:table-cell>
          <table:table-cell/>
          <table:table-cell office:value-type="float" office:value="1.5920335356476E+018" calcext:value-type="float">
            <text:p>1.5920335356476E+018</text:p>
          </table:table-cell>
          <table:table-cell office:value-type="float" office:value="1428" calcext:value-type="float">
            <text:p>1428</text:p>
          </table:table-cell>
          <table:table-cell office:value-type="float" office:value="1.59203353559537E+018" calcext:value-type="float">
            <text:p>1.59203353559537E+018</text:p>
          </table:table-cell>
          <table:table-cell/>
          <table:table-cell office:value-type="float" office:value="7.64911460876" calcext:value-type="float">
            <text:p>7.64911460876</text:p>
          </table:table-cell>
        </table:table-row>
        <table:table-row table:style-name="ro1">
          <table:table-cell office:value-type="float" office:value="1.59203353569958E+018" calcext:value-type="float">
            <text:p>1.59203353569958E+018</text:p>
          </table:table-cell>
          <table:table-cell office:value-type="float" office:value="1429" calcext:value-type="float">
            <text:p>1429</text:p>
          </table:table-cell>
          <table:table-cell office:value-type="float" office:value="1.59203353564791E+018" calcext:value-type="float">
            <text:p>1.59203353564791E+018</text:p>
          </table:table-cell>
          <table:table-cell/>
          <table:table-cell office:value-type="float" office:value="-0.0518399998546" calcext:value-type="float">
            <text:p>-0.0518399998546</text:p>
          </table:table-cell>
          <table:table-cell/>
          <table:table-cell office:value-type="float" office:value="1.59203353569982E+018" calcext:value-type="float">
            <text:p>1.59203353569982E+018</text:p>
          </table:table-cell>
          <table:table-cell office:value-type="float" office:value="1429" calcext:value-type="float">
            <text:p>1429</text:p>
          </table:table-cell>
          <table:table-cell office:value-type="float" office:value="1.59203353564791E+018" calcext:value-type="float">
            <text:p>1.59203353564791E+018</text:p>
          </table:table-cell>
          <table:table-cell/>
          <table:table-cell office:value-type="float" office:value="7.75500011444" calcext:value-type="float">
            <text:p>7.75500011444</text:p>
          </table:table-cell>
        </table:table-row>
        <table:table-row table:style-name="ro1">
          <table:table-cell office:value-type="float" office:value="1.59203353575239E+018" calcext:value-type="float">
            <text:p>1.59203353575239E+018</text:p>
          </table:table-cell>
          <table:table-cell office:value-type="float" office:value="1430" calcext:value-type="float">
            <text:p>1430</text:p>
          </table:table-cell>
          <table:table-cell office:value-type="float" office:value="1.59203353569965E+018" calcext:value-type="float">
            <text:p>1.59203353569965E+018</text:p>
          </table:table-cell>
          <table:table-cell/>
          <table:table-cell office:value-type="float" office:value="-0.037610001862" calcext:value-type="float">
            <text:p>-0.037610001862</text:p>
          </table:table-cell>
          <table:table-cell/>
          <table:table-cell office:value-type="float" office:value="1.59203353575231E+018" calcext:value-type="float">
            <text:p>1.59203353575231E+018</text:p>
          </table:table-cell>
          <table:table-cell office:value-type="float" office:value="1430" calcext:value-type="float">
            <text:p>1430</text:p>
          </table:table-cell>
          <table:table-cell office:value-type="float" office:value="1.59203353569965E+018" calcext:value-type="float">
            <text:p>1.59203353569965E+018</text:p>
          </table:table-cell>
          <table:table-cell/>
          <table:table-cell office:value-type="float" office:value="7.8291144371" calcext:value-type="float">
            <text:p>7.8291144371</text:p>
          </table:table-cell>
        </table:table-row>
        <table:table-row table:style-name="ro1">
          <table:table-cell office:value-type="float" office:value="1.59203353580486E+018" calcext:value-type="float">
            <text:p>1.59203353580486E+018</text:p>
          </table:table-cell>
          <table:table-cell office:value-type="float" office:value="1431" calcext:value-type="float">
            <text:p>1431</text:p>
          </table:table-cell>
          <table:table-cell office:value-type="float" office:value="1.59203353575207E+018" calcext:value-type="float">
            <text:p>1.59203353575207E+018</text:p>
          </table:table-cell>
          <table:table-cell/>
          <table:table-cell office:value-type="float" office:value="-0.0238300003111" calcext:value-type="float">
            <text:p>-0.0238300003111</text:p>
          </table:table-cell>
          <table:table-cell/>
          <table:table-cell office:value-type="float" office:value="1.59203353580476E+018" calcext:value-type="float">
            <text:p>1.59203353580476E+018</text:p>
          </table:table-cell>
          <table:table-cell office:value-type="float" office:value="1431" calcext:value-type="float">
            <text:p>1431</text:p>
          </table:table-cell>
          <table:table-cell office:value-type="float" office:value="1.59203353575207E+018" calcext:value-type="float">
            <text:p>1.59203353575207E+018</text:p>
          </table:table-cell>
          <table:table-cell/>
          <table:table-cell office:value-type="float" office:value="7.90088558197" calcext:value-type="float">
            <text:p>7.90088558197</text:p>
          </table:table-cell>
        </table:table-row>
        <table:table-row table:style-name="ro1">
          <table:table-cell office:value-type="float" office:value="1.59203353585697E+018" calcext:value-type="float">
            <text:p>1.59203353585697E+018</text:p>
          </table:table-cell>
          <table:table-cell office:value-type="float" office:value="1432" calcext:value-type="float">
            <text:p>1432</text:p>
          </table:table-cell>
          <table:table-cell office:value-type="float" office:value="1.59203353580454E+018" calcext:value-type="float">
            <text:p>1.59203353580454E+018</text:p>
          </table:table-cell>
          <table:table-cell/>
          <table:table-cell office:value-type="float" office:value="-0.010490000248" calcext:value-type="float">
            <text:p>-0.010490000248</text:p>
          </table:table-cell>
          <table:table-cell/>
          <table:table-cell office:value-type="float" office:value="1.59203353585728E+018" calcext:value-type="float">
            <text:p>1.59203353585728E+018</text:p>
          </table:table-cell>
          <table:table-cell office:value-type="float" office:value="1432" calcext:value-type="float">
            <text:p>1432</text:p>
          </table:table-cell>
          <table:table-cell office:value-type="float" office:value="1.59203353580454E+018" calcext:value-type="float">
            <text:p>1.59203353580454E+018</text:p>
          </table:table-cell>
          <table:table-cell/>
          <table:table-cell office:value-type="float" office:value="7.97036457062" calcext:value-type="float">
            <text:p>7.97036457062</text:p>
          </table:table-cell>
        </table:table-row>
        <table:table-row table:style-name="ro1">
          <table:table-cell office:value-type="float" office:value="1.59203353590896E+018" calcext:value-type="float">
            <text:p>1.59203353590896E+018</text:p>
          </table:table-cell>
          <table:table-cell office:value-type="float" office:value="1433" calcext:value-type="float">
            <text:p>1433</text:p>
          </table:table-cell>
          <table:table-cell office:value-type="float" office:value="1.59203353585702E+018" calcext:value-type="float">
            <text:p>1.59203353585702E+018</text:p>
          </table:table-cell>
          <table:table-cell/>
          <table:table-cell office:value-type="float" office:value="-0.00113999994937" calcext:value-type="float">
            <text:p>-0.00113999994937</text:p>
          </table:table-cell>
          <table:table-cell/>
          <table:table-cell office:value-type="float" office:value="1.59203353590886E+018" calcext:value-type="float">
            <text:p>1.59203353590886E+018</text:p>
          </table:table-cell>
          <table:table-cell office:value-type="float" office:value="1433" calcext:value-type="float">
            <text:p>1433</text:p>
          </table:table-cell>
          <table:table-cell office:value-type="float" office:value="1.59203353585702E+018" calcext:value-type="float">
            <text:p>1.59203353585702E+018</text:p>
          </table:table-cell>
          <table:table-cell/>
          <table:table-cell office:value-type="float" office:value="8.01906204224" calcext:value-type="float">
            <text:p>8.01906204224</text:p>
          </table:table-cell>
        </table:table-row>
        <table:table-row table:style-name="ro1">
          <table:table-cell office:value-type="float" office:value="1.5920335359602E+018" calcext:value-type="float">
            <text:p>1.5920335359602E+018</text:p>
          </table:table-cell>
          <table:table-cell office:value-type="float" office:value="1434" calcext:value-type="float">
            <text:p>1434</text:p>
          </table:table-cell>
          <table:table-cell office:value-type="float" office:value="1.59203353590853E+018" calcext:value-type="float">
            <text:p>1.59203353590853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359604E+018" calcext:value-type="float">
            <text:p>1.5920335359604E+018</text:p>
          </table:table-cell>
          <table:table-cell office:value-type="float" office:value="1434" calcext:value-type="float">
            <text:p>1434</text:p>
          </table:table-cell>
          <table:table-cell office:value-type="float" office:value="1.59203353590853E+018" calcext:value-type="float">
            <text:p>1.59203353590853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3601367E+018" calcext:value-type="float">
            <text:p>1.59203353601367E+018</text:p>
          </table:table-cell>
          <table:table-cell office:value-type="float" office:value="1435" calcext:value-type="float">
            <text:p>1435</text:p>
          </table:table-cell>
          <table:table-cell office:value-type="float" office:value="1.59203353596031E+018" calcext:value-type="float">
            <text:p>1.59203353596031E+018</text:p>
          </table:table-cell>
          <table:table-cell/>
          <table:table-cell office:value-type="float" office:value="-0.000190000006114" calcext:value-type="float">
            <text:p>-0.000190000006114</text:p>
          </table:table-cell>
          <table:table-cell/>
          <table:table-cell office:value-type="float" office:value="1.59203353601363E+018" calcext:value-type="float">
            <text:p>1.59203353601363E+018</text:p>
          </table:table-cell>
          <table:table-cell office:value-type="float" office:value="1435" calcext:value-type="float">
            <text:p>1435</text:p>
          </table:table-cell>
          <table:table-cell office:value-type="float" office:value="1.59203353596031E+018" calcext:value-type="float">
            <text:p>1.59203353596031E+018</text:p>
          </table:table-cell>
          <table:table-cell/>
          <table:table-cell office:value-type="float" office:value="8.02401065826" calcext:value-type="float">
            <text:p>8.02401065826</text:p>
          </table:table-cell>
        </table:table-row>
        <table:table-row table:style-name="ro1">
          <table:table-cell office:value-type="float" office:value="1.59203353606577E+018" calcext:value-type="float">
            <text:p>1.59203353606577E+018</text:p>
          </table:table-cell>
          <table:table-cell office:value-type="float" office:value="1436" calcext:value-type="float">
            <text:p>1436</text:p>
          </table:table-cell>
          <table:table-cell office:value-type="float" office:value="1.59203353601368E+018" calcext:value-type="float">
            <text:p>1.59203353601368E+018</text:p>
          </table:table-cell>
          <table:table-cell/>
          <table:table-cell office:value-type="float" office:value="-0.000190000006114" calcext:value-type="float">
            <text:p>-0.000190000006114</text:p>
          </table:table-cell>
          <table:table-cell/>
          <table:table-cell office:value-type="float" office:value="1.59203353606609E+018" calcext:value-type="float">
            <text:p>1.59203353606609E+018</text:p>
          </table:table-cell>
          <table:table-cell office:value-type="float" office:value="1436" calcext:value-type="float">
            <text:p>1436</text:p>
          </table:table-cell>
          <table:table-cell office:value-type="float" office:value="1.59203353601368E+018" calcext:value-type="float">
            <text:p>1.59203353601368E+018</text:p>
          </table:table-cell>
          <table:table-cell/>
          <table:table-cell office:value-type="float" office:value="8.02401065826" calcext:value-type="float">
            <text:p>8.02401065826</text:p>
          </table:table-cell>
        </table:table-row>
        <table:table-row table:style-name="ro1">
          <table:table-cell office:value-type="float" office:value="1.59203353611745E+018" calcext:value-type="float">
            <text:p>1.59203353611745E+018</text:p>
          </table:table-cell>
          <table:table-cell office:value-type="float" office:value="1437" calcext:value-type="float">
            <text:p>1437</text:p>
          </table:table-cell>
          <table:table-cell office:value-type="float" office:value="1.59203353606583E+018" calcext:value-type="float">
            <text:p>1.59203353606583E+018</text:p>
          </table:table-cell>
          <table:table-cell/>
          <table:table-cell office:value-type="float" office:value="-0.000190000006114" calcext:value-type="float">
            <text:p>-0.000190000006114</text:p>
          </table:table-cell>
          <table:table-cell/>
          <table:table-cell office:value-type="float" office:value="1.59203353611798E+018" calcext:value-type="float">
            <text:p>1.59203353611798E+018</text:p>
          </table:table-cell>
          <table:table-cell office:value-type="float" office:value="1437" calcext:value-type="float">
            <text:p>1437</text:p>
          </table:table-cell>
          <table:table-cell office:value-type="float" office:value="1.59203353606583E+018" calcext:value-type="float">
            <text:p>1.59203353606583E+018</text:p>
          </table:table-cell>
          <table:table-cell/>
          <table:table-cell office:value-type="float" office:value="8.02401065826" calcext:value-type="float">
            <text:p>8.02401065826</text:p>
          </table:table-cell>
        </table:table-row>
        <table:table-row table:style-name="ro1">
          <table:table-cell office:value-type="float" office:value="1.59203353621911E+018" calcext:value-type="float">
            <text:p>1.59203353621911E+018</text:p>
          </table:table-cell>
          <table:table-cell office:value-type="float" office:value="1438" calcext:value-type="float">
            <text:p>1438</text:p>
          </table:table-cell>
          <table:table-cell office:value-type="float" office:value="1.59203353611748E+018" calcext:value-type="float">
            <text:p>1.59203353611748E+018</text:p>
          </table:table-cell>
          <table:table-cell/>
          <table:table-cell office:value-type="float" office:value="-0.000190000006114" calcext:value-type="float">
            <text:p>-0.000190000006114</text:p>
          </table:table-cell>
          <table:table-cell/>
          <table:table-cell office:value-type="float" office:value="1.59203353621938E+018" calcext:value-type="float">
            <text:p>1.59203353621938E+018</text:p>
          </table:table-cell>
          <table:table-cell office:value-type="float" office:value="1438" calcext:value-type="float">
            <text:p>1438</text:p>
          </table:table-cell>
          <table:table-cell office:value-type="float" office:value="1.59203353611748E+018" calcext:value-type="float">
            <text:p>1.59203353611748E+018</text:p>
          </table:table-cell>
          <table:table-cell/>
          <table:table-cell office:value-type="float" office:value="8.02401065826" calcext:value-type="float">
            <text:p>8.02401065826</text:p>
          </table:table-cell>
        </table:table-row>
        <table:table-row table:style-name="ro1">
          <table:table-cell office:value-type="float" office:value="1.59203353627218E+018" calcext:value-type="float">
            <text:p>1.59203353627218E+018</text:p>
          </table:table-cell>
          <table:table-cell office:value-type="float" office:value="1439" calcext:value-type="float">
            <text:p>1439</text:p>
          </table:table-cell>
          <table:table-cell office:value-type="float" office:value="1.59203353621922E+018" calcext:value-type="float">
            <text:p>1.59203353621922E+018</text:p>
          </table:table-cell>
          <table:table-cell/>
          <table:table-cell office:value-type="float" office:value="-0.000180000002729" calcext:value-type="float">
            <text:p>-0.000180000002729</text:p>
          </table:table-cell>
          <table:table-cell/>
          <table:table-cell office:value-type="float" office:value="1.59203353627219E+018" calcext:value-type="float">
            <text:p>1.59203353627219E+018</text:p>
          </table:table-cell>
          <table:table-cell office:value-type="float" office:value="1439" calcext:value-type="float">
            <text:p>1439</text:p>
          </table:table-cell>
          <table:table-cell office:value-type="float" office:value="1.59203353621922E+018" calcext:value-type="float">
            <text:p>1.59203353621922E+018</text:p>
          </table:table-cell>
          <table:table-cell/>
          <table:table-cell office:value-type="float" office:value="8.02406215668" calcext:value-type="float">
            <text:p>8.02406215668</text:p>
          </table:table-cell>
        </table:table-row>
        <table:table-row table:style-name="ro1">
          <table:table-cell office:value-type="float" office:value="1.59203353632394E+018" calcext:value-type="float">
            <text:p>1.59203353632394E+018</text:p>
          </table:table-cell>
          <table:table-cell office:value-type="float" office:value="1440" calcext:value-type="float">
            <text:p>1440</text:p>
          </table:table-cell>
          <table:table-cell office:value-type="float" office:value="1.59203353627162E+018" calcext:value-type="float">
            <text:p>1.59203353627162E+018</text:p>
          </table:table-cell>
          <table:table-cell/>
          <table:table-cell office:value-type="float" office:value="-0.000169999999343" calcext:value-type="float">
            <text:p>-0.000169999999343</text:p>
          </table:table-cell>
          <table:table-cell/>
          <table:table-cell office:value-type="float" office:value="1.59203353632417E+018" calcext:value-type="float">
            <text:p>1.59203353632417E+018</text:p>
          </table:table-cell>
          <table:table-cell office:value-type="float" office:value="1440" calcext:value-type="float">
            <text:p>1440</text:p>
          </table:table-cell>
          <table:table-cell office:value-type="float" office:value="1.59203353627162E+018" calcext:value-type="float">
            <text:p>1.59203353627162E+018</text:p>
          </table:table-cell>
          <table:table-cell/>
          <table:table-cell office:value-type="float" office:value="8.02411460876" calcext:value-type="float">
            <text:p>8.02411460876</text:p>
          </table:table-cell>
        </table:table-row>
        <table:table-row table:style-name="ro1">
          <table:table-cell office:value-type="float" office:value="1.59203353642789E+018" calcext:value-type="float">
            <text:p>1.59203353642789E+018</text:p>
          </table:table-cell>
          <table:table-cell office:value-type="float" office:value="1441" calcext:value-type="float">
            <text:p>1441</text:p>
          </table:table-cell>
          <table:table-cell office:value-type="float" office:value="1.59203353632401E+018" calcext:value-type="float">
            <text:p>1.59203353632401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3642838E+018" calcext:value-type="float">
            <text:p>1.59203353642838E+018</text:p>
          </table:table-cell>
          <table:table-cell office:value-type="float" office:value="1441" calcext:value-type="float">
            <text:p>1441</text:p>
          </table:table-cell>
          <table:table-cell office:value-type="float" office:value="1.59203353632401E+018" calcext:value-type="float">
            <text:p>1.59203353632401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3648004E+018" calcext:value-type="float">
            <text:p>1.59203353648004E+018</text:p>
          </table:table-cell>
          <table:table-cell office:value-type="float" office:value="1442" calcext:value-type="float">
            <text:p>1442</text:p>
          </table:table-cell>
          <table:table-cell office:value-type="float" office:value="1.59203353642741E+018" calcext:value-type="float">
            <text:p>1.59203353642741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3648014E+018" calcext:value-type="float">
            <text:p>1.59203353648014E+018</text:p>
          </table:table-cell>
          <table:table-cell office:value-type="float" office:value="1442" calcext:value-type="float">
            <text:p>1442</text:p>
          </table:table-cell>
          <table:table-cell office:value-type="float" office:value="1.59203353642741E+018" calcext:value-type="float">
            <text:p>1.59203353642741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3653188E+018" calcext:value-type="float">
            <text:p>1.59203353653188E+018</text:p>
          </table:table-cell>
          <table:table-cell office:value-type="float" office:value="1443" calcext:value-type="float">
            <text:p>1443</text:p>
          </table:table-cell>
          <table:table-cell office:value-type="float" office:value="1.59203353647981E+018" calcext:value-type="float">
            <text:p>1.59203353647981E+018</text:p>
          </table:table-cell>
          <table:table-cell/>
          <table:table-cell office:value-type="float" office:value="-0.000159999995958" calcext:value-type="float">
            <text:p>-0.000159999995958</text:p>
          </table:table-cell>
          <table:table-cell/>
          <table:table-cell office:value-type="float" office:value="1.59203353653179E+018" calcext:value-type="float">
            <text:p>1.59203353653179E+018</text:p>
          </table:table-cell>
          <table:table-cell office:value-type="float" office:value="1443" calcext:value-type="float">
            <text:p>1443</text:p>
          </table:table-cell>
          <table:table-cell office:value-type="float" office:value="1.59203353647981E+018" calcext:value-type="float">
            <text:p>1.59203353647981E+018</text:p>
          </table:table-cell>
          <table:table-cell/>
          <table:table-cell office:value-type="float" office:value="8.02416706085" calcext:value-type="float">
            <text:p>8.02416706085</text:p>
          </table:table-cell>
        </table:table-row>
        <table:table-row table:style-name="ro1">
          <table:table-cell office:value-type="float" office:value="1.5920335365847E+018" calcext:value-type="float">
            <text:p>1.5920335365847E+018</text:p>
          </table:table-cell>
          <table:table-cell office:value-type="float" office:value="1444" calcext:value-type="float">
            <text:p>1444</text:p>
          </table:table-cell>
          <table:table-cell office:value-type="float" office:value="1.59203353653191E+018" calcext:value-type="float">
            <text:p>1.59203353653191E+018</text:p>
          </table:table-cell>
          <table:table-cell/>
          <table:table-cell office:value-type="float" office:value="-0.000159999995958" calcext:value-type="float">
            <text:p>-0.000159999995958</text:p>
          </table:table-cell>
          <table:table-cell/>
          <table:table-cell office:value-type="float" office:value="1.59203353658462E+018" calcext:value-type="float">
            <text:p>1.59203353658462E+018</text:p>
          </table:table-cell>
          <table:table-cell office:value-type="float" office:value="1444" calcext:value-type="float">
            <text:p>1444</text:p>
          </table:table-cell>
          <table:table-cell office:value-type="float" office:value="1.59203353653191E+018" calcext:value-type="float">
            <text:p>1.59203353653191E+018</text:p>
          </table:table-cell>
          <table:table-cell/>
          <table:table-cell office:value-type="float" office:value="8.02416706085" calcext:value-type="float">
            <text:p>8.02416706085</text:p>
          </table:table-cell>
        </table:table-row>
        <table:table-row table:style-name="ro1">
          <table:table-cell office:value-type="float" office:value="1.59203353663732E+018" calcext:value-type="float">
            <text:p>1.59203353663732E+018</text:p>
          </table:table-cell>
          <table:table-cell office:value-type="float" office:value="1445" calcext:value-type="float">
            <text:p>1445</text:p>
          </table:table-cell>
          <table:table-cell office:value-type="float" office:value="1.59203353658476E+018" calcext:value-type="float">
            <text:p>1.59203353658476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3663736E+018" calcext:value-type="float">
            <text:p>1.59203353663736E+018</text:p>
          </table:table-cell>
          <table:table-cell office:value-type="float" office:value="1445" calcext:value-type="float">
            <text:p>1445</text:p>
          </table:table-cell>
          <table:table-cell office:value-type="float" office:value="1.59203353658476E+018" calcext:value-type="float">
            <text:p>1.59203353658476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3668845E+018" calcext:value-type="float">
            <text:p>1.59203353668845E+018</text:p>
          </table:table-cell>
          <table:table-cell office:value-type="float" office:value="1446" calcext:value-type="float">
            <text:p>1446</text:p>
          </table:table-cell>
          <table:table-cell office:value-type="float" office:value="1.59203353663701E+018" calcext:value-type="float">
            <text:p>1.59203353663701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3668918E+018" calcext:value-type="float">
            <text:p>1.59203353668918E+018</text:p>
          </table:table-cell>
          <table:table-cell office:value-type="float" office:value="1446" calcext:value-type="float">
            <text:p>1446</text:p>
          </table:table-cell>
          <table:table-cell office:value-type="float" office:value="1.59203353663701E+018" calcext:value-type="float">
            <text:p>1.59203353663701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3674143E+018" calcext:value-type="float">
            <text:p>1.59203353674143E+018</text:p>
          </table:table-cell>
          <table:table-cell office:value-type="float" office:value="1447" calcext:value-type="float">
            <text:p>1447</text:p>
          </table:table-cell>
          <table:table-cell office:value-type="float" office:value="1.59203353668854E+018" calcext:value-type="float">
            <text:p>1.59203353668854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3674147E+018" calcext:value-type="float">
            <text:p>1.59203353674147E+018</text:p>
          </table:table-cell>
          <table:table-cell office:value-type="float" office:value="1447" calcext:value-type="float">
            <text:p>1447</text:p>
          </table:table-cell>
          <table:table-cell office:value-type="float" office:value="1.59203353668854E+018" calcext:value-type="float">
            <text:p>1.59203353668854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3679289E+018" calcext:value-type="float">
            <text:p>1.59203353679289E+018</text:p>
          </table:table-cell>
          <table:table-cell office:value-type="float" office:value="1448" calcext:value-type="float">
            <text:p>1448</text:p>
          </table:table-cell>
          <table:table-cell office:value-type="float" office:value="1.59203353674126E+018" calcext:value-type="float">
            <text:p>1.59203353674126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3679307E+018" calcext:value-type="float">
            <text:p>1.59203353679307E+018</text:p>
          </table:table-cell>
          <table:table-cell office:value-type="float" office:value="1448" calcext:value-type="float">
            <text:p>1448</text:p>
          </table:table-cell>
          <table:table-cell office:value-type="float" office:value="1.59203353674126E+018" calcext:value-type="float">
            <text:p>1.59203353674126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3684512E+018" calcext:value-type="float">
            <text:p>1.59203353684512E+018</text:p>
          </table:table-cell>
          <table:table-cell office:value-type="float" office:value="1449" calcext:value-type="float">
            <text:p>1449</text:p>
          </table:table-cell>
          <table:table-cell office:value-type="float" office:value="1.59203353679265E+018" calcext:value-type="float">
            <text:p>1.59203353679265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3684516E+018" calcext:value-type="float">
            <text:p>1.59203353684516E+018</text:p>
          </table:table-cell>
          <table:table-cell office:value-type="float" office:value="1449" calcext:value-type="float">
            <text:p>1449</text:p>
          </table:table-cell>
          <table:table-cell office:value-type="float" office:value="1.59203353679265E+018" calcext:value-type="float">
            <text:p>1.59203353679265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3689725E+018" calcext:value-type="float">
            <text:p>1.59203353689725E+018</text:p>
          </table:table-cell>
          <table:table-cell office:value-type="float" office:value="1450" calcext:value-type="float">
            <text:p>1450</text:p>
          </table:table-cell>
          <table:table-cell office:value-type="float" office:value="1.592033536845E+018" calcext:value-type="float">
            <text:p>1.592033536845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3689749E+018" calcext:value-type="float">
            <text:p>1.59203353689749E+018</text:p>
          </table:table-cell>
          <table:table-cell office:value-type="float" office:value="1450" calcext:value-type="float">
            <text:p>1450</text:p>
          </table:table-cell>
          <table:table-cell office:value-type="float" office:value="1.592033536845E+018" calcext:value-type="float">
            <text:p>1.592033536845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3695008E+018" calcext:value-type="float">
            <text:p>1.59203353695008E+018</text:p>
          </table:table-cell>
          <table:table-cell office:value-type="float" office:value="1451" calcext:value-type="float">
            <text:p>1451</text:p>
          </table:table-cell>
          <table:table-cell office:value-type="float" office:value="1.59203353689731E+018" calcext:value-type="float">
            <text:p>1.59203353689731E+018</text:p>
          </table:table-cell>
          <table:table-cell/>
          <table:table-cell office:value-type="float" office:value="-0.000169999999343" calcext:value-type="float">
            <text:p>-0.000169999999343</text:p>
          </table:table-cell>
          <table:table-cell/>
          <table:table-cell office:value-type="float" office:value="1.59203353695006E+018" calcext:value-type="float">
            <text:p>1.59203353695006E+018</text:p>
          </table:table-cell>
          <table:table-cell office:value-type="float" office:value="1451" calcext:value-type="float">
            <text:p>1451</text:p>
          </table:table-cell>
          <table:table-cell office:value-type="float" office:value="1.59203353689731E+018" calcext:value-type="float">
            <text:p>1.59203353689731E+018</text:p>
          </table:table-cell>
          <table:table-cell/>
          <table:table-cell office:value-type="float" office:value="8.02411460876" calcext:value-type="float">
            <text:p>8.02411460876</text:p>
          </table:table-cell>
        </table:table-row>
        <table:table-row table:style-name="ro1">
          <table:table-cell office:value-type="float" office:value="1.59203353700675E+018" calcext:value-type="float">
            <text:p>1.59203353700675E+018</text:p>
          </table:table-cell>
          <table:table-cell office:value-type="float" office:value="1452" calcext:value-type="float">
            <text:p>1452</text:p>
          </table:table-cell>
          <table:table-cell office:value-type="float" office:value="1.59203353694974E+018" calcext:value-type="float">
            <text:p>1.59203353694974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3700593E+018" calcext:value-type="float">
            <text:p>1.59203353700593E+018</text:p>
          </table:table-cell>
          <table:table-cell office:value-type="float" office:value="1452" calcext:value-type="float">
            <text:p>1452</text:p>
          </table:table-cell>
          <table:table-cell office:value-type="float" office:value="1.59203353694974E+018" calcext:value-type="float">
            <text:p>1.59203353694974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3705719E+018" calcext:value-type="float">
            <text:p>1.59203353705719E+018</text:p>
          </table:table-cell>
          <table:table-cell office:value-type="float" office:value="1453" calcext:value-type="float">
            <text:p>1453</text:p>
          </table:table-cell>
          <table:table-cell office:value-type="float" office:value="1.59203353700536E+018" calcext:value-type="float">
            <text:p>1.59203353700536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3705714E+018" calcext:value-type="float">
            <text:p>1.59203353705714E+018</text:p>
          </table:table-cell>
          <table:table-cell office:value-type="float" office:value="1453" calcext:value-type="float">
            <text:p>1453</text:p>
          </table:table-cell>
          <table:table-cell office:value-type="float" office:value="1.59203353700536E+018" calcext:value-type="float">
            <text:p>1.59203353700536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3710846E+018" calcext:value-type="float">
            <text:p>1.59203353710846E+018</text:p>
          </table:table-cell>
          <table:table-cell office:value-type="float" office:value="1454" calcext:value-type="float">
            <text:p>1454</text:p>
          </table:table-cell>
          <table:table-cell office:value-type="float" office:value="1.59203353705685E+018" calcext:value-type="float">
            <text:p>1.59203353705685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3710875E+018" calcext:value-type="float">
            <text:p>1.59203353710875E+018</text:p>
          </table:table-cell>
          <table:table-cell office:value-type="float" office:value="1454" calcext:value-type="float">
            <text:p>1454</text:p>
          </table:table-cell>
          <table:table-cell office:value-type="float" office:value="1.59203353705685E+018" calcext:value-type="float">
            <text:p>1.59203353705685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3715994E+018" calcext:value-type="float">
            <text:p>1.59203353715994E+018</text:p>
          </table:table-cell>
          <table:table-cell office:value-type="float" office:value="1455" calcext:value-type="float">
            <text:p>1455</text:p>
          </table:table-cell>
          <table:table-cell office:value-type="float" office:value="1.59203353710848E+018" calcext:value-type="float">
            <text:p>1.59203353710848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3716012E+018" calcext:value-type="float">
            <text:p>1.59203353716012E+018</text:p>
          </table:table-cell>
          <table:table-cell office:value-type="float" office:value="1455" calcext:value-type="float">
            <text:p>1455</text:p>
          </table:table-cell>
          <table:table-cell office:value-type="float" office:value="1.59203353710848E+018" calcext:value-type="float">
            <text:p>1.59203353710848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3726245E+018" calcext:value-type="float">
            <text:p>1.59203353726245E+018</text:p>
          </table:table-cell>
          <table:table-cell office:value-type="float" office:value="1456" calcext:value-type="float">
            <text:p>1456</text:p>
          </table:table-cell>
          <table:table-cell office:value-type="float" office:value="1.59203353715996E+018" calcext:value-type="float">
            <text:p>1.59203353715996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3726233E+018" calcext:value-type="float">
            <text:p>1.59203353726233E+018</text:p>
          </table:table-cell>
          <table:table-cell office:value-type="float" office:value="1456" calcext:value-type="float">
            <text:p>1456</text:p>
          </table:table-cell>
          <table:table-cell office:value-type="float" office:value="1.59203353715996E+018" calcext:value-type="float">
            <text:p>1.59203353715996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3731368E+018" calcext:value-type="float">
            <text:p>1.59203353731368E+018</text:p>
          </table:table-cell>
          <table:table-cell office:value-type="float" office:value="1457" calcext:value-type="float">
            <text:p>1457</text:p>
          </table:table-cell>
          <table:table-cell office:value-type="float" office:value="1.59203353726208E+018" calcext:value-type="float">
            <text:p>1.59203353726208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3731379E+018" calcext:value-type="float">
            <text:p>1.59203353731379E+018</text:p>
          </table:table-cell>
          <table:table-cell office:value-type="float" office:value="1457" calcext:value-type="float">
            <text:p>1457</text:p>
          </table:table-cell>
          <table:table-cell office:value-type="float" office:value="1.59203353726208E+018" calcext:value-type="float">
            <text:p>1.59203353726208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3736567E+018" calcext:value-type="float">
            <text:p>1.59203353736567E+018</text:p>
          </table:table-cell>
          <table:table-cell office:value-type="float" office:value="1458" calcext:value-type="float">
            <text:p>1458</text:p>
          </table:table-cell>
          <table:table-cell office:value-type="float" office:value="1.59203353731374E+018" calcext:value-type="float">
            <text:p>1.59203353731374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3736547E+018" calcext:value-type="float">
            <text:p>1.59203353736547E+018</text:p>
          </table:table-cell>
          <table:table-cell office:value-type="float" office:value="1458" calcext:value-type="float">
            <text:p>1458</text:p>
          </table:table-cell>
          <table:table-cell office:value-type="float" office:value="1.59203353731374E+018" calcext:value-type="float">
            <text:p>1.59203353731374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3741778E+018" calcext:value-type="float">
            <text:p>1.59203353741778E+018</text:p>
          </table:table-cell>
          <table:table-cell office:value-type="float" office:value="1459" calcext:value-type="float">
            <text:p>1459</text:p>
          </table:table-cell>
          <table:table-cell office:value-type="float" office:value="1.59203353736535E+018" calcext:value-type="float">
            <text:p>1.59203353736535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3741804E+018" calcext:value-type="float">
            <text:p>1.59203353741804E+018</text:p>
          </table:table-cell>
          <table:table-cell office:value-type="float" office:value="1459" calcext:value-type="float">
            <text:p>1459</text:p>
          </table:table-cell>
          <table:table-cell office:value-type="float" office:value="1.59203353736535E+018" calcext:value-type="float">
            <text:p>1.59203353736535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3747035E+018" calcext:value-type="float">
            <text:p>1.59203353747035E+018</text:p>
          </table:table-cell>
          <table:table-cell office:value-type="float" office:value="1460" calcext:value-type="float">
            <text:p>1460</text:p>
          </table:table-cell>
          <table:table-cell office:value-type="float" office:value="1.59203353741792E+018" calcext:value-type="float">
            <text:p>1.59203353741792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3747061E+018" calcext:value-type="float">
            <text:p>1.59203353747061E+018</text:p>
          </table:table-cell>
          <table:table-cell office:value-type="float" office:value="1460" calcext:value-type="float">
            <text:p>1460</text:p>
          </table:table-cell>
          <table:table-cell office:value-type="float" office:value="1.59203353741792E+018" calcext:value-type="float">
            <text:p>1.59203353741792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3752307E+018" calcext:value-type="float">
            <text:p>1.59203353752307E+018</text:p>
          </table:table-cell>
          <table:table-cell office:value-type="float" office:value="1461" calcext:value-type="float">
            <text:p>1461</text:p>
          </table:table-cell>
          <table:table-cell office:value-type="float" office:value="1.59203353747047E+018" calcext:value-type="float">
            <text:p>1.59203353747047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3752339E+018" calcext:value-type="float">
            <text:p>1.59203353752339E+018</text:p>
          </table:table-cell>
          <table:table-cell office:value-type="float" office:value="1461" calcext:value-type="float">
            <text:p>1461</text:p>
          </table:table-cell>
          <table:table-cell office:value-type="float" office:value="1.59203353747047E+018" calcext:value-type="float">
            <text:p>1.59203353747047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3757679E+018" calcext:value-type="float">
            <text:p>1.59203353757679E+018</text:p>
          </table:table-cell>
          <table:table-cell office:value-type="float" office:value="1462" calcext:value-type="float">
            <text:p>1462</text:p>
          </table:table-cell>
          <table:table-cell office:value-type="float" office:value="1.59203353752362E+018" calcext:value-type="float">
            <text:p>1.59203353752362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3757678E+018" calcext:value-type="float">
            <text:p>1.59203353757678E+018</text:p>
          </table:table-cell>
          <table:table-cell office:value-type="float" office:value="1462" calcext:value-type="float">
            <text:p>1462</text:p>
          </table:table-cell>
          <table:table-cell office:value-type="float" office:value="1.59203353752362E+018" calcext:value-type="float">
            <text:p>1.59203353752362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3762839E+018" calcext:value-type="float">
            <text:p>1.59203353762839E+018</text:p>
          </table:table-cell>
          <table:table-cell office:value-type="float" office:value="1463" calcext:value-type="float">
            <text:p>1463</text:p>
          </table:table-cell>
          <table:table-cell office:value-type="float" office:value="1.59203353757653E+018" calcext:value-type="float">
            <text:p>1.59203353757653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3762868E+018" calcext:value-type="float">
            <text:p>1.59203353762868E+018</text:p>
          </table:table-cell>
          <table:table-cell office:value-type="float" office:value="1463" calcext:value-type="float">
            <text:p>1463</text:p>
          </table:table-cell>
          <table:table-cell office:value-type="float" office:value="1.59203353757653E+018" calcext:value-type="float">
            <text:p>1.59203353757653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  <table:table-row table:style-name="ro1">
          <table:table-cell office:value-type="float" office:value="1.59203353768204E+018" calcext:value-type="float">
            <text:p>1.59203353768204E+018</text:p>
          </table:table-cell>
          <table:table-cell office:value-type="float" office:value="1464" calcext:value-type="float">
            <text:p>1464</text:p>
          </table:table-cell>
          <table:table-cell office:value-type="float" office:value="1.59203353762841E+018" calcext:value-type="float">
            <text:p>1.59203353762841E+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5920335376809E+018" calcext:value-type="float">
            <text:p>1.5920335376809E+018</text:p>
          </table:table-cell>
          <table:table-cell office:value-type="float" office:value="1464" calcext:value-type="float">
            <text:p>1464</text:p>
          </table:table-cell>
          <table:table-cell office:value-type="float" office:value="1.59203353762841E+018" calcext:value-type="float">
            <text:p>1.59203353762841E+018</text:p>
          </table:table-cell>
          <table:table-cell/>
          <table:table-cell office:value-type="float" office:value="8.02499961853" calcext:value-type="float">
            <text:p>8.024999618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3T15:49:14.533361067</meta:creation-date>
    <dc:date>2020-06-13T15:50:54.081925284</dc:date>
    <meta:editing-duration>PT1M40S</meta:editing-duration>
    <meta:editing-cycles>1</meta:editing-cycles>
    <meta:document-statistic meta:table-count="1" meta:cell-count="3650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2cm" svg:height="9cm" xlink:href=".." xlink:type="simple" chart:class="chart:scatter" chart:style-name="ch1">
        <chart:legend chart:legend-position="end" svg:x="34.263cm" svg:y="4.201cm" style:legend-expansion="high" chart:style-name="ch2"/>
        <chart:plot-area chart:style-name="ch3" table:cell-range-address="Sheet1.E1:Sheet1.E456" chart:data-source-has-labels="row" svg:x="0.764cm" svg:y="0.18cm" svg:width="32.735cm" svg:height="8.64cm">
          <chartooo:coordinate-region svg:x="1.782cm" svg:y="0.379cm" svg:width="31.437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456" chart:label-cell-address="Sheet1.E1:Sheet1.E1" chart:class="chart:scatter">
            <chart:data-point chart:repeated="4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eld.acceleration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2:Sheet1.E4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190000006114">
                <text:p>0.0001900000061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460000010207">
                <text:p>0.0004600000102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297000003047">
                <text:p>0.002970000030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743999984115">
                <text:p>0.007439999841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30500001833">
                <text:p>0.01305000018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8559999764">
                <text:p>0.0185599997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44299992919">
                <text:p>0.02442999929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334799997509">
                <text:p>0.03347999975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396299995482">
                <text:p>0.03962999954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56600002944">
                <text:p>0.04566000029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28110006452">
                <text:p>0.1281100064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40579998493">
                <text:p>0.1405799984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45140007138">
                <text:p>0.1451400071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39200001955">
                <text:p>0.1392000019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29830002785">
                <text:p>0.1298300027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10079996288">
                <text:p>0.1100799962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0108999908">
                <text:p>0.101089999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895399972796">
                <text:p>0.08953999727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747900009155">
                <text:p>0.07479000091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550200007856">
                <text:p>0.05502000078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11429999955">
                <text:p>-0.0114299999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425999984145">
                <text:p>-0.04259999841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71939997375">
                <text:p>-0.0719399973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883999988437">
                <text:p>-0.08839999884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950200036168">
                <text:p>-0.09502000361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942099988461">
                <text:p>-0.094209998846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77380001545">
                <text:p>-0.0773800015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582499988377">
                <text:p>-0.058249998837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386000014842">
                <text:p>-0.03860000148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16459999606">
                <text:p>-0.0164599996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870999973267">
                <text:p>0.008709999732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97699999064">
                <text:p>0.02976999990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50909999758">
                <text:p>0.0509099997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675500035286">
                <text:p>0.06755000352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790000036359">
                <text:p>0.07900000363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781700015068">
                <text:p>0.07817000150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712400004268">
                <text:p>0.07124000042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590000003576">
                <text:p>0.05900000035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427800007164">
                <text:p>0.04278000071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338799990714">
                <text:p>0.03387999907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251000002027">
                <text:p>0.02510000020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254100002348">
                <text:p>0.02541000023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264199990779">
                <text:p>0.02641999907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256500001997">
                <text:p>0.02565000019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216300003231">
                <text:p>0.02163000032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142500000075">
                <text:p>0.01425000000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656000012532">
                <text:p>0.006560000125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479999987874">
                <text:p>0.0004799999878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00169999999343">
                <text:p>-0.0001699999993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0139999995008">
                <text:p>-0.001399999950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0034999998752">
                <text:p>-0.000349999987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0156999996398">
                <text:p>-0.001569999963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639999983832">
                <text:p>0.0006399999838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34999998752">
                <text:p>0.0003499999875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520000001416">
                <text:p>0.0005200000014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0121999997646">
                <text:p>-0.001219999976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00869999988936">
                <text:p>-0.0008699999889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0347999995574">
                <text:p>-0.0034799999557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0572999985889">
                <text:p>-0.005729999858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100600002334">
                <text:p>-0.01006000023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124500002712">
                <text:p>-0.01245000027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168500002474">
                <text:p>-0.01685000024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207000002265">
                <text:p>-0.02070000022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238600000739">
                <text:p>-0.02386000007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238000005484">
                <text:p>-0.02380000054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204900000244">
                <text:p>-0.02049000002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168600007892">
                <text:p>-0.01686000078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121700000018">
                <text:p>-0.01217000000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0625000009313">
                <text:p>-0.006250000093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0079999997979">
                <text:p>-0.0007999999797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04599995539">
                <text:p>0.01045999955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41200004146">
                <text:p>0.01412000041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20870000124">
                <text:p>0.0208700001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23979999125">
                <text:p>0.0239799991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234600007534">
                <text:p>0.02346000075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212200004607">
                <text:p>0.02122000046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179200004786">
                <text:p>0.01792000047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139100002125">
                <text:p>0.01391000021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123500004411">
                <text:p>0.012350000441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04599995539">
                <text:p>0.01045999955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297000003047">
                <text:p>0.0029700000304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279999990016">
                <text:p>0.002799999900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012300000526">
                <text:p>-0.00123000005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0699999975041">
                <text:p>-0.00069999997504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530000019353">
                <text:p>0.00053000001935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0034999998752">
                <text:p>-0.000349999987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34999998752">
                <text:p>0.000349999987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390000001062">
                <text:p>0.0003900000010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158000004012">
                <text:p>0.001580000040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158000004012">
                <text:p>0.001580000040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176000001375">
                <text:p>0.001760000013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034999998752">
                <text:p>-0.0003499999875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139999995008">
                <text:p>-0.0013999999500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117399999872">
                <text:p>-0.011739999987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222200006247">
                <text:p>-0.02222000062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258600004017">
                <text:p>-0.02586000040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286299996078">
                <text:p>-0.028629999607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226099994034">
                <text:p>-0.02260999940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228700004518">
                <text:p>-0.022870000451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197299998254">
                <text:p>-0.01972999982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186800006777">
                <text:p>-0.018680000677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169300008565">
                <text:p>-0.016930000856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153700001538">
                <text:p>-0.01537000015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0643000006676">
                <text:p>-0.0064300000667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193000002764">
                <text:p>0.001930000027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466000009328">
                <text:p>0.0046600000932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610999995843">
                <text:p>0.0061099999584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880000006873">
                <text:p>0.00088000000687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0853000022471">
                <text:p>-0.0085300002247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110999997705">
                <text:p>-0.01109999977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0997999962419">
                <text:p>-0.009979999624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162599999458">
                <text:p>-0.016259999945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365200005472">
                <text:p>-0.03652000054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538400001824">
                <text:p>-0.05384000018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590599998832">
                <text:p>-0.059059999883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553699992597">
                <text:p>-0.055369999259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447699986398">
                <text:p>-0.044769998639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251800008118">
                <text:p>-0.02518000081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0435000006109">
                <text:p>-0.0043500000610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433999998495">
                <text:p>0.0043399999849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133199999109">
                <text:p>0.013319999910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274199992418">
                <text:p>0.02741999924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600700005889">
                <text:p>0.060070000588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692199990153">
                <text:p>0.069219999015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638300031424">
                <text:p>0.063830003142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481299981475">
                <text:p>0.04812999814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258000008762">
                <text:p>0.025800000876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00801999960095">
                <text:p>-0.008019999600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0414200015366">
                <text:p>-0.041420001536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0628099963069">
                <text:p>-0.062809996306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0764800012112">
                <text:p>-0.07648000121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075300000608">
                <text:p>-0.07530000060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0643699988723">
                <text:p>-0.06436999887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0419100001454">
                <text:p>-0.041910000145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0172000005841">
                <text:p>-0.01720000058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994000025094">
                <text:p>0.0099400002509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29829999432">
                <text:p>0.02982999943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451599992812">
                <text:p>0.04515999928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539599992335">
                <text:p>0.053959999233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641999989748">
                <text:p>0.064199998974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683899968863">
                <text:p>0.068389996886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628999993205">
                <text:p>0.062899999320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523199997842">
                <text:p>0.052319999784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41700001806">
                <text:p>0.04170000180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289999991655">
                <text:p>0.02899999916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119899995625">
                <text:p>0.01198999956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000569999974687">
                <text:p>-0.00056999997468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00304000009783">
                <text:p>-0.0030400000978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190000006114">
                <text:p>0.00019000000611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24300001096">
                <text:p>0.00243000010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329999998212">
                <text:p>0.0032999999821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416000001132">
                <text:p>0.0041600000113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624000001699">
                <text:p>0.0062400000169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710000004619">
                <text:p>0.0071000000461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677999993786">
                <text:p>0.0067799999378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76700001955">
                <text:p>0.007670000195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992000009865">
                <text:p>0.009920000098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696999998763">
                <text:p>0.0069699999876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00695999991149">
                <text:p>-0.0069599999114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0391100011766">
                <text:p>-0.039110001176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0664699971676">
                <text:p>-0.066469997167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0871199965477">
                <text:p>-0.087119996547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0969299972057">
                <text:p>-0.096929997205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097910001874">
                <text:p>-0.09791000187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0950800031424">
                <text:p>-0.095080003142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0902599990368">
                <text:p>-0.090259999036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0733700022101">
                <text:p>-0.07337000221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0614399984479">
                <text:p>-0.061439998447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0432800017297">
                <text:p>-0.043280001729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0198599994183">
                <text:p>-0.019859999418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00313000008464">
                <text:p>-0.0031300000846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164500009269">
                <text:p>0.016450000926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156299993396">
                <text:p>0.015629999339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972000043839">
                <text:p>0.0097200004383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638000015169">
                <text:p>0.0063800001516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559000018984">
                <text:p>0.0055900001898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108700003475">
                <text:p>0.01087000034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231899991632">
                <text:p>0.023189999163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366300009191">
                <text:p>0.036630000919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500600002706">
                <text:p>0.050060000270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545100010931">
                <text:p>0.054510001093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536600016057">
                <text:p>0.053660001605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580100007355">
                <text:p>0.058010000735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609400011599">
                <text:p>0.060940001159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626500025392">
                <text:p>0.062650002539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565899983048">
                <text:p>0.056589998304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334400013089">
                <text:p>0.033440001308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00645000021905">
                <text:p>-0.0064500002190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0460299998522">
                <text:p>-0.046029999852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0792599990964">
                <text:p>-0.079259999096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104929998517">
                <text:p>-0.10492999851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0873199999332">
                <text:p>-0.087319999933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0614899992943">
                <text:p>-0.061489999294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0327400006354">
                <text:p>-0.032740000635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00805999990553">
                <text:p>-0.0080599999055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111199999228">
                <text:p>0.011119999922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324099995196">
                <text:p>0.032409999519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550500005484">
                <text:p>0.055050000548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782700031996">
                <text:p>0.078270003199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975399985909">
                <text:p>0.097539998590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0392999649">
                <text:p>0.1039299964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756900012493">
                <text:p>0.075690001249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447300001979">
                <text:p>0.044730000197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899999961257">
                <text:p>0.0089999996125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0215900000185">
                <text:p>-0.021590000018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0395600013435">
                <text:p>-0.039560001343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0386199988425">
                <text:p>-0.03861999884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0280900001526">
                <text:p>-0.028090000152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0158699993044">
                <text:p>-0.015869999304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00540000014007">
                <text:p>-0.0054000001400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126000004821">
                <text:p>0.0012600000482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922000035644">
                <text:p>0.0092200003564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906999967992">
                <text:p>0.0090699996799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135000003502">
                <text:p>0.013500000350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166400000453">
                <text:p>0.016640000045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218199994415">
                <text:p>0.021819999441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195599999279">
                <text:p>0.019559999927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987000018358">
                <text:p>0.0098700001835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00034999998752">
                <text:p>-0.0003499999875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00639000022784">
                <text:p>-0.0063900002278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00627999985591">
                <text:p>-0.0062799998559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0076700001955">
                <text:p>-0.007670000195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243999995291">
                <text:p>0.0024399999529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151399997994">
                <text:p>0.015139999799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253899991512">
                <text:p>0.02538999915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286100003868">
                <text:p>0.028610000386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317099988461">
                <text:p>0.031709998846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291000008583">
                <text:p>0.029100000858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179099999368">
                <text:p>0.017909999936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0190000006114">
                <text:p>0.00019000000611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0192499998957">
                <text:p>-0.019249999895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0445900000632">
                <text:p>-0.044590000063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0737100020051">
                <text:p>-0.073710002005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10802000016">
                <text:p>-0.1080200001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111239999533">
                <text:p>-0.11123999953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0929299965501">
                <text:p>-0.092929996550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0720999985933">
                <text:p>-0.07209999859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0533000007272">
                <text:p>-0.053300000727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0365400016308">
                <text:p>-0.036540001630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0186999998987">
                <text:p>-0.018699999898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304999994114">
                <text:p>0.0030499999411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447500012815">
                <text:p>0.044750001281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666799992323">
                <text:p>0.066679999232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834800004959">
                <text:p>0.083480000495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586600005627">
                <text:p>0.058660000562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130200004205">
                <text:p>0.013020000420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039319999516">
                <text:p>-0.03931999951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0670000016689">
                <text:p>-0.067000001668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0775199979544">
                <text:p>-0.077519997954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0796099975705">
                <text:p>-0.079609997570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0819400027394">
                <text:p>-0.081940002739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0844800025225">
                <text:p>-0.08448000252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0602300018072">
                <text:p>-0.060230001807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0374099984765">
                <text:p>-0.037409998476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186800006777">
                <text:p>0.018680000677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516100004315">
                <text:p>0.051610000431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976699963212">
                <text:p>0.09766999632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17200002074">
                <text:p>0.11720000207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30180001259">
                <text:p>0.13018000125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33719995618">
                <text:p>0.13371999561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27890005708">
                <text:p>0.12789000570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03210002184">
                <text:p>0.10321000218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799999982119">
                <text:p>0.07999999821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482699982822">
                <text:p>0.048269998282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435000006109">
                <text:p>0.0043500000610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0228199996054">
                <text:p>-0.022819999605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0488700009882">
                <text:p>-0.048870000988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0738100036979">
                <text:p>-0.073810003697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0917500033975">
                <text:p>-0.091750003397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094319999218">
                <text:p>-0.09431999921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0875699967146">
                <text:p>-0.087569996714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0703499987721">
                <text:p>-0.070349998772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0456699989736">
                <text:p>-0.045669998973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0206799991429">
                <text:p>-0.020679999142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000190000006114">
                <text:p>-0.00019000000611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235699992627">
                <text:p>0.023569999262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415600016713">
                <text:p>0.041560001671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52919998765">
                <text:p>0.05291999876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558199994266">
                <text:p>0.055819999426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493899993598">
                <text:p>0.049389999359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169300008565">
                <text:p>0.016930000856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0183499995619">
                <text:p>-0.018349999561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0474399998784">
                <text:p>-0.047439999878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0638799965382">
                <text:p>-0.063879996538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0581200011075">
                <text:p>-0.05812000110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0443600006402">
                <text:p>-0.044360000640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0290200002491">
                <text:p>-0.029020000249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0116900000721">
                <text:p>-0.011690000072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0169999999343">
                <text:p>0.00016999999934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0520000001416">
                <text:p>0.00052000000141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79600000754">
                <text:p>0.007960000075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0380000012228">
                <text:p>0.00038000001222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00535999983549">
                <text:p>-0.0053599998354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00899999961257">
                <text:p>-0.0089999996125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0569999974687">
                <text:p>0.00056999997468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00304999994114">
                <text:p>-0.0030499999411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891999993473">
                <text:p>0.0089199999347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147700002417">
                <text:p>0.014770000241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119599997997">
                <text:p>0.011959999799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117499995977">
                <text:p>0.011749999597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208400003612">
                <text:p>0.020840000361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365299992263">
                <text:p>0.036529999226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353999994695">
                <text:p>0.035399999469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301799997687">
                <text:p>0.030179999768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190000003204">
                <text:p>0.0019000000320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0148600004613">
                <text:p>-0.014860000461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024639999494">
                <text:p>-0.02463999949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0269600003958">
                <text:p>-0.026960000395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018880000338">
                <text:p>-0.01888000033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00767999980599">
                <text:p>-0.0076799998059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100899999961">
                <text:p>0.010089999996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302799995989">
                <text:p>0.030279999598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639699995518">
                <text:p>0.063969999551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565400011837">
                <text:p>0.056540001183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549300014973">
                <text:p>0.054930001497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394000001252">
                <text:p>0.039400000125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145100001246">
                <text:p>0.014510000124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00908000022173">
                <text:p>-0.0090800002217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0401500016451">
                <text:p>-0.040150001645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0620700009167">
                <text:p>-0.062070000916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0841500014067">
                <text:p>-0.084150001406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107699997723">
                <text:p>-0.10769999772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124030001462">
                <text:p>-0.12403000146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116130001843">
                <text:p>-0.11613000184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106509998441">
                <text:p>-0.10650999844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0956100001931">
                <text:p>-0.095610000193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0838700011373">
                <text:p>-0.083870001137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072169996798">
                <text:p>-0.07216999679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0518399998546">
                <text:p>-0.051839999854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037610001862">
                <text:p>-0.03761000186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0238300003111">
                <text:p>-0.023830000311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010490000248">
                <text:p>-0.01049000024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00113999994937">
                <text:p>-0.0011399999493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000190000006114">
                <text:p>-0.00019000000611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000190000006114">
                <text:p>-0.00019000000611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000190000006114">
                <text:p>-0.00019000000611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000190000006114">
                <text:p>-0.00019000000611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000180000002729">
                <text:p>-0.00018000000272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000169999999343">
                <text:p>-0.00016999999934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000159999995958">
                <text:p>-0.00015999999595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000159999995958">
                <text:p>-0.00015999999595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000169999999343">
                <text:p>-0.00016999999934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1.532cm" svg:height="9cm" xlink:href=".." xlink:type="simple" chart:class="chart:scatter" chart:style-name="ch1">
        <chart:legend chart:legend-position="end" svg:x="38.627cm" svg:y="4.201cm" style:legend-expansion="high" chart:style-name="ch2"/>
        <chart:plot-area chart:style-name="ch3" table:cell-range-address="Sheet1.K1:Sheet1.K456" chart:data-source-has-labels="row" svg:x="0.83cm" svg:y="0.18cm" svg:width="36.967cm" svg:height="8.64cm">
          <chartooo:coordinate-region svg:x="1.557cm" svg:y="0.379cm" svg:width="35.9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2:Sheet1.K456" chart:label-cell-address="Sheet1.K1:Sheet1.K1" chart:class="chart:scatter">
            <chart:data-point chart:repeated="4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eld.value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02499961853">
                <text:p>8.02499961853</text:p>
                <draw:g>
                  <svg:desc>Sheet1.K2:Sheet1.K4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02598953247">
                <text:p>8.025989532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02739620209">
                <text:p>8.027396202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04046916962">
                <text:p>8.040469169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.06375026703">
                <text:p>8.063750267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09296894073">
                <text:p>8.092968940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.12166690826">
                <text:p>8.121666908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.1522397995">
                <text:p>8.15223979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.19937515259">
                <text:p>8.199375152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.23140621185">
                <text:p>8.231406211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.26281261444">
                <text:p>8.262812614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.59833335876">
                <text:p>8.598333358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.55151081085">
                <text:p>8.551510810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.49135398865">
                <text:p>8.491353988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.41453170776">
                <text:p>8.414531707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.31156253815">
                <text:p>8.311562538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.96546888351">
                <text:p>7.965468883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.80312490463">
                <text:p>7.803124904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.65031242371">
                <text:p>7.650312423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56458330154">
                <text:p>7.564583301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.53010416031">
                <text:p>7.530104160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.53432273865">
                <text:p>7.534322738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.6219792366">
                <text:p>7.62197923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.72161436081">
                <text:p>7.721614360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.82395839691">
                <text:p>7.823958396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.93927097321">
                <text:p>7.939270973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.07036495209">
                <text:p>8.070364952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.18005180359">
                <text:p>8.180051803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.29015636444">
                <text:p>8.290156364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.37682247162">
                <text:p>8.376822471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.43645858765">
                <text:p>8.4364585876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.43213558197">
                <text:p>8.4321355819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.39604187012">
                <text:p>8.396041870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.33229160309">
                <text:p>8.332291603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.24781227112">
                <text:p>8.247812271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.20145797729">
                <text:p>8.201457977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.15572929382">
                <text:p>8.1557292938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.15734386444">
                <text:p>8.157343864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.16260433197">
                <text:p>8.162604331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.15859413147">
                <text:p>8.158594131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.13765621185">
                <text:p>8.137656211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.09921836853">
                <text:p>8.099218368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.05916690826">
                <text:p>8.059166908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.02750015259">
                <text:p>8.027500152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.02411460876">
                <text:p>8.024114608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.01770877838">
                <text:p>8.017708778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.02317714691">
                <text:p>8.023177146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.01682281494">
                <text:p>8.0168228149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.02833366394">
                <text:p>8.028333663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.02682304382">
                <text:p>8.026823043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.02770805359">
                <text:p>8.027708053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.01864624023">
                <text:p>8.018646240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.02046871185">
                <text:p>8.020468711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.00687503815">
                <text:p>8.006875038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99515628815">
                <text:p>7.995156288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97260427475">
                <text:p>7.972604274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96015644073">
                <text:p>7.9601564407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93723964691">
                <text:p>7.937239646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91718769073">
                <text:p>7.9171876907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90072917938">
                <text:p>7.900729179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90104150772">
                <text:p>7.901041507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91828107834">
                <text:p>7.918281078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93718767166">
                <text:p>7.937187671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96161460876">
                <text:p>7.961614608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99244785309">
                <text:p>7.9924478530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.02083301544">
                <text:p>8.020833015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07947921753">
                <text:p>8.079479217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09854125977">
                <text:p>8.0985412597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13369750977">
                <text:p>8.1336975097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14989566803">
                <text:p>8.149895668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14718723297">
                <text:p>8.147187232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13552093506">
                <text:p>8.135520935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11833286285">
                <text:p>8.118332862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097448349">
                <text:p>8.09744834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08932304382">
                <text:p>8.089323043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07947921753">
                <text:p>8.0794792175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04046916962">
                <text:p>8.040469169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03958320618">
                <text:p>8.039583206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01859378815">
                <text:p>8.018593788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02135372162">
                <text:p>8.0213537216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02776050568">
                <text:p>8.027760505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02317714691">
                <text:p>8.023177146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02682304382">
                <text:p>8.026823043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02703094482">
                <text:p>8.0270309448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03322887421">
                <text:p>8.033228874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.03322887421">
                <text:p>8.033228874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.03416633606">
                <text:p>8.034166336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.02317714691">
                <text:p>8.023177146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01770877838">
                <text:p>8.017708778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.9638543129">
                <text:p>7.96385431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.9092707634">
                <text:p>7.90927076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89031267166">
                <text:p>7.8903126716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.8758854866">
                <text:p>7.87588548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9072394371">
                <text:p>7.90723943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90588521957">
                <text:p>7.905885219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.92223978043">
                <text:p>7.922239780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92770814896">
                <text:p>7.927708148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.93682289124">
                <text:p>7.936822891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.94494771957">
                <text:p>7.9449477195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99151039124">
                <text:p>7.9915103912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.0350522995">
                <text:p>8.03505229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.04927062988">
                <text:p>8.0492706298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.05682277679">
                <text:p>8.0568227767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.02958297729">
                <text:p>8.029582977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.9805727005">
                <text:p>7.98057270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.96718740463">
                <text:p>7.967187404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.97302103043">
                <text:p>7.9730210304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.94031238556">
                <text:p>7.9403123855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.83479166031">
                <text:p>7.8347916603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.74458312988">
                <text:p>7.7445831298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.71739578247">
                <text:p>7.7173957824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.73661470413">
                <text:p>7.736614704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.79182291031">
                <text:p>7.7918229103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.89385414124">
                <text:p>7.893854141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.00234413147">
                <text:p>8.0023441314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.04760456085">
                <text:p>8.047604560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.09437465668">
                <text:p>8.0943746566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.16781234741">
                <text:p>8.1678123474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.33786487579">
                <text:p>8.3378648757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.38552093506">
                <text:p>8.385520935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.35744762421">
                <text:p>8.3574476242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.27567672729">
                <text:p>8.2756767272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.15937519073">
                <text:p>8.1593751907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.98322916031">
                <text:p>7.9832291603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.80927085876">
                <text:p>7.809270858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.69786453247">
                <text:p>7.6978645324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.62666654587">
                <text:p>7.6266665458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.6328125">
                <text:p>7.63281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.68973970413">
                <text:p>7.6897397041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.80671882629">
                <text:p>7.806718826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.93541669846">
                <text:p>7.9354166984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.07677078247">
                <text:p>8.0767707824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.18036460876">
                <text:p>8.180364608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.26020812988">
                <text:p>8.2602081298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.30604171753">
                <text:p>8.3060417175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.359375">
                <text:p>8.3593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.38119792938">
                <text:p>8.3811979293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.35260391235">
                <text:p>8.3526039123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.29749965668">
                <text:p>8.297499656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.2421875">
                <text:p>8.24218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.17604160309">
                <text:p>8.1760416030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.08744812012">
                <text:p>8.0874481201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.02203083038">
                <text:p>8.0220308303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.00916671753">
                <text:p>8.0091667175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.02598953247">
                <text:p>8.0259895324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.03765583038">
                <text:p>8.037655830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.04218769073">
                <text:p>8.0421876907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.046667099">
                <text:p>8.04666709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.05749988556">
                <text:p>8.0574998855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.06197929382">
                <text:p>8.0619792938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.06031227112">
                <text:p>8.060312271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.06494808197">
                <text:p>8.0649480819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.07666683197">
                <text:p>8.0766668319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.06130218506">
                <text:p>8.0613021850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.98874998093">
                <text:p>7.9887499809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.8213019371">
                <text:p>7.821301937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.6788020134">
                <text:p>7.678802013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.57124996185">
                <text:p>7.5712499618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.52015638351">
                <text:p>7.5201563835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.51505184174">
                <text:p>7.5150518417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.52979183197">
                <text:p>7.5297918319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.55489587784">
                <text:p>7.5548958778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.64286470413">
                <text:p>7.6428647041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.70499992371">
                <text:p>7.7049999237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.79958343506">
                <text:p>7.7995834350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.92156267166">
                <text:p>7.9215626716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.00869750977">
                <text:p>8.0086975097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.11067676544">
                <text:p>8.1106767654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.10640621185">
                <text:p>8.1064062118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.07562541962">
                <text:p>8.0756254196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.05822944641">
                <text:p>8.0582294464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.05411434174">
                <text:p>8.0541143417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.08161449432">
                <text:p>8.0816144943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.14578151703">
                <text:p>8.1457815170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.21578121185">
                <text:p>8.2157812118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.28572940826">
                <text:p>8.2857294082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.30890655518">
                <text:p>8.3089065551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.304479599">
                <text:p>8.30447959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.32713508606">
                <text:p>8.3271350860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.34239578247">
                <text:p>8.3423957824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.35130214691">
                <text:p>8.3513021469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.31973934174">
                <text:p>8.3197393417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.19916629791">
                <text:p>8.1991662979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.99140644073">
                <text:p>7.9914064407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.7852602005">
                <text:p>7.785260200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.61218738556">
                <text:p>7.6121873855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.47848939896">
                <text:p>7.4784893989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.5702085495">
                <text:p>7.570208549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.70473957062">
                <text:p>7.7047395706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.8544793129">
                <text:p>7.854479312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.98302078247">
                <text:p>7.9830207824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.08291625977">
                <text:p>8.0829162597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.19380187988">
                <text:p>8.1938018798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.31171894073">
                <text:p>8.3117189407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.43265628815">
                <text:p>8.4326562881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.53302097321">
                <text:p>8.5330209732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.5663022995">
                <text:p>8.566302299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.41921901703">
                <text:p>8.4192190170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.25796890259">
                <text:p>8.2579689025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.07187461853">
                <text:p>8.0718746185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.91255187988">
                <text:p>7.9125518798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.81895828247">
                <text:p>7.8189582824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.82385396957">
                <text:p>7.8238539695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.87869787216">
                <text:p>7.8786978721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.94234371185">
                <text:p>7.9423437118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.99687480927">
                <text:p>7.9968748092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.03156280518">
                <text:p>8.0315628051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.07302093506">
                <text:p>8.0730209350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.07223987579">
                <text:p>8.0722398757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.09531211853">
                <text:p>8.0953121185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.11166667938">
                <text:p>8.1116666793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.13864612579">
                <text:p>8.1386461257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.12687492371">
                <text:p>8.1268749237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.07640647888">
                <text:p>8.0764064788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.02317714691">
                <text:p>8.0231771469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.99171876907">
                <text:p>7.9917187690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.9922914505">
                <text:p>7.992291450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.98505210876">
                <text:p>7.9850521087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.03770828247">
                <text:p>8.0377082824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.10385417938">
                <text:p>8.1038541793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.15723991394">
                <text:p>8.1572399139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.17401027679">
                <text:p>8.1740102767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.19015598297">
                <text:p>8.1901559829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.17656230927">
                <text:p>8.1765623092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.11828136444">
                <text:p>8.1182813644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.02598953247">
                <text:p>8.0259895324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.92473936081">
                <text:p>7.9247393608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.79276037216">
                <text:p>7.792760372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.64109373093">
                <text:p>7.6410937309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.46239566803">
                <text:p>7.4623956680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.44562482834">
                <text:p>7.4456248283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.54098939896">
                <text:p>7.5409893989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.64947938919">
                <text:p>7.6494793891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.74739599228">
                <text:p>7.7473959922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.83468770981">
                <text:p>7.8346877098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.92760419846">
                <text:p>7.9276041984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.04088497162">
                <text:p>8.0408849716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.25807285309">
                <text:p>8.2580728530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.37229156494">
                <text:p>8.3722915649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.45979213715">
                <text:p>8.4597921371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.33052062988">
                <text:p>8.3305206298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.09281253815">
                <text:p>8.0928125381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.8202085495">
                <text:p>7.820208549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.67604160309">
                <text:p>7.6760416030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.62125015259">
                <text:p>7.6212501525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.6103644371">
                <text:p>7.610364437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.59822893143">
                <text:p>7.5982289314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.58500003815">
                <text:p>7.5850000381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.71130228043">
                <text:p>7.7113022804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.83015632629">
                <text:p>7.8301563262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.12229156494">
                <text:p>8.1222915649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.29380226135">
                <text:p>8.2938022613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.53369808197">
                <text:p>8.5336980819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.63541698456">
                <text:p>8.6354169845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.64999961853">
                <text:p>8.6499996185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.56255245209">
                <text:p>8.5625524520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.44166660309">
                <text:p>8.4416666030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.27640628815">
                <text:p>8.2764062881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.04765605927">
                <text:p>8.0476560592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.9061460495">
                <text:p>7.906146049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.77046871185">
                <text:p>7.7704687118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.64057302475">
                <text:p>7.6405730247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.54713535309">
                <text:p>7.5471353530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.53375005722">
                <text:p>7.5337500572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.56890630722">
                <text:p>7.5689063072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.65859365463">
                <text:p>7.6585936546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.78713560104">
                <text:p>7.7871356010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.91729164124">
                <text:p>7.9172916412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.02401065826">
                <text:p>8.0240106582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.14776039124">
                <text:p>8.1477603912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.24145793915">
                <text:p>8.2414579391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.30062484741">
                <text:p>8.3006248474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.31572914124">
                <text:p>8.3157291412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.28223991394">
                <text:p>8.2822399139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.1131772995">
                <text:p>8.113177299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.92942714691">
                <text:p>7.9294271469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.77791643143">
                <text:p>7.7779164314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.6922917366">
                <text:p>7.692291736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.72229146957">
                <text:p>7.7222914695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.7939581871">
                <text:p>7.793958187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.87385416031">
                <text:p>7.8738541603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.96411466599">
                <text:p>7.9641146659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.02588558197">
                <text:p>8.0258855819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.02770805359">
                <text:p>8.0277080535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.06645870209">
                <text:p>8.0664587020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.02697944641">
                <text:p>8.0269794464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.9970831871">
                <text:p>7.997083187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.97812509537">
                <text:p>7.9781250953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.02796840668">
                <text:p>8.0279684066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.00911426544">
                <text:p>8.0091142654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.07145786285">
                <text:p>8.0714578628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.10192680359">
                <text:p>8.1019268035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.08729171753">
                <text:p>8.0872917175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.08619785309">
                <text:p>8.0861978530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.13354206085">
                <text:p>8.1335420608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.21526050568">
                <text:p>8.2152605056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.20937538147">
                <text:p>8.2093753814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.18218708038">
                <text:p>8.1821870803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.03489589691">
                <text:p>8.0348958969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.94760417938">
                <text:p>7.9476041793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.89666652679">
                <text:p>7.8966665267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.88458347321">
                <text:p>7.8845834732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.9266667366">
                <text:p>7.926666736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.98500013351">
                <text:p>7.9850001335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.07755184174">
                <text:p>8.0775518417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.18270874023">
                <text:p>8.1827087402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.35817718506">
                <text:p>8.3581771850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.31947898865">
                <text:p>8.3194789886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.31109333038">
                <text:p>8.3110933303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.23020839691">
                <text:p>8.2302083969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.10057258606">
                <text:p>8.1005725860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.97770833969">
                <text:p>7.9777083396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.81588554382">
                <text:p>7.8158855438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.70171880722">
                <text:p>7.7017188072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.58671855927">
                <text:p>7.5867185592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.46406269073">
                <text:p>7.4640626907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.40000009537">
                <text:p>7.4000000953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.42015600204">
                <text:p>7.4201560020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.47026062012">
                <text:p>7.4702606201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.52703142166">
                <text:p>7.5270314216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.58817720413">
                <text:p>7.5881772041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.64911460876">
                <text:p>7.6491146087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.75500011444">
                <text:p>7.7550001144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.8291144371">
                <text:p>7.829114437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.90088558197">
                <text:p>7.9008855819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.97036457062">
                <text:p>7.9703645706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.01906204224">
                <text:p>8.0190620422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.02401065826">
                <text:p>8.0240106582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.02401065826">
                <text:p>8.0240106582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.02401065826">
                <text:p>8.0240106582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.02401065826">
                <text:p>8.0240106582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.02406215668">
                <text:p>8.0240621566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.02411460876">
                <text:p>8.0241146087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.02416706085">
                <text:p>8.0241670608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.02416706085">
                <text:p>8.0241670608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.02411460876">
                <text:p>8.0241146087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.02499961853">
                <text:p>8.0249996185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.02499961853">
                <text:p>8.024999618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